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style style:name="Table1" style:family="table">
      <style:table-properties style:width="18.849cm" fo:margin-left="-0.199cm" table:align="left" style:writing-mode="lr-tb"/>
    </style:style>
    <style:style style:name="Table1.A" style:family="table-column">
      <style:table-column-properties style:column-width="9.416cm"/>
    </style:style>
    <style:style style:name="Table1.B" style:family="table-column">
      <style:table-column-properties style:column-width="9.433cm"/>
    </style:style>
    <style:style style:name="Table1.1" style:family="table-row">
      <style:table-row-properties style:min-row-height="1.048cm" fo:keep-together="auto"/>
    </style:style>
    <style:style style:name="Table1.A1" style:family="table-cell">
      <style:table-cell-properties style:vertical-align="bottom" fo:padding-left="0.191cm" fo:padding-right="0.191cm" fo:padding-top="0cm" fo:padding-bottom="0cm" fo:border-left="0.5pt solid #000000" fo:border-right="none" fo:border-top="0.5pt solid #000000" fo:border-bottom="none" style:writing-mode="lr-tb"/>
    </style:style>
    <style:style style:name="Table1.B1" style:family="table-cell">
      <style:table-cell-properties style:vertical-align="bottom" fo:padding-left="0.191cm" fo:padding-right="0.191cm" fo:padding-top="0cm" fo:padding-bottom="0cm" fo:border-left="none" fo:border-right="0.5pt solid #000000" fo:border-top="0.5pt solid #000000" fo:border-bottom="none" style:writing-mode="lr-tb"/>
    </style:style>
    <style:style style:name="Table1.2" style:family="table-row">
      <style:table-row-properties fo:keep-together="auto"/>
    </style:style>
    <style:style style:name="Table1.A2"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e1.B2" style:family="table-cell">
      <style:table-cell-properties style:vertical-align="top" fo:padding-left="0.191cm" fo:padding-right="0.191cm" fo:padding-top="0cm" fo:padding-bottom="0cm" fo:border-left="none" fo:border-right="0.5pt solid #000000" fo:border-top="none" fo:border-bottom="none" style:writing-mode="lr-tb"/>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fo:keep-together="auto"/>
    </style:style>
    <style:style style:name="Table1.8" style:family="table-row">
      <style:table-row-properties fo:keep-together="auto"/>
    </style:style>
    <style:style style:name="Table1.9" style:family="table-row">
      <style:table-row-properties fo:keep-together="auto"/>
    </style:style>
    <style:style style:name="Table1.10" style:family="table-row">
      <style:table-row-properties fo:keep-together="auto"/>
    </style:style>
    <style:style style:name="Table1.11" style:family="table-row">
      <style:table-row-properties fo:keep-together="auto"/>
    </style:style>
    <style:style style:name="Table1.12" style:family="table-row">
      <style:table-row-properties fo:keep-together="auto"/>
    </style:style>
    <style:style style:name="Table1.13" style:family="table-row">
      <style:table-row-properties fo:keep-together="auto"/>
    </style:style>
    <style:style style:name="Table1.14" style:family="table-row">
      <style:table-row-properties fo:keep-together="auto"/>
    </style:style>
    <style:style style:name="Table1.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14" style:family="table-cell">
      <style:table-cell-properties style:vertical-align="top" fo:padding-left="0.191cm" fo:padding-right="0.191cm" fo:padding-top="0cm" fo:padding-bottom="0cm" fo:border-left="none" fo:border-right="0.5pt solid #000000" fo:border-top="none" fo:border-bottom="0.5pt solid #000000" style:writing-mode="lr-tb"/>
    </style:style>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Adobe Garamond Pro" svg:font-family="'Adobe Garamond Pro'" style:font-pitch="variable"/>
    <style:font-face style:name="Baskerville" svg:font-family="Baskerville" style:font-pitch="variable"/>
    <style:font-face style:name="Calibri" svg:font-family="Calibri" style:font-pitch="variable"/>
    <style:font-face style:name="Courier New" svg:font-family="'Courier New'" style:font-pitch="variable"/>
    <style:font-face style:name="Larissa  Bold" svg:font-family="'Larissa  Bold', Cambria"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Minion Pro Bold Cond" svg:font-family="'Minion Pro Bold Cond'" style:font-pitch="variable"/>
    <style:font-face style:name="Palatino" svg:font-family="Palatino" style:font-pitch="variable"/>
    <style:font-face style:name="PalatinoTurkB" svg:font-family="PalatinoTurkB" style:font-pitch="variable"/>
    <style:font-face style:name="PalatinoTurkI" svg:font-family="PalatinoTurkI" style:font-pitch="variable"/>
    <style:font-face style:name="WalbaumBoldItalic" svg:font-family="WalbaumBoldItalic"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HelveticaTurkBI" svg:font-family="HelveticaTurkBI"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3" style:family="paragraph" style:parent-style-name="TR_20_Yazar_20_Adi">
      <style:text-properties style:font-name="Lato" fo:language="fr" fo:country="FR"/>
    </style:style>
    <style:style style:name="P4" style:family="paragraph" style:parent-style-name="Standard">
      <style:paragraph-properties fo:margin-left="0cm" fo:margin-right="0cm" fo:text-align="justify" style:justify-single-word="false" fo:text-indent="0.801cm" style:auto-text-indent="false"/>
      <style:text-properties style:font-name="Lato" fo:language="tr" fo:country="TR"/>
    </style:style>
    <style:style style:name="P5" style:family="paragraph" style:parent-style-name="TR_20_Baslik_20_1">
      <style:paragraph-properties fo:break-before="page"/>
      <style:text-properties style:font-name="Lato"/>
    </style:style>
    <style:style style:name="P6" style:family="paragraph" style:parent-style-name="TR_20_Baslik_20_1">
      <style:paragraph-properties fo:break-before="page"/>
      <style:text-properties style:font-name="Lato" fo:language="tr" fo:country="TR"/>
    </style:style>
    <style:style style:name="P7" style:family="paragraph" style:parent-style-name="Contents_20_3">
      <style:text-properties style:font-name="Lato"/>
    </style:style>
    <style:style style:name="P8" style:family="paragraph" style:parent-style-name="Contents_20_3">
      <style:text-properties style:font-name="Lato" fo:language="tr" fo:country="TR"/>
    </style:style>
    <style:style style:name="P9" style:family="paragraph" style:parent-style-name="Contents_20_5">
      <style:text-properties style:font-name="Lato" fo:language="tr" fo:country="TR"/>
    </style:style>
    <style:style style:name="P10" style:family="paragraph" style:parent-style-name="Contents_20_6">
      <style:text-properties style:font-name="Lato" fo:language="tr" fo:country="TR"/>
    </style:style>
    <style:style style:name="P11" style:family="paragraph" style:parent-style-name="TR_20_Alinti">
      <style:text-properties style:font-name="Lato"/>
    </style:style>
    <style:style style:name="P12" style:family="paragraph" style:parent-style-name="TR_20_Alinti">
      <style:text-properties style:font-name="Lato" fo:language="tr" fo:country="TR"/>
    </style:style>
    <style:style style:name="P13" style:family="paragraph" style:parent-style-name="TR_20_Alinti">
      <style:text-properties style:font-name="Lato" fo:language="tr" fo:country="TR" fo:font-weight="bold" style:font-weight-asian="bold"/>
    </style:style>
    <style:style style:name="P14" style:family="paragraph" style:parent-style-name="TR_20_Alinti">
      <style:text-properties style:font-name="Lato" fo:font-weight="bold" style:font-weight-asian="bold"/>
    </style:style>
    <style:style style:name="P15" style:family="paragraph" style:parent-style-name="TR_20_Alinti_20_Bold">
      <style:text-properties style:font-name="Lato"/>
    </style:style>
    <style:style style:name="P16" style:family="paragraph" style:parent-style-name="TR_20_Alinti_20_Bold">
      <style:text-properties style:font-name="Lato" fo:language="en" fo:country="GB"/>
    </style:style>
    <style:style style:name="P17" style:family="paragraph" style:parent-style-name="TR_20_Alinti_20_Bold">
      <style:text-properties style:font-name="Lato" fo:language="tr" fo:country="TR"/>
    </style:style>
    <style:style style:name="P18" style:family="paragraph" style:parent-style-name="TR_20_Alinti_20_Italik">
      <style:text-properties style:font-name="Lato"/>
    </style:style>
    <style:style style:name="P19" style:family="paragraph" style:parent-style-name="TR_20_Alinti_20_Italik">
      <style:text-properties style:font-name="Lato" fo:language="tr" fo:country="TR"/>
    </style:style>
    <style:style style:name="P20" style:family="paragraph" style:parent-style-name="TR_20_Alinti_20_Italik">
      <style:text-properties style:font-name="Lato" fo:language="en" fo:country="GB"/>
    </style:style>
    <style:style style:name="P21" style:family="paragraph" style:parent-style-name="TR_20_Alinti_20_Italik_20_Bold">
      <style:text-properties style:font-name="Lato"/>
    </style:style>
    <style:style style:name="P22" style:family="paragraph" style:parent-style-name="TR_20_Ana_20_Metin">
      <style:text-properties style:font-name="Lato"/>
    </style:style>
    <style:style style:name="P23" style:family="paragraph" style:parent-style-name="TR_20_Ana_20_Metin">
      <style:text-properties style:font-name="Lato" fo:language="fr" fo:country="FR"/>
    </style:style>
    <style:style style:name="P24" style:family="paragraph" style:parent-style-name="TR_20_Ana_20_Metin">
      <style:text-properties style:font-name="Lato" fo:language="tr" fo:country="TR"/>
    </style:style>
    <style:style style:name="P25" style:family="paragraph" style:parent-style-name="TR_20_Ana_20_Metin">
      <style:paragraph-properties fo:text-align="center" style:justify-single-word="false"/>
      <style:text-properties style:font-name="Lato" fo:language="tr" fo:country="TR"/>
    </style:style>
    <style:style style:name="P26" style:family="paragraph" style:parent-style-name="TR_20_Ana_20_Metin">
      <style:text-properties style:font-name="Lato" fo:language="tr" fo:country="TR" style:font-size-complex="11pt"/>
    </style:style>
    <style:style style:name="P27" style:family="paragraph" style:parent-style-name="TR_20_Ana_20_Metin">
      <style:text-properties style:font-name="Lato" fo:language="tr" fo:country="TR" fo:font-style="italic" style:font-style-asian="italic"/>
    </style:style>
    <style:style style:name="P28" style:family="paragraph" style:parent-style-name="TR_20_Ana_20_Metin">
      <style:text-properties style:font-name="Lato" fo:language="tr" fo:country="TR" fo:font-weight="bold" style:font-weight-asian="bold"/>
    </style:style>
    <style:style style:name="P29" style:family="paragraph" style:parent-style-name="TR_20_Ana_20_Metin">
      <style:paragraph-properties fo:text-align="center" style:justify-single-word="false"/>
      <style:text-properties style:font-name="Lato"/>
    </style:style>
    <style:style style:name="P30" style:family="paragraph" style:parent-style-name="TR_20_Ana_20_Metin">
      <style:text-properties style:font-name="Lato" fo:font-size="9pt" fo:language="tr" fo:country="TR" style:font-size-asian="9pt" style:font-size-complex="9pt"/>
    </style:style>
    <style:style style:name="P31" style:family="paragraph" style:parent-style-name="TR_20_Ana_20_Metin">
      <style:text-properties style:font-name="Lato" fo:font-size="9pt" style:font-size-asian="9pt" style:font-size-complex="9pt"/>
    </style:style>
    <style:style style:name="P32" style:family="paragraph" style:parent-style-name="TR_20_Ana_20_Metin">
      <style:text-properties style:font-name="Lato" fo:font-size="9pt" fo:language="en" fo:country="GB" style:font-size-asian="9pt" style:font-size-complex="9pt"/>
    </style:style>
    <style:style style:name="P33" style:family="paragraph" style:parent-style-name="TR_20_Ana_20_Metin">
      <style:text-properties style:font-name="Lato" fo:letter-spacing="0.088cm" style:font-name-complex="Larissa  Bold"/>
    </style:style>
    <style:style style:name="P34" style:family="paragraph" style:parent-style-name="TR_20_Ana_20_Metin">
      <style:text-properties style:font-name="Lato" fo:letter-spacing="0.088cm" fo:language="en" fo:country="GB"/>
    </style:style>
    <style:style style:name="P35" style:family="paragraph" style:parent-style-name="TR_20_Ana_20_Metin">
      <style:paragraph-properties>
        <style:tab-stops>
          <style:tab-stop style:position="6.251cm"/>
        </style:tab-stops>
      </style:paragraph-properties>
      <style:text-properties style:font-name="Lato"/>
    </style:style>
    <style:style style:name="P36" style:family="paragraph" style:parent-style-name="TR_20_Ana_20_Metin">
      <style:text-properties style:font-name="Lato" fo:letter-spacing="0.035cm" fo:language="tr" fo:country="TR" style:font-name-complex="PalatinoTurkI" style:font-size-complex="11pt"/>
    </style:style>
    <style:style style:name="P37" style:family="paragraph" style:parent-style-name="TR_20_Ana_20_Metin">
      <style:text-properties style:font-name="Lato" fo:letter-spacing="0.035cm" style:font-name-complex="PalatinoTurkI" style:font-size-complex="11pt"/>
    </style:style>
    <style:style style:name="P38" style:family="paragraph" style:parent-style-name="TR_20_Ana_20_Metin">
      <style:text-properties style:font-name="Lato" fo:language="en" fo:country="GB"/>
    </style:style>
    <style:style style:name="P39" style:family="paragraph" style:parent-style-name="TR_20_Ana_20_Metin">
      <style:text-properties style:font-name="Lato" fo:font-weight="bold" style:font-weight-asian="bold"/>
    </style:style>
    <style:style style:name="P40" style:family="paragraph" style:parent-style-name="TR_20_Ana_20_Metin">
      <style:text-properties style:font-name="Lato" fo:font-size="10pt" fo:letter-spacing="0.044cm" fo:language="fr" fo:country="FR" style:font-size-asian="10pt" style:font-name-complex="WalbaumBoldItalic" style:font-weight-complex="bold"/>
    </style:style>
    <style:style style:name="P41" style:family="paragraph" style:parent-style-name="TR_20_Ana_20_Metin">
      <style:text-properties style:text-position="super 58%" style:font-name="Lato"/>
    </style:style>
    <style:style style:name="P42" style:family="paragraph" style:parent-style-name="TR_20_Ana_20_Metin">
      <style:text-properties style:text-position="super 58%" style:font-name="Lato" fo:language="tr" fo:country="TR"/>
    </style:style>
    <style:style style:name="P43" style:family="paragraph" style:parent-style-name="TR_20_Ana_20_Metin">
      <style:text-properties style:text-position="super 58%" style:font-name="Lato" fo:font-size="9.5pt" style:font-size-asian="9.5pt" style:font-size-complex="9.5pt"/>
    </style:style>
    <style:style style:name="P44" style:family="paragraph" style:parent-style-name="TR_20_Ana_20_Metin">
      <style:paragraph-properties fo:margin-left="0cm" fo:margin-right="0cm" fo:text-indent="0cm" style:auto-text-indent="false"/>
      <style:text-properties style:font-name="Lato" fo:language="tr" fo:country="TR"/>
    </style:style>
    <style:style style:name="P45" style:family="paragraph" style:parent-style-name="TR_20_Ana_20_Metin">
      <style:paragraph-properties fo:margin-left="0cm" fo:margin-right="0cm" fo:text-indent="0cm" style:auto-text-indent="false" style:snap-to-layout-grid="false"/>
      <style:text-properties style:font-name="Lato" fo:language="tr" fo:country="TR"/>
    </style:style>
    <style:style style:name="P46" style:family="paragraph" style:parent-style-name="TR_20_Ana_20_Metin">
      <style:paragraph-properties fo:margin-left="0cm" fo:margin-right="0cm" fo:text-align="center" style:justify-single-word="false" fo:text-indent="0cm" style:auto-text-indent="false"/>
      <style:text-properties style:font-name="Lato" fo:language="tr" fo:country="TR"/>
    </style:style>
    <style:style style:name="P47" style:family="paragraph" style:parent-style-name="TR_20_Ana_20_Metin_20_Bold">
      <style:text-properties style:font-name="Lato"/>
    </style:style>
    <style:style style:name="P48" style:family="paragraph" style:parent-style-name="TR_20_Ana_20_Metin_20_Bold">
      <style:paragraph-properties fo:text-align="center" style:justify-single-word="false"/>
      <style:text-properties style:font-name="Lato"/>
    </style:style>
    <style:style style:name="P49" style:family="paragraph" style:parent-style-name="TR_20_Ayet">
      <style:text-properties style:font-name="Lato"/>
    </style:style>
    <style:style style:name="P50" style:family="paragraph" style:parent-style-name="TR_20_Ayet">
      <style:text-properties style:font-name="Lato" fo:language="tr" fo:country="TR"/>
    </style:style>
    <style:style style:name="P51" style:family="paragraph" style:parent-style-name="TR_20_Ayet">
      <style:text-properties style:font-name="Lato" fo:language="tr" fo:country="TR" style:text-underline-style="solid" style:text-underline-width="auto" style:text-underline-color="font-color"/>
    </style:style>
    <style:style style:name="P52" style:family="paragraph" style:parent-style-name="TR_20_Baslik_20_2">
      <style:text-properties style:font-name="Lato"/>
    </style:style>
    <style:style style:name="P53" style:family="paragraph" style:parent-style-name="TR_20_Baslik_20_2">
      <style:text-properties style:font-name="Lato" fo:language="tr" fo:country="TR"/>
    </style:style>
    <style:style style:name="P54" style:family="paragraph" style:parent-style-name="TR_20_Baslik_20_3">
      <style:text-properties style:font-name="Lato"/>
    </style:style>
    <style:style style:name="P55" style:family="paragraph" style:parent-style-name="TR_20_Baslik_20_3">
      <style:text-properties style:font-name="Lato" fo:language="tr" fo:country="TR"/>
    </style:style>
    <style:style style:name="P56" style:family="paragraph" style:parent-style-name="TR_20_Baslik_20_3">
      <style:text-properties style:font-name="Lato" fo:language="en" fo:country="GB"/>
    </style:style>
    <style:style style:name="P57" style:family="paragraph" style:parent-style-name="TR_20_Baslik_20_4">
      <style:text-properties style:font-name="Lato"/>
    </style:style>
    <style:style style:name="P58" style:family="paragraph" style:parent-style-name="TR_20_Baslik_20_4">
      <style:text-properties style:font-name="Lato" fo:language="tr" fo:country="TR"/>
    </style:style>
    <style:style style:name="P59" style:family="paragraph" style:parent-style-name="TR_20_Baslik_20_4a">
      <style:text-properties style:font-name="Lato"/>
    </style:style>
    <style:style style:name="P60" style:family="paragraph" style:parent-style-name="TR_20_Baslik_20_5">
      <style:text-properties style:font-name="Lato"/>
    </style:style>
    <style:style style:name="P61" style:family="paragraph" style:parent-style-name="TR_20_Dipnot">
      <style:text-properties style:font-name="Lato"/>
    </style:style>
    <style:style style:name="P62" style:family="paragraph" style:parent-style-name="tr_20_son_20_ayet">
      <style:text-properties style:font-name="Lato"/>
    </style:style>
    <style:style style:name="P63" style:family="paragraph" style:parent-style-name="TR_20_Kitap_20_Adi" style:master-page-name="Standard">
      <style:paragraph-properties style:page-number="auto"/>
      <style:text-properties style:font-name="Lato" fo:language="fr" fo:country="FR"/>
    </style:style>
    <style:style style:name="T1" style:family="text">
      <style:text-properties fo:language="tr" fo:country="TR"/>
    </style:style>
    <style:style style:name="T2" style:family="text">
      <style:text-properties fo:language="tr" fo:country="TR" style:font-size-complex="11pt"/>
    </style:style>
    <style:style style:name="T3" style:family="text">
      <style:text-properties fo:language="tr" fo:country="TR" style:text-underline-style="solid" style:text-underline-width="auto" style:text-underline-color="font-color"/>
    </style:style>
    <style:style style:name="T4" style:family="text">
      <style:text-properties fo:language="tr" fo:country="TR" style:font-name-asian="Times New Roman"/>
    </style:style>
    <style:style style:name="T5" style:family="text">
      <style:text-properties fo:language="tr" fo:country="TR" fo:font-style="italic" style:font-style-asian="italic"/>
    </style:style>
    <style:style style:name="T6" style:family="text">
      <style:text-properties fo:language="tr" fo:country="TR" fo:font-weight="bold" style:font-weight-asian="bold"/>
    </style:style>
    <style:style style:name="T7" style:family="text">
      <style:text-properties fo:language="tr" fo:country="TR" style:font-name-complex="Adobe Garamond Pro"/>
    </style:style>
    <style:style style:name="T8" style:family="text">
      <style:text-properties fo:language="tr" fo:country="TR" style:font-name-complex="PalatinoTurkB"/>
    </style:style>
    <style:style style:name="T9" style:family="text">
      <style:text-properties fo:language="tr" fo:country="TR" style:font-name-complex="PalatinoTurkI"/>
    </style:style>
    <style:style style:name="T10" style:family="text">
      <style:text-properties style:font-name-asian="Times New Roman"/>
    </style:style>
    <style:style style:name="T11" style:family="text">
      <style:text-properties fo:letter-spacing="0.115cm"/>
    </style:style>
    <style:style style:name="T12" style:family="text">
      <style:text-properties style:font-size-complex="11pt"/>
    </style:style>
    <style:style style:name="T13" style:family="text">
      <style:text-properties style:text-position="super 58%" fo:language="tr" fo:country="TR"/>
    </style:style>
    <style:style style:name="T14" style:family="text">
      <style:text-properties style:text-position="super 58%" fo:language="tr" fo:country="TR" style:font-size-complex="11pt"/>
    </style:style>
    <style:style style:name="T15" style:family="text">
      <style:text-properties style:text-position="super 58%" style:font-size-complex="11pt"/>
    </style:style>
    <style:style style:name="T16" style:family="text">
      <style:text-properties style:text-position="super 58%" fo:language="en" fo:country="GB" style:font-size-complex="11pt"/>
    </style:style>
    <style:style style:name="T17" style:family="text">
      <style:text-properties fo:font-weight="bold" style:font-weight-asian="bold"/>
    </style:style>
    <style:style style:name="T18" style:family="text">
      <style:text-properties fo:letter-spacing="0.088cm" fo:language="tr" fo:country="TR"/>
    </style:style>
    <style:style style:name="T19" style:family="text">
      <style:text-properties fo:font-style="italic" style:font-style-asian="italic"/>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style>
    <style:style style:name="T22" style:family="text">
      <style:text-properties style:text-underline-style="solid" style:text-underline-width="auto" style:text-underline-color="font-color" fo:font-weight="bold" style:font-weight-asian="bold"/>
    </style:style>
    <style:style style:name="T23" style:family="text">
      <style:text-properties fo:font-style="normal" fo:font-weight="bold" style:font-style-asian="normal" style:font-weight-asian="bold"/>
    </style:style>
    <style:style style:name="T24" style:family="text">
      <style:text-properties fo:font-style="normal" style:text-underline-style="solid" style:text-underline-width="auto" style:text-underline-color="font-color" fo:font-weight="bold" style:font-style-asian="normal" style:font-weight-asian="bold"/>
    </style:style>
    <style:style style:name="T25" style:family="text">
      <style:text-properties fo:language="en" fo:country="GB"/>
    </style:style>
    <style:style style:name="T26" style:family="text">
      <style:text-properties fo:language="en" fo:country="GB" style:font-name-complex="Minion Pro Bold Cond"/>
    </style:style>
    <style:style style:name="T27" style:family="text">
      <style:text-properties fo:letter-spacing="0.062cm" fo:language="tr" fo:country="TR"/>
    </style:style>
    <style:style style:name="T28" style:family="text">
      <style:text-properties fo:letter-spacing="-0.009cm"/>
    </style:style>
    <style:style style:name="T29" style:family="text">
      <style:text-properties fo:letter-spacing="-0.009cm" fo:language="tr" fo:country="TR"/>
    </style:style>
    <style:style style:name="T30" style:family="text">
      <style:text-properties style:font-name-complex="Minion Pro Bold Cond"/>
    </style:style>
    <style:style style:name="T31" style:family="text">
      <style:text-properties style:font-name-complex="Adobe Garamond Pro"/>
    </style:style>
    <style:style style:name="T32" style:family="text">
      <style:text-properties style:font-name-complex="HelveticaTurkBI"/>
    </style:style>
    <style:style style:name="T33" style:family="text">
      <style:text-properties fo:font-size="8pt" fo:language="en" fo:country="GB" fo:font-weight="bold" style:font-size-asian="8pt" style:font-weight-asian="bold" style:font-name-complex="Arial" style:font-size-complex="8pt"/>
    </style:style>
    <style:style style:name="T34" style:family="text">
      <style:text-properties style:font-name="Lato"/>
    </style:style>
    <style:style style:name="T35" style:family="text">
      <style:text-properties style:font-name="Lato" fo:language="tr" fo:country="T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3" text:outline-level="1">HAZRETİ İSA (AS)'IN GELİŞ ALAMETLERİ</text:h>
      <text:p text:style-name="P23"/>
      <text:p text:style-name="P23"/>
      <text:p text:style-name="P3">ADNAN OKTAR (HARUN YAHYA)</text:p>
      <text:p text:style-name="P23"/>
      <text:p text:style-name="P22"/>
      <text:h text:style-name="P6" text:outline-level="1">Yazar ve Eserleri Hakkında</text:h>
      <text:p text:style-name="P24"/>
      <text:p text:style-name="P24"/>
      <text:p text:style-name="P24">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text:p>
      <text:p text:style-name="P24">Harun Yahya'nın eserleri yaklaşık 40.000 resmin yer aldığı toplam 55.000 sayfalık bir külliyattır ve bu külliyat 76 farklı dile çevrilmiştir.</text:p>
      <text:p text:style-name="P24">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24">Yazarın tüm çalışmalarındaki ortak hedef, Kuran'ın tebliğini dünyaya ulaştırmak, böylelikle insanları Yüce Allah'ın varlığı, birliği ve ahiret gibi temel imani konular üzerinde düşünmeye sevk etmek ve inkarcı sistemlerin çürük temellerini ve sapkın uygulamalarını gözler önüne sermektir.</text:p>
      <text:p text:style-name="P24">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dışında geniş bir okuyucu kitlesi tarafından takip edilmektedir.</text:p>
      <text:p text:style-name="P24">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p>
      <text:p text:style-name="P24">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hedeflenmemektedir. </text:p>
      <text:p text:style-name="P24"><text:soft-page-break/>Bu gerçekler göz önünde bulundurulduğunda, insanların görmediklerini görmelerini sağlayan, hidayetlerine vesile olan bu eserlerin okunmasını teşvik etmenin de, çok önemli bir hizmet olduğu ortaya çıkmaktadır.</text:p>
      <text:p text:style-name="P24">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24">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24">Bu önemli hizmette öncü rolü üstlenmiş olan Harun Yahya Külliyatı, Allah'ın izniyle, 21. yüzyılda dünya insanlarını Kuran'da tarif edilen huzur ve barışa, doğruluk ve adalete, güzellik ve mutluluğa taşımaya bir vesile olacaktır.</text:p>
      <text:p text:style-name="P24"/>
      <text:p text:style-name="P24"/>
      <text:h text:style-name="P5" text:outline-level="1">Okuyucuya</text:h>
      <text:p text:style-name="P22"/>
      <text:p text:style-name="P22"/>
      <text:p text:style-name="P24">•<text:span text:style-name="T10"> </text:span>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24">•<text:span text:style-name="T10"> </text:span>Belirtilmesi gereken bir diğer husus, bu kitapların içeriği ile ilgilidir. Yazarın tüm kitaplarında imani konular, Kuran ayetleri doğrultusunda anlatılmakta, insanlar Allah'ın ayetlerini öğrenmeye ve yaşamaya davet edilmektedir. Allah'ın ayetleri ile ilgili tüm konular, okuyanın aklında hiçbir şüphe veya soru işareti bırakmayacak şekilde açıklanmaktadır. </text:p>
      <text:p text:style-name="P24">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24">•<text:span text:style-name="T10"> </text:span>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24">•<text:span text:style-name="T10"> </text:span>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24">•<text:span text:style-name="T10"> </text:span>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24">•<text:span text:style-name="T10"> </text:span>Bu eserlerde, diğer bazı eserlerde görülen, yazarın şahsi kanaatlerine, şüpheli kaynaklara dayalı izahlara, mukaddesata karşı gereken adaba ve saygıya dikkat edilmeyen üsluplara, burkuntu veren ümitsiz, şüpheci ve ye'se sürükleyen anlatımlara rastlayamazsınız. </text:p>
      <text:p text:style-name="P24"/>
      <text:p text:style-name="P24"/>
      <text:p text:style-name="P29">Bu kitapta kullanılan ayetler, Ali Bulaç'ın hazırladığı<text:line-break/>"Kur'an-ı Kerim ve Türkçe Anlamı" isimli mealden alınmıştır.</text:p>
      <text:p text:style-name="P22"/>
      <text:p text:style-name="P22"/>
      <text:p text:style-name="P29">1. Baskı: Aralık, 2003 / 2. Baskı: Ekim 2004 / 3. Baskı: Kasım 2016</text:p>
      <text:p text:style-name="P48"><text:soft-page-break/>ARAŞTIRMA <text:span text:style-name="T11">YAYINCILIK</text:span></text:p>
      <text:p text:style-name="P25">Kayışdağı Mah. Değirmen Sokak No: 3</text:p>
      <text:p text:style-name="P25">Ataşehir - İstanbul Tel: (0 216) 660 00 59</text:p>
      <text:p text:style-name="P42"/>
      <text:p text:style-name="P29"><text:span text:style-name="T17">Baskı:</text:span><text:span text:style-name="T1"> Acar Matbaacılık Promosyon ve Yayıncılık San ve Tic Ltd Şti.</text:span></text:p>
      <text:p text:style-name="P25">Litros Yolu Fatih İş Merkezi No: 280 Topkapı - İstanbul / Tel: (0 212) 6134041</text:p>
      <text:p text:style-name="P43"/>
      <text:p text:style-name="P41"/>
      <text:p text:style-name="P41"/>
      <text:p text:style-name="P48">www.harunyahya.org - www.harunyahya.com</text:p>
      <text:p text:style-name="P48">www.harunyahya.tv - www.a9.com.tr</text:p>
      <text:p text:style-name="P22"/>
      <text:p text:style-name="P22"/>
      <text:h text:style-name="P6" text:outline-level="1">İÇİNDEKİLER</text:h>
      <text:p text:style-name="P24"/>
      <text:p text:style-name="P24"/>
      <text:h text:style-name="P9" text:outline-level="1">GİRİŞ<text:tab/>14</text:h>
      <text:h text:style-name="P9" text:outline-level="1">ALLAH'IN VAADİ: <text:line-break/>HZ. İSA (AS) YERYÜZÜNE TEKRAR DÖNECEKTİR<text:tab/>20</text:h>
      <text:h text:style-name="P10" text:outline-level="1">Kuran'da Hz. İsa (as)'ın Allah Katına Yükselişi<text:tab/>26</text:h>
      <text:h text:style-name="P10" text:outline-level="1">Hz. İsa (as)’ın Yeryüzüne İkinci Kez Gelişi<text:tab/>34</text:h>
      <text:h text:style-name="P8" text:outline-level="1">Kuran’dan Deliller<text:tab/>34</text:h>
      <text:h text:style-name="P8" text:outline-level="1">Hadislerden Deliller<text:tab/>58</text:h>
      <text:h text:style-name="P9" text:outline-level="1">HZ. İSA (AS)'IN DÖNÜŞÜNÜN HABERCİLERİ<text:tab/>72</text:h>
      <text:h text:style-name="P10" text:outline-level="1">Kıyamet Alametleri<text:tab/>73</text:h>
      <text:h text:style-name="P10" text:outline-level="1">Birbirleriyle Desteklenen Elçiler<text:tab/>74</text:h>
      <text:h text:style-name="P10" text:outline-level="1">Hz. İsa (as) ve Hz. Mehdi (as) Bu Yüzyılda Gelecektir<text:tab/>86</text:h>
      <text:h text:style-name="P10" text:outline-level="1">Elçilere Karşı Gelenler<text:tab/>90</text:h>
      <text:h text:style-name="P10" text:outline-level="1">İncil'deki Açıklamalar<text:tab/>96</text:h>
      <text:h text:style-name="P9" text:outline-level="1">HZ. İSA (AS)'IN YERYÜZÜNE GELİŞ ALAMETLERİ<text:tab/>98</text:h>
      <text:h text:style-name="P10" text:outline-level="1">İslami Kaynaklarda Yer Alan Alametler<text:tab/>102</text:h>
      <text:h text:style-name="P8" text:outline-level="1">1. Ay'ın Yarılması<text:tab/>102 </text:h>
      <text:h text:style-name="P8" text:outline-level="1">2. İran-Irak Savaşı<text:tab/>106</text:h>
      <text:h text:style-name="P8" text:outline-level="1">3. Fırat ve Dicle Arasındaki Büyük Savaş<text:tab/>110</text:h>
      <text:h text:style-name="P8" text:outline-level="1">4. Afganistan'ın İşgali<text:tab/>112</text:h>
      <text:h text:style-name="P8" text:outline-level="1">5. Fırat'ın Suyunun Kesilmesi <text:tab/>116</text:h>
      <text:h text:style-name="P8" text:outline-level="1">6. Ramazan Ayı'nda Ay ve Güneş Tutulmaları<text:tab/>119</text:h>
      <text:h text:style-name="P8" text:outline-level="1">7. Kuyruklu Yıldızın Doğması<text:tab/>124</text:h>
      <text:h text:style-name="P8" text:outline-level="1">8. Boynuzu Andıran İki Uçlu Yıldızın Çıkışı<text:tab/>128</text:h>
      <text:h text:style-name="P8" text:outline-level="1">9. Kabe Baskını ve Kabe'de Kan Akıtılması<text:tab/>132</text:h>
      <text:h text:style-name="P8" text:outline-level="1">10. Doğu Tarafından Bir Ateşin Görünmesi<text:tab/>136</text:h>
      <text:h text:style-name="P8" text:outline-level="1">11. Büyük Bir Olayın Meydana Gelmesi<text:tab/>142</text:h>
      <text:h text:style-name="P8" text:outline-level="1">12. 1979 Yılında İstanbul'da Meydana Gelen Gemi İnfilakı<text:tab/>144</text:h>
      <text:h text:style-name="P8" text:outline-level="1">13. Güneş'ten Bir Alametin Belirmesi<text:tab/>146</text:h>
      <text:h text:style-name="P8" text:outline-level="1">14. Güneş Tutulması<text:tab/>147</text:h>
      <text:h text:style-name="P8" text:outline-level="1"><text:soft-page-break/>15. Sistemlerin Değişmesi<text:tab/>148</text:h>
      <text:h text:style-name="P8" text:outline-level="1">16. Tozlu Dumanlı Bir Fitne<text:tab/>152</text:h>
      <text:h text:style-name="P8" text:outline-level="1">17. Yaygın Katliamların Meydana Gelmesi<text:tab/>155</text:h>
      <text:h text:style-name="P8" text:outline-level="1">18. Şam ve Mısır Meliklerinin Öldürülmesi<text:tab/>162</text:h>
      <text:h text:style-name="P8" text:outline-level="1">19. Eski Ürdün Kralı Abdullah'ın Öldürülmesi <text:tab/>164</text:h>
      <text:h text:style-name="P8" text:outline-level="1">20. Mısırlıların Esir Alınması<text:tab/>165</text:h>
      <text:h text:style-name="P8" text:outline-level="1">21. Şehirlerin Yok Olması<text:tab/>169</text:h>
      <text:h text:style-name="P8" text:outline-level="1">22. Harap Olmuş Yerlerin İmarı<text:tab/>171</text:h>
      <text:h text:style-name="P8" text:outline-level="1">23. Dördüncü Sulh ve Arap - İsrail Barışı<text:tab/>176</text:h>
      <text:h text:style-name="P8" text:outline-level="1">24. Bir Ordunun Kaybolması<text:tab/>178</text:h>
      <text:h text:style-name="P8" text:outline-level="1">25. Iraklıların Parası Kalmayacak<text:tab/>180</text:h>
      <text:h text:style-name="P8" text:outline-level="1">26. Bağdat'ın Alevlerle Yok Edilmesi<text:tab/>182</text:h>
      <text:h text:style-name="P8" text:outline-level="1">27. İsrail-Filistin Barış Görüşmeleri<text:tab/>183</text:h>
      <text:h text:style-name="P8" text:outline-level="1">28. Irak ve Şam'a Ambargo<text:tab/>184</text:h>
      <text:h text:style-name="P8" text:outline-level="1">29. Irak'ın Yeniden Yapılanması<text:tab/>186</text:h>
      <text:h text:style-name="P8" text:outline-level="1">30. Irak Halkı Şam'a, Kuzeye Kaçar<text:tab/>187</text:h>
      <text:h text:style-name="P8" text:outline-level="1">31. Şam'da Fitneler<text:tab/>188</text:h>
      <text:h text:style-name="P8" text:outline-level="1">32. Şam, Irak, Arabistan'da Kargaşa<text:tab/>192</text:h>
      <text:h text:style-name="P8" text:outline-level="1">33. Irak'ın Üçe Bölünmesi<text:tab/>194</text:h>
      <text:h text:style-name="P8" text:outline-level="1">34. Büyük Bir Ekonomik Kriz Yaşanması<text:tab/>197</text:h>
      <text:h text:style-name="P8" text:outline-level="1">35. Mahalle Aralarında Savaş<text:tab/>199 </text:h>
      <text:h text:style-name="P8" text:outline-level="1">36. 20. yüzyılın Başında Yaşanan Arap İsrail Savaşları<text:tab/>201</text:h>
      <text:h text:style-name="P8" text:outline-level="1">37. Masum Çocukların Öldürülmesi<text:tab/>206</text:h>
      <text:h text:style-name="P8" text:outline-level="1">38. Fitnelerin Çoğalması <text:tab/>208</text:h>
      <text:h text:style-name="P8" text:outline-level="1">39. Heryere Ulaşan Bir Fitne<text:tab/>212</text:h>
      <text:h text:style-name="P8" text:outline-level="1">40. Haramların Helal Sayılması<text:tab/>214</text:h>
      <text:h text:style-name="P8" text:outline-level="1">41. Allah'ın Açıkça İnkar Edilmesi<text:tab/>216</text:h>
      <text:h text:style-name="P8" text:outline-level="1">42. Allah'tan Başka İlahlar Edinilmesi<text:tab/>217</text:h>
      <text:h text:style-name="P8" text:outline-level="1">43. Materyalist Felsefenin Yaygınlaşmasına İşaret<text:tab/>218</text:h>
      <text:h text:style-name="P8" text:outline-level="1">44. Anarşi ve Kargaşa Günleri<text:tab/>219</text:h>
      <text:h text:style-name="P8" text:outline-level="1">45. Barışın Kalkması<text:tab/>222</text:h>
      <text:h text:style-name="P8" text:outline-level="1">46. İhtilallerin Olması<text:tab/>224</text:h>
      <text:h text:style-name="P8" text:outline-level="1">47. İnsanların Birbirinden Kaçışması<text:tab/>226</text:h>
      <text:h text:style-name="P8" text:outline-level="1">48. Dünyayı Karışıklık ve Kargaşanın Kaplaması<text:tab/>228</text:h>
      <text:h text:style-name="P8" text:outline-level="1"><text:soft-page-break/>49. Büyük Olayların ve Hayret Verici Şeylerin Meydana Gelmesi<text:tab/>230</text:h>
      <text:h text:style-name="P8" text:outline-level="1">50. Uzayda İnsan Eli Biçiminde Bir Görüntü Oluşması<text:tab/>238</text:h>
      <text:h text:style-name="P8" text:outline-level="1">51. Bazı Müslümanların Durumu<text:tab/>240</text:h>
      <text:h text:style-name="P8" text:outline-level="1">52. İslam Dünyasının Mevcut Konumu<text:tab/>241</text:h>
      <text:h text:style-name="P8" text:outline-level="1">53. Müslümanların Birbirleriyle Savaşması<text:tab/>242</text:h>
      <text:h text:style-name="P8" text:outline-level="1">54. Müslümanların Maruz Kaldığı Şiddetli Belalar<text:tab/>244</text:h>
      <text:h text:style-name="P8" text:outline-level="1">55. Masum İnsanların Öldürülmesi<text:tab/>251</text:h>
      <text:h text:style-name="P8" text:outline-level="1">56. İnsanların Sebepsiz Yere Öldürülmesi<text:tab/>254</text:h>
      <text:h text:style-name="P8" text:outline-level="1">57. Her Yerde Kargaşaya Sebep Olan Fitneler<text:tab/>256</text:h>
      <text:h text:style-name="P8" text:outline-level="1">58. Hz. Mehdi (as)’ın Çıkışından Ümit Kesilmesi<text:tab/>262</text:h>
      <text:h text:style-name="P8" text:outline-level="1">59. Fakirlik ve Açlık<text:tab/>264</text:h>
      <text:h text:style-name="P8" text:outline-level="1">60. Kuraklık<text:tab/>270</text:h>
      <text:h text:style-name="P8" text:outline-level="1">61. Belirli Senelerde Bozulan Ekonomi<text:tab/>274</text:h>
      <text:h text:style-name="P8" text:outline-level="1">62. Ticaretin ve Yolların Kesilmesi<text:tab/>276</text:h>
      <text:h text:style-name="P8" text:outline-level="1">63. Kazancın Azalması<text:tab/>278</text:h>
      <text:h text:style-name="P8" text:outline-level="1">64. Milli Servetin Zenginler Arasında Bölüşülmesi<text:tab/>280</text:h>
      <text:h text:style-name="P8" text:outline-level="1">65. Depremlerin Artması<text:tab/>286</text:h>
      <text:h text:style-name="P8" text:outline-level="1">66. Yer Çökmeleri<text:tab/>290</text:h>
      <text:h text:style-name="P8" text:outline-level="1">67. Evlerin Mezar Olması<text:tab/>292</text:h>
      <text:h text:style-name="P8" text:outline-level="1">68. Rüzgar ve Kasırgalar<text:tab/>294</text:h>
      <text:h text:style-name="P8" text:outline-level="1">69. Şiddetli Bir Yağmurun Yağması<text:tab/>299</text:h>
      <text:h text:style-name="P8" text:outline-level="1">70. Yıldırımların Çoğalması<text:tab/>310</text:h>
      <text:h text:style-name="P8" text:outline-level="1">71. Hak Dinin ve Kuran Ahlakının Terk Edilmesi <text:tab/>312</text:h>
      <text:h text:style-name="P8" text:outline-level="1">72. Kuran'ın Gereği Gibi Düşünülmemesi<text:tab/>314</text:h>
      <text:h text:style-name="P8" text:outline-level="1">73. Müslümanların Müslüman Olmayanlara Özenmesi<text:tab/>315</text:h>
      <text:h text:style-name="P8" text:outline-level="1">74. Kuran'dan Uzaklaştıran Fitneler<text:tab/>317</text:h>
      <text:h text:style-name="P8" text:outline-level="1">75. İslam Ahlakından Uzaklaştıran Propagandalar<text:tab/>318</text:h>
      <text:h text:style-name="P8" text:outline-level="1">76. İkiyüzlü ve Sahtekar Din Adamları<text:tab/>321</text:h>
      <text:h text:style-name="P8" text:outline-level="1">77. Siyaset Adamlarındaki Dejenerasyon<text:tab/>323</text:h>
      <text:h text:style-name="P8" text:outline-level="1">78. "İyiliği Emretme, Kötülükten Menetme" İbadetinin Terki<text:tab/>325</text:h>
      <text:h text:style-name="P8" text:outline-level="1">79. Maruf (iyilik, doğruluk) ile Münker (kötülük)'ün Birbiriyle Karıştırılması<text:tab/>326</text:h>
      <text:h text:style-name="P8" text:outline-level="1">80. Yakınların Kişiyi Kötülüğe Teşvik Etmesi<text:tab/>327</text:h>
      <text:h text:style-name="P8" text:outline-level="1">81. Gerçek Müminlerin Sayıca Çok Az Olması<text:tab/>328</text:h>
      <text:h text:style-name="P8" text:outline-level="1">82. Cami ve Mescitlerin Farklı Amaçlarla Kullanılması<text:tab/>329</text:h>
      <text:h text:style-name="P8" text:outline-level="1"><text:soft-page-break/>83. Kuran'ı Menfaat İçin Okuyanların Çıkması<text:tab/>330</text:h>
      <text:h text:style-name="P8" text:outline-level="1">84. Yıldız Falına İnanılması ve Kaderin Yalanlanması<text:tab/>331</text:h>
      <text:h text:style-name="P8" text:outline-level="1">85. Haccın Allah'ın Rızası Dışında Amaçlarla da Yapılması<text:tab/>332</text:h>
      <text:h text:style-name="P8" text:outline-level="1">86. İnsanların Nefsani Tutkularına Önem Vermeleri<text:tab/>333</text:h>
      <text:h text:style-name="P8" text:outline-level="1">87. Sosyal Bozulma<text:tab/>334</text:h>
      <text:h text:style-name="P8" text:outline-level="1">88. Haine İtimat Edilmesi, Doğruların Hain Sayılması<text:tab/>336</text:h>
      <text:h text:style-name="P8" text:outline-level="1">89. Güvenilir İnsanların Azalması<text:tab/>338</text:h>
      <text:h text:style-name="P8" text:outline-level="1">90. Emanet Ehli İnsanların Azalması<text:tab/>339</text:h>
      <text:h text:style-name="P8" text:outline-level="1">91. Zekatın Terk Edilmesi<text:tab/>340</text:h>
      <text:h text:style-name="P8" text:outline-level="1">92. Namaz İbadetinin Terk Edilmesi<text:tab/>341</text:h>
      <text:h text:style-name="P8" text:outline-level="1">93. Yalancı Şahitlik ve İftiranın Yaygınlaşması<text:tab/>342</text:h>
      <text:h text:style-name="P8" text:outline-level="1">94. Ehil Olmayan Kişilere Sorumluluk Verilmesi<text:tab/>343</text:h>
      <text:h text:style-name="P8" text:outline-level="1">95. Üstünlüğün Takvada Değil Zenginlikte Aranması<text:tab/>344</text:h>
      <text:h text:style-name="P8" text:outline-level="1">96. İnsani İlişkilerin Bozulması<text:tab/>345</text:h>
      <text:h text:style-name="P8" text:outline-level="1">97. Hayvanlara İnsanlardan Çok Değer Veren Kişiler<text:tab/>346</text:h>
      <text:h text:style-name="P8" text:outline-level="1">98. Ailevi İlişkilerin Bozulması<text:tab/>347</text:h>
      <text:h text:style-name="P8" text:outline-level="1">99. İnsanlar Arasında Sevgi ve Saygının Azalması<text:tab/>348</text:h>
      <text:h text:style-name="P8" text:outline-level="1">100. Aile Kurumunun Zayıflaması<text:tab/>349</text:h>
      <text:h text:style-name="P8" text:outline-level="1">101. Dünya Hırsının Artması<text:tab/>350</text:h>
      <text:h text:style-name="P8" text:outline-level="1">102. Riyakarlık ve Gösterişin Hakim Olması<text:tab/>351</text:h>
      <text:h text:style-name="P8" text:outline-level="1">103. Kaba Söz ve Küfrün Yaygınlaşması<text:tab/>352</text:h>
      <text:h text:style-name="P8" text:outline-level="1">104. Sahtekarlık ve Rüşvetin Artması<text:tab/>353</text:h>
      <text:h text:style-name="P8" text:outline-level="1">105. Dedikodu ve Alayın Artması<text:tab/>354</text:h>
      <text:h text:style-name="P8" text:outline-level="1">106. Kimi Gençlerin Din Ahlakından Uzaklaşması<text:tab/>356</text:h>
      <text:h text:style-name="P8" text:outline-level="1">107. Ahlaki Çöküş<text:tab/>358</text:h>
      <text:h text:style-name="P8" text:outline-level="1">108. Zinanın Artması<text:tab/>360</text:h>
      <text:h text:style-name="P8" text:outline-level="1">109. Eşcinselliğin Kabul Görmesi<text:tab/>362</text:h>
      <text:h text:style-name="P8" text:outline-level="1">110. Salgın Hastalıklar<text:tab/>363</text:h>
      <text:h text:style-name="P8" text:outline-level="1">111. Kuş gribi ve Domuz gribi<text:tab/>366</text:h>
      <text:h text:style-name="P8" text:outline-level="1">112. Ani Ölümlerin Çoğalması<text:tab/>368</text:h>
      <text:h text:style-name="P8" text:outline-level="1">113. Cinayetlerin Artması<text:tab/>369</text:h>
      <text:h text:style-name="P8" text:outline-level="1">114. İntihar Vakalarının Artması<text:tab/>371</text:h>
      <text:h text:style-name="P8" text:outline-level="1">115. İç Savaşlar-İhtilaflar <text:tab/>372</text:h>
      <text:h text:style-name="P8" text:outline-level="1">116. Okur-yazarların Artması<text:tab/>374</text:h>
      <text:h text:style-name="P8" text:outline-level="1"><text:soft-page-break/>117. Zamanın Kısalması <text:tab/>376</text:h>
      <text:h text:style-name="P7" text:outline-level="1"><text:span text:style-name="T18">118. </text:span><text:span text:style-name="T1">Şehirleşmede Artış<text:tab/>379</text:span></text:h>
      <text:h text:style-name="P8" text:outline-level="1">119. Yüksek Binaların İnşa Edilmesi<text:tab/>380</text:h>
      <text:h text:style-name="P8" text:outline-level="1">120. Çarşıların Yakınlaşması<text:tab/>382</text:h>
      <text:h text:style-name="P8" text:outline-level="1">121. Kişinin Kamçısının Ucuyla Konuşması<text:tab/>383</text:h>
      <text:h text:style-name="P8" text:outline-level="1">122. Kişiye Kendi Sesinin Konuşması<text:tab/>384</text:h>
      <text:h text:style-name="P8" text:outline-level="1">123. Ürün Artışı<text:tab/>386</text:h>
      <text:h text:style-name="P8" text:outline-level="1">124. Çöllerin Yeşertilmesi<text:tab/>388</text:h>
      <text:h text:style-name="P8" text:outline-level="1">125. Ömürlerin Uzaması<text:tab/>390</text:h>
      <text:h text:style-name="P8" text:outline-level="1">126. Sahte Mesihlerin Ortaya çıkışı Hz. İsa (as)'ın Gelişinin Habercisidir<text:tab/>392</text:h>
      <text:h text:style-name="P10" text:outline-level="1">İncil'de Mesih'in Dönüş Alametleri<text:tab/>396</text:h>
      <text:h text:style-name="P8" text:outline-level="1">127. Sahte Mesihlerin Çıkması<text:tab/>400</text:h>
      <text:h text:style-name="P8" text:outline-level="1">128. Bazı İnsanların Mesih'in Gelişinden Umut Kesmeleri<text:tab/>402</text:h>
      <text:h text:style-name="P8" text:outline-level="1">129. Depremlerin Artması<text:tab/>404</text:h>
      <text:h text:style-name="P8" text:outline-level="1">130. Kıtlıklar Olması<text:tab/>406</text:h>
      <text:h text:style-name="P8" text:outline-level="1">131. Büyük Savaşların Yaşanması<text:tab/>408</text:h>
      <text:h text:style-name="P8" text:outline-level="1">132. Sevginin Azalması, Kin ve Öfkenin Artması<text:tab/>410</text:h>
      <text:h text:style-name="P8" text:outline-level="1">133. İnsanların Din Ahlakından Uzaklaşması<text:tab/>411</text:h>
      <text:h text:style-name="P8" text:outline-level="1">134. İnsanlara Dehşet Veren Felaketlerin Yaşanması<text:tab/>412</text:h>
      <text:h text:style-name="P8" text:outline-level="1">135. Salgın Hastalıkların Yaygınlaşması<text:tab/>414</text:h>
      <text:h text:style-name="P8" text:outline-level="1">136. Dini Menfaatlerine Alet Eden Kişilerin Ortaya Çıkması<text:tab/>415</text:h>
      <text:h text:style-name="P8" text:outline-level="1">137. Gökyüzünde Olağanüstü Olayların Yaşanması<text:tab/>416</text:h>
      <text:h text:style-name="P8" text:outline-level="1">138. Ahlaki Bozulma<text:tab/>418</text:h>
      <text:h text:style-name="P8" text:outline-level="1">139. Samimi Olarak İman Edenlerin Baskı Görmesi<text:tab/>419</text:h>
      <text:h text:style-name="P8" text:outline-level="1">140. İman Edenlerin Sakınması Gereken Fitnelerin Ortaya Çıkması<text:tab/>420</text:h>
      <text:h text:style-name="P8" text:outline-level="1">141. İnsanlara Acı ve Sıkıntı Veren Olayların Yaşanması<text:tab/>422</text:h>
      <text:h text:style-name="P8" text:outline-level="1">142. Deccal'in Çıkması<text:tab/>424</text:h>
      <text:h text:style-name="P9" text:outline-level="1">HZ. İSA (AS) BU YÜZYILDA GELECEKTİR<text:tab/>426</text:h>
      <text:h text:style-name="P9" text:outline-level="1">SONUÇ: HZ. İSA (AS)'IN KUTLU DÖNEMİ<text:tab/>484</text:h>
      <text:h text:style-name="P9" text:outline-level="1">EK BÖLÜM: EVRİM YANILGISI<text:tab/>506</text:h>
      <text:p text:style-name="P24"/>
      <text:p text:style-name="P24"/>
      <text:h text:style-name="P6" text:outline-level="1">GİRİŞ</text:h>
      <text:p text:style-name="P24"/>
      <text:p text:style-name="P24"/>
      <text:p text:style-name="P24">Huzur ve güvenliğin hakim olacağı, yoksulluğun yerini bolluğun, zulmün yerini adaletin, çatışma ve gerginliklerin yerini barışın alacağı bir dünya, tüm insanların özlemidir. Özellikle geçtiğimiz iki yüzyılda yaşanan büyük acılar ve sıkıntılar ile günümüzde de dünyanın dört bir yanında devam eden sorunlar, insanların bu özlemlerini daha da artırmıştır. İnsanlığın önemli bir bölümü, kendilerine uzanacak bir yardım eli beklemekte, onları içinde bulundukları durumdan çıkaracak bir kurtarıcının gelmesini umud etmektedir. Bu kurtarıcı, mevcut sistemin olumsuzluklarını düzeltecek, adaleti, barışı, güvenliği ve huzuru sağlayacak; insanları doğruya ve iyiliğe ulaştıracaktır. </text:p>
      <text:p text:style-name="P24">Kendilerine yardım eli uzatılmasını bekleyen yokluk içindeki insanların, varlık içinde olsalar dahi yaşadıkları manevi sıkıntılar nedeniyle acı çekenlerin, adalete, huzura, düzene ve güzel ahlaka özlem duyanların beklentisi içinde oldukları kurtuluş, Allah'ın izni ile pek yakın olabilir. Yaşanan pek çok gelişme, bu kurtuluşun yaklaştığının birer alametidir. </text:p>
      <text:p text:style-name="P24">İnsanlığın kurtuluşuna aracı olacak bu büyük olay, Hz. İsa (as)'ın ikinci kez yeryüzüne gelişidir. Hz. İsa (as)'ın tekrar dünyaya gelişiyle, dünyadaki tüm zulüm ve haksızlıklar son bulacak, yeryüzü barış, bereket ve adalet ile dolacaktır. </text:p>
      <text:p text:style-name="P24">Kuran'a göre bundan yaklaşık 2000 yıl önce, Allah, inkar edenlerin Hz. İsa (as)'ı öldürmek amacıyla kurdukları tuzağı bozarak Hz. İsa (as)'ı Kendi Katına yükseltmiştir. Kuran'da ve hadislerde bildirildiğine göre, Hz. İsa (as) kıyametten önceki dönemde yeniden dünyaya gelecektir. Hem Hıristiyan hem de Müslüman dünyası tarafından inanılan ve beklenen bu büyük mucize ile, dünyadaki tüm zulüm ve haksızlıklar son bulacak, yeryüzü barış, bereket ve adalet ile dolacaktır. </text:p>
      <text:p text:style-name="P24">Bu kitapta Hz. İsa (as)'ın yeryüzüne yeniden gelişi ile ilgili İslami kaynaklarda yer alan alametleri ve bunların nasıl birer birer gerçekleştiklerini inceleyeceğiz. Bu alametlere tanıklık eden insanlar, Allah'ın izniyle, Hz. İsa (as)'ın gelişinin yakınlaştığını umut edebilirler. </text:p>
      <text:p text:style-name="P22"><text:span text:style-name="T1">Ancak bundan önce, dünyanın böylesine büyük bir olaya sosyolojik düzeyde de hazırlanmakta olduğuna işaret etmek gerekir. Başta belirttiğimiz gibi, son iki yüzyılda insanlığın üst üste yaşadığı olaylar zinciri, tüm dünyada, insanların bilinçaltında, ya da kimi zaman daha da görünür bir biçimde, bir "kurtarıcı" beklentisini yükseltmiştir. Materyalist felsefeye dayalı </text:span>ideolojilerin ve hayat biçimlerinin insanlığı kurtaramadığı, aksine felaketlere ve anlamsızlığa sürüklediği görülmüştür ve din ahlakına yöneliş hızla artmaktadır.</text:p>
      <text:p text:style-name="P22"><text:span text:style-name="T1">Bu gelişmeleri analiz eden kimi seküler araştırmacı, düşünür veya tarihçiler de dünyanın bir Mesih arayışı içinde olduğunu ve bu arayışın somut sonuçları olacağını düşünmektedirler. Örneğin yazdıkları </text:span><text:span text:style-name="T19">Kutsal Kan, Kutsal Kase </text:span><text:span text:style-name="T1">isimli kitapla tüm dünyada büyük yankı uyandıran İngiliz araştırmacılar Michael Baigent, Richard Leigh ve Henry Lincoln, Hz. İsa (as) ve Mesih beklentisi konusu üzerinde odaklanan </text:span><text:span text:style-name="T19">The Messianic Legacy </text:span><text:span text:style-name="T1">(Mesihsel Miras) adlı kitaplarında şu yorumu yapmaktadırlar:</text:span></text:p>
      <text:p text:style-name="P11"><text:span text:style-name="T1">Günümüzün dünyası ikibin yıl öncesinin dünyasından çok farklı olsa da, İsa ve onun çağdaşlarının Son Zamanlar olarak kabul ettikleri şeyle bizim devrimizin ne kadar çok ortak yön taşıdıkları oldukça şaşırtıcıdır. Bugün, teknolojik olarak çok daha ileri ve daha çok bilgiyle donanmış olabiliriz. Ama, ne yazık ki, o zamankinden daha şuurlu veya akıllı durmuyoruz... Bir kez daha çok ciddi bir anlam krizi yaşıyoruz, amaçlarımız ve yönümüz hakkında belirsizlik içindeyiz. Bundan bir yüzyıldan daha az bir zaman önce çok şey vaad ediyor gibi gözüken çeşitli sistemler, programlar ve ideolojiler boş çıkmış durumda. Aynen İsa'nın döneminde olduğu gibi, bir şeylerin çok vahim bir biçimde yanlış olduğuna </text:span><text:soft-page-break/><text:span text:style-name="T1">dair yaygın bir kanaat var. Her yeni terörist eylem, her yeni doğal felaket bir panik dalgası meydana getiriyor. Medeniyetimizdeki köklü ve hızlı değişimler, yönetim sistemlerimizden duyduğumuz tatminsizlik, hedefsiz cinayetlerin ve terörün politik protesto yöntemleri olarak giderek daha da fazla kullanılması - tüm bunlar genel bir çöküş duygusu, genel bir değerlerin parçalanması hissi oluşturuyor. Toplum kendisini "rehin alınmış" gibi hissediyor... Materyalizm'in sorunu çözmekteki başarısızlığından yılmış olarak, aynen İsa'nın zamanındaki gibi, cevabı bir başka boyutta arıyoruz, ruhsal bir boyutta.</text:span><text:span text:style-name="T14">1</text:span><text:span text:style-name="T13"> </text:span></text:p>
      <text:p text:style-name="P24">Yazarlar eklemektedirler:</text:p>
      <text:p text:style-name="P11"><text:span text:style-name="T1">Aynen İsa'nın dönemindeki gibi, çok belirgin bir şekilde, giderek yaklaşan kıyametsel bir olayın gölgesinde yaşıyoruz... Kontrol etmemizin imkanı olmayan bir gerçekliğe teslim olmuş durumdayız... Ve bu genel sinir bozukluğunun, bu çıldırtıcı güçsüzlük hissinin, yetersiz veya sorumsuz politikacıların yarattığı hayal kırıklığının altında, gerçek bir ruhsal lidere yönelik çok güçlü bir özlem var: Herşeyi bilen, her zaman ılımlı bir portre; anlayacak, sorumluluğu taşıyacak ve -elbette elde edilmiş demokratik özgürlükleri ortadan kaldırmadan- yol göstericilik rolünü üstlenecek, giderek boşlaşmış hayatlara yeniden anlam kazandıracak bir lider.</text:span><text:span text:style-name="T14">2</text:span><text:span text:style-name="T1"> <text:s text:c="3"/></text:span></text:p>
      <text:p text:style-name="P24">Bu önemli sosyal analizi yapan yazarların kitaplarının sonunda 21. yüzyıl için vardıkları sonuç ise, Hz. İsa (as)'ın gelişinin aynı zamanda sosyolojik olarak da hazırlandığını göstermektedir:</text:p>
      <text:p text:style-name="P11"><text:span text:style-name="T1">Ve çağımız, bir anlam hissine kavuşabilmek için, şu veya bu şekilde bir Mesih inancını benimsemeye kararlı gözükmektedir.</text:span><text:span text:style-name="T14">3</text:span><text:span text:style-name="T1"> </text:span></text:p>
      <text:p text:style-name="P24">Bu sosyolojik altyapının, Hz. İsa (as)'ın dönüş alametlerinin bir bir gerçekleştiği bir devre rastgelmesi ise, kuşkusuz çok anlamlıdır. Bu alametlerin neler olduğu, hadis-i şeriflerde detaylı olarak bildirilmektedir. Ayrıca İncil'de yer alan Hz. İsa (as)'ın gelişinin alametleri de hadislerde bildirilen haberlere benzerlik göstermektedir. Hz. İsa (as)'ın gelişinin habercisi olan bu alametlerin büyük kısmı günümüzde gerçekleşmiştir. Üstelik arka arkaya, aynı dönem içerisinde. Bu kadar çok alametin, ard arda, belirli bir dönem içerisinde gerçekleşiyor olması, hiç şüphesiz Hz. İsa (as)'ın gelişinin iyice yakınlaşmış olduğunun önemli bir göstergesidir. Bu kitabı okurken siz de bu gerçeğe tanıklık edeceksiniz. </text:p>
      <text:p text:style-name="P24">Unutmamak gerekir ki, bu kitapta incelediğimiz her bir alamet, bize, çok kutlu bir dönemde yaşadığımızın hatırlatıcısıdır. Asırlardır beklenen bu tarihi müjde -Allah'ın izniyle- gerçekleşmek üzeredir. Hz. İsa (as), yeryüzüne tekrar dönecek, Hıristiyanlığı içine düştüğü tüm yanlışlardan arındıracak, Hz. Muhammed (sav)'in yoluna tabi olacak ve tüm insanların İslam ahlakına yönelmesine vesile olacaktır. Ve bu durum, samimi olarak iman eden tüm insanlar için büyük bir şevk ve heyecan kaynağıdır. </text:p>
      <text:p text:style-name="P22"><text:span text:style-name="T1">Allah'ın samimi olarak iman edenlere vaadi, </text:span><text:span text:style-name="T17">onları da kendilerinden öncekiler gibi "yeryüzünde güç ve iktidar sahibi" kılmasıdır.</text:span><text:span text:style-name="T1"> Bu vaad, Nur Suresi'nin 55. ayetinde şöyle haber verilir: </text:span></text:p>
      <text:p text:style-name="P50">Allah, içinizden iman edenlere ve salih amellerde bulunanlara va'detmiştir: Hiç şüphesiz onlardan öncekileri nasıl 'güç ve iktidar sahibi' kıldıysa, onları da yeryüzünde 'güç ve iktidar sahibi' kılacak, kendileri için seçip beğendiği dinlerini kendilerine yerleşik kılıp sağlamlaştıracak ve onları korkularından sonra güvenliğe çevirecektir. Onlar, yalnızca Bana ibadet ederler ve Bana hiçbir şeyi ortak koşmazlar. Kim bundan sonra inkar ederse, işte onlar fasıktır. (Nur Suresi, 55)</text:p>
      <text:p text:style-name="P24">Rabbimiz'in dilemesiyle, Hz. İsa (as)'ın gelişi, gerçek din ahlakının tüm dünyaya yayılmasına, samimi olarak iman edenlerin güvenliğe kavuşmasına vesile olacaktır. Tüm iman edenler gibi bizim de temennimiz, Rabbimiz'in bizi Hz. İsa (as)'la karşılaşma şerefine eriştirmesi ve onun gelişinden önceki bu dönemde, mübarek misafirimizi karşılamak için en güzel hazırlığı yapmamızı bize nasip etmesidir.</text:p>
      <text:p text:style-name="P24"/>
      <text:p text:style-name="P24"/>
      <text:h text:style-name="P5" text:outline-level="1">ALLAH'IN VAADİ:  HZ. İSA (AS) YERYÜZÜNE TEKRAR DÖNECEKTİR</text:h>
      <text:p text:style-name="P30"/>
      <text:p text:style-name="P24"/>
      <text:p text:style-name="P24">Alemler üzerine seçilip, örnek kılınan elçilerin hayatları, yaşadıkları olaylar, karşılaştıkları zorluklar, giriştikleri büyük mücadeleler tüm insanlar için önemli mesajlar ve dersler içerir. Kuran'da <text:s/>Allah'ın, hayatıyla, mücadelesiyle, ahlakıyla insanlara örnek gösterdiği peygamberlerden biri de Hz. İsa (as)'dır. </text:p>
      <text:p text:style-name="P24">Hz. İsa (as)'ın doğumu, hayatı ve Allah Katına alınması, Rabbimiz'in takdiriyle, hep mucizevi şekillerde gerçekleşmiş, bu mübarek peygamberin mucizevi hayatı Kuran'da ayrıntılı olarak haber verilmiştir. Allah Kuran'da birçok peygamberin kıssalarını bizlere bildirmektedir. Ancak Hz. İsa (as) çeşitli yönleriyle diğer peygamberlerden farklı bir konuma sahiptir. Allah'ın üstün ilimlerle desteklediği bu değerli kulu, Allah'ın lütfuyla, daha beşikteyken konuşmuş, ve yine Allah'ın lütfuyla, dünyada kaldığı süre içerisinde çevresindeki insanlara büyük mucizeler göstermiştir. Onun bu özel durumunun diğer bir delili de, Allah Katına alınışı ve tekrar dünyaya gönderileceğinin Kuran'da bildirilmiş olmasıdır. </text:p>
      <text:p text:style-name="P24">Kuran'da inkar edenlerin Hz. İsa (as)'ı öldürmek amacıyla bir tuzak kurdukları haber verilir. Rivayetlere göre Hz. İsa (as)'ın yanındakilerden birisinin ihanet etmesi vesilesiyle, Allah'ın elçisini tutuklayıp Romalılara teslim etmek istemişlerdir. Bu tuzağın sonu ise Kuran'da şöyle bildirilmiştir:</text:p>
      <text:p text:style-name="P50">Onlar (inanmayanlar) bir düzen kurdular. Allah da (buna karşılık) bir düzen kurdu. Allah, düzen kurucuların en hayırlısıdır. (Al-i İmran Suresi, 54)</text:p>
      <text:p text:style-name="P24">Ayette de bildirildiği gibi, Hz. İsa (as)'ı öldürmek için harekete geçilmiş, tuzak kurulmuştur. Ancak onlar Hz. İsa (as)'ı öldürmeyi başaramamışlar, onun bir benzerini, Hz. İsa (as) zannederek öldürmüşlerdir. Allah, Hz. İsa (as)'ı diri olarak Kendi Katına yükselterek, hazırlanan tuzağı boşa çıkarmıştır: </text:p>
      <text:p text:style-name="P50">Ve: "Biz, Allah'ın Resulü Meryem oğlu Mesih İsa'yı gerçekten öldürdük" demeleri nedeniyle de (onlara böyle bir ceza verdik.) Oysa onu öldürmediler ve onu asmadılar. Ama onlara (onun) benzeri gösterildi. Gerçekten onun hakkında anlaşmazlığa düşenler, kesin bir şüphe içindedirler. Onların bir zanna uymaktan başka buna ilişkin hiçbir bilgileri yoktur. Onu kesin olarak öldürmediler. Hayır; Allah onu Kendine yükseltti. Allah üstün ve güçlüdür, hüküm ve hikmet sahibidir. (Nisa Suresi, 157-158)</text:p>
      <text:p text:style-name="P24">Romalıların Hz. İsa (as)'ı çarmıha gererek öldürdükleri yanılgısı Hıristiyanlar arasında yaygındır. Bu yanlış bilgiye göre, Hz. İsa (as)'ı tutuklayan Romalılar onu çarmıha gererek öldürmüşlerdir. Tarihte bazı Hıristiyan mezhepleri (örneğin Docetism) bunu reddetmişse de, günümüzde Hıristiyan aleminin neredeyse tamamı olayı bu şekilde kabul etmekte, fakat Hz. İsa (as)'ın öldükten sonra dirilerek göğe yükseldiğine inanmaktadır. Ancak Kuran ayetlerinde, Hz. İsa (as)'ın ölmediği ve öldürülmediği, insanlara onun bir benzerinin gösterildiği, Hz. İsa (as)'ın diri olarak Allah Katına yükseltildiği bildirilmektedir: </text:p>
      <text:p text:style-name="P50">Ve: "Biz, Allah'ın Resulü Meryem oğlu Mesih İsa'yı gerçekten öldürdük" (katelna) demeleri nedeniyle de (onlara böyle bir ceza verdik.) Oysa onu öldürmediler (ma katelehu) ve onu asmadılar (ma salebuhu). Ama onlara (onun) benzeri gösterildi (şubbihe). Gerçekten onun hakkında anlaşmazlığa düşenler, kesin bir şüphe içindedirler. Onların bir zanna uymaktan başka buna ilişkin hiçbir bilgileri yoktur. Onu kesin olarak öldürmediler (ma katelehu). (Nisa Suresi, 157)</text:p>
      <text:p text:style-name="P24">Aynı ayetin devamında Hz. İsa (as)'ın ölmediği şu şekilde bildirilmektedir:</text:p>
      <text:p text:style-name="P50"><text:soft-page-break/>Hayır; Allah onu Kendine yükseltti (refea). Allah üstün ve güçlüdür, hüküm ve hikmet sahibidir. (Nisa Suresi, 158)</text:p>
      <text:p text:style-name="P22"><text:span text:style-name="T1">Ayette bildirilen gerçek açıktır. Hz. İsa (as)'ı kendilerince öldürmeye kalkışan Romalılar, bunda başarılı olamamışlardır. Ayette geçen </text:span><text:span text:style-name="T17">"... Ama onlara (onun) benzeri gösterildi..."</text:span><text:span text:style-name="T1"> ifadesi bu durumu açıkça haber vermektedir. </text:span></text:p>
      <text:p text:style-name="P24">Allah insanlara Hz. İsa (as)'ın bir benzerini göstermiş ve Hz. İsa (as)'ı inkarcıların kurduğu tuzaktan koruyarak Kendi Katına yükseltmiştir. Ayrıca Rabbimiz, bu iddiada bulunanların gerçeğe dair bir bilgileri olmadığını da bildirmiştir.</text:p>
      <text:p text:style-name="P24"/>
      <text:h text:style-name="P53" text:outline-level="2">Kuran'da Hz. İsa (as)'ın Allah Katına Yükselişi</text:h>
      <text:p text:style-name="P24">Peygamberlerin ölümlerinin aktarıldığı kıssalarda geçen kelimelerle, Hz. İsa (as)'ın Allah Katına alınışının anlatıldığı ayetlerin incelenmesi, Hz. İsa (as)'ın durumuyla ilgili önemli bir gerçeği ortaya çıkarmaktadır: Hz. İsa (as) diğer peygamberler gibi vefat etmemiş ya da inkar edenler tarafından öldürülmemiş, Rabbimiz onu Kendi Katına yükseltmiştir. Bu bölümde Hz. İsa (as)'ın ve diğer peygamberlerin ölümlerini ifade eden kelimelerin Arapça karşılıklarını ve Kuran ayetlerinde ne şekilde kullanıldıklarını inceleyeceğiz. </text:p>
      <text:p text:style-name="P22"><text:span text:style-name="T1">Kuran'da peygamberlerin ölmesi veya öldürülmesiyle ilgili olarak kullanılan kelimeler ileride daha detaylı göreceğimiz gibi "katele (öldürmek), mate (ölmek), haleke (helak olmak), salebe (asmak)" ya da birkaç özel kelimedir. Oysa Hz. İsa (as) için, Kuran'da çok açık bir şekilde, </text:span><text:span text:style-name="T17">"Onu öldürmediler (ma katelehu) ve asmadılar (ma salebuhu)" </text:span><text:span text:style-name="T1">ifadesi kullanılarak hiçbir öldürme şekliyle öldürülmediği bildirilmiştir. Allah ayetlerde insanlara Hz. İsa (as)'ın bir benzerinin gösterildiğini ve onun Kendi Katına yükseltildiğini bildirmektedir. Bu gerçek Al-i İmran Suresi'nde şu şekilde haber verilir:</text:span></text:p>
      <text:p text:style-name="P50">Hani Allah, İsa'ya demişti ki: "Ey İsa doğrusu seni Ben vefat ettireceğim (müteveffiyke), seni Kendime yükselteceğim (rafiuke), seni inkar edenlerden temizleyeceğim ve sana uyanları kıyamete kadar inkara sapanların üstüne geçireceğim..." (Al-i İmran Suresi, 55)</text:p>
      <text:p text:style-name="P24">Kuran'da ölüm anlamı içeren kelimelerin ve Al-i İmran Suresi'nde geçen "vefat ettirme" kelimesinin kullanım şekilleri şöyledir:</text:p>
      <text:p text:style-name="P26"/>
      <text:h text:style-name="P58" text:outline-level="4">1) Vefea: Vefat Ettirme</text:h>
      <text:p text:style-name="P24">Ayette geçen "vefat" kelimesinin karşılığı Türkçe'de kullanılan ölme anlamından farklı anlamlara gelmektedir. Ayetlerin Arapça karşılıklarının incelenmesi, Hz. İsa (as)'ın bildiğimiz manada ölmediğini açıkça ortaya koyar. Maide Suresi'nin 117. ayetinde ölüm olayı şu şekilde aktarılır: </text:p>
      <text:p text:style-name="P50">"Ben onlara bana emrettiklerinin dışında hiçbir şeyi söylemedim. (O da şuydu:) 'Benim de Rabbim, sizin de Rabbiniz olan Allah'a kulluk edin.' Onların içinde kaldığım sürece, ben onların üzerinde bir şahidim. Beni vefat ettirdiğinde (teveffeyteni), üzerlerindeki gözetleyici Sendin. Sen herşeyin üzerine şahid olansın."</text:p>
      <text:p text:style-name="P22"><text:span text:style-name="T1">Bu ayetlerde geçen ve Türkçe meallerde </text:span><text:span text:style-name="T17">öldürme</text:span><text:span text:style-name="T1"> ya da</text:span><text:span text:style-name="T17"> vefat ettirme</text:span><text:span text:style-name="T1"> olarak çevrilen kelime (teveffeyteni) Arapçada "vefea" kökünden türemiştir ve bu kelime ölüm manasına değil, "canın alınması" manasına gelmektedir. Nitekim Arapça tefsirlerde de ölüm manasında kullanılmaz. İslam alimi Kurtubi'nin tefsiri bunun örneklerinden biridir. Kurtubi tefsirinde söz konusu kelime için "nefislerin ele alınması" tabiri kullanılmıştır. İnsanın canının alınmasının her zaman ölüm anlamına gelmediği yine Kuran'da bizlere </text:span><text:soft-page-break/><text:span text:style-name="T1">bildirmektedir. Örneğin "vefea" kelimesinin geçtiği bir ayette insanın ölümünden değil, uykudaki halinden bahsedilmektedir:</text:span></text:p>
      <text:p text:style-name="P50">Sizi geceleyin vefat ettiren (yeteveffakum) ve gündüzün "güç yetirip etkilemekte olduklarınızı" bilen, sonra adı konulmuş ecel doluncaya kadar onda sizi dirilten O'dur... (Enam Suresi, 60)</text:p>
      <text:p text:style-name="P24">Bu ayette "vefat ettirme" olarak tercüme edilen kelime ile, Al-i İmran Suresi'nin 55. ayetinde geçen kelime aynıdır, yani her iki ayette de "vefea" kelimesi geçmektedir. İnsanın, gece içinde bulunduğu durum ölüm olmadığına göre yukarıdaki ayette geçen "yeteveffakum" kelimesinin ölümü kastetmediği, doğru tercümenin "geceleyin canlarınızı alan" şeklinde olması gerektiği açıktır. Aşağıdaki ayette ise aynı kelime şu şekilde geçmektedir:</text:p>
      <text:p text:style-name="P50">Allah, ölecekleri (mevt) zaman canlarını alır (yeteveffa); ölmeyeni de uykusunda (canını alır) (lem temut). Böylece, kendisi hakkında ölüm kararı (el mevte) verilmiş olanı tutar, öbürüsünü ise adı konulmuş bir ecele kadar salıverir... (Zümer Suresi, 42)</text:p>
      <text:p text:style-name="P24">Bu ayetten de anlaşılacağı gibi, Allah uyuyan insanın canını almaktadır, ama hakkında ölüm kararı verilmemiş olanı eceli gelinceye kadar tekrar salıvermektedir. Bu haliyle insan bildiğimiz manada ölmüş olmaz. Yalnızca geçici bir süre için ruhu bedeninden ayrılmış farklı bir boyuta girmiş olur. Allah uyanacağı zaman insanın ruhunu bedenine iade eder. </text:p>
      <text:p text:style-name="P22"><text:span text:style-name="T1">Uykunun bir tür vefat olarak değerlendirildiğini, ancak bununla biyolojik ölümün kast edilmediğini gösteren örneklerden biri de Peygamber Efendimiz (sav)'in uykusundan kalktığı zaman "Bizi öldürdükten sonra dirilten Allah'a hamdolsun" dediğini bildiren hadis-i şeriftir. </text:span><text:span text:style-name="T19">(Buhari, Kitabu'd Deavat 6312; İbni Sinni, Fi Amelli'l Yevm ve'l Leyle, no. 647, 856, 857, 885; Muhammed Halil Herras; Hz. İsa (as) Gelecek mi?, Isparta 2002, s. 9)</text:span><text:span text:style-name="T1"> Hiç şüphesiz, Hz. Muhammed (sav) bu hikmetli sözüyle, uyunduğu zaman biyolojik manada ölüm gerçekleştiğine değil, uyuyan insanın bizim anladığımızdan farklı bir anlamda "canının alındığına" dikkat çekmiştir. Ünlü İslam alimi ve müfessir İbn Kesir de, Al-i İmran Suresi'nin tefsirini yaparken, diğer pek çok delil ile birlikte söz konusu hadis-i şerifi kullanmıştır. İbn Kesir'in tefsirinde, "vefea" kelimesinin uykuya işaret ettiği, aynı kelimenin diğer ayetlerde ne şekilde yer aldığı gösterilerek açıklanır. Bu açıklamaların ardından, İbn Kesir, İbn Ebu Hatim'den rivayet edilen bir hadisi de kullanarak kanaatini şöyle ifade eder:</text:span></text:p>
      <text:p text:style-name="P11"><text:span text:style-name="T1">İbn Ebu Hatim diyor ki; "Bize babam... Hasan'dan rivayet etti ki, o, 'Seni vefat ettireceğim..." ayeti hakkında şu açıklamada bulunmuştur: Burası, 'Seni uyku ölümü ile öldüreceğim, yani uyutacağım' anlamındadır ki, Allah Teala Hz. İsa (as)'ı uykuda iken göğe kaldırmıştır... Cenab-ı Hak, Hz. İsa (as)'ı şüphe götürmeyen bir gerçek olarak, uyku ile vefat ettirdikten sonra göğe çekmiş ve o dönemde kendisine eziyet eden Yahudilerin eziyetlerinden kurtarmıştır.</text:span><text:span text:style-name="T13">4</text:span></text:p>
      <text:p text:style-name="P24"/>
      <text:h text:style-name="P58" text:outline-level="4">2) Katele: Öldürmek</text:h>
      <text:p text:style-name="P24">Kuran'da ölüm konusu anlatılırken genelde kullanılan kelime Arapça'da "öldürmek" anlamına gelen "katele" kelimesidir. Mümin Suresi'nde "katele" kelimesi şu şekilde kullanılmaktadır:</text:p>
      <text:p text:style-name="P50">Firavun dedi ki: "Bırakın beni, Musa'yı öldüreyim (aktul) de o (gitsin) Rabbine yalvarıp-yakarsın"... (Mümin Suresi, 26)</text:p>
      <text:p text:style-name="P24">Ayette geçen "Musa'yı öldüreyim" ifadesinin Arapçası "aktul Musa" şeklindedir. Bu kelime katele fiilinden türemiştir. Bir diğer ayette ise aynı kelime şu şekilde kullanılmaktadır:</text:p>
      <text:p text:style-name="P50">... Peygamberleri haksız yere öldürmelerindendi (yaktulune)... (Bakara Suresi, 61)</text:p>
      <text:p text:style-name="P24">Ayette geçen "öldürmelerindendi" kelimesinin Arapçası "yaktulune" şeklindedir ve yine aynı şekilde katele kelimesinden türemiştir. Ve tercümede de açıkça ifade edildiği gibi "öldürmek" anlamına gelmektedir. <text:soft-page-break/>Aşağıda peygamberlerin ölümünü açıklayan bazı ayetlerde "katele" fiilinin ne şekilde kullanıldığı belirtilmektedir. Parantez içinde anlamları bildirilen tüm kelimelerin fiil kökleri KATELE'dir:</text:p>
      <text:p text:style-name="P50">... Onların bu sözlerini ve peygamberleri haksız yere öldürmelerini (katlehum) yazacağız... (Al-i İmran Suresi, 181)</text:p>
      <text:p text:style-name="P50">... De ki: "Eğer inanıyor idiyseniz, daha önce ne diye Allah'ın peygamberlerini öldürüyordunuz?" (taktulune) (Bakara Suresi, 91)</text:p>
      <text:p text:style-name="P50">Allah'ın ayetlerini inkar edenler, peygamberleri haksız yere öldürenler (yaktulune) ve insanlardan adaleti emredenleri öldürenler; (yaktulune)... (Al-i İmran Suresi, 21)</text:p>
      <text:p text:style-name="P50">"Öldürün (uktulu) Yusuf'u veya onu bir yere atıp-bırakın..." (Yusuf Suresi, 9)</text:p>
      <text:p text:style-name="P50">..."Ey Musa, önde gelenler, seni öldürmek (li yaktulu) konusunda aralarında görüşmektedirler..." (Kasas Suresi, 20)</text:p>
      <text:p text:style-name="P50">Bunun üzerine kavminin (İbrahim'e) cevabı yalnızca: "Onu öldürün (uktuluhu) ya da yakın" demek oldu... (Ankebut Suresi, 24)</text:p>
      <text:p text:style-name="P24"/>
      <text:h text:style-name="P58" text:outline-level="4">3) Haleke: Ölmek </text:h>
      <text:p text:style-name="P24">Kuran'da öldürme fiili için kullanılan bir diğer kelime ise "haleke" fiilidir. Haleke kelimesi ayetlerde "helak olmak, ölmek" anlamlarında kullanılmaktadır. Örneğin Mümin Suresi'nin 34. ayetinde şu şekilde geçmektedir:</text:p>
      <text:p text:style-name="P50">... Sonunda o, vefat edince, (haleke) demiştiniz ki; "Allah, ondan sonra kesin olarak bir elçi göndermez... (Mümin Suresi, 34)</text:p>
      <text:p text:style-name="P24">Ayette, Türkçeye "vefat edince" olarak çevrilen ifadenin Arapçası "iza heleke" şeklindedir ve bu kelimenin anlamı da ölmektir. </text:p>
      <text:p text:style-name="P24"/>
      <text:h text:style-name="P58" text:outline-level="4">4) El Mevte: Ölüm</text:h>
      <text:p text:style-name="P24">Kuran'da peygamberlerin ölümüyle ilgili olarak kullanılan bir diğer kelime ise "el mevte" kelimesidir. Mate kelimesi ayetlerde "ölmek" anlamında kullanılmaktadır. Bunlardan biri Sebe Suresi'nde Hz. Süleyman ile ilgili olarak bildirilmektedir:</text:p>
      <text:p text:style-name="P50">Böylece onun (Süleyman'ın) ölümüne (el mevte) karar verdiğimiz zaman, ölümünü (mevtihi), onlara, asasını yemekte olan bir ağaç kurdundan başkası haber vermedi... (Sebe Suresi, 14)</text:p>
      <text:p text:style-name="P24">Aynı kökenden gelen bir diğer kullanım ise Hz. Yahya'ya yönelik olarak kullanılmaktadır: </text:p>
      <text:p text:style-name="P50">Ona selam olsun; doğduğu gün, öleceği gün (yemutu) ve diri olarak yeniden-kaldırılacağı gün de. (Meryem Suresi, 15)</text:p>
      <text:p text:style-name="P24">Bu ayette "öleceği" şeklinde çevrilen kelimenin Arapçası "yemutu" kelimesidir. Aynı kelime Hz. Yakub'un ölümü ile ilgili ayetlerde de geçmektedir. Bakara Suresi'nde şu şekilde kullanılır:</text:p>
      <text:p text:style-name="P50">Yoksa siz, Yakub'un ölüm anında (el mevte) orada şahidler miydiniz?.. (Bakara Suresi, 133)</text:p>
      <text:p text:style-name="P24">Bu ayette geçen "el mevte" kelimesi de yine aynı kökten gelmekte ve ölüm anlamı taşımaktadır.</text:p>
      <text:p text:style-name="P24">Peygamberimiz Hz. Muhammed (sav) ile ilgili bir ayette ise "katele" ve "mate" fiilleri aynı anda kullanılmaktadır:</text:p>
      <text:p text:style-name="P50"><text:soft-page-break/>Muhammed, yalnızca bir elçidir. Ondan önce nice elçiler gelip-geçmiştir. Şimdi o ölürse (mate) ya da öldürülürse, (kutile) siz topuklarınız üzerinde gerisin geriye mi döneceksiniz?... (Al-i İmran Suresi, 144)</text:p>
      <text:p text:style-name="P24">Mate (ölmek) kökünden gelen mevt kelimesi, yine peygamber ölümlerinin anlatıldığı başka ayetlerde de geçmektedir:</text:p>
      <text:p text:style-name="P50">... Dedi ki: "Keşke bundan önce ölseydim de (mittu), hafızalardan silinip unutuluverseydim." (Meryem Suresi, 23)</text:p>
      <text:p text:style-name="P50">Senden önce hiçbir beşere ölümsüzlüğü (el hulde) vermedik; şimdi sen ölürsen (mitte) onlar ölümsüz mü kalacaklar? (Enbiya Suresi, 34)</text:p>
      <text:p text:style-name="P50">"Beni öldürecek (yumituni), sonra diriltecek olan da O'dur." (Şuara Suresi, 81)</text:p>
      <text:p text:style-name="P24"/>
      <text:h text:style-name="P58" text:outline-level="4">5) Halid: Ölümsüz</text:h>
      <text:p text:style-name="P24">Ayetlerde yer alıp, doğrudan ölmek ya da öldürmek fiilini değil, ancak ölümsüzlüğü ifade eden bir başka kelime ise "halid" kelimesidir. Halid kelimesinin anlamı kalıcı olmak, bekası devam etmek şeklindedir. Enbiya Suresi'nde "halid" kelimesi şu şekilde kullanılmıştır:</text:p>
      <text:p text:style-name="P50">Biz onları, yemek yemez cesetler kılmadık ve onlar ölümsüz (halidiyne) değillerdi. (Enbiya Suresi, 8)</text:p>
      <text:p text:style-name="P24"/>
      <text:h text:style-name="P58" text:outline-level="4">6) Salebe: Asmak</text:h>
      <text:p text:style-name="P24">Kuran'da peygamberlerin ölümleri anlatılırken kullanılan kelimelerden biri de salebe (asmak) fiilidir. Salebe fiili "asmak, çarmıha germek ve idam etmek" gibi anlamlara gelmektedir. Bu fiil bazı ayetlerde şu şekilde kullanılmaktadır:</text:p>
      <text:p text:style-name="P50">... Oysa onu öldürmediler ve onu asmadılar (ma salebuhu) ... (Nisa Suresi, 157)</text:p>
      <text:p text:style-name="P50">... Biri efendisine şarap içirecek, diğeri ise asılacak (yuslebi)... (Yusuf Suresi, 41)</text:p>
      <text:p text:style-name="P50">... Ancak öldürülmeleri asılmaları (yusallebu)... (Maide Suresi, 33)</text:p>
      <text:p text:style-name="P50">Muhakkak ellerinizi ve ayaklarınızı çaprazlama keseceğim ve hepinizi idam edeceğim. (usallibennekum) (Araf Suresi, 124)</text:p>
      <text:p text:style-name="P24">Ayetlerde de görüldüğü gibi Hz. İsa (as)'ın vefatıyla diğer peygamberlerin ölümlerinin aktarıldığı ayetler birbirinden çok farklı kelimelerle ifade edilmektedir. Allah Kuran ayetlerinde Hz. İsa (as)'ın öldürülmediğini, asılmadığını, insanlara onun bir benzerinin gösterildiğini, onu vefat ettirdiğini (yani uykudaki gibi canını aldığını) ve Kendi Katına yükselttiğini bildirmiştir. Hz. İsa (as) için "canını almak" anlamına gelen "vefea" fiili kullanılırken, diğer peygamberler için normal ölümü ifade eden "katele" ya da "mevt" gibi ifadeler kullanılmaktadır. Bu bilgiler ise bize, Hz. İsa (as)'ın Allah Katında diri olduğunu ve yeryüzüne yeniden geleceğini bir kez daha göstermektedir. </text:p>
      <text:p text:style-name="P24"/>
      <text:h text:style-name="P52" text:outline-level="2">Hz. İsa (as)'ın<text:span text:style-name="T1">Yeryüzüne İkinci Kez Gelişi</text:span></text:h>
      <text:p text:style-name="P24">Hz. İsa (as)'ın yeryüzüne ikinci kez geleceği konusu Kuran'da ve Peygamber Efendimiz (sav)'in hadislerinde çok açık olarak bildirilmiştir. Pek çok ayette ve hadiste bu konu ile ilgili kesin ifadeler bulunmaktadır. </text:p>
      <text:p text:style-name="P24"><text:soft-page-break/></text:p>
      <text:h text:style-name="P55" text:outline-level="3">Kuran'dan Deliller</text:h>
      <text:p text:style-name="P24"/>
      <text:h text:style-name="P58" text:outline-level="4">I. Delil</text:h>
      <text:p text:style-name="P60">"... sana uyanları kıyamete kadar inkara sapanların üstüne geçireceğim..."</text:p>
      <text:p text:style-name="P24">Hz. İsa (as)'ın ikinci kez yeryüzüne geleceğine dair işaretler taşıyan ayetlerden ilki Al-i İmran Suresi'nin 55. ayetidir:</text:p>
      <text:p text:style-name="P50">Hani Allah, İsa'ya demişti ki: "Ey İsa, doğrusu seni Ben vefat ettireceğim ve seni Kendime yükselteceğim, seni inkar edenlerden temizleyeceğim ve sana uyanları kıyamete kadar inkara sapanların üstüne geçireceğim. Sonra dönüşünüz yalnızca Banadır, hakkında anlaşmazlığa düştüğünüz şeyde aranızda Ben hükmedeceğim. (Al-i İmran Suresi, 55)</text:p>
      <text:p text:style-name="P24">Allah kıyamete kadar inkar edenlere üstün gelen ve Hz. İsa (as)'a gerçekten tabi olan bir grubun varlığından söz etmektedir. Hz. İsa hayatta iken ona uyanların sayısı çok azdı. Ve onun Allah Katına yükselişinin ardından da hızla dinde dejenerasyon başladı. Sonraki iki yüzyıl boyunca da, Hz. İsa (as)'a iman edenler (İseviler) şiddetli baskılara maruz kaldılar. Üstelik İsevilerin hiçbir siyasi gücü de bulunmamaktaydı. Bu durumda geçmişte yaşayan Hıristiyanların, inkar edenlere üstün geldiklerini ve bu ayetin onlara baktığını söyleyemeyiz. </text:p>
      <text:p text:style-name="P24">Günümüzde ise Hıristiyanlığın özünden uzaklaştığını, Hz. İsa (as)'ın anlattığı hak dinden farklı bir dine dönüştüğünü görürüz. Hıristiyanların çoğu arasında Hz. İsa (as)'ın Allah'ın oğlu olduğu şeklindeki (Allah'ı tenzih ederiz) sapkın inanç benimsenmiş ve teslis inancı (üçleme; Baba, oğul, kutsal Ruh) asırlar önce kabul edilmiştir. Bu durumda, dinin aslından iyice uzaklaşmış olan günümüz Hıristiyanlarını da Hz. İsa (as)'a uyanlar olarak kabul edemeyiz, çünkü Allah, Kuran'ın birçok ayetinde "üçleme"ye inananların inkar içerisinde olduklarını bildirmiştir:</text:p>
      <text:p text:style-name="P50">Andolsun, "Allah üçün üçüncüsüdür" diyenler küfre düşmüştür. Oysa tek bir İlah'tan başka İlah yoktur... (Maide Suresi, 73)</text:p>
      <text:p text:style-name="P22"><text:span text:style-name="T1">Bu durumda </text:span><text:span text:style-name="T17">"sana uyanları kıyamete kadar inkara sapanların üstüne geçireceğim"</text:span><text:span text:style-name="T1"> ifadesi açık bir işaret taşımaktadır. Hz. İsa (as)'a uyan ve kıyamete kadar yaşayacak olan bir topluluk olması gerekmektedir. Böyle bir topluluk, kuşkusuz Hz. İsa (as)'ın yeryüzüne tekrar gelişiyle ortaya çıkacaktır. Ve tekrar dünyaya gelişi sırasında bu kutlu insana tabi olanlar, kıyamete kadar inkar edenlere üstün kılınacaktır. </text:span></text:p>
      <text:p text:style-name="P22"><text:span text:style-name="T1">Ayrıca ayetin sonunda geçen</text:span><text:span text:style-name="T17"> "... Sonra dönüşünüz Banadır..." </text:span><text:span text:style-name="T1">ifadesi de dikkat çekicidir. Allah Hz. İsa (as)'a uyanları kıyamete kadar inkara sapanların üstüne geçireceğini haber verdikten sonra Hz. İsa (as) da dahil olmak üzere tümünün kendisine döneceğini bildirmektedir. "Allah'a dönmeleri" ölmeleri olarak anlaşılmaktadır. Bu da, Hz. İsa (as)'ın da kıyamete yakın dönemde yeryüzüne tekrar geldikten sonra ölümünün gerçekleşeceğine bir işarettir.</text:span></text:p>
      <text:p text:style-name="P24"/>
      <text:h text:style-name="P58" text:outline-level="4">II. delil</text:h>
      <text:p text:style-name="P60">"... ölmeden önce ona inanmayacak kimse yoktur..."</text:p>
      <text:p text:style-name="P24">Nisa Suresi'nin 156-158. ayetlerinin arkasından Allah, 159. ayette şöyle buyurmaktadır:</text:p>
      <text:p text:style-name="P50">Andolsun, Kitap Ehlinden, ölmeden önce ona inanmayacak kimse yoktur. Kıyamet günü, o da onların aleyhine şahit olacaktır. (Nisa Suresi, 159)</text:p>
      <text:p text:style-name="P22"><text:soft-page-break/><text:span text:style-name="T1">Yukarıdaki ayette yer alan </text:span><text:span text:style-name="T17">"ölmeden önce ona inanmayacak kimse yoktur"</text:span><text:span text:style-name="T1"> ifadesi oldukça dikkat çekicidir. Bu cümlenin Arapça karşılığı şu şekildedir: </text:span><text:span text:style-name="T17">"... ve in min ehlil kitabi illa leyüminenne bihi kable mevtihi" </text:span></text:p>
      <text:p text:style-name="P24">Burada bazı tefsirciler "o" zamirinin Hz. İsa (as) yerine Kuran'a baktığını düşünmüşler ve ayete Kitap Ehlinin ölmeden Kuran'a iman edeceği şeklinde bir yorumda bulunmuşlardır. Oysa bu ayet öncesindeki iki ayette de "o" zamiri tartışmasız bir biçimde Hz. İsa (as) için kullanılmıştır:</text:p>
      <text:p text:style-name="P22">Nisa Suresi, 157. ayet: </text:p>
      <text:p text:style-name="P50">Ve: "Biz, Allah'ın Resulü Meryem oğlu Mesih İsa'yı gerçekten öldürdük" demeleri nedeniyle de (onlara böyle bir ceza verdik.) Oysa onu öldürmediler ve onu asmadılar. Ama onlara (onun) benzeri gösterildi. Gerçekten onun hakkında anlaşmazlığa düşenler, kesin bir şüphe içindedirler. Onların bir zanna uymaktan başka buna ilişkin hiçbir bilgileri yoktur. Onu kesin olarak öldürmediler. </text:p>
      <text:p text:style-name="P24">Nisa Suresi, 158. ayet:</text:p>
      <text:p text:style-name="P50">Hayır; Allah onu Kendine yükseltti. Allah üstün ve güçlüdür, hüküm ve hikmet sahibidir. </text:p>
      <text:p text:style-name="P24">Bu ayetlerin hemen arkasından gelen ayette kullanılan "o" zamirinin Hz. İsa (as)'dan başka bir varlığı kastettiğinin hiçbir delili yoktur. </text:p>
      <text:p text:style-name="P24">Nisa Suresi, 159. ayet:</text:p>
      <text:p text:style-name="P50">Andolsun, Kitap Ehlinden, ölmeden önce ona inanmayacak kimse yoktur. Kıyamet günü, o da onların aleyhine şahit olacaktır.</text:p>
      <text:p text:style-name="P22"><text:span text:style-name="T1">Diğer taraftan ayetin ikinci cümlesinde yer alan </text:span><text:span text:style-name="T17">"Kıyamet günü, o da onların aleyhine şahit olacaktır"</text:span><text:span text:style-name="T1"> ifadesi de oldukça önemlidir. Kuran'da kıyamet günü insanın dilinin, ellerinin ve ayaklarının (Nur Suresi, 24, Yasin Suresi, 65), işitme, görme duyularının ve derilerinin (Fussilet Suresi, 20-23) kendi aleyhlerine şahitlik edecekleri bildirilmektedir. Kuran'ın şahitliği ile ilgili ise hiçbir ayet yoktur. İlk cümlenin –</text:span><text:span text:style-name="T19">cümle yapısı olarak veya ayetlerin ardarda gelişi açısından herhangi bir delil bulunmamasına rağmen</text:span><text:span text:style-name="T1">- "Kuran"ı ifade ettiği kabul edilirse, ikinci cümlede yer alan "o" zamirinin de Kuran'a işaret ettiği iddia edilmiş olur. Oysa Allah Kuran'da bizlere bu konuyla ilgili herhangi bir bilgi vermemiştir.</text:span></text:p>
      <text:p text:style-name="P22"><text:span text:style-name="T1">Bununla birlikte, bir önceki ayette bildirilen</text:span><text:span text:style-name="T17"> "… Allah onu Kendine yükseltti"</text:span><text:span text:style-name="T1"> ifadesi de, bu ayette işaret edilenin Kuran olmadığını bir kez daha göstermektedir. Kuran 1400 yıldır iman edenlere hidayet rehberidir ve Allah Katına yükseltilmemiştir. Allah Katına yükseltilen Hz. İsa (as)'dır. Bu da ayette haber verilen şahitiliğin, Hz. İsa (as)'ın Kitap Ehli için yapacağı şahitlik olduğunu, ayette "o" zamiri ile Kuran'a işaret edilmediğini gösteren bir başka delildir. </text:span></text:p>
      <text:p text:style-name="P24">Kuran ayetlerine baktığımızda aynı zamirin, Kuran'a işaret ettiği durumlarda, (Tarık Suresi, 13, Tekvir Suresi, 19, Neml Suresi, 77 ve Şuara Suresi, 192-196'da olduğu gibi) ayetin öncesinde ya da sonrasında mutlaka Kuran'dan bahsedildiğini görürüz. Ayetin öncesinde, sonrasında veya ayetin içinde Kuran'dan bahsedilmiyorsa, bu ayetin Kuran'ı tarif ettiğini söylemek yanlış olabilir. Ayet çok açık bir biçimde Hz. İsa (as)'a inanılmasından ve onun inananlara şahit olmasından bahsetmektedir.</text:p>
      <text:p text:style-name="P24">Ayetin manası hakkında belirteceğimiz ikinci nokta ise "ölümünden önce" ifadesinin yorumu ile ilgilidir. Bazıları bu ifadenin "Kitap Ehlinin kendi ölümlerinden önce" inanması anlamında olduğunu düşünmektedirler. Bu yoruma göre Kitap Ehlinden olan her kişi kendisine ölüm gelmeden Hz. İsa (as)'a mutlaka iman edecektir. Oysa Arapça dilbilgisi, bu iddianın doğru olmadığını göstermektedir. </text:p>
      <text:p text:style-name="P24">Kuran'da Kitap Ehli ile ilgili tüm ayetlerde, çoğulluğu ifade eden "hum" eki kullanılmıştır. (Beyyine Suresi, 1 ve 6; Hadid Suresi, 29; Haşr Suresi 2'de olduğu gibi.) Bu ayette ise tekilliği ifade eden "h" eki kullanılmıştır. <text:soft-page-break/>Bu durumda, ayette haber verilen, Hz. İsa (as)'ın ölümünden –yani yeryüzüne ikinci kez gelip biyolojik olarak ölümünden- önce Kitap Ehli'nin kendisine inanacağıdır. (Doğrusunu Allah bilir.) <text:s/></text:p>
      <text:p text:style-name="P22"><text:span text:style-name="T1">Ayrıca Hz. İsa (as) döneminde Kitap Ehli tanımlamasına dahil olan Yahudiler ona iman etmemişlerdir. Aynı durum bugünkü Yahudiler için de geçerlidir, çünkü onlar Hz. İsa (as)'ı peygamber olarak kabul etmemektedirler. Bugüne kadar Hz. İsa (as)'a iman etmemiş milyonlarca Ehli Kitap Yahudi yaşamış ve Hz. İsa (as)'a iman etmeden ölmüştür. Dolayısıyla ayette söz konusu olan Kitap Ehlinin değil, Hz. İsa (as)'ın ölümüdür. Sonuç olarak, ayetlerin bizlere gösterdiği gerçek ise şudur: </text:span><text:span text:style-name="T17">"Hz. İsa (as) ölmeden önce tüm Ehli Kitap ona iman edecektir."</text:span></text:p>
      <text:p text:style-name="P24">Ayet gerçek manasıyla ele alındığında ise çok açık gerçeklerle karşılaşırız.</text:p>
      <text:p text:style-name="P24">Birincisi, ayette gelecekten bahsedildiği açıktır, çünkü Hz. İsa (as)'ın ölümü söz konusudur. Oysa o ölmemiş Allah Katına yükselmiştir. Hz. İsa (as) dünyaya yeniden gelecek ve her insan gibi yaşayıp ölecektir. İkincisi Hz. İsa (as)'a tüm Ehli Kitabın iman etmesi söz konusudur. Bu da henüz gerçekleşmemiş ancak kesin olarak gerçekleşeceği bildirilen bir olaydır. Dolayısıyla buradaki "ölümünden önce" ifadesinin işaret ettiği kişi Hz. İsa (as)'dır. Kitap Ehli onu görüp bilecek, ona yaşarken ilerleyen satırlarda detaylı olarak anlatılacağı gibi Müslüman olarak itaat edecek ve Hz. İsa (as) da onların durumlarıyla ilgili ahirette şahitlik edecektir. </text:p>
      <text:p text:style-name="P24"/>
      <text:h text:style-name="P58" text:outline-level="4">III. delil</text:h>
      <text:p text:style-name="P60">"Şüphesiz o, kıyamet-saati için bir ilimdir..."</text:p>
      <text:p text:style-name="P24">Hz. İsa (as)'ın yeniden yeryüzüne döneceği ile ilgili bir başka ayet de Zuhruf Suresi'nin 61. ayetidir. Bu surenin 57. ayetinden itibaren Hz. İsa (as)'dan bahsedilir:</text:p>
      <text:p text:style-name="P50">Meryem oğlu (İsa) bir örnek olarak verilince, senin kavmin hemen ondan (keyifle söz edip) kahkahalarla gülüyorlar. Dediler ki: "Bizim ilahlarımız mı daha hayırlı, yoksa o mu?" Onu yalnızca bir tartışma-konusu olsun diye (örnek) verdiler. Hayır, onlar 'tartışmacı ve düşman' bir kavimdir. O, yalnızca bir kuldur; kendisine nimet verdik ve onu İsrailoğullarına bir örnek kıldık. Eğer Biz dilemiş olsaydık, elbette sizden melekler kılardık; yeryüzünde (size) halef (yerinize geçenler) olurlardı. (Zuhruf Suresi, 57-60)</text:p>
      <text:p text:style-name="P24">Bu ayetlerin hemen arkasından gelen 61. ayette Hz. İsa (as)'ın kıyamet saati için bir ilim olduğu belirtilmektedir: </text:p>
      <text:p text:style-name="P50">Şüphesiz o, kıyamet-saati için bir ilimdir. Öyleyse ondan yana hiçbir kuşkuya kapılmayın ve Bana uyun. Dosdoğru yol budur. (Zuhruf Suresi, 61)</text:p>
      <text:p text:style-name="P22"><text:span text:style-name="T1">Bu ayetin Hz. İsa (as)'ın ahir zamanda yeryüzüne dönüşüne açık bir işaret taşıdığını söyleyebiliriz. Çünkü Hz. İsa (as), Kuran'ın indirilişinden yaklaşık altı asır önce yaşamıştır. Dolayısıyla bu ilk hayatını</text:span><text:span text:style-name="T17"> "kıyamet saati için bir bilgi"</text:span><text:span text:style-name="T1"> yani bir kıyamet alameti olarak anlayamayız. Ayetin işaret ettiği anlam, Hz. İsa (as)'ın, ahir zamanda, yani kıyametten önceki son zaman diliminde yeniden yeryüzüne döneceği ve bunun da bir kıyamet alameti olacağıdır.</text:span></text:p>
      <text:p text:style-name="P22"><text:span text:style-name="T1">Bu ayette geçen </text:span><text:span text:style-name="T17">"O, kıyamet saati için bir ilimdir"</text:span><text:span text:style-name="T1"> ifadesinin Arapça karşılığı şu şekildedir: </text:span><text:span text:style-name="T17">"İnnehu le ilmun lissaati." </text:span></text:p>
      <text:p text:style-name="P24">Bu ifadede yer alan "hu" zamirinin "Kuran"a işaret ettiğini söyleyenler vardır. Ancak yukarıda da belirtildiği gibi Kuran için "hu" yani "o" zamiri kullanıldığında mutlaka ayetin öncesinde veya sonrasında veya ayetin içinde Kuran'ı anlatan başka ifadeler de bulunmaktadır. Başka bir konu içinde "hu" zamiri ile Kuran'dan bahsedilmez. Ayrıca bu ayetin öncesindeki ayete bakıldığında, orada da açıkça Hz. İsa (as) kastedilerek o zamiri kullanıldığı görülecektir: </text:p>
      <text:p text:style-name="P50"><text:soft-page-break/>"O, yalnızca bir kuldur; kendisine nimet verdik ve onu İsrailoğullarına bir örnek kıldık." (Zuhruf Suresi, 59)</text:p>
      <text:p text:style-name="P22"><text:span text:style-name="T1">Bu zamirin Kuran'a işaret ettiğini söyleyenler ise ayetin devamında geçen </text:span><text:span text:style-name="T17">"Ondan kuşkulanmayın, bana uyun" </text:span><text:span text:style-name="T1">ifadesini delil olarak gösterirler. Ancak bu ifadenin öncesindeki ayetler tamamen Hz. İsa (as)'dan bahsetmektedir. Bu nedenle "hu" zamirinin bir önceki ayetlerle ilgili olması ve Hz. İsa (as)'ı anlatması daha uygundur. Nitekim büyük İslam alimleri de bu zamiri gerek ayetlere gerekse sahih hadislere dayanarak Hz. İsa (as) olarak açıklamaktadırlar. Elmalılı Hamdi Yazır'ın tefsirinde bu konu şu şekilde açıklanmaktadır:</text:span></text:p>
      <text:p text:style-name="P11"><text:span text:style-name="T1">"Muhakkak ki o saat için bir ilimdir de –saatin geleceğini ölülerin dirilip, kıyam edeceğini bildiren bir delil ve alamettir. Çünkü İsa gerek zuhuru ve gerek emvati ihya (ölüleri diriltme) mucizesi ve gerek emvatın kıyamını (ölülerin kalkışını) haber vermesi itibarıyla kıyametin vaki olacağına bir delil olduğu gibi hadiste varid olduğuna göre eşratı saattendir (kıyamet alametidir)."</text:span><text:span text:style-name="T14">5</text:span></text:p>
      <text:p text:style-name="P24"/>
      <text:h text:style-name="P58" text:outline-level="4">IV. delil</text:h>
      <text:p text:style-name="P60">"... Ona Kitab'ı, hikmeti, Tevrat'ı ve İncil'i öğretecek..."</text:p>
      <text:p text:style-name="P24">Hz. İsa (as)'ın ikinci gelişini haber veren başka ayetler de şöyledir:</text:p>
      <text:p text:style-name="P50">Hani Melekler, dediler ki: "Meryem, doğrusu Allah Kendinden bir kelimeyi sana müjdelemektedir. Onun adı Meryem oğlu İsa Mesih'tir. O, dünyada ve ahirette 'seçkin, onurlu, saygındır' ve (Allah'a) yakın kılınanlardandır. Beşikte de, yetişkinliğinde de insanlarla konuşacaktır. Ve O salihlerdendir. "Rabbim, bana bir beşer dokunmamışken, nasıl bir çocuğum olabilir?" dedi. “ (Fakat) Allah neyi dilerse yaratır. Bir işin olmasına karar verirse, yalnızca ona "Ol" der, o da hemen oluverir. Ona Kitab'ı, hikmeti, Tevrat'ı ve İncil'i öğretecek. (Al-i İmran Suresi, 45-48)</text:p>
      <text:p text:style-name="P24">Ayette, Allah'ın Hz. İsa (as)'a Tevrat'ı, İncil'i ve bir de "Kitab'ı" öğreteceği haber verilmektedir. Bu kitabın hangi kitap olduğu kuşkusuz önemlidir. Aynı ifade Maide Suresi'nin 110. ayetinde de yer almaktadır:</text:p>
      <text:p text:style-name="P50">Allah şöyle diyecek: "Ey Meryem oğlu İsa, sana ve annene olan nimetimi hatırla. Ben seni Ruhu'l-Kudüs ile destekledim, beşikte iken de, yetişkin iken de insanlarla konuşuyordun. Sana Kitab'ı, hikmeti, Tevrat'ı ve İncil'i öğrettim..." (Maide Suresi, 110)</text:p>
      <text:p text:style-name="P24">Her iki ayette de geçen "Kitap" ifadesini incelediğimizde, bunun Kuran'a işaret ettiğini görürüz. Ayetlerde Tevrat ve İncil dışında gönderilen son hak kitabın Kuran olduğu bildirilmektedir. (Hz. Davud (as)'a verilen Zebur da Eski Ahit'in içindedir) Bunun yanında, Kuran'ın başka ayetlerinde, "Kitap" kelimesi, İncil ve Tevrat'ın yanında Kuran'ı ifade etmek için kullanılmıştır: </text:p>
      <text:p text:style-name="P50">Allah... O'ndan başka İlah yoktur. Diridir, kaimdir. O, sana Kitab'ı Hak ve kendinden öncekileri doğrulayıcı olarak indirdi. O, Tevrat ve İncil'i de indirmişti. (Al-i İmran Suresi, 2-3)</text:p>
      <text:p text:style-name="P24">Kitap kelimesinin Kuran'a işaret ettiği başka ayetler de şu şekildedir:</text:p>
      <text:p text:style-name="P50">Allah Katından yanlarında olan (Tevrat)ı doğrulayan bir Kitap geldiği zaman, -ki bundan önce inkar edenlere karşı fetih istiyorlardı- işte bilip-tanıdıkları gelince, onu inkar ettiler. Artık Allah'ın laneti kafirlerin üzerinedir. (Bakara Suresi, 89)</text:p>
      <text:p text:style-name="P50">Öyle ki size, kendinizden, size ayetlerimizi okuyacak, sizi arındıracak, size Kitap ve hikmeti öğretecek ve bilmediklerinizi bildirecek bir elçi gönderdik. (Bakara Suresi, 151)</text:p>
      <text:p text:style-name="P24">Bu durumda, Hz. İsa (as)'a öğretilecek olan üçüncü "Kitab"ın Kuran olduğunu ve bunun da ancak Hz. İsa (as)'ın ahir zamanda dünyaya dönüşünde mümkün olabileceği açıkça görülmektedir. Çünkü Hz. İsa (as) Kuran'ın indirilmesinden yaklaşık 600 sene önce yaşamıştı. İlerleyen bölümlerde detaylı olarak göreceğimiz <text:soft-page-break/>gibi, Peygamber Efendimiz (sav)'in hadislerinde Hz. İsa (as)'ın dünyaya ikinci kez gelişinde İncil ile değil Kuran'la hükmedeceği bildirilmektedir. Bu da ayetteki manaya tam olarak uygun düşmektedir. </text:p>
      <text:p text:style-name="P24"/>
      <text:h text:style-name="P58" text:outline-level="4">V. Delil</text:h>
      <text:p text:style-name="P60">"Şüphesiz, Allah Katında İsa'nın durumu, Adem'in durumu gibidir..."</text:p>
      <text:p text:style-name="P22"><text:span text:style-name="T17">"Şüphesiz, Allah Katında İsa'nın durumu, Adem'in durumu gibidir..." </text:span><text:span text:style-name="T1">(Al-i İmran Suresi, 59) ayeti de Hz. İsa (as)'ın dönüşüne işaret ediyor olabilir. Tefsir alimleri genellikle bu ayetin her iki peygamberin de babasız olma özelliğine, Hz. Adem (as)'ın Allah'ın "Ol" emriyle topraktan yaratılması ile Hz. İsa (as)'ın yine "Ol" emriyle babasız doğmasına işaret ettiğine dikkat çekmişlerdir. Ancak ayetin ikinci bir işareti daha olabilir. Hz. Adem (as) cennetten nasıl yeryüzüne indirildiyse, Hz. İsa (as) da ahir zamanda Allah'ın Katından yeryüzüne indirilecek olabilir. </text:span></text:p>
      <text:p text:style-name="P24">Görüldüğü gibi Hz. İsa (as)'ın yeryüzüne yeniden döneceğine ilişkin olarak Kuran'da geçen ayetler çok açıktır. Kuran'da diğer peygamberler için bunlara benzer ifadeler kullanılmamıştır. Ancak tüm bu ifadeler, Hz. İsa (as) için kullanılmıştır. Bunun anlamı ise oldukça açıktır.</text:p>
      <text:p text:style-name="P24"/>
      <text:h text:style-name="P58" text:outline-level="4">VI. delil</text:h>
      <text:p text:style-name="P60">"... doğduğum gün, öleceğim gün ve diri olarak yeniden-kaldırılacağım gün..."</text:p>
      <text:p text:style-name="P24">Kuran'da Hz. İsa (as)'ın ölümünü ifade eden bir diğer ayet ise Meryem Suresi'nde şöyle haber verilmektedir: <text:s/></text:p>
      <text:p text:style-name="P50">"Selam üzerimedir; doğduğum gün, öleceğim gün ve diri olarak yeniden-kaldırılacağım gün de." (Meryem Suresi, 33)</text:p>
      <text:p text:style-name="P24">Bu ayet Al-i İmran Suresi'nin 55. ayetiyle birlikte incelendiğinde çok önemli bir gerçeğe işaret etmektedir. Al-i İmran Suresi'ndeki ayette Hz. İsa (as)'ın Allah Katına yükseltildiği ifade edilmektedir. Bu ayette ölme ya da öldürülme ile ilgili bir bilgi verilmemektedir. Ancak Meryem Suresi'nin 33. ayetinde Hz. İsa (as)'ın öleceği günden bahsedilmektedir. Bu ikinci ölüm ise ancak Hz. İsa (as)'ın ikinci kez dünyaya gelişi ve bir süre yaşadıktan sonra vefat etmesiyle mümkün olabilir. </text:p>
      <text:p text:style-name="P24"/>
      <text:h text:style-name="P57" text:outline-level="4">VII. Delil</text:h>
      <text:p text:style-name="P60">"... beşikte iken de, yetişkin (kehlen) iken de insanlarla konuşuyordun..."</text:p>
      <text:p text:style-name="P22"><text:span text:style-name="T1">Hz. İsa (as)'ın tekrar dünyaya geleceği ile ilgili bir başka delil ise Maide Suresi'nin 110. ayetinde ve Al-i İmran Suresi'nin 46. ayetinde geçen </text:span><text:span text:style-name="T17">"kehlen"</text:span><text:span text:style-name="T1"> kelimesidir. Ayetlerde şu şekilde buyurulmaktadır:</text:span></text:p>
      <text:p text:style-name="P50">"Allah şöyle diyecek: "Ey Meryem oğlu İsa, sana ve annene olan nimetimi hatırla. Ben seni Ruhu'l-Kudüs ile destekledim, beşikte iken de, yetişkin (kehlen) iken de insanlarla konuşuyordun…" (Maide Suresi, 110)</text:p>
      <text:p text:style-name="P50">"Beşikte de, yetişkinliğinde (kehlen) de insanlarla konuşacaktır. Ve O salihlerdendir." (Al-i İmran Suresi, 46)</text:p>
      <text:p text:style-name="P22"><text:span text:style-name="T1">Bu kelime Kuran'da sadece yukarıdaki iki ayette ve sadece Hz. İsa (as) için kullanılmaktadır. Hz. İsa (as)'ın yetişkin halini ifade etmek için kullanılan "kehlen" kelimesinin anlamı </text:span><text:span text:style-name="T19">"otuz ile elli yaşları arasında, gençlik </text:span><text:soft-page-break/><text:span text:style-name="T19">devresini bitirip ihtiyarlığa ayak basan, yaşı kemale ermiş kimse"</text:span><text:span text:style-name="T1"> şeklindedir. Bu kelime İslam alimleri arasında ittifakla </text:span><text:span text:style-name="T17">"35 yaş sonrası döneme işaret ediyor"</text:span><text:span text:style-name="T1"> şeklinde çevrilmektedir. </text:span></text:p>
      <text:p text:style-name="P22"><text:span text:style-name="T1">Hz. İsa (as)'ın genç bir yaş olan otuz yaşının başlarında Allah Katına yükseldiğini, yeryüzüne indikten sonra kırk yıl kalacağını ifade eden ve İbni Abbas'tan rivayet edilen hadise dayanan İslam alimleri, Hz. İsa (as)'ın yaşlılık döneminin, tekrar dünyaya gelişinden sonra olacağını, dolayısıyla bu ayetin, Hz. İsa (as)'ın nüzulüne dair bir delil olduğunu söylemektedirler.</text:span><text:span text:style-name="T13">6</text:span></text:p>
      <text:p text:style-name="P24">İslam alimlerinin bu yorumunun doğru olduğu, söz konusu ayetler dikkatle incelendiğinde kolaylıkla anlaşılmaktadır. Kuran ayetlerine bakıldığında bu ifadenin, yalnızca Hz. İsa (as) için kullanıldığını görürüz. Tüm peygamberler insanlarla konuşup, onları dine davet etmişlerdir. Hepsi de yetişkin yaşlarında tebliğ görevini yerine getirmişlerdir. Ancak Kuran'da hiçbir peygamber için bu şekilde bir ifade kullanılmamaktadır. Bu ifade sadece Hz. İsa (as) için ve mucizevi bir durumu ifade etmek amacıyla kullanılmıştır. Çünkü ayetlerde birbiri ardından gelen "beşikte" ve "yetişkin iken" kelimeleri iki büyük mucizevi zamana dikkat çekmektedirler. </text:p>
      <text:p text:style-name="P22"><text:span text:style-name="T1">Nitekim İmam Taberi, </text:span><text:span text:style-name="T19">Taberi Tefsiri </text:span><text:span text:style-name="T1">isimli eserinde bu ayetlerde geçen ifadeleri şu şekilde açıklamaktadır:</text:span></text:p>
      <text:p text:style-name="P12">"Bu ifadeler (Maide Suresi, 110), Hz. İsa (as)'ın ömrünü tamamlayıp yaşlılık döneminde insanlarla konuşabilmesi için gökten ineceğine işaret etmektedir. Çünkü o, genç yaştayken göğe kaldırılmıştı… </text:p>
      <text:p text:style-name="P11"><text:span text:style-name="T1">Bu ayette (Al-i İmran Suresi, 46), Hz. İsa (as)'ın hayatta olduğuna delil vardır ve ehl-i sünnet de bu görüştedir. Çünkü ayette, onun yaşlandığı zamanda da insanlarla konuşacağı ifade edilmektedir. Yaşlanması da ancak, semadan yeryüzüne ineceği zamanda olacaktır."</text:span><text:span text:style-name="T14">7</text:span></text:p>
      <text:p text:style-name="P4">"Kehlen" kelimesinin açıklamaları da, Kuran'da yer alan diğer bilgiler gibi, Hz. İsa (as)'ın tekrar yeryüzüne gelişine işaret etmektedir. Tüm bu anlatılanlar Hz. İsa (as)'ın ahir zaman adı verilen dönemde yeryüzüne tekrar geleceğini ve insanları hak din olan İslam'a yönelteceğini ortaya koymaktadır. Kuşkusuz bu, Allah'ın iman edenlere büyük bir müjdesi, rahmeti ve nimetidir. İman edenlerin sorumluluğu ise, Hz. İsa (as)'ı en güzel şekilde savunup desteklemek ve onun insanları çağırdığı Kuran ahlakını en doğru şekilde yaşamaktır.</text:p>
      <text:p text:style-name="P30"/>
      <text:h text:style-name="P55" text:outline-level="3">Hadislerden Deliller</text:h>
      <text:p text:style-name="P24">Hadis-i şeriflerde, Hz. İsa (as)'ın yeryüzüne dönüşü, dönmeden önce ve döndükten sonra gerçekleşecek çeşitli hadiseler hakkında Peygamber Efendimiz (sav) çok önemli bilgiler vermiştir. Peygamberimiz (sav)'in gelecek hakkında verdiği bilgiler "gayb" haberlerindendir. Allah ayetlerde dilediği elçilerine gayb bilgilerini vereceğini bildirmiştir:</text:p>
      <text:p text:style-name="P50">O, gaybı bilendir. Kendi gaybını (görülmez bilgi hazinesini) kimseye açık tutmaz (ona muttali kılmaz.) Ancak elçileri (peygamberleri) içinde razı olduğu (seçtikleri kimseler) başka. Çünkü O, bunun önüne ve arkasına izleyici (gözetleyici)ler dizer. (Cin Suresi, 26-27) </text:p>
      <text:p text:style-name="P24">Rabbimiz Fetih Suresi'nde de Peygamberimiz Hz. Muhammed (sav)'e rüyalar aracılığı ile bilgi verdiğini haber vermiştir: </text:p>
      <text:p text:style-name="P50">Andolsun Allah, elçisinin gördüğü rüyanın hak olduğunu doğruladı. Eğer Allah dilerse, mutlaka siz Mescid-i Haram'a güven içinde, saçlarınızı tıraş etmiş, (kiminiz de) kısaltmış olarak (ve) korkusuzca gireceksiniz. Fakat Allah, sizin bilmediğinizi bildi, böylece bundan önce size yakın bir fetih (nasib) kıldı. (Fetih Suresi, 27)</text:p>
      <text:p text:style-name="P24">Ayette görüldüğü gibi, Rabbimiz, Peygamberimiz (sav)'e çeşitli gayb haberleri vermiştir. Bu haberler, Peygamberimiz (sav)'e ve onunla birlikte olan salih müminlere Allah'ın büyük bir desteğidir, yardımıdır. </text:p>
      <text:p text:style-name="P22"><text:soft-page-break/><text:span text:style-name="T1">Peygamberimiz (sav), Allah'ın bildirmesiyle, kıyamet alametleri ile ilgili de birçok haber vermiştir. Hz. İsa (as)'ın ahir zamanda yeryüzüne ikinci kez gelişi Peygamber Efendimiz (sav)'in gelecekle ilgili verdiği haberler arasında önemli bir yere sahiptir. Ahir zamanla ilgili rivayetler sahih hadis kaynağı olan </text:span><text:span text:style-name="T19">Kütüb-ü Sitte</text:span><text:span text:style-name="T1">'nin tamamına ve ardından </text:span><text:span text:style-name="T19">İmam Malik'in Muvattası, İbn Huzeyme ile İbn Hibban'ın Sahih'leri, İbn Hanbel ve Tayalisi'nin Müsnedleri</text:span><text:span text:style-name="T1"> gibi en muteber hadis kaynaklarına girmiştir. Bu kaynaklardan öğrendiğimize göre Peygamberimiz (sav), Hz. İsa (as) ile ilgili çok özel açıklamalarda bulunmuştur. Hz. İsa (as)'ın ikinci gelişi konusu, "tevatür" </text:span><text:span text:style-name="T19">(kuvvetli haber)</text:span><text:span text:style-name="T1"> derecesinde bilinen bir konu olarak hadis ilmi içinde yerini almıştır. </text:span></text:p>
      <text:p text:style-name="P24">Peygamberimiz Hz. Muhammed (sav) hadislerinde, ahir zamanda din ahlakının tüm dünya üzerinde hakim olacağını, yeryüzüne barış, adalet ve refahın hakim olacağını bildirmektedir. Peygamberimiz (sav) bu hakimiyeti Hıristiyan dünyası ile İslam dünyasını birleştirecek olan Hz. İsa (as)'ın, Hz. Mehdi (as) ile birlikte gerçekleştireceğini bizlere müjdelemektedir. Günümüzde yeryüzünde mevcut bulunan din karşıtı felsefelerin uygulamaları sonucu toplumların içine sürüklendiği durum ortadadır. Ahlaksızlık, uyuşturucu, terör, kıtlık ve diğer birçok sorun Hıristiyan ve İslam dünyasının bunlarla fikri olarak mücadele için birleşmesini gerektirmektedir. Dünyanın şu anki sosyal yapısı Hıristiyan ve İslam ittifakını adeta zorunlu hale getirmiştir. Hıristiyanlığın dünya üzerindeki gelişmiş ülkelerde, liderler seviyesindeki etkisi de göz önünde bulundurulursa önümüzdeki yıllarda oluşabilecek bir İslam-Hıristiyan ittifakının ne derece etkili olabileceği açıkça görülmektedir. </text:p>
      <text:p text:style-name="P24"/>
      <text:h text:style-name="P59" text:outline-level="4">Hz. İsa (as) Hakkındaki Hadisler Tevatür Derecesindedir</text:h>
      <text:p text:style-name="P22"><text:span text:style-name="T1">Hz. İsa (as)'ın gelişi konusunda nakledilen hadisler tevatür derecesindedir. Birçok araştırmacı da alimlerimizin görüşlerinin bu yönde olduğunu aktarmaktadır. Tevatürün tanımı </text:span><text:span text:style-name="T19">Büyük Lugat</text:span><text:span text:style-name="T1">'ta şöyle yapılmaktadır: </text:span></text:p>
      <text:p text:style-name="P11"><text:span text:style-name="T1">Tevatür: Kuvvetli haber, içinde yalan ihtimali olmayan ve bir cemaate dayanan kuvvetli haber.</text:span><text:span text:style-name="T14">8</text:span></text:p>
      <text:p text:style-name="P24">İslam alimi Seyyid Şerif Cürcani, tevatür hadis kavramını şöyle açıklamaktadır:</text:p>
      <text:p text:style-name="P11"><text:span text:style-name="T1">Haber-i mütevatir, ravileri çoklukta o dereceye ulaşan bir haberdir ki, adete göre, o kadar çok rivayetçinin yalan üzerine birleşmeleri imkansız olur. Bu durumda rivayet edilen haber hakkında lafız ve mana tutuyorsa buna, "mütevatir-i lafzi" denir. Eğer hepsinin arasında müşterek manada ittifak olmakla beraber lafızlar (sözler) arasında ihtilaf bulunuyorsa buna, "mütevatir-i manevi" denir.</text:span><text:span text:style-name="T14">9</text:span></text:p>
      <text:p text:style-name="P22"><text:span text:style-name="T1">Hz. İsa (as)'ın gelişinin tevatür derecesinde hadislerle bildirildiğine dair özel olarak bir eser kaleme alan büyük hadis alimi Şeyh Muhammed Enver el Keşmiri </text:span><text:span text:style-name="T19">Et Tasrih bi-ma tevatera fi nuzuli'l Mesih</text:span><text:span text:style-name="T1"> isimli çalışmasında 75 tane hadise ve 25 tane sahabeye ve sahabeleri görenlere ait esere yer vermiştir.</text:span></text:p>
      <text:p text:style-name="P22"><text:span text:style-name="T1">Hz. İsa (as)'ın tekrar geleceğini nakleden alimlerin başında mezhep imamımız İmam-ı Azam Ebu Hanife gelmektedir. Ebu Hanife, </text:span><text:span text:style-name="T19">Fıkh-ı Ekber</text:span><text:span text:style-name="T1"> adlı eserinin son bölümünde şunları bildirmektedir:</text:span></text:p>
      <text:p text:style-name="P11"><text:span text:style-name="T1">Deccal'in, Ye'cüc ve Me'cücün çıkması, Güneş'in batıdan doğması, İsa (as)'ın gökten inmesi ve diğer kıyamet alametleri, sahih haberlerde varid olduğu vech ile, haktır, olacaktır.</text:span><text:span text:style-name="T14">10</text:span></text:p>
      <text:p text:style-name="P22"><text:span text:style-name="T1">Hz. İsa (as)'ın yeryüzüne tekrar gelişi konusu kıyametin on büyük alametinden biridir ve birçok İslam alimi eserlerinde bu konuyu detaylı olarak ele almışlardır. Bu konudaki izahlar topluca değerlendirildiğinde Hz. İsa (as)'ın ikinci gelişi hakkında İslam alimleri arasında bir söz birliği olduğu açıkça görülür. Örneğin Es Seffarini, </text:span><text:span text:style-name="T19">Levami</text:span><text:span text:style-name="T1"> adlı eserinde, İslam alimlerinin bu konuda ittifak halinde olduklarını şöyle ifade eder:</text:span></text:p>
      <text:p text:style-name="P11"><text:span text:style-name="T1">Bütün ümmet, Meryem oğlu İsa'nın ineceği hususunda ittifak etmiştir. </text:span><text:span text:style-name="T17">Şeriat ehlinden hiç kimse bu hususta muhalif olmamıştır.</text:span><text:span text:style-name="T14">11</text:span><text:span text:style-name="T17"> </text:span></text:p>
      <text:p text:style-name="P22"><text:soft-page-break/><text:span text:style-name="T1">Büyük İslam alimi Seyyid Alusi de, </text:span><text:span text:style-name="T19">Ruhu'l Meani </text:span><text:span text:style-name="T1">tefsirinde, -diğer İslam alimlerinin görüşlerinden örnekler vererek- Hz. İsa (as)'ın inişi konusunda cemaatin söz birliği yaptığını, bu konuda haberlerin manevi tevatür derecesine ulaşacak kadar meşhur olduğunu, Hz. İsa (as)'ın gelişine imanın vacip olduğunu açıklamıştır.</text:span><text:span text:style-name="T14">12</text:span><text:span text:style-name="T2"> </text:span></text:p>
      <text:p text:style-name="P24">İmam Kevseri de Hz. İsa (as)'ın inişi ile ilgili görüşlerini şu şekilde bildirmiştir:</text:p>
      <text:p text:style-name="P11"><text:span text:style-name="T1">Hz. İsa (as)'ın inişiyle ilgili hadis-i şerfilerdeki tevatür, "tevatür-i manevidir." Sahih (sağlam) ve hasen (güzel) hadis-i şerifin her biri, farklı manalara delalet etmekle birlikte hepsi de Hz. İsa (as)'ın ineceği hususunda söz birliği içindedirler ki, bu, hadis ilminin kokusunu koklayan bir kimse için inkarı mümkün olmayan bir gerçektir… Mehdi ile Deccal'in çıkacağı ile Hz. İsa (as)'ın ineceği hususundaki hadis-i şeriflerin tevatür derecelerine ulaşmış olmaları, </text:span><text:span text:style-name="T17">hadis ilmi ehlince asla şüphe edilecek bir husus değildir.</text:span><text:span text:style-name="T1"> İlm-i kelam ehlinden (inanç ilmiyle uğraşanlardan) bazısının kıyamet alametleriyle ilgili hadislere inanmanın vacip olduğunu kabul etmeleriyle beraber, bu hadislerden bir kısmının mütevatir olup olmadığı hususundaki şüpheleri ise, hadis ilmiyle ilgili bilgilerinin azlığından kaynaklanmaktadır.</text:span><text:span text:style-name="T14">13</text:span></text:p>
      <text:p text:style-name="P22"><text:span text:style-name="T1">Alim İbn-i Kesir'in aç</text:span><text:span text:style-name="T7">ı</text:span><text:span text:style-name="T1">klamalar</text:span><text:span text:style-name="T7">ı</text:span><text:span text:style-name="T1">nda ve Sünen-i Ebu Davud'un Şerhi Avnu'l Mabud adlı kitapta, konuyla ilgili olarak şöyle bildirilmektedir:</text:span></text:p>
      <text:p text:style-name="P11"><text:span text:style-name="T1">İşte bunlar Resulullah (sav)'den mütevatir olarak rivayet edilmiştir ve bu hadis-i şeriflerde, Hz. İsa (as)'ın nasıl ve nereye ineceği hususu açıklanmıştır… Hz. İsa (as)'ın cesed-i şerifiyle dünyaya ineceği hakkında zikredilen sahih ve mütevatir hadis-i şerifler, tevile (başka şekilde yorumlanmaya) elverişli değildir. Dolayısıyla, zerre kadar imanı ve insafı olan herkesin, Hz. İsa (as)'ın yeryüzüne ineceğine inanması gerekmektedir ki, bunu ancak şeriata zıt, Allah'ın Kitabına, Resulü'nün sünnetine ve ehl-i sünnetin ittifakına muhalif olan kimseler inkar edebilir.</text:span><text:span text:style-name="T14">14</text:span><text:span text:style-name="T1"> </text:span></text:p>
      <text:p text:style-name="P24">Hadislerin tevatür olduğu konusunda yapılan bir diğer açıklama da şöyledir:</text:p>
      <text:p text:style-name="P11"><text:span text:style-name="T1">Şevkani de İsa (as)'ın ineceğine dair hadislerin sayısının 29'a ulaştığını söyleyerek, bunları bir bir nakletmiş ve sonunda: "Bizim naklettiğimiz hadisler görüldüğü gibi tevatür haddine ulaştı. Bu beyanımızla şu sonuca varılıyor ki, beklenen Mehdi hakkındaki hadisler, Deccal hakkında hadisler ve İsa (as)'ın inmesine dair hadisler mütevatirdir" demiştir.</text:span><text:span text:style-name="T14">15</text:span></text:p>
      <text:p text:style-name="P22"><text:span text:style-name="T1">Tirmizi, Ebu Davud, Bezzaz, İbni Mace, Hakim, Tabarani ve Ebu Ya'la Musuli bu konu hakkında çeşitli sahabelerden rivayetler nakletmişler; Ali, İbni Abbas, İbni Ömer, Talha, İbni Mes'ut Ebu Hureyre, Enes, Ebu Sa'id Hudri, Ümmi Habibe, Ümmi Seleme, Sevban, Kurre bin İyas, Ali Hilali ve Abdullah bin Haris bin Cüz'e birtakım senetlerle isnad etmişlerdir.</text:span><text:span text:style-name="T14">16</text:span><text:span text:style-name="T1"> Bunların yanı sıra İbn-i Hacer-i Haysemi </text:span><text:span text:style-name="T19">Es-Sevaik-ul Muhrika</text:span><text:span text:style-name="T1"> kitabında, Şeblenci </text:span><text:span text:style-name="T19">Nur-ul Ebsar</text:span><text:span text:style-name="T1"> kitabında, İbn-i Sabbağ </text:span><text:span text:style-name="T19">El-Fusul-ul Muhimme</text:span><text:span text:style-name="T1">, Muhammed Es-Sabban </text:span><text:span text:style-name="T19">İs'af-ür Rağibin</text:span><text:span text:style-name="T1">, Genci-i Şafiî </text:span><text:span text:style-name="T19">El-Beyan</text:span><text:span text:style-name="T1"> kitabında, Şeyh Mansur Ali </text:span><text:span text:style-name="T19">Ğayet-ul Me'mul </text:span><text:span text:style-name="T1">kitabında, Suveydi </text:span><text:span text:style-name="T19">Sebaik-uz Zeheb</text:span><text:span text:style-name="T1"> adlı kitapta Hz. İsa (as)'ın gelişiyle ilgili hadislerin mütevatir olduğunu yazmışlardır.</text:span><text:span text:style-name="T14">17</text:span></text:p>
      <text:p text:style-name="P24">Bu hadisleri ehl-i sünnet muhaddis ve alimleri kendi kitaplarında yazmışlardır. Örneğin: Ebu Davud, Ahmed Tirmizi, İbn-i Mace, Hakim, Nesai, Taberani, Ravyani, Ebu Nuaym-i İsfahanî, Deylemi, Beyhaki, Sa'lebi, Hameveyni, Menavi, İbn-i Meğazili, İbn-i Cevzi, Muhammed-us Sabban, Maverdi, Genci-i Şafii, Sem'âni, Harezmi, Şa'rani, Darakutni, İbn-i Sebbağ-i Maliki, Şeblenci, Muhibbuddin Taberi, İbn-i Hacer-i Haysemi, Şeyh Mansur Ali Nasıf, Muhammed b. Talha, Celaleddin Suyuti, Şeyh Süleyman-i Hanefi, Kurtubi, Bağavi ve diğer alimler bu konuya eserlerinde yer vermişlerdir.</text:p>
      <text:p text:style-name="P22"><text:span text:style-name="T1">Şeyh Abdülfettah Ebu Gudde de, Hz. İsa (as)'ın yeryüzüne inip Deccal'i öldüreceğine dair rivayetlerin </text:span><text:span text:style-name="T17">tevatür</text:span><text:span text:style-name="T1"> derecesini bulduğunu belirtir.</text:span><text:span text:style-name="T14">18</text:span><text:span text:style-name="T1"> Hadis alimi Kettani'nin de </text:span><text:span text:style-name="T19">Nazmü'l-Mütenasır</text:span><text:span text:style-name="T1"> isimli eserinde</text:span><text:span text:style-name="T14">19</text:span><text:span text:style-name="T1"> "Hz. İsa (as)'ın inişinin kitap, sünnet ve icma-ı ümmet ile sabit olduğunu, bu husustaki hadislerin, ayrıca Deccal ve Mehdi hakkındaki hadislerin de mütevatir olduğunu" savunduğu görülür. Tefsir alimi İbn-ü Atiyye el Gırnadi el Endülüsi'nin </text:span><text:span text:style-name="T19">El Bahru'l Muhit</text:span><text:span text:style-name="T1"> adlı tefsirinde, "Hz. İsa (as)'ın diri olduğu, ahir zamanda ineceği hususunda ümmetin ortak görüşünün bulunduğu ve bu konudaki hadislerin mütevatir olduğu" ifade edilir. </text:span></text:p>
      <text:p text:style-name="P24"><text:soft-page-break/>Konu hakkında eserleri bulunan yazarların nakillerinden de anlaşılmaktadır ki hadis kaynakları çok zengindir. Dahası, Hz. İsa (as)'ın gelişinin ahir zamanda gerçekleşecek olan kıyamet alametlerinden olduğunu bildiren hadisler de Buhari, Müslim gibi ana hadis kaynaklarında yer almaktadır. Bu hadislerden bazıları şöyledir:</text:p>
      <text:p text:style-name="P11"><text:span text:style-name="T1">Sizler on alameti görmedikçe hiçbir zaman Kıyamet kopmaz... </text:span><text:span text:style-name="T17">Biri de İsa (as)'ın inmesi...</text:span><text:span text:style-name="T1"> (Müslim, </text:span><text:span text:style-name="T19">Kitabü-l Fiten</text:span><text:span text:style-name="T1">: 39) </text:span></text:p>
      <text:p text:style-name="P11"><text:span text:style-name="T1">Vallahi </text:span><text:span text:style-name="T17">Meryem oğlu</text:span><text:span text:style-name="T1"> (Hz. İsa Aleyhisselam), Feccu'r-Ravha nam mevkide, hacc yapmak veya umre yapmak yahut da her ikisini de yapmak için icabet edecektir. (Müslim, </text:span><text:span text:style-name="T19">Hacc</text:span><text:span text:style-name="T1">: 216, 1252) </text:span></text:p>
      <text:p text:style-name="P11"><text:span text:style-name="T1">Kıyamet on alamet görülmedikçe kopmaz: Duman, Deccal, Dabbetu'l arz, Güneş'in batıdan doğması, </text:span><text:span text:style-name="T17">İsa'nın yeryüzüne inmesi...</text:span><text:span text:style-name="T1"> (Rudani, </text:span><text:span text:style-name="T19">Büyük Hadis Külliyatı</text:span><text:span text:style-name="T1">, 5. cilt, s. 362)</text:span></text:p>
      <text:p text:style-name="P11"><text:span text:style-name="T1">Nefsim kudret elinde olan Allah'a yemin ederim ki, </text:span><text:span text:style-name="T17">Meryem oğlu İsa'nın</text:span><text:span text:style-name="T1"> adalet sahibi olarak inmesi yakındır... [Buhari, </text:span><text:span text:style-name="T19">Kitabü'l-Büyu'</text:span><text:span text:style-name="T1">: 102, </text:span><text:span text:style-name="T19">Mezalim</text:span><text:span text:style-name="T1">: 31,</text:span><text:span text:style-name="T19"> Enbiya</text:span><text:span text:style-name="T1"> 49; Müslim,</text:span><text:span text:style-name="T19"> İman</text:span><text:span text:style-name="T1">: 242 (155); Ebu Davud, </text:span><text:span text:style-name="T19">Melahim</text:span><text:span text:style-name="T1">: 14 (4324); Tirmizi, </text:span><text:span text:style-name="T19">Fiten</text:span><text:span text:style-name="T1">: 54 (2234)] </text:span></text:p>
      <text:p text:style-name="P11"><text:span text:style-name="T17">İsa inecek</text:span><text:span text:style-name="T1">; emirleri: 'Haydi gel, bize namaz kıldır!' diyecek. Buna karşılık: 'Kiminiz kiminizin emiridir. Bu, Allah'ın bu ümmete bir lütfu keremidir' diyecek. (Rudani, </text:span><text:span text:style-name="T19">Büyük Hadis Külliyatı</text:span><text:span text:style-name="T1">, 5. cilt, s. 380)</text:span></text:p>
      <text:p text:style-name="P11"><text:span text:style-name="T1">Vallahi muhakkak ve muhakkak </text:span><text:span text:style-name="T17">Meryem oğlu İsa inecek</text:span><text:span text:style-name="T1">, hem adil bir hakem, adaletli bir hükümdar olarak inecek... (</text:span><text:span text:style-name="T19">Sahih-i Müslim bi Şerhin-Nevevi</text:span><text:span text:style-name="T1">, cilt 2, s.192;</text:span><text:span text:style-name="T19"> Kenzul Ummal, </text:span><text:span text:style-name="T1">Kitabul-İman, Bab-ı Nüzul-i İsa İbn-i Meryem, 14/332) </text:span></text:p>
      <text:p text:style-name="P11"><text:span text:style-name="T1">İmamınız kendinizden olduğu halde, </text:span><text:span text:style-name="T17">Meryem oğlu</text:span><text:span text:style-name="T1"> sizin içinize </text:span><text:span text:style-name="T17">indiği zaman</text:span><text:span text:style-name="T1"> sizler nasıl olursunuz?" (Buhari, </text:span><text:span text:style-name="T19">Enbiya</text:span><text:span text:style-name="T1"> 50, 3265, 3/1272; Müslim, </text:span><text:span text:style-name="T19">İman</text:span><text:span text:style-name="T1">: 71,155,1/136; Beyhaki, </text:span><text:span text:style-name="T19">Esma ve Sıfat</text:span><text:span text:style-name="T1">: 3265, 2/166)</text:span></text:p>
      <text:p text:style-name="P24"/>
      <text:h text:style-name="P59" text:outline-level="4">İslam Alimleri Hz. İsa (as)'ın Gelişini, Akide (İnanılan ve İtikad Edilen Esas) Konusu Olarak Değerlendirmektedirler</text:h>
      <text:p text:style-name="P24">Ehl-i sünnetin inanç konularını açıklayan hemen tüm eserlerde, Hz. İsa (as)'ın kıyametten önce yeryüzüne geleceği, Deccal ile mücadele edip onu fikren yok edeceği, Hz. Mehdi (as) ile birlikte gerçek din ahlakını dünyaya hakim kılacağı yer almaktadır. İslam alimleri, Kuran-ı Kerim'de yer alan delilleri ve hadislerde bildirilen haberleri birarada değerlendirerek, Hz. İsa (as)'ın dönüşüne inanmayı önemli bir inanç esası olarak kabul etmişlerdir. Ve konuyu şu şekilde açıklamaktadırlar:</text:p>
      <text:p text:style-name="P11"><text:span text:style-name="T1">1. Nisa Suresi'nin 157. ayetinde Allah, </text:span><text:span text:style-name="T17">"... Oysa onu öldürmediler ve onu asmadılar. Ama onlara (onun) benzeri gösterildi..."</text:span><text:span text:style-name="T1"> diye bildirmiştir. Bu ayetle birlikte Kuran'ın diğer pek çok ayetinde Hz. İsa (as)'ın Allah Katında diri olduğu bildirilmekte ve yeryüzüne ikinci kez geleceğine işaret edilmektedir. İslam alimleri bu konuda ittifakla, bunun aksini savunmanın hiçbir şekilde mümkün olmadığını söylemektedirler. Örneğin İbn Hazm bu ayeti tefsir ederken; "Hz. İsa (as)'ın öldürüldüğünü söyleyen bir kimsenin mürted (İslam dininden dönen) veya kafir olacağını" vurgulamıştır.</text:span><text:span text:style-name="T14">20</text:span><text:span text:style-name="T1"> </text:span></text:p>
      <text:p text:style-name="P12">2. Hz. İsa (as)'ın gelişi ile ilgili hadislerin, tevatür derecesinde ve bu konuda hiçbir şüpheye yer vermeyecek şekilde açık olmaları Müslümanlar için çok önemli bir delildir. Üstelik bu konudaki hadislere karşı öne sürülebilecek –yani Hz. İsa (as)'ın yeniden gelmeyeceğini bildiren- tek bir farklı hadis dahi yoktur. </text:p>
      <text:p text:style-name="P11"><text:span text:style-name="T1">3. Cabir İbn-i Abdullah'dan rivayet edilen </text:span><text:span text:style-name="T17">"Mehdi'nin çıkışını inkar eden, muhakkak Muhammed (sav)'e indirileni inkar etmiştir. Meryem'in oğlu İsa'nın inişini inkar eden de muhakkak kafir olmuştur. Deccal'in çıkacağını kabul etmeyen de muhakkak kafirdir."</text:span><text:span text:style-name="T1"> hadisi de İslam alimleri tarafından kullanılan bir diğer delildir. Bu hadis, Şeyh Hace Muhammed Parisa'nın</text:span><text:span text:style-name="T19"> Faslul Hitap</text:span><text:span text:style-name="T1">, Şeyh Ebu Bekir el </text:span><text:soft-page-break/><text:span text:style-name="T1">Kelabazi'nin </text:span><text:span text:style-name="T19">Meanil Ahbar</text:span><text:span text:style-name="T1">, İmam Süheyli'nin</text:span><text:span text:style-name="T19"> er-Ravuzul Ünüf</text:span><text:span text:style-name="T1">, İmam Suyuti'nin </text:span><text:span text:style-name="T19">el-Arful Verdi fi Ahbaril Mehdi</text:span><text:span text:style-name="T1"> gibi ünlü İslami kaynaklarda yer almaktadır. Ayrıca Şeyh Ebu Bekir, bu hadisin senetini de açıklamıştır: "Bize Muhammed İbni Hasen, ona Ebu Abdillah el-Huseyn İbni Muhammed, ona İsmail İbni Üveys, ona Malik İbni Ebes, ona Muhammed İbni Münkedir, ona da Cabir İbni Abdillah Hazretleri böylece bildirmişlerdir."</text:span><text:span text:style-name="T14">21</text:span></text:p>
      <text:p text:style-name="P12">4. Hz. İsa (as)'ın gelişiyle ilgili hadisleri nakleden ravilerin çokluğu ve güvenilirlikleri de İslam alimlerinin dikkat çektikleri bir diğer husustur. Bu ravilerden bazıları şunlardır: Ebu'l Eşas es-Sanani, Ebu Rafi, Ebul Aliye, Ebu Ümametle Bahili, Ebud Derda, Ebu Hureyre, Ebu Malik el-Hudri, Cabir İbn Abdillah, Huzeyfe İbni Edis, Sefine, Katade, Osman İbnül As, Nafi İbni Keysani, Velid İbni Müslim, Ammar İbni Yasir, Abdullah İbni Abbas... </text:p>
      <text:p text:style-name="P24">Tüm bu bilgiler sonucunda İslam alimleri Hz. İsa (as)'ın inişine ve gerçek din ahlakını dünyaya hakim kılacağına imanı, önemli inanç esaslarından biri olarak değerlendirmişlerdir. </text:p>
      <text:p text:style-name="P24"/>
      <text:p text:style-name="P24"/>
      <text:h text:style-name="P5" text:outline-level="1">HZ. İSA (AS)'IN DÖNÜŞÜNÜN HABERCİLERİ</text:h>
      <text:p text:style-name="P33"/>
      <text:p text:style-name="P22"/>
      <text:p text:style-name="P24">Hazreti İsa (as)'ın yeryüzüne dönüşünün yaklaştığını gösteren çok sayıda alamet vardır. Bu alametler bizlere Kuran'da, Peygamberimiz (sav)'in hadislerinde, çeşitli İslam alimlerinin açıklamalarında bildirilmiştir. Bunların yanı sıra İncil'de de kıyamet öncesi dönem ve Hz. İsa (as)'ın yeryüzüne dönüş zamanı hakkında bildirilen çeşitli olaylar mevcuttur. Tüm bu kaynaklarda bildirilen olaylar bizim için Hz. İsa (as)'ın ikinci kez yeryüzüne dönüşünün yakınlaştığını bildiren birer haberdir. <text:s/></text:p>
      <text:p text:style-name="P24"/>
      <text:h text:style-name="P53" text:outline-level="2">Kıyamet Alametleri</text:h>
      <text:p text:style-name="P50">Artık onlar, kıyamet-saatinin kendilerine apansız gelmesinden başkasını mı gözlüyorlar? İşte onun işaretleri gelmiştir. Fakat kendilerine geldikten sonra öğüt alıp-düşünmeleri onlara neyi sağlar? (Muhammed Suresi, 18)</text:p>
      <text:p text:style-name="P22"><text:span text:style-name="T1">Yukarıdaki ayette görüldüğü gibi, Allah kıyamet alametlerinin bazılarını Kuran'da bize bildirmiştir. Allah Zuhruf Suresi'nin 61. ayetinde Hz. İsa (as) için, </text:span><text:span text:style-name="T17">"Şüphesiz o, kıyamet-saati için bir ilimdir..." </text:span><text:span text:style-name="T1">şeklinde buyurmaktadır. Peygamber Efendimiz (sav) de bir hadis-i şerifinde şöyle buyurmuştur:</text:span></text:p>
      <text:p text:style-name="P18"><text:span text:style-name="T17">İsa bin Meryem</text:span><text:span text:style-name="T1"> adil bir hakim ve adaletli bir imam olarak </text:span><text:span text:style-name="T17">inmedikçe</text:span><text:span text:style-name="T1"> </text:span><text:span text:style-name="T17">kıyamet kopmayacaktır…</text:span><text:span text:style-name="T1"> (Sünen-i İbni Mace, 10/340)</text:span></text:p>
      <text:p text:style-name="P24">Kuran'da ve hadislerde görüldüğü gibi Hz. İsa (as)'ın yeryüzüne tekrar dönüşü kıyametin yaklaştığının alametlerindendir. O halde kıyametin diğer alametleri de Hz. İsa (as)'ın gelişinin yaklaştığını gösteren alametler olarak değerlendirilmelidir.</text:p>
      <text:p text:style-name="P24">Bu nedenle ilerleyen sayfalarda gerek Kuran'da gerekse Peygamberimiz (sav)'in hadislerinde bildirilen kıyamet alametlerine Hz. İsa (as)'ın gelişinin alametleri olarak yer verilecektir. Bu alametler incelendiğinde, birçoğunun arka arkaya belirli bir dönem içinde gerçekleştiği açıkça görülecek, Hz. İsa (as)'ın gelişinin yakınlaştığı net olarak anlaşılacaktır. </text:p>
      <text:p text:style-name="P24"/>
      <text:h text:style-name="P53" text:outline-level="2">Birbiriyle Desteklenen Elçiler</text:h>
      <text:p text:style-name="P24">Geçmiş peygamberlerle ilgili Kuran'da verilen haberlere baktığımızda, Allah'ın birçok peygamberi başka bir peygamber veya ilim sahibi kul ile desteklediğini görürüz. </text:p>
      <text:p text:style-name="P24">Hz. Musa (as) Allah'tan yardım dilemiş, Allah kendisine şöyle buyurmuştur:</text:p>
      <text:p text:style-name="P49"><text:span text:style-name="T1">(Allah) Dedi ki: "</text:span><text:span text:style-name="T3">Pazunu kardeşinle pekiştirip güçlendireceğiz</text:span><text:span text:style-name="T1">; sizin ikinize de öyle bir 'güç ve yetki' vereceğiz ki, ayetlerimiz sayesinde size erişemeyecekler. Siz ve size uyanlar galip olanlarsınız." (Kasas Suresi, 35)</text:span></text:p>
      <text:p text:style-name="P24">Hz. Musa (as)'ın hayatına baktığımıza Allah'ın onu başka kullarıyla da desteklediğini görürüz. Bu konudaki ayetlerden bazıları şöyledir:</text:p>
      <text:p text:style-name="P49"><text:soft-page-break/><text:span text:style-name="T1">Hani Musa </text:span><text:span text:style-name="T3">genç yardımcısına</text:span><text:span text:style-name="T1"> demişti: "İki denizin birleştiği yere ulaşıncaya kadar gideceğim ya da uzun zamanlar geçireceğim." (Kehf Suresi, 60)</text:span></text:p>
      <text:p text:style-name="P49"><text:span text:style-name="T1">Derken, Katımız'dan kendisine bir rahmet verdiğimiz ve </text:span><text:span text:style-name="T3">tarafımızdan kendisine bir ilim öğrettiğimiz kullarımızdan bir kulu</text:span><text:span text:style-name="T1"> buldular. Musa ona dedi ki: "Doğru yol (rüşd) olarak sana öğretilenden bana öğretmen için sana tabi olabilir miyim?" (Kehf Suresi, 65-66)</text:span></text:p>
      <text:p text:style-name="P24">Allah'ın başka bir peygamberiyle desteklediği kullarından biri de Hz. İbrahim (as)'dır. Hz. İbrahim (as)'ın tebliği üzerine Hz. Lut (as)'ın iman ettiğini Allah Kuran'da şöyle haber vermiştir:</text:p>
      <text:p text:style-name="P49"><text:span text:style-name="T1">(İbrahim) Dedi ki: "Siz gerçekten, Allah'ı bırakıp dünya hayatında aranızda bir sevgi-bağı olarak putları (ilahlar) edindiniz. Sonra kıyamet günü, kiminiz kiminizi inkar edip-tanımayacak ve kiminiz kiminize lanet edeceksiniz. Sizin barınma yeriniz ateştir ve hiçbir yardımcınız yoktur." Bunun üzerine </text:span><text:span text:style-name="T3">Lut ona iman etti</text:span><text:span text:style-name="T1"> ve dedi ki: "Gerçekten ben, Rabbime hicret edeceğim. Çünkü şüphesiz O, güçlü ve üstün olandır, hüküm ve hikmet sahibidir." (Ankebut Suresi, 25-26)</text:span></text:p>
      <text:p text:style-name="P24">Bu konuda bir örneği Peygamberimiz Hz. Muhammed (sav)'in hayatında da görürüz: </text:p>
      <text:p text:style-name="P49"><text:span text:style-name="T1">Siz Ona (Peygambere) yardım etmezseniz, Allah Ona yardım etmiştir. Hani kafirler </text:span><text:span text:style-name="T3">ikiden biri</text:span><text:span text:style-name="T1"> olarak Onu (Mekke'den) çıkarmışlardı; </text:span><text:span text:style-name="T3">ikisi mağarada olduklarında arkadaşına şöyle diyordu</text:span><text:span text:style-name="T1">: "Hüzne kapılma, elbette Allah bizimle beraberdir." Böylece Allah Ona 'huzur ve güvenlik duygusunu' indirmişti, Onu sizin görmediğiniz ordularla desteklemiş, inkar edenlerin de kelimesini (inkar çağrılarını) alçaltmıştı… (Tevbe Suresi, 40)</text:span></text:p>
      <text:p text:style-name="P24">Allah'ın bir başka kulu ile desteklediği peygamberlerinden biri de Hz. Davud (as)'dır. Hz. Davud (as) ve Allah'ın melik olarak gönderdiğini bildirdiği Talut ile ilgili Kuran'da verilen bazı bilgiler şöyledir:</text:p>
      <text:p text:style-name="P49"><text:span text:style-name="T3">Onlara peygamberleri dedi ki: "Allah size Talut'u (melik olarak) gönderdi</text:span><text:span text:style-name="T1">." Onlar: "Biz hükümdarlığa, ona göre daha çok hak sahibiyken ve ona bir mal (servet) bolluğu verilmemişken, nasıl bizi (yönetmek üzere) hükümdarlık (mülk) onun olabilir?" dediler. O (şöyle) demişti: "Doğrusu Allah size onu seçti ve onun bilgi ve bedenî gücünü arttırdı. Allah, kime dilerse mülkünü verir; Allah (rahmeti ve gücü) geniş olandır, bilendir." (Bakara Suresi, 247)</text:span></text:p>
      <text:p text:style-name="P49"><text:span text:style-name="T3">Talut, orduyla birlikte ayrıldığında</text:span><text:span text:style-name="T1"> dedi ki: "Doğrusu Allah sizi bir ırmakla imtihan edecektir. Kim bundan içerse, artık o benden değildir ve kim de -eliyle bir avuç alanlar hariç- onu tadmazsa bendendir. Küçük bir kısmı hariç (hepsi sudan) içti. O, kendisiyle beraber iman edenlerle (ırmağı) geçince onlar (geride kalanlar): "Bugün bizim Calut'a ve ordusuna karşı (koyacak) gücümüz yok" dediler. (O zaman) Muhakkak Allah'a kavuşacaklarını umanlar (şöyle) dediler: "Nice küçük topluluk, daha çok olan bir topluluğa Allah'ın izniyle galib gelmiştir; Allah sabredenlerle beraberdir."</text:span></text:p>
      <text:p text:style-name="P49"><text:span text:style-name="T3">Onlar, Calut ve ordusuna karşı meydana (savaşa) çıktıklarında</text:span><text:span text:style-name="T1">, dediler ki: "Rabbimiz, üzerimize sabır yağdır, adımlarımızı sabit kıl (kaydırma) ve kafirler topluluğuna karşı bize yardım et."</text:span></text:p>
      <text:p text:style-name="P49"><text:span text:style-name="T1">Böylece onları, Allah'ın izniyle yenilgiye uğrattılar. </text:span><text:span text:style-name="T3">Davud Calut'u öldürdü.</text:span><text:span text:style-name="T1"> Allah da ona mülk ve hikmet verdi; ona dilediğinden öğretti… (Bakara Suresi, 249-251)</text:span></text:p>
      <text:p text:style-name="P24">Başka ayetlerde de Rabbimiz Hz. Davud (as) ve Hz. Süleyman (as)'a ilim verdiğini, Hz. Süleyman (as)'ın Hz. Davud (as)'a mirasçı kılındığını haber vermiştir:</text:p>
      <text:p text:style-name="P50">Andolsun, Davud'a ve Süleyman'a bir ilim verdik: "Bizi inanmış kullarından birçoğuna göre üstün kılan Allah'a hamd olsun." dediler. Süleyman, Davud'a mirasçı oldu ve dedi ki: "Ey insanlar, bize kuşların konuşma-dili öğretildi ve bize herşeyden (bol bir nimet) verildi. Gerçekten bu, apaçık bir üstünlüktür." (Neml Suresi, 15-16)</text:p>
      <text:p text:style-name="P24"><text:soft-page-break/>Buraya kadar bahsettiğimiz ayet ve kıssalarda görüldüğü gibi Allah elçilerini kimi zaman birbirleriyle desteklemiştir. Rabbimiz Hz. İsa (as)'ı da kutlu bir şahıs ile destekleyecektir. Peygamberimiz (sav)'in hadislerinde bildirdiği bu şahıs Hz. Mehdi (as)'dır.</text:p>
      <text:p text:style-name="P24">"Mehdi" kelimesi "doğruya götüren" anlamı taşımaktadır. Peygamber Efendimiz (sav), Allah'ın, ahir zamanda meydana gelen kargaşayı önleyecek, insanları kurtuluşa ulaştıracak bir kulunu göndereceğini bize bildirmiştir. Peygamberimiz (sav)'in hadislerinde, çıkış yeri, zamanı, yapacağı işler, özellikleri ile ilgili detaylı bilgi verilen Hz. Mehdi (as)'ın bir özelliği de Hz. İsa (as)'ın, bu mübarek zatın arkasında namaz kılacağı ve İslam ahlakını yeryüzüne beraber hakim edecekleridir. Peygamberimiz (sav)'in bu konuda pek çok hadisi vardır, bunlardan birkaç tanesi şöyledir:</text:p>
      <text:p text:style-name="P18"><text:span text:style-name="T1">Kıyamete (Deccal ile savaşa) kadar benim ümmetimden bir grup hak üzere galip olarak mücadele edecektir. Ve</text:span><text:span text:style-name="T17"> İsa b. Meryem gökten nüzul ettiğinde onların emiri (Mehdi) kendisine</text:span><text:span text:style-name="T1">, "Gel bize namazı kıldır" der. Ancak O "şu ümmete Allah'ın bir ikramı olarak sizin biriniz, diğerlerinize emirdir" cevabını verir. (Kitab-ül Burhan Fi Alamet-il Mehdiyy-il Ahir Zaman, s. 80)</text:span></text:p>
      <text:p text:style-name="P18"><text:span text:style-name="T1">"</text:span><text:span text:style-name="T17">İmamınız kendinizden olduğu halde Meryem oğlu (İsa aleyhisselam) içinize indiği (imamınıza iktida ettiği) zaman</text:span><text:span text:style-name="T1"> acaba nasıl olursunuz?" buyurdu. (Sahih-i Müslim, c.1, s. 208)</text:span></text:p>
      <text:p text:style-name="P18"><text:span text:style-name="T1">"</text:span><text:span text:style-name="T17">Meryem oğlu (İsa aleyhisselam) içinize indiği ve sizden (birini) imam yaptığı zaman</text:span><text:span text:style-name="T1"> haliniz nasıl olacaktır?" buyurdu. (Sahih-i Müslim, c. 1, s. 208)</text:span></text:p>
      <text:p text:style-name="P19">Ümmetimden bir taife kıyamet gününe kadar hak üzerinde mukatele ederek (mücadele ederek) muzaffer olmakta devam edecektir." Nihayet Meryem oğlu İsa iner ve Müslümanların emiri ona: Gel, bize namaz kıldır, der. Bunun üzerine İsa: "Hayır, Allah'ın bu ümmete bir ikramı olarak sizin bir kısmınız diğer bir kısım üzerine emirlersiniz", der. (Sahih-i Müslim, c. 1, s. 209)</text:p>
      <text:p text:style-name="P24">Bazı İslam alimleri de Mehdi ve Hz. İsa (as)'ın birarada olacaklarını detaylı olarak açıklamışlardır. Bu açıklamalardan birkaçı şöyledir:</text:p>
      <text:p text:style-name="P19">Muhammed b.Resul Berzenci:</text:p>
      <text:p text:style-name="P11"><text:span text:style-name="T1">Hz. Mehdi (as)'ın varlığı ve ahir zamanda zuhur edeceği, Peygamber ailesinden ve Fatıma oğullarından oluşu, tevatür ölçüsüne ulaşan hadislerle açıklanmıştır ve bu hadisleri inkar etmenin hiçbir anlamı yoktur... (</text:span><text:span text:style-name="T19">Kıyamet Alametleri</text:span><text:span text:style-name="T1">, s. 192)</text:span></text:p>
      <text:p text:style-name="P11"><text:span text:style-name="T1">…</text:span><text:span text:style-name="T4"> </text:span><text:span text:style-name="T1">Şurası da bir gerçektir ki, Hz. İsa (as), Hz. Mehdi (as)'dan hakimiyeti almayacak; çünkü liderler Kureyş'dendir. Madem insanlar arasında bu ikisi mevcut olacak, öyleyse Hz. İsa (as) onun emiri değil de veziri olacaktır. Bu sebepledir ki Hz. Mehdi (as)'ın arkasında namaz kılacak ve ona tabi olacaktır…" (</text:span><text:span text:style-name="T19">Kıyamet Alametleri</text:span><text:span text:style-name="T1">, s. 185)</text:span></text:p>
      <text:p text:style-name="P19">İmam Rabbani:</text:p>
      <text:p text:style-name="P24">Bir başka hadis-i şerifte ise, Resulullah Efendimiz (sav) şöyle buyurdu:</text:p>
      <text:p text:style-name="P11"><text:span text:style-name="T1">"Ashab-ı Kehf, Hz. İsa (as)'ın yardımcıları olacaklardır." Hz. İsa (as), Hz. Mehdi (as) zamanında yere inecektir. Hz. Mehdi (as), deccalin yok edilişinde Hz. İsa (as)'a muvafakat eder. Onun saltanatı zamanında, Ramazan ayının on dördünde Güneş tutulacaktır; o ayın ilkinde ise ay kararacak. Bunların oluşu, adetin ve müneccimlerin hesabı hilafına (tahmin edilmeyen, umulmadık şekilde) olacaktır. (İmam Rabbani,</text:span><text:span text:style-name="T19"> Mektubat</text:span><text:span text:style-name="T1">, c. 2, 380. Mektup, s. 1162-1163)</text:span></text:p>
      <text:p text:style-name="P11"><text:span text:style-name="T17">"Aradan bin sene geçtikten sonra, Hz. Mehdi (as)'ın gelişi </text:span><text:span text:style-name="T1">de bunun içindir. Onun mübarek kudumünü (gelişini), Hatem'ür-resül Resullullah (sav) Efendimiz müjdelemiştir.</text:span><text:span text:style-name="T17"> Hz. İsa (as) dahi aradan bin sene geçtikten sonra, nüzul edecektir (inecektir)..." </text:span><text:span text:style-name="T1">(İmam Rabbani,</text:span><text:span text:style-name="T19"> Mektubat</text:span><text:span text:style-name="T1">, c. 1, 209. Mektup, s. 440)</text:span></text:p>
      <text:p text:style-name="P24"><text:soft-page-break/>Hz. Mehdi (as), Hz. İsa (as)'dan bir süre önce zuhur edecek ve önce İslam dünyasının içinde fikri bir mücadele yürütecektir. İslam'ın aslından kopmuş olan Müslümanları gerçek imana ve ahlaka döndürecek, tüm İslam alemini birleştirecektir. Darwinizm'e ve materyalizme karşı çok güçlü bir fikri mücadele verecek, bu iki din ahlakına aykırı ideolojiyi tam anlamıyla yenilgiye uğratacaktır. Hadislerde bildirildiğine göre, Hz. Mehdi (as)'yla aynı dönemde dünyaya yeniden dönecek olan Hz. İsa (as) ise, özellikle Hıristiyan ve Yahudi dünyasına hitap edecek, onları içine düştükleri hurafelerden sıyrılıp Kuran'a göre yaşamaya çağıracaktır. Hıristiyanların Hz. İsa (as)'a uyması ile birlikte, İslam ve Hıristiyan dünyaları tek bir inançta birleşecek ve dünya "Altınçağ" olarak anılan büyük bir barış, güvenlik, mutluluk ve refah dönemi yaşayacaktır.</text:p>
      <text:p text:style-name="P24">Hz. Mehdi (as)'ın Hz. İsa (as)'dan kısa bir süre önce geleceği ahir zaman ile ilgili önemli bir diğer kaynakta şöyle ifade edilmektedir:</text:p>
      <text:p text:style-name="P11"><text:span text:style-name="T1">Hz. Mehdi (as), bu ümmetin vasatı, Hz. İsa (as) da ahiri olacaktır. Vasattan kastedilen, </text:span><text:span text:style-name="T17">Hz. Mehdi (as)'ın Hz. İsa (as)'dan çok az bir süre önce geleceğini </text:span><text:span text:style-name="T1">ifade etmek içindir. Hz. İsa (as) da, ondan hemen sonra geldiği için ahir olarak vasıflandırılmıştır. (</text:span><text:span text:style-name="T19">El-Kavlu'l Muhtasar Fi Alamet-il Mehdiyy-il Muntazar</text:span><text:span text:style-name="T1">, s. 24)</text:span></text:p>
      <text:p text:style-name="P24">O halde tüm bunlar bize göstermektedir ki, Hz. Mehdi (as)'ın çıkış alametleri aynı zamanda Hz. İsa (as)'ın da çıkış alametidir. İlerleyen bölümlerde Allah'ın kutlu peygamberi Hz. İsa (as)'ın yeryüzüne tekrar gelişinin yaklaştığını müjdelerken, Hz. Mehdi (as)'ın çıkış alametlerini de tek tek anlatacağız.</text:p>
      <text:p text:style-name="P24"/>
      <text:h text:style-name="P53" text:outline-level="2">Hz. İsa (as) ve Hz. Mehdi (as) <text:line-break/>Bu Yüzyılda Gelecektir</text:h>
      <text:p text:style-name="P24">Her yüz senede bir din ahlakını bidatlerden kurtarmak ve yenilemek için Allah tarafından bir zatın gönderildiği, Sünen-i Ebu Davud, Mektubat-ı Rabbani gibi büyük ve muteber ehli sünnet alimlerinin eserlerinde açık bir şekilde belirtilmiştir:</text:p>
      <text:p text:style-name="P11"><text:span text:style-name="T1">Ebu Hüreyre'nin rivayetine göre; Resulullah (sav) şöyle buyurmuş: Gerçekten Aziz ve Celil olan Allah </text:span><text:span text:style-name="T17">her yüz senenin başında</text:span><text:span text:style-name="T1"> şu ümmetin dinini bidatten (dine sonradan karışmış batıl uygulamalardan) ayıracak, yenileyecek (ilim sahibi) bir zatı gönderir. </text:span><text:span text:style-name="T19">(Sünen-i Ebu Davud, 5/100) </text:span></text:p>
      <text:p text:style-name="P24">Peygamberimiz (sav)'den rivayet edilen hadislerde ahir zamanda zuhur edeceği müjdelenen Hz. Mehdi (as)'ın çıkış zamanı olarak ise Hicri 1400 yılı verilmiştir: </text:p>
      <text:p text:style-name="P18"><text:span text:style-name="T23">"İnsanlar 1400 senesinde Hz.Mehdi (as)'ın yanında toplanacaklardır."</text:span><text:span text:style-name="T8"> </text:span><text:span text:style-name="T1">(Risaletül Huruc-ül Mehdi, s. 108)</text:span></text:p>
      <text:p text:style-name="P24">Bu 100 yıllık sürede İslam ahlakı belli bir süreç içinde tüm dünyaya hakim olacak, din ahlakına karşı mücadele veren Deccaliyet sistemi ise tamamen ortadan kalkacaktır. Ancak aşağı yukarı 100 sene kadar sürecek olan bu yükselme döneminin ardından yani Hicri 1500'lerle birlikte Dünya yeniden bir bozulma sürecine girecektir. Ehl-i Sünnetin büyük hadis ve fıkıh alimlerinden biri olan İmam Ahmed İbni Hanbel gibi birçok alimin birbirlerinden naklettikleri bir hadiste Peygamberimiz (sav) kendine kadar dünyada geçen zamanın 5600 yıl olduğunu bildirerek insanlık tarihinin başlangıcı hakkında önemli bir bilgi vermiştir:</text:p>
      <text:p text:style-name="P11"><text:span text:style-name="T1">Ahmed İbni Hanbel İlel'inde nakletti. İsmail b. Abdülkerim, Abdüssamed'den O da Vehb'den rivayet etti: </text:span><text:span text:style-name="T22">DÜNYADAN BEŞ BİN ALTI YÜZ YIL GEÇMİŞTİR</text:span><text:span text:style-name="T17">.</text:span><text:span text:style-name="T19"> (Ali B. Hüsameddin el-Muttaki, Kitab-ül Burhan Fi Alamet-il Mehdiyy-il Ahir zaman, sf. 89)</text:span></text:p>
      <text:p text:style-name="P24">Diğer yandan başka birçok hadiste ise dünyanın ömrünün 7000 yıl olduğuna dair açık izahlar bulunmaktadır:</text:p>
      <text:p text:style-name="P11"><text:soft-page-break/><text:span text:style-name="T1">Enes Malik 'den tahric etti. O dedi ki, Resulullah (sav) buyurdu: </text:span><text:span text:style-name="T22">DÜNYANIN ÖMRÜ, AHİRET GÜNLERİNDE YEDİ GÜNDÜR</text:span><text:span text:style-name="T1">. Allah-u Teala buyurdu ki: </text:span><text:span text:style-name="T22">RABBİN KATINDA BİR GÜN SİZİN SAYDIKLARINIZDAN BİN YIL GİBİDİR.</text:span><text:span text:style-name="T1"> Kim bir din kardeşinin Allah yolunda bir ihtiyacını görürse, Allah Teala onun için gündüzlerini oruçla, gecelerini de ibadetle geçirmişcesine </text:span><text:span text:style-name="T22">ŞU DÜNYANIN YEDİ BİN YILLIK ÖMRÜ MÜDDETİNCE SEVAP YAZAR</text:span><text:span text:style-name="T1">. </text:span><text:span text:style-name="T19">(Ali B. Hüsameddin el-Muttaki, Kitab-ül Burhan Fi Alamet-il Mehdiyy-il Ahir Zaman, s. 88)</text:span></text:p>
      <text:p text:style-name="P11"><text:span text:style-name="T1">Dakkak b. Zeyd-ü Cüheni 'den rivayet ettiler: Ben gördüğüm bir rüyayı Resulullah (sav)'e anlattım. Bu rüyada Peygamber (sav) yedi basamaklı bir minberin en üst basamağında idi: O buyurdu ki, </text:span><text:span text:style-name="T22">YEDİ BASAMAKLI GÖRDÜĞÜN MİNBER ŞU DÜNYANIN ÖMRÜ OLAN YEDİ BİN SENEDİR</text:span><text:span text:style-name="T1">. </text:span><text:span text:style-name="T19">(Ali B. Hüsameddin el-Muttaki, Kitab-ül Burhan Fi Alamet-il Mehdiyy-il Ahir Zaman, 89)</text:span></text:p>
      <text:p text:style-name="P24">Hicri 1300'ün ve son bin yılın en büyük müceddidi olan Üstad Said Nursi Hazretleri ise İslam ahlakının hakimiyet süresi için Hicri 1500'leri vermiştir. Üstad bu tarihlere kadar ki dönemin Müslümanların açık ve aşikar galibiyet dönemleri olacağını ifade etmiştir. Bundan sonraki yıllarda ise İslam ahlakının dünya üzerindeki yükseliş döneminin sona ereceği ve kafirler için bir kıyamet kopmasının Hicri 1545 itibariyle söz konusu olacağını söylemiştir. (Doğrusunu Allah bilir.)</text:p>
      <text:p text:style-name="P12">"Ümmetimden bir taife Allah'ın emri gelinceye kadar (kıyamete kadar) hak üzerinde olacaktır."</text:p>
      <text:p text:style-name="P11"><text:span text:style-name="T1">"Ümmetimden bir taife.." fıkrasının (bölümünün) makam-ı cifrîsi (cifir hesâbına göre olan netice, sayı değeri) </text:span><text:span text:style-name="T22">1542 (2117) ederek nihayet-i devamına (varlığının sonuna) îma eder. "Hak üzerinde olacaktır." (şedde sayılır) fıkrası dahi; makam-ı cifrîsi 1506 (2082), bu tarihe kadar zâhir ve aşikârane (açık ve ortada), belki galibane</text:span><text:span text:style-name="T1">; sonra tâ 1542 (2117) ye kadar, gizli ve mağlubiyet içinde vazife-i tenviriyesine (aydınlatma görevine) devam edeceğine remze (işarete) yakın îma eder. </text:span><text:span text:style-name="T22">"Allah'ın emri gelinceye kadar" (şedde sayılır) fıkrası dahi; makam-ı cifrîsi 1545 (2120), kâfirin başında KIYAMET KOPMASINA</text:span><text:span text:style-name="T1"> îma eder. </text:span><text:span text:style-name="T19">(Kastamonu Lahikası, s. 33)</text:span></text:p>
      <text:p text:style-name="P24">Büyük ehl-i Sünnet alimi Berzenci Hazretleri de dünyanın ömrünün Hicri 1600'e ulaşmayacağını yani Hicri 1500'lü yıllar içinde kıyametin kopmasının Allah'ın izniyle beklendiğini ifade etmektedir. (Doğrusunu Allah bilir.)</text:p>
      <text:p text:style-name="P18"><text:span text:style-name="T24">BU ÜMMETIN ÖMRÜ BİN SENEYİ GEÇECEK, FAKAT BİN BEŞ YÜZ SENEYİ AŞMAYACAKTIR...</text:span><text:span text:style-name="T1"> (Kıyamet Alametleri, Medineli Allame Muhammed b. Resul el-Hüseyni el-Berzenci, Pamuk Yayıncılık, İstanbul, 2002, s. 299)</text:span></text:p>
      <text:p text:style-name="P24">Peygamberimiz (sav)'den rivayet edilen hadise dayalı olarak Suyuti Hazretleri ise yaptığı açıklamada şöyle belirtmektedir: </text:p>
      <text:p text:style-name="P11"><text:span text:style-name="T22">"BENİM ÜMMETİMİN ÖMRÜ 1500 SENEYİ PEK GEÇMEYECEK."</text:span> <text:span text:style-name="T5">(Suyuti, el-Keşfu an Mücavezeti Hazihil Ümmeti el-Elfu, el-havi lil Fetavi, Suyuti. 2/248, tefsiri Ruhul Beyan. Bursevi. (Arapça) 4/262, Ahmed bin Hanbel, Kitâbu'l-İlel, s. 89)</text:span></text:p>
      <text:p text:style-name="P24">Peygamberimiz (sav)'in hadislerinden ve büyük İslam alimlerinin açıklamalarından da açıkça anlaşıldığı üzere, içinde bulunduğumuz Hicri 1400'ler Hz. Mehdi (as)'ın zuhur çağıdır. Bu yüzyılda Hz. Isa (as) yeniden yeryüzüne gelecek, Hz. Mehdi (as) zuhur edecek ve İslam ahlakı yeryüzüne hakim olacaktır. </text:p>
      <text:p text:style-name="P24"/>
      <text:h text:style-name="P53" text:outline-level="2">Elçilere Karşı Gelenler</text:h>
      <text:p text:style-name="P22"><text:span text:style-name="T1">Allah bir ayette </text:span><text:span text:style-name="T17">"İşte böyle; Biz, her peygambere suçlu-günahkarlardan bir düşman kıldık..."</text:span><text:span text:style-name="T1"> (Furkan Suresi, 31) şeklinde buyurmuştur. Ayette açıkça belirtildiği gibi, her dönemde Allah'ın elçilerine düşman olan, onları engellemeye çalışan kişiler olmuştur. Hz. İsa (as)'ın yeryüzüne ikinci kez gelişinde de kendisine düşman </text:span><text:soft-page-break/><text:span text:style-name="T1">olanlar, karşı çıkanlar olacaktır. Elbette bu düşmanların başında olan, inkarcıların liderliğini yapan, bir ayette dikkat çekildiği gibi </text:span><text:span text:style-name="T17">"kötülüğü örgütleyip düzenleyen"</text:span><text:span text:style-name="T1"> bir şahıs da olacaktır.</text:span></text:p>
      <text:p text:style-name="P24">İşte bu şahıs, Peygamberimiz (sav)'in hadislerinde deccal olarak tanıtılır. Deccal Arapça bir kelimedir, "decl" kökünden gelir. Sözlüklerde verilen manaya göre deccal, "yalancı, hilekar; zihinleri, gönülleri, iyi ile kötüyü, hak ile batılı karıştıran, bir şeyi yaldızlayıp gerçek yüzünü gizleyen, bucak bucak her yeri dolaşan müfsid (nifak koyan, bozan, fenalaştıran) ve me'lun (Lanetlenmiş, kovulmuş) bir kişidir." Deccal ahir zamanda (dünyanın son devirlerinde) ortaya çıkacak en büyük negatif gücün adıdır. Hadislerde genelde bir şahıs olarak tasvir edilmektedir, ancak bu bir kişi olabileceği gibi, şiddete ve vahşete eğilimli, şeytani özelliklere sahip ve insanlara zulmeden bir ideoloji de olabilir. </text:p>
      <text:p text:style-name="P24">Ahir zaman gibi olağanüstü olayların gerçekleştiği bir dönemde Allah'ın elçisine düşmanlık yaparak şeytanın sistemini hakim etmeye çalışacak olan deccal, tarihin belki de en şiddetli inkarcılarından biri olacaktır. Nitekim Peygamberimiz (sav) deccalin fitnesinin büyüklüğünü şöyle tarif etmiştir:</text:p>
      <text:p text:style-name="P19">Adem'in yaratılışından kıyamete kadar geçen zaman içerisinde Deccal'den daha büyük bir hadise yoktur. (Tirmizi, s. 82; Müslim, Fiten: 126) </text:p>
      <text:p text:style-name="P24">Hz. Muhammed (sav)'in başka hadislerinde deccal, kıyametin önemli alametlerinden biri olarak haber verilmektedir:</text:p>
      <text:p text:style-name="P18"><text:span text:style-name="T1">Kıyamet on alamet görülmedikçe kopmaz: Duman, </text:span><text:span text:style-name="T17">deccal</text:span><text:span text:style-name="T1">, Dabbetu'l arz, Güneş'in batıdan doğması, İsa'nın yeryüzüne inmesi... (Büyük Hadis Külliyatı, 5. cilt, s. 362)</text:span></text:p>
      <text:p text:style-name="P24">Büyük İslam alimleri de deccalin kıyamet öncesinde yeryüzüne geleceğini kesin bir bilgi olarak aktarmışlardır. Örneğin Ebu Hanife bu konu hakkında şunları bildirmektedir:</text:p>
      <text:p text:style-name="P11"><text:span text:style-name="T1">Deccalin, Ye'cüc ve Me'cücün çıkması, Güneş'in batıdan doğması, İsa (as)'ın gökten inmesi ve diğer kıyamet alametleri, sahih haberlerde varid olduğu vech ile, haktır, olacaktır. (</text:span><text:span text:style-name="T19">Ebu Hanife, Nu'man b. Sabit (150/767), Fıkh-ı Ekber, Çeviren: H. Basri Çantay, Ankara, 1982</text:span><text:span text:style-name="T1">)</text:span></text:p>
      <text:p text:style-name="P24">Hz. İsa (as) ve Hz. Mehdi (as) ile aynı dönemde yani ahir zamanda yeryüzüne gelecek olan deccalin yenilmesi için Allah Hz. İsa (as)'ı vesile edecektir. Peygamberimiz (sav)'in bildirdiği gibi Hz. İsa (as), deccali manen yok edecek ve yeryüzünde İslam ahlakının tam olarak hakim olduğu, kutlu bir dönemin başlamasını sağlayacaktır. Hz. İsa (as)'ın deccali yok etmesiyle ilgili bir hadis şöyledir:</text:p>
      <text:p text:style-name="P18"><text:span text:style-name="T1">Deccal, Hz. İsa (as)'ı görünce su içinde tuzun erimesi gibi erir ve koşarak kaçıp gider. </text:span><text:span text:style-name="T17">Hazreti İsa (as)</text:span><text:span text:style-name="T1"> (deccalin arkasından): "Benim sana indireceğim bir darbe var, sen bu darbeden hiç kurtulamazsın", der ona (Filistin'deki Bab-ü Lüdd denilen mevkide yani) Bab-ü Lüdd'ün şark tarafındaki bab-ü Remle (Reml kapısı; Reml, Filistin''de bir kasabanın ismidir) yanında yetişerek </text:span><text:span text:style-name="T17">deccali yok eder. </text:span><text:span text:style-name="T1">(Ölüm-Kıyamet-Ahiret ve Ahirzaman Alametleri, s. 496)</text:span></text:p>
      <text:p text:style-name="P24">Büyük İslam alimi Bediüzzaman da eserlerinde, ahir zaman ve Hz. İsa (as)'ın yeryüzüne ikinci kez gelişi konularına çok geniş yer ayırmıştır. Özellikle vurguladığı konuların başında ise Hz. İsa (as)'ın yeryüzüne geldiği sırada dünya üzerindeki dinsizliği temsil eden deccal ile çok büyük bir mücadele yürütüp, onu yeneceğidir. Bediüzzaman'ın bu konudaki bazı açıklamaları şöyledir:</text:p>
      <text:p text:style-name="P11"><text:span text:style-name="T1">Hem alem-i insaniyette inkar-ı uluhiyet (Allah'ın kainattaki hakimiyetini inkar) niyetiyle medeniyet ve mukaddesat-ı beşeriyeyi zir ü zeber <text:s/>(karmakarışık) eden deccal komitesini, Hazret-i İsa'nın din-i hakikîsini (gerçek dinini) İslamiyet'in hakikatıyla birleştirmeye çalışan hamiyetkar ve fedakar bir İsevi cemaatı namı altında ve "Müslüman İsevileri" ünvanına layık bir cem'iyet, o deccal komitesini, Hazret-i İsa'nın riyaseti (reisliği) altında yok edecek ve dağıtacak; beşeri, inkar-ı uluhiyetten kurtaracak. (Bediüzzaman Said Nursi, </text:span><text:span text:style-name="T19">Mektubat</text:span><text:span text:style-name="T1">, 29. Mektup, s. 441)</text:span></text:p>
      <text:p text:style-name="P11"><text:soft-page-break/><text:span text:style-name="T1">... "O kadar kuvvetlidir ve devam eder; yalnız Hazreti İsa (as) onu (deccali) yok edebilir, başka çare olamaz." rivayet edilmiş. Yani, onun mesleğini ve yırtıcı rejimini bozacak, öldürecek; ancak semavi ve ulvi, hâlis bir din İsevilerde zuhur edecek ve hakikat-ı Kur'aniyeye (Kuran hakikatlerine) iktida (tabi olan) ve ittihad eden bu İsevi dinidir ki, Hazret-i İsa (as)'ın nüzulü (inişi) ile o dinsiz meslek mahvolur ölür. Yoksa onun (deccalin) şahsı bir mikrop, bir nezle ile öldürülebilir. (Bediüzzaman Said Nursi, </text:span><text:span text:style-name="T19">Şualar</text:span><text:span text:style-name="T1">, 5. Şua, s. 581)</text:span></text:p>
      <text:p text:style-name="P24">Üstad'ın bu açıklamasında gerçek İsevilik olarak adlandırdığı din İslam'dır. Üstad'ın diğer açıklamaları da göz önünde bulundurulduğunda bu durum açıkça görülmektedir. Nitekim, hadis-i şeriflerde de Hz. İsa (as)'ın Kuran ile hükmedeceği, Hıristiyanlığın batıl inanışlarını ortadan kaldırarak, insanları tek bir din altında –yani İslam ahlakında- toplayacağı bildirilmektedir. </text:p>
      <text:p text:style-name="P24">Tüm bu açıklamalardan anlaşılacağı gibi Hz. İsa ve deccal aynı dönemde yeryüzünde bulunacaklardır. Dolayısıyla tıpkı kıyamet alametleri ve Hz. Mehdi (as)'ın çıkış alametleri gibi deccalin alametleri de, Hz. İsa (as)'ın yeryüzüne ikinci kez gelişinin bir habercisidir. Yine ilerleyen bölümlerde deccalin çıkış alametlerine detaylı olarak değinilecek ve Hz. İsa (as)'ın gelişinin yakın olduğu bu vesileyle bir kez daha vurgulanacaktır.</text:p>
      <text:p text:style-name="P24"/>
      <text:h text:style-name="P53" text:outline-level="2">İncil'deki Açıklamalar</text:h>
      <text:p text:style-name="P24">Buraya kadar Hz. İsa (as)'ın gelişinin habercileri olarak hep İslami kaynaklardan söz ettik. Bunlardan anlaşıldığı gibi ahir zaman ile ilgili olarak elimizde İslami kaynaklara ait çok sayıda bilgi mevcuttur. Ancak her ne kadar tahrif edilmiş olsa da İncil'de de Hz. İsa (as)'ın tekrar yeryüzüne gelişini müjdeleyen çeşitli haberler bulunmaktadır. Bu haberlerin doğruluğundan kesin olarak emin olamasak da, Kuran ile ve Peygamberimiz (sav)'in sahih hadisleri ile mutabık olan açıklamaları göz önünde bulundurmakta fayda vardır. Çünkü İslami kaynaklarla mutabık olan bu açıklamaların orjinal kalmış olma ihtimali kuvvetle muhtemeldir.</text:p>
      <text:p text:style-name="P24">İncil'de özellikle de Hz. İsa (as)'ın ikinci gelişi, bunun işaretleri ve son zamanlar hakkında çok sayıda açıklamaya rastlamak mümkündür. Bu açıklamalarda Hz. İsa (as)'ın gelişinden önce ve sonra belirecek doğa olayları, toplumsal hadiseler anlatılmaktadır. Günümüzde, Peygamber Efendimiz (sav)'in de hadislerinde detaylı olarak bildirdiği bu alametlerin çoğunun önceki zamanlara kıyasla dikkat çekici tarzda ortaya çıktığına şahit olmaktayız. Önemli olan söz konusu işaretlerin biri veya ikisinin değil, hemen hepsinin birbiri peşi sıra günümüzde ortaya çıkıyor olmasıdır. Böylece içinde yaşadığımız zamanın söz konusu ahir zaman olduğunu, başta İslami kaynaklara göre, hem de İncil'e dayanarak söylemek mümkündür. </text:p>
      <text:p text:style-name="P24">İlerleyen bölümlerde ahir zaman ve Hz. İsa (as)'ın yeryüzüne dönüşüne işaret eden İncil açıklamalarına da yer verilecektir.</text:p>
      <text:p text:style-name="P24"/>
      <text:p text:style-name="P24"/>
      <text:h text:style-name="P5" text:outline-level="1">HZ. İSA (AS)'IN YERYÜZÜNE GELİŞ ALAMETLERİ</text:h>
      <text:p text:style-name="P24"/>
      <text:p text:style-name="P22"/>
      <text:p text:style-name="P18"><text:span text:style-name="T1">Şüphesiz ki, Hz. İsa Aleyhisselam, yeryüzüne inecektir. Elbette </text:span><text:span text:style-name="T17">onun zuhuruna yakın alametler ve fitneler olacaktır...</text:span><text:span text:style-name="T1">" (Ukayli "En-Necmu's-sakıb fi Beyanı Enne'l Mehdi min Evladı Ali b. Ebi Talib Ale't-Temam ve'l kamal"; Beklenen Mehdi, 3. Baskı, s.151)</text:span></text:p>
      <text:p text:style-name="P24">Yukarıdaki hadiste görüldüğü gibi Peygamberimiz (sav) ahir zamanda Hz. İsa (as)'ın yeryüzüne yeniden dönüşünden önce çeşitli alametlerin görüleceğini haber vermiştir. Bu bölümde bu haber doğrultusunda, Hz. İsa (as)'ın yeryüzüne ikinci gelişinin yaklaştığını müjdeleyen alametlere yer vereceğiz. Önceki bölümlerde belirttiğimiz gibi ahir zaman ve kıyamet alametleri, Hz. Mehdi (as)'ın çıkış alametleri, deccalin fitnesinin yaklaştığını gösteren alametler, Hz. İsa (as)'ın gelişinin de habercisidirler. Kuran'da, Peygamberimiz (sav)'in hadis-i şeriflerinde ve İslam alimlerinin kitaplarında yer verilen izahlar bu konulardaki ana kaynaklardır. Bunların yanısıra İncil açıklamalarından ahir zaman ve Hz. İsa (as)'ın yeryüzüne ikinci kez gelişi konusunda Kuran ve Peygamberimiz (sav)'in sözleri ile mutabık olanları da bize önemli bilgiler vermektedir. </text:p>
      <text:p text:style-name="P22">Ancak tüm bunlara rağmen bazı kişiler bu haberlerin günümüzü işaret ettiği konusunda birtakım şüpheler duyabilirler. <text:span text:style-name="T1">Bu noktada hatırlatmak gerekir ki, ilerleyen sayfalarda bahsedeceğimiz alametler hiçbir şüpheye yer bırakmayacak kadar açık ve nettirler. Ancak en önemlisi bu haberlerin tamamının günümüzde birbiri ardısıra gerçekleşmiş ve halen de gerçekleşiyor olmasıdır. Elbette bu işaretlerin bir kısmı 1400 yıllık İslam tarihinin herhangi bir döneminde, dünyanın belirli bir bölgesinde, belirli bir oranda görülmüş olabilir. Böyle bir durum o dönemin ahir zaman olduğunu, Hz. İsa (as)'ın ve Hz. Mehdi (as)'ın gelişlerinin çok yakın olduğunu göstermez. Zira bir devrin Allah'ın müjdelediği son devir olarak nitelendirilmesi için detaylı olarak anlatacağımız alametlerin tümünün aynı çağda, birbirlerini izleyerek gerçekleşmesi gerekmektedir. Bu durum hadislerde şöyle ifade edilmiştir:</text:span></text:p>
      <text:p text:style-name="P18"><text:span text:style-name="T17">"Kıyamet alametleri birbirini takiben meydana gelir. Bir dizideki boncukların art arda kopması gibi."</text:span><text:span text:style-name="T1"> (Ramuz-El Ehadis, 277/6; Suyuti, Camiü's-Sagir, 3/167)</text:span></text:p>
      <text:p text:style-name="P18"><text:span text:style-name="T1">Ümmet bunları yaptığı zaman, </text:span><text:span text:style-name="T17">alametler birbirini, ağı koparılıp kaçan balıkların birbirini kovaladığı gibi kovalar.</text:span><text:span text:style-name="T1"> (Ölüm, Kıyamet ve Diriliş, İmam Şarani, s. 478)</text:span></text:p>
      <text:p text:style-name="P22"><text:span text:style-name="T1">Hadisler son derece açıktır. Ahir zaman alametleri birbiri ardına aynı dönemde gerçekleşecektir. Burada şu noktaya değinmekte yarar vardır: İlerleyen sayfalarda yer vereceğimiz olaylardan bazıları, günümüz için olağan olaylar olarak karşılanabilir. Kimileri burada anlattığımız alametlerin içinde bulunduğumuz çağın şartları gereği doğal olarak ortaya çıktığını öne sürebilirler. Elbette bu olayların bir kısmı günümüzde çeşitli etkilerle doğal olarak meydana gelmektedir. Ancak tüm bunların 1400 yıl </text:span>önce eksiksiz olarak tam bugünün sosyal düzenini tarif edecek şekilde tasvir edilmiş olması ve biraz önce de <text:span text:style-name="T1">belirttiğimiz gibi aynı dönemde, birbirini izleyerek gerçekleşmesi son derece önemli bir konudur. Bu durum, 14 asır önce ahir zamanda meydana gelecek ortamı detaylı tarif ederken Peygamberimiz (sav)'in bu döneme dikkat çektiğini anlamamız için kesin bir delildir.</text:span></text:p>
      <text:p text:style-name="P24">Yukarıdaki bilgiler ışığında gerek İslami kaynakları, gerekse İncil açıklamalarını incelediğimizde hayret verici bir sonuçla karşılaşmaktayız. Ahir zamana yönelik işaretler yeryüzünün hemen hemen her köşesinde, birbiri ardınca ve tam anlamıyla belirtildiği biçimde, içinde bulunduğumuz çağda yaşanmaktadır. Ahir zamanla <text:soft-page-break/>ilgili haberler sanki zamanımızın eksiksiz bir portresini çizmektedir. Elbette bu, derin düşünülmesi gereken son derece mucizevi bir olaydır. </text:p>
      <text:p text:style-name="P24"/>
      <text:h text:style-name="P53" text:outline-level="2">İslami Kaynaklarda Yer Alan Alametler</text:h>
      <text:p text:style-name="P24"/>
      <text:h text:style-name="P55" text:outline-level="3">1. Ay'ın Yarılması </text:h>
      <text:p text:style-name="P24">Kuran'ın 54. Suresi'nin adı olan "Kamer"in Türkçe karşılığı "Ay"dır. Bu surenin büyük bir bölümünde, kendilerine gönderilen peygamberlerin "uyarılarını göz ardı eden" Nuh, Ad, Semud ve Lut halkının, Firavun ve çevresinin başlarına gelen yıkımlar anlatılır. Aynı zamanda birinci ayette kıyamet vakti ile ilgili çok önemli bir mesaj verilir:</text:p>
      <text:p text:style-name="P50">Saat (kıyamet saati) yakınlaştı ve Ay yarıldı. (Kamer Suresi, 1) </text:p>
      <text:p text:style-name="P24">Ayette kullanılan "yarmak" fiilinin Arapça karşılığı "şakka"dır. Bu kelimenin Arapça'da farklı anlamları bulunmaktadır. Bazı Kuran tefsirlerinde "ikiye yarılmak" manası tercih edilmektedir. Bununla birlikte, "şakka" kelimesi Arapçada "toprağı sürme, toprağı kazma" anlamlarında kullanılmaktadır. </text:p>
      <text:p text:style-name="P24">İkinci anlamına örnek olarak, Abese Suresi'nin 26. ayetinde geçen kullanımını verebiliriz:</text:p>
      <text:p text:style-name="P50">Biz, şüphesiz, suyu akıttıkça akıttık. Sonra yeri yardıkça yardık. Böylece onda taneler bitirdik, üzümler, yoncalar, zeytinler, hurmalar. (Abese Suresi, 25-29)</text:p>
      <text:p text:style-name="P24">Açıkça görüldüğü gibi, bu ayetteki "şakka" ifadesi "yerin ikiye yarılması" manasında değil, "çeşitli bitkilerin yetişmesi için toprağın sürülerek yarılması" anlamında kullanılmıştır.</text:p>
      <text:p text:style-name="P24">İşte tam bu noktada, Kuran'ın çok büyük bir mucizesiyle karşılaşmaktayız. Kamer Suresi'nde on dört yüzyıl öncesinden haber verilen ayet, 20 Temmuz 1969'da Ay yüzeyinde yapılan çalışmalar ile gerçekleşmiştir. Amerikalı astronotların Ay'a ayak basarak, Ay toprağı üzerinde bilimsel araştırmalar yapmaları, taş ve toprak örnekleri toplamaları ayın yarılması ayetindeki ifadelere tam olarak uymaktadır. </text:p>
      <text:p text:style-name="P24">Ay'ın keşfi, "Bir insan için küçük bir adım, insanlık için büyük bir atılım" sloganıyla özdeşleşmiştir. Bu tarihi gezi uzay araştırmalarında bir dönüm noktasıdır; kameralar aracılığıyla belgelenmiş ve o tarihten bu yana yaşayan insanların seyrettikleri bir olay olmuştur. Kamer Suresi'nin ilk ayetinde Allah'ın bildirdiği gibi, bu büyük olay aynı zamanda bir kıyamet alametidir; dünyanın kıyamet öncesi son zaman diliminde olduğunun bir belirtisidir. (Doğrusunu Allah bilir.)</text:p>
      <text:p text:style-name="P22"><text:span text:style-name="T1">Nitekim bu konuda çok önemli bir işaret daha vardır. Kamer Suresi'nde geçen bu ayetin bazı kelimelerinin ebced değeri bizlere Ay'a ayak basma yılı olan 1969 tarihini vermektedir. (Ebced hesabı konusunda detaylı bilgi için bkz. </text:span><text:span text:style-name="T19">Hz. İsa (as)'ın Çıkış Zamanı </text:span><text:span text:style-name="T1">bölümü)</text:span></text:p>
      <text:p text:style-name="P21">... Saat yakınlaştı ve Ay yarıldı...</text:p>
      <text:p text:style-name="P24">HİCRİ: 1390 MİLADİ: 1969</text:p>
      <text:p text:style-name="P24">Ancak şunu da belirtmeliyiz: Elbette Ay'ın yarılması olayı, Allah'ın Peygamberimiz (sav)'e verdiği mucizelerden biridir. Bir hadiste bu mucize şöyle bildirilmiştir:</text:p>
      <text:p text:style-name="P19">... Said ibn Ebi Arube, Katade'den; o da Enes ibn Malik (R)'den tahdis etti: Mekke ahalisi Resulullah'tan kendilerine bir ayet (bir mucize) göstermesini istediler. O da onlara Ay'ı iki bölük gösterdi, hatta Mekkeliler Hıra Dağı'nı o iki bölük arasında gördüler. (Sahih-i Buhari ve Tercemesi, cilt 8, no.88)</text:p>
      <text:p text:style-name="P24"><text:soft-page-break/>Yukarıda anlatılan mucize, ayette haber verilen Ay'ın yarılması olayıdır. Ancak Kuran her çağa bakan bir kitap olduğu için, bu ayetle günümüzde Ay'ın keşfi konusuna da dikkat çekildiği düşünülebilir. (Doğrusunu Allah bilir)</text:p>
      <text:p text:style-name="P24"/>
      <text:h text:style-name="P55" text:outline-level="3">2. İran-Irak Savaşı</text:h>
      <text:p text:style-name="P24">Ahir zamanda meydana gelecek önemli bir savaş hadiste şöyle haber verilir:</text:p>
      <text:p text:style-name="P21">Şevval ayında ayaklanma Zilkade'de harb konuşmaları, Zilhicce'de ise harb vaki olacak. (Kıyamet Alametleri, s. 166)</text:p>
      <text:p text:style-name="P22">Önceki sayfadaki <text:span text:style-name="T1">hadiste belirtilen Şevval, Zilkade ve Zilhicce ayları İran-Irak Savaşı'nın gelişim aşamalarıyla aynı tarihlere denk gelmektedir:</text:span></text:p>
      <text:p text:style-name="P21">Şevval ayında ayaklanma...</text:p>
      <text:p text:style-name="P24">İran Şahı'na karşı olan ilk ayaklanma bilindiği gibi hadiste belirtilen 5 Şevval 1398 (8 Eylül 1976)'de olmuştur.</text:p>
      <text:p text:style-name="P21">Zilkade'de harp konuşmaları ve Zilhicce'de ise harp vaki olacak...</text:p>
      <text:p text:style-name="P24">Hicri 1400 Zilhicce (1980 Ekim) ayında İran-Irak arasındaki savaş tam anlamıyla başlamıştı.</text:p>
      <text:p text:style-name="P24">Bir başka hadiste de bu savaşın ayrıntıları şöyle tarif edilir:</text:p>
      <text:p text:style-name="P19">Faris yönünden gelecek olan bir kavimdir ki, şöyle diyecekler: "Ey Araplar! Siz fazla taassuba kaçtınız! Siz bunlara gereği gibi hak tanımazsanız, sizinle hiç kimse birlik kurmayacaktır... Bir gün, onlara ve bir gün de sizlere verilsin, ve karşılıklı sözler tutulsun..." Onlar Mutıka çıkacaklar, Müslümanlar oradan aşağı yazıya inecekler... Müşrikler öbür yandaki (Rakabe) denilen bir simsiyah olan nehrin kenarında duracaklar... Aralarında savaş olacak: Her iki ordudan, Allah, zaferi kaldıracak… (Kıyamet Alametleri, s. 179)</text:p>
      <text:p text:style-name="P35"><text:span text:style-name="T17">- Faris yönünden gelecek olan</text:span><text:span text:style-name="T1"><text:tab/>: İran tarafından gelecek olan</text:span></text:p>
      <text:p text:style-name="P35"><text:span text:style-name="T17">- Faris</text:span><text:span text:style-name="T1"><text:tab/>: İran - İranlı</text:span></text:p>
      <text:p text:style-name="P35"><text:span text:style-name="T17">- Yazıya inecekler</text:span><text:span text:style-name="T1"><text:tab/>: Ovaya inecekler (Irak Ovası)</text:span></text:p>
      <text:p text:style-name="P35"><text:span text:style-name="T17">- Mutık</text:span><text:span text:style-name="T1"><text:tab/>: Yöredeki bir dağın adı</text:span></text:p>
      <text:p text:style-name="P35"><text:span text:style-name="T17">- Rakabe</text:span><text:span text:style-name="T1"><text:tab/>: Petrol kuyularının çok olduğu bölgedir. </text:span></text:p>
      <text:p text:style-name="P21">"Ey Araplar! Siz fazla taassuba kaçtınız! Siz bunlara gereği gibi hak tanımazsanız, sizinle hiç kimse birlik kurmayacaktır…"</text:p>
      <text:p text:style-name="P24">Hadisin bu bölümünde iki taraf arasında, ırkçılıktan kaynaklanan bir anlaşmazlığın olacağına dikkat çekiliyor olabilir. Bu anlaşmazlık sebebiyle, "Yazı"ya (yani Irak Ovası'na) inileceği ve savaşın başlayacağı anlaşılmaktadır.</text:p>
      <text:p text:style-name="P21">Allah, her iki ordudan zaferi kaldıracak...</text:p>
      <text:p text:style-name="P24">Bu hadisin de işaret ettiği gibi, İran-Irak Savaşı 8 yıl sürmüş ve binlerce kayıp verilmesine rağmen bir netice alınamamıştır. İki taraf da kesin bir üstünlük sağlayamamıştır. </text:p>
      <text:p text:style-name="P24"/>
      <text:h text:style-name="P55" text:outline-level="3"><text:soft-page-break/>3. Fırat ile Dicle Arasındaki Büyük Savaş </text:h>
      <text:p text:style-name="P21">"Fırat ile Dicle arasında Zevra (Bağdat) denen bir şehir olacak. Orada büyük bir savaş olacak. Kadınlar esir edilecek, erkekler ise, koyun kesilir gibi boğazlanacak." (Kenzul Ummal, Kitab-ul kıyame kısm-ul efal, c. 5, s. 38, El Muttaki)</text:p>
      <text:p text:style-name="P24"/>
      <text:p text:style-name="P24">Hadiste geçen "Fırat ve Dicle arasında yaşanacak bu büyük savaşla" da yakın geçmişte yaşanan İran-Irak Savaşı'na dikkat çekiliyor olması muhtemeldir. Önceki sayfalarda da gördüğümüz gibi, iki Müslüman ülke arasında yaşanan bu büyük savaşta, hadiste dikkat çekilen topraklarda büyük çatışmalar yaşanmış, köyler, kasabalar, şehirler ağır bombardıman altında yerle bir olmuştur. Kadın, çocuk, yaşlı ayrımı yapılmadan pek çok insan savaşta hayatını kaybetmiştir. İlerleyen tarihlerde ortaya çıkan toplu mezarlar, savaş sırasında hayatını kaybeden insan sayısının tahmin edilenden fazla olduğunu göstermektedir. </text:p>
      <text:p text:style-name="P24"/>
      <text:h text:style-name="P55" text:outline-level="3">4. Afganistan'ın İşgali</text:h>
      <text:p text:style-name="P21">Talikan'a (Afganistan'a) yazık oldu. Şüphesiz Allah Teala'nın orada altın ve gümüş olmayan hazineleri vardır. (Kitab-ul Burhan Fi Alamet-il Mehdiyy-il Ahir Zaman, s. 59)</text:p>
      <text:p text:style-name="P24"/>
      <text:p text:style-name="P24">Hadiste Afganistan'ın ahir zamanda işgal edileceğine işaret vardır. Gerçekten de Rusların Afganistan'ı işgali olan 1979 yılı Hicri 1400 yılına, diğer bir ifadeyle Hicri 14. yüzyılın başlangıcına denk gelmektedir. </text:p>
      <text:p text:style-name="P21">Orada altın ve gümüş olmayan hazineleri vardır...</text:p>
      <text:p text:style-name="P24">Rivayetin bu bölümünde de Afganistan'ın maddi zenginliklerine dikkat çekilmektedir. Bugün Afganistan'da çeşitli sebeplerle işletilmeye açılmamış büyük petrol yatakları, demir havzaları ve kömür madenleri tespit edilmiştir. </text:p>
      <text:p text:style-name="P24"/>
      <text:h text:style-name="P55" text:outline-level="3">5. Fırat'ın Suyunun Kesilmesi </text:h>
      <text:p text:style-name="P24">Fırat Nehri'nin suyunun kesilip durdurulması da Hz. İsa (as) ve Hz. Mehdi (as)'ın çıkış alametlerindendir:</text:p>
      <text:p text:style-name="P21">Fırat Nehri'nin suyu çekilerek altın hazinesini açıklaması zamanı yaklaşıyor. Her kim, o zaman orada bulunursa o hazineden bir şey almasın. (Riyazü's Salihin, 3/332) </text:p>
      <text:p text:style-name="P24">Diğer hadislerde bu olayın ayrıntılarıyla ilgili önemli bilgiler verilmektedir:</text:p>
      <text:p text:style-name="P19">Resulullah: Fırat Nehri altın bir dağ üzerinden açılmadıkça kıyamet kopmayacaktır. İnsanlar onun için harb edecek ve her yüz kişiden doksan dokuzu öldürülecek, onlardan her adam, keşke kurtulan ben olsaydım, diyecektir buyurmuşlar. (Sahih-i Müslim, 11/320)</text:p>
      <text:p text:style-name="P19">Resulullah şöyle buyurdu: Yakında Fırat Nehri altın hazinesini açığa çıkarır, kim buna hazır bulunursa, ondan bir şey almasın. (Kitab-ül Burhan Fi Alameti-il Mehdiyy-il Ahir Zaman, s. 28)</text:p>
      <text:p text:style-name="P19">(Resulullah:) "Fırat Nehri bir altın dağını açığa çıkarır" dedi. (Sünen-i Ebu Davud, 5/116)</text:p>
      <text:p text:style-name="P24">Görüldüğü gibi Hz. İsa (as)'ın yeniden gelişinin önemli bir alameti olan Fırat Nehri'nin suyunun durdurulması ve altın değerinde bir hazinenin ortaya çıkması pek çok büyük hadis kitabında yer almaktadır. </text:p>
      <text:p text:style-name="P24">Şimdi yukarıda yer verdiğimiz hadislerde geçen bu konuyla ilgili önemli ifadeleri tek tek ele alarak inceleyelim:</text:p>
      <text:p text:style-name="P19"><text:soft-page-break/>Resulullah buyurdu ki: (1) Fırat Nehri'nin suyu çekilip (2) altından bir dağ meydana çıkmadıkça kıyamet kopmaz... (Riyazü's Salihin, 3/332)</text:p>
      <text:p text:style-name="P24"/>
      <text:p text:style-name="P19">(1) Fırat Nehri'nin suyunun çekilip... </text:p>
      <text:p text:style-name="P24">Suyuti'nin kitabında bu hadis "suyun durdurulması" olarak geçmektedir. Gerçekten de Keban Barajı, Fırat Nehri'nin suyunu durdurarak kesmiştir.</text:p>
      <text:p text:style-name="P19">(2) "Altın"dan bir dağ meydana çıkmadıkça... </text:p>
      <text:p text:style-name="P24">Yapılan baraj sayesinde; elektriğin üretilmesi, toplanan suyun arazide kullanılarak toprağın veriminin artması ve ulaşım kolaylığının sağlanması gibi sebeplerle, buradaki topraklar "altın" gibi kıymetli hale gelmiştir.</text:p>
      <text:p text:style-name="P24">Keban barajı ve Fırat Nehri üzerine sonradan kurulan diğer barajlar, betondan dev birer dağı andırmaktadır. Bu barajlardan (hadis-i şerifteki benzetmeye göre dağdan) altın değerinde servet dökülmektedir. Dolayısıyla barajlar "altın bir dağ" özelliği kazanmaktadır. (Doğrusunu Allah bilir) </text:p>
      <text:p text:style-name="P36"/>
      <text:h text:style-name="P55" text:outline-level="3">6. Ramazan Ayı'nda Ay ve Güneş Tutulmaları</text:h>
      <text:p text:style-name="P21">Hz. Mehdi (as) için 2 alamet vardır ki... Bunun birincisi, Ramazan'ın birinci gecesi Ay'ın ikincisi de ortasında Güneş'in tutulmasıdır. (El-Kavlu'l Muhtasar Fi Alamatil Mehdiyy-il Muntazar, s. 47) </text:p>
      <text:p text:style-name="P38"/>
      <text:p text:style-name="P19">Ramazan'ın birinci gecesi Ay, ortasında Güneş tutulacaktır. (Kıyamet Alametleri, s. 199)</text:p>
      <text:p text:style-name="P19">Onun saltanatı zamanında, Ramazan Ayı'nın on dördünde Güneş tutulacaktır, o ayın ilkinde ise Ay kararacak... (Mektubat-ı Rabbani, 380. Mektup, 2/1163)</text:p>
      <text:p text:style-name="P19">Mehdi'nin çıkmasından önce bir Ramazan içinde Güneş iki defa tutulacaktır. (Ölüm-Kıyamet-Ahiret ve Ahir Zaman Alametleri, s. 440)</text:p>
      <text:p text:style-name="P18"><text:span text:style-name="T1">... Güneş'in oruç ayının ortasında, Ay'ın ise sonunda tutulması... (Kitab-ül Burhan Fi Alameti-il Mehdiyy-il Ahir Zaman, s. 37)</text:span><text:span text:style-name="T18"> </text:span></text:p>
      <text:p text:style-name="P19">Ramazan'da iki defa Ay tutulması olacaktır. (El-Kavlu'l Muhtasar Fi Alamatil Mehdiyy-il Muntazar, s. 53) </text:p>
      <text:p text:style-name="P19">Hz. Mehdi (as)'ın gelişi Razaman ayında Ay'ın iki kere tutulmasına sebep olacaktır. (Kıyamet Alametleri, s. 200)</text:p>
      <text:p text:style-name="P24">Yukarıdaki rivayetlerde dikkati çeken en önemli noktalar Ramazan Ayı'nın ortasında hem Güneş tutulması, hem de bir ay içinde Ay'ın ve Güneş'in iki kere tutulmasıdır. </text:p>
      <text:p text:style-name="P24">Eğer bu hadislerde tarif edilen olaylar dikkatle incelenirse, rivayetler arasında çeşitli farklılıklar olduğu göze çarpar. Yukarıdaki 1, 2 ve 3. rivayetlerde Ay, Ramazan'ın birinci günü, 4. rivayette ise sonuncu günü tutulacaktır. Böyle bir durumda yapılacak en doğru şey, aynı olaya bakan farklı rivayetlerin ittifak ettikleri ortak yönleri tespit etmek olacaktır. Buna göre, yukarıdaki hadis rivayetlerinin toplamından çıkan ortak sonuçlar şunlardır:</text:p>
      <text:p text:style-name="P24">1. Ramazan ayında Ay ve Güneş tutulmaları olacaktır.</text:p>
      <text:p text:style-name="P24">2. Bu tutulmalar ortalama 14-15 gün arayla olacaktır.</text:p>
      <text:p text:style-name="P24">3. Bu tutulmalar iki kere tekrarlanacaktır.</text:p>
      <text:p text:style-name="P24"><text:soft-page-break/>Bu tespitlere uygun olarak, 1981 yılında (Hicri 1401'de) Ramazan Ayı'nın 15. günü Ay, 29. günü de Güneş tutulmuştur. Yine "ikinci olarak", 1982 yılında (Hicri 1402'de) Ramazan Ayı'nın 14. günü Ay, 28. günü de Güneş tutulmuştur.</text:p>
      <text:p text:style-name="P24">Ayrıca bu hadisede Ay'ın Ramazan'ın tam ortasında DOLUNAY halinde tutulması ve dikkatleri çekecek bir alamet olarak belirmesi de son derece anlamlıdır.</text:p>
      <text:p text:style-name="P24">Bu olayların Hz. İsa (as) ve Hz. Mehdi (as)'ın diğer çıkış alametleriyle aynı dönemde meydana gelmesi ve Hicri 14. yüzyıl başlarında, üst üste iki yıl (1401-1402) mucizevi bir tarzda tekrarlanması rivayetlerin işaretinin bu olaylar olabileceğini kuvvetlendirmektedir. </text:p>
      <text:p text:style-name="P24">Üstelik hayret uyandıracak şekilde benzer bir tutulma olayı 2002 ve 2003 senelerinde de gerçekleşmiştir.</text:p>
      <text:p text:style-name="P24"/>
      <table:table table:name="Table1" table:style-name="Table1">
        <table:table-column table:style-name="Table1.A"/>
        <table:table-column table:style-name="Table1.B"/>
        <table:table-row table:style-name="Table1.1">
          <table:table-cell table:style-name="Table1.A1" office:value-type="string">
            <text:p text:style-name="P48">GERÇEKLEŞEN TUTULMA</text:p>
          </table:table-cell>
          <table:table-cell table:style-name="Table1.B1" office:value-type="string">
            <text:p text:style-name="P48">TARİH</text:p>
          </table:table-cell>
        </table:table-row>
        <table:table-row table:style-name="Table1.2">
          <table:table-cell table:style-name="Table1.A2" office:value-type="string">
            <text:p text:style-name="P44">Ay Tutulması</text:p>
          </table:table-cell>
          <table:table-cell table:style-name="Table1.B2" office:value-type="string">
            <text:p text:style-name="P45"/>
          </table:table-cell>
        </table:table-row>
        <table:table-row table:style-name="Table1.3">
          <table:table-cell table:style-name="Table1.A2" office:value-type="string">
            <text:p text:style-name="P44">Hicri 1423 'te Ramazan'ın ortasında</text:p>
          </table:table-cell>
          <table:table-cell table:style-name="Table1.B2" office:value-type="string">
            <text:p text:style-name="P46">20 Kasım 2002</text:p>
          </table:table-cell>
        </table:table-row>
        <table:table-row table:style-name="Table1.4">
          <table:table-cell table:style-name="Table1.A2" office:value-type="string">
            <text:p text:style-name="P45"/>
          </table:table-cell>
          <table:table-cell table:style-name="Table1.B2" office:value-type="string">
            <text:p text:style-name="P45"/>
          </table:table-cell>
        </table:table-row>
        <table:table-row table:style-name="Table1.5">
          <table:table-cell table:style-name="Table1.A2" office:value-type="string">
            <text:p text:style-name="P44">15 gün sonra</text:p>
          </table:table-cell>
          <table:table-cell table:style-name="Table1.B2" office:value-type="string">
            <text:p text:style-name="P45"/>
          </table:table-cell>
        </table:table-row>
        <table:table-row table:style-name="Table1.6">
          <table:table-cell table:style-name="Table1.A2" office:value-type="string">
            <text:p text:style-name="P44">Güneş Tutulması</text:p>
          </table:table-cell>
          <table:table-cell table:style-name="Table1.B2" office:value-type="string">
            <text:p text:style-name="P45"/>
          </table:table-cell>
        </table:table-row>
        <table:table-row table:style-name="Table1.7">
          <table:table-cell table:style-name="Table1.A2" office:value-type="string">
            <text:p text:style-name="P44">Hicri 1423'te Ramazan'ın sonunda</text:p>
          </table:table-cell>
          <table:table-cell table:style-name="Table1.B2" office:value-type="string">
            <text:p text:style-name="P46">4 Aralık 2002</text:p>
          </table:table-cell>
        </table:table-row>
        <table:table-row table:style-name="Table1.8">
          <table:table-cell table:style-name="Table1.A2" office:value-type="string">
            <text:p text:style-name="P45"/>
          </table:table-cell>
          <table:table-cell table:style-name="Table1.B2" office:value-type="string">
            <text:p text:style-name="P45"/>
          </table:table-cell>
        </table:table-row>
        <table:table-row table:style-name="Table1.9">
          <table:table-cell table:style-name="Table1.A2" office:value-type="string">
            <text:p text:style-name="P44">Ay Tutulması</text:p>
          </table:table-cell>
          <table:table-cell table:style-name="Table1.B2" office:value-type="string">
            <text:p text:style-name="P45"/>
          </table:table-cell>
        </table:table-row>
        <table:table-row table:style-name="Table1.10">
          <table:table-cell table:style-name="Table1.A2" office:value-type="string">
            <text:p text:style-name="P44">Hicri 1424'te Ramazan'ın ortasında</text:p>
          </table:table-cell>
          <table:table-cell table:style-name="Table1.B2" office:value-type="string">
            <text:p text:style-name="P46">9 Kasım 2003</text:p>
          </table:table-cell>
        </table:table-row>
        <table:table-row table:style-name="Table1.11">
          <table:table-cell table:style-name="Table1.A2" office:value-type="string">
            <text:p text:style-name="P45"/>
          </table:table-cell>
          <table:table-cell table:style-name="Table1.B2" office:value-type="string">
            <text:p text:style-name="P45"/>
          </table:table-cell>
        </table:table-row>
        <table:table-row table:style-name="Table1.12">
          <table:table-cell table:style-name="Table1.A2" office:value-type="string">
            <text:p text:style-name="P44">15 gün sonra</text:p>
          </table:table-cell>
          <table:table-cell table:style-name="Table1.B2" office:value-type="string">
            <text:p text:style-name="P45"/>
          </table:table-cell>
        </table:table-row>
        <table:table-row table:style-name="Table1.13">
          <table:table-cell table:style-name="Table1.A2" office:value-type="string">
            <text:p text:style-name="P44">Güneş Tutulması</text:p>
          </table:table-cell>
          <table:table-cell table:style-name="Table1.B2" office:value-type="string">
            <text:p text:style-name="P45"/>
          </table:table-cell>
        </table:table-row>
        <table:table-row table:style-name="Table1.14">
          <table:table-cell table:style-name="Table1.A14" office:value-type="string">
            <text:p text:style-name="P44">Hicri 1424'te Ramazan'ın sonunda</text:p>
          </table:table-cell>
          <table:table-cell table:style-name="Table1.B14" office:value-type="string">
            <text:p text:style-name="P46">23 Kasım 2003</text:p>
          </table:table-cell>
        </table:table-row>
      </table:table>
      <text:p text:style-name="P24"/>
      <text:h text:style-name="P55" text:outline-level="3">7. Kuyruklu Yıldızın Doğması</text:h>
      <text:p text:style-name="P21">Hz. Mehdi (as)'ın çıkışından evvel, (her tarafı) aydınlatan kuyruklu bir yıldız doğacaktır. (Kıyamet Alametleri, s. 200)</text:p>
      <text:p text:style-name="P24"/>
      <text:p text:style-name="P18"><text:span text:style-name="T1">O gelmeden önce, </text:span><text:span text:style-name="T17">doğudan ışık veren bir kuyruklu yıldız </text:span><text:span text:style-name="T1">görünecektir. (El-Kavlu'l Muhtasar Fi Alamatil Mehdiyy-il Muntazar, s. 53)</text:span></text:p>
      <text:p text:style-name="P18"><text:span text:style-name="T1">O yıldızın doğması, </text:span><text:span text:style-name="T17">Güneş ve Ay tutulmasından sonra</text:span><text:span text:style-name="T1"> olacaktır. (Kitab-ül Burhan Fi Alameti-il Mehdiyy-il Ahir Zaman, s. 32) </text:span></text:p>
      <text:p text:style-name="P18"><text:span text:style-name="T1">... Ne zaman ki Melikler seyahat, zenginler ticaret, fakirler dinlenmek, hafızlar gösteriş yapmak için hacca giderler; işte o zaman, </text:span><text:span text:style-name="T17">kuyruğu bulunan bir yıldız zuhur edecektir</text:span><text:span text:style-name="T1">. (Kıyamet Alametleri, s.123)</text:span></text:p>
      <text:p text:style-name="P24">Hadislerde belirtildiği gibi:</text:p>
      <text:p text:style-name="P24"><text:soft-page-break/>- 1986 yılında (Hicri 1406'da) yani 14. yüzyıl başlarında "Halley" kuyruklu yıldızı Dünyamız'ın yakınından geçmiştir. Bu kuyruklu yıldız parlak ışıklı bir yıldızdır.</text:p>
      <text:p text:style-name="P24">- Hareket yönü doğudan batıya doğrudur.</text:p>
      <text:p text:style-name="P24">- 1981 ve 1982 (Hicri 1401-1402) yıllarında meydana gelen Ay ve Güneş tutulmaları olayından sonra ortaya çıkmıştır. </text:p>
      <text:p text:style-name="P24">Bu yıldızın doğuşunun da diğer çıkış alametleri ile aynı zamanda meydana gelmesi, Halley kuyruklu yıldızının hadiste işaret edilen yıldız olduğunu doğrular niteliktedir. </text:p>
      <text:p text:style-name="P24">Tarih boyunca bu kuyruklu yıldızın geçtiği zamanlarda Müslümanlar açısından çok önemli hatta dönüm noktası sayılabilecek olaylar meydana gelmiştir. Bunlardan bir kısmı Peygamberimiz (sav)'den aktarılan rivayetlerde de bildirilmiştir:</text:p>
      <text:p text:style-name="P19">Bu yıldız ilk çıktığında; </text:p>
      <text:p text:style-name="P19">Hz. Nuh (as)'ın kavmi helak olmuştur.</text:p>
      <text:p text:style-name="P19">Hz. İbrahim (as) ateşe atılmıştır.</text:p>
      <text:p text:style-name="P19">Hz. Musa (as) ile mücadele eden Firavun ve kavmi yok edilmiştir.</text:p>
      <text:p text:style-name="P19">Hz. Yahya (as) öldürüldüğünde de görülmüştür.</text:p>
      <text:p text:style-name="P19">Siz o yıldızı gördüğünüzde fitnenin şerrinden Allah'a sığınınız. (Kitab-ül Burhan Fi Alamet-il Mehdiyy-il Ahir Zaman, s. 32)</text:p>
      <text:p text:style-name="P24">Bu yıldız geçtiğinde meydana geldiği rivayet edilen diğer önemli olaylar da şunlardır:</text:p>
      <text:p text:style-name="P24">Hz. İsa (as) doğmuştur.</text:p>
      <text:p text:style-name="P24">Peygamber Efendimiz (sav)'e ilk vahiy gelmeye başlamıştır.</text:p>
      <text:p text:style-name="P24">Osmanlı Devleti tarih sahnesinde yer almaya başlamıştır.</text:p>
      <text:p text:style-name="P24">İstanbul Fatih Sultan Mehmet tarafından fethedildiğinde de bu yıldız görülmüştür.</text:p>
      <text:p text:style-name="P24"/>
      <text:h text:style-name="P58" text:outline-level="4">Halley Kuyruklu Yıldızı Hakkında Bazı İlginç Rakamlar</text:h>
      <text:p text:style-name="P24">Halley kuyruklu yıldızı ile ilgili bazı sayıların "19" sayısının tam katları olması da oldukça dikkat çekicidir:</text:p>
      <text:p text:style-name="P24">Halley Kuyruklu Yıldızı 76 yılda bir geçiyor</text:p>
      <text:p text:style-name="P24">76 = 19 x 4</text:p>
      <text:p text:style-name="P24">Bu yıldız en son Hicri 1406'da görüldü</text:p>
      <text:p text:style-name="P24">1406 = 19 x 74</text:p>
      <text:p text:style-name="P24">Bu konuyla ilgili bir diğer ilginç durum da şudur: Yukarıda da hesapladığımız gibi Halley yıldızının geçmiş olduğu Hicri 1406 yılı 19'un tam 74 katıdır. "74" sayısı ise aynı zamanda Kuran-ı Kerim'de 19 mucizesine işaret edilen MÜDDESSİR Suresi'nin sıra numarasıdır. </text:p>
      <text:p text:style-name="P24">Kuran'ın Müddessir Suresi'nin (74. sure) 30. ayetinde "19" sayısının müminler için bir rahmet, inkar edenler için ise bir fitne vesilesi olduğu bildirilmektedir.</text:p>
      <text:p text:style-name="P24">Halley kuyruklu yıldızının 19 ile olan bu dikkat çekici bağlantısı da, inkar edenler üzerine bir fitne, müminlere ise bir rahmet müjdelediğine işaret ediyor olabilir.</text:p>
      <text:p text:style-name="P22"><text:soft-page-break/><text:span text:style-name="T1">Müddessir Suresi'nin 1. ve 2. ayetlerinde Hz. Muhammed (sav)'e </text:span><text:span text:style-name="T17">"EY ÖRTÜNEN! KALK VE KORKUT"</text:span><text:span text:style-name="T1"> şeklinde buyurulmaktadır. Bu, ayetlerin açık anlamıdır. Fakat bu ayetlerin ahir zamana yönelik ikinci bir örtülü, gizli işaretleri de bulunabilir. Belki de </text:span><text:span text:style-name="T17">"EY GİZLENEN"</text:span><text:span text:style-name="T1"> denilerek Resulullah Efendimiz'in soyundan gelecek olan ve Hicri 1406'da çıkış alametlerinden biri (Kuyruklu Yıldızın doğuşu hadisesi) belirecek olan Hz. Mehdi (as)'a işaret ediliyor olabilir.</text:span></text:p>
      <text:p text:style-name="P50">Müddessir Suresi</text:p>
      <text:p text:style-name="P50">1. Ey örtüsüne bürünen</text:p>
      <text:p text:style-name="P50">2. Kalk ve korkut (uyar)</text:p>
      <text:p text:style-name="P22"><text:span text:style-name="T3">Müddessir:</text:span><text:span text:style-name="T1"> örtünen-bürünen-gizlenen demektir.</text:span></text:p>
      <text:p text:style-name="P24">Bir başka mucizevi işaret ise Halley yıldızının, 1986 (Hicri 1406)'daki geçişinin, Hz. Muhammed (sav)'in peygamberlikle vazifelendirildiği MS. 607'den bu yana 19. geçişi olmasıdır.</text:p>
      <text:p text:style-name="P24"/>
      <text:h text:style-name="P54" text:outline-level="3">8. Boynuzu andıraniki uçlu yıldızın çıkışı</text:h>
      <text:p text:style-name="P22"><text:span text:style-name="T1">Mükerrer olarak, </text:span><text:span text:style-name="T17">ŞARK CANIBINDEN DOĞAN AMUD-U NURANIDEN</text:span><text:span text:style-name="T1"> (nurlu sütundan) sormaktasınız. Bilesin ki, ashabın verdiği habere göre, Resulullah (sav) Efendimiz şöyle buyurmuştur: "Vaad edilen Mehdi'nin zuhur mukaddimeleri olan Abbasi Melik Horasan'a vardığı zaman, </text:span><text:span text:style-name="T17">ŞARK TARAFINDA IKI DIŞLI (1) MÜNEVVER (2) BIR BOYNUZ (3) ÇIKAR."</text:span></text:p>
      <text:p text:style-name="P24">Her kim onu görür, fitnelerin şerrinden Allah'a sığınsın. Şark tarafında meydana çıkan o beyazlık; önceleri nurlu bir sütun halinde idi. Sonra, ona bir eğrilik geldi; boynuz şeklini aldı. İhtimaldir ki, onun için; iki başlı, isminin verilmesi, şu itibara göre ola: Her iki tarafında da bir incelik olup dişe benzerler; bunun için, her iki tarafta baş itibar edilmiştir. Nitekim, bir süngünün de her iki tarafı incelik taşısa, onun için de, iki başlı, tabirini kullanır.</text:p>
      <text:p text:style-name="P24">Kardeşim Şeyh Muhammed Tahir Bedahşi Confor'dan geldi. Şöyle anlatıyor:</text:p>
      <text:p text:style-name="P24">-O sütunun üst tarafında da iki başı var; iki dişe benziyor. İkisi arasında da kısa bir ayrılık var.</text:p>
      <text:p text:style-name="P24">Bu mânanın teşhisi sahrada hasıl oldu. Aynı haberi, bir başka topluluk da verdi. Halbuki bu doğuş, Hz. Mehdi (as)'ın zuhuru zamanında olacak zuhur değildir. Zira, onun zuhuru, yüz başlarında olacaktır. Şu anda dahi, yüz başını, on sekiz sene geçmiş vaziyettedir. Hadis-i şerifte, Hz. Mehdi (as)'ın alâmetleri hakkında şöyle anlatılmıştır:</text:p>
      <text:p text:style-name="P21">"ŞARK TARAFINDA BIR KUYRUKLU YILDIZ DOĞUP AYDINLIK VERECEKTİR."</text:p>
      <text:p text:style-name="P18">Bu yıldız dahi doğmuştur. Amma o mudur, yoksa onun bir benzeri midir? Bu yıldıza, Kuyruklu yıldız, adının verilmesi, ihtimal ki, şu anlatmalara dayanıyor; Sabitlerin seyri, <text:span text:style-name="T17">MAĞRIBDEN (BATIDAN) MEŞRIKADIR (DOĞUYADIR) </text:span>(4)... Bu yıldızın durumu da, onun seyrine göredir. Yani yüzü meşrik canibine doğru, arkası dahi, mağrib tarafınadır. Bu uzun beyazlık dahi, onun arka tarafındadır. Bu mana icabı olarak, ona; Kuyruk... isminin verilmesi yerindedir. Onun her günkü irtifı (geçiş yönü) ise, meşrikten mağribedir. Ancak o, kısri (kendine has durumunda ağırlık taşıyan) seyri ile felek-i azamın seyrine bağlıdır. Hakikat-i hali, en iyi bilen Sübhan Allah'tır." (İmam-ı Rabbani, Mektubat-ı Rabbani, 381. Mektup, s. 1184)</text:p>
      <text:p text:style-name="P24">İmam-ı Rabbani’nin de detaylı olarak tefsir ettiği <text:s/>“iki dişli münevver (aydınlatıcı) bir boynuz çıkar” ifadesi 24 Şubat 2009 yılında Dünya’ya en yakın noktadan geçen Lulin kuyruklu yıldızına işaret etmektedir. Hadisteki ifadelerin hepsinin Lulin kuyruklu yıldızının özellikleriyle birebir uyum içinde olması çok büyük bir mucizedir ve Hz. İsa (as) ve Hz. Mehdi (as)’ın gelişini bekleyen bütün müminler için de çok büyük bir müjdedir. </text:p>
      <text:p text:style-name="P47"><text:soft-page-break/>(1) ... iki dişli..: </text:p>
      <text:p text:style-name="P24">Lulin kuyruklu yıldızının arka kısmındaki kuyruğun çatallı olması, hadisteki iki dişli ifadesiyle birebir bağdaşmaktadır.</text:p>
      <text:p text:style-name="P47">(2) ... münevver (aydınlatıcı)..:</text:p>
      <text:p text:style-name="P24">Hadiste bahsi geçen münevver (aydınlatıcı) sıfatı, Lulin kuyruklu yıldızının dünyaya yaklaştıkça 6 yıldız parlaklığı kadar artan parlaklığına işaret etmektedir.</text:p>
      <text:p text:style-name="P47">(3) ... bir boynuz..:</text:p>
      <text:p text:style-name="P24">Lulin kuyruklu yıldızını diğer kuyruklu yıldızlardan ayıran en önemli farklılığı, yıldızının çekirdeğinin arka kısımda yer alan kuyruğunun karşısında, çekirdeğin ön kısmında, yani ilerleme yönünde de bir kuyruğunun bulunmasıdır. Lulin kuyruklu yıldızının çekilmiş fotoğraflarına bakıldığında da karşıt yöndeki iki kuyruğun şekil itibariyle bir boynuzu andırdığı ilk bakışta farkedilmektedir.</text:p>
      <text:p text:style-name="P47">(4) ... mağripten (batıdan) meşrikadır (doğuyadır)..:</text:p>
      <text:p text:style-name="P24">Hadisin devamında yer alan "Sabitlerin seyri, mağribden (batıdan) meşrikadır (doğuyadır)..." ifadesi hadiste hareket eden bir cisme, bir kuyruklu yıldıza dikkat çekildiğini teyit eder mahiyettedir. Nitekim diğer gökcisimleri meşrikten (doğudan) mağribe (batıya) doğru saat yönünün aksi yönünde hareket ederken, Lulin kuyruklu yıldızının seyri saat yönünde yani Mağripten (BATIDAN) Meşrika (DOĞUYA)’dır. Başka hiçbir gökcisminde görülmeyen bu özelliğin Lulin kuyruklu yıldızında olması ve bunun yaklaşık 1400 sene önce Peygamber Efendimiz (sav) tarafından Hz. İsa (as) ve Hz. Mehdi (as)’ın çıkışının habercisi olarak bildirilmiş olması şüphesiz ki çok büyük bir mucizedir.</text:p>
      <text:p text:style-name="P24"/>
      <text:h text:style-name="P55" text:outline-level="3">9. Kabe Baskını ve Kabe'de Kan Akıtılması</text:h>
      <text:p text:style-name="P21">Onun (Hz. Mehdi (as)) çıkacağı yıl, insanlar hacca, başlarında bir emir bulunmadan gidecekler... Hep birlikte Beyt-i Şerif'i tavaf edecekler, sonra Mina'ya indiklerinde, köpekler gibi birbirine saldıracak, hacılar soyulacak, kanlar Akabe Cemresinin üzerine akacak. (Kıyamet Alametleri, s. 168-169)</text:p>
      <text:p text:style-name="P22"/>
      <text:p text:style-name="P19">İnsanlar başlarında bir imam bulunmaksızın hac ederler. Mina'ya indiklerinde etrafları, köpeklerin sarışı gibi sarılıp, kabilelerin birbirine girmesi ile büyük savaşlar olur. Öyle ki ayaklar kan gölü içinde kalır. (Kitab-ül Burhan Fi Alameti-il Mehdiyy-il Ahir Zaman, s. 35)</text:p>
      <text:p text:style-name="P24">Yukarıdaki hadislerde "onun çıkacağı yıl" cümlesi ile, Hz. Mehdi (as)'ın çıkış tarihinde Hac sırasında meydana gelecek bir katliama dikkat çekilmektedir. 1979 yılında, Hac sırasında gerçekleşen Kabe baskınında aynen böyle bir katliam yaşanmıştır. Bu kanlı Kabe baskını da ahir zamanın başlangıcının ve Hz. Mehdi (as)'ın çıkışının diğer alametlerinin gerçekleştiği dönemin tam başında yani Hicri 1400 yılının ilk gününde, 1 Muharrem 1400 (21 Kasım 1979) tarihinde meydana gelmiştir. </text:p>
      <text:p text:style-name="P24">Yine hadis-i şerifte kanların akacağından bahsedilerek öldürme olaylarına dikkat çekilmiştir. Baskın sırasında Suudi askerleri ile militanlar arasında meydana gelen çarpışmada 30 kişinin öldürülmesi bu rivayetin kalan kısmını da doğrular.</text:p>
      <text:p text:style-name="P24">1979 (Hicri 1400)'de gerçekleşen bu Kabe baskınının ardından 7 sene sonra Hicri 1407 yılında, Hac sırasında çok daha büyük kanlı bir olay meydana gelmiştir. Bu olayda caddelerde gösteri yapan hacılara saldırılarak 402 kişi katledilmiş, çok fazla kan akıtılmıştır. Beyt-ül Muazzama'nın yanında, Müslümanların (Suudi Arabistan askerleri ile İran'lı Hacıların) birbirlerini öldürmeleri ile bir hadiste haber verildiği gibi "büyük günahlar işlenmiştir". Bu kanlı olaylar ilgili hadislerde tarif edilen ortamla çok büyük benzerlikler taşımaktadır: </text:p>
      <text:p text:style-name="P19"><text:soft-page-break/>Resulullah (sav) buyurdu: Ramazan'da bir seda, Şevval'de bir ses, Zilkade'de kabileler arasında savaş olur. Hacılar talana uğrar. Mina'da ölülerin çok olacağı bir savaş olur, öyle ki orada taşları kan gölü içinde bırakacak kadar kan akar. (Kitab-ül Burhan Fi Alameti-il Mehdiyy-il Ahir Zaman, s. 31)</text:p>
      <text:p text:style-name="P19">Ramazan'da bir seda olur. Şevval'de de bir seda olur. Zilkade'de kabileler birbiriyle çarpışır. Zilhicce'de hacılar talana uğrar. Muharrem'de gökten şöyle nida olur. "Dikkat ediniz. Filan kimse Allah'ın halkının hayırlılarındandır. Onu dinleyiniz ve ona uyunuz." (Ramuz El Hadis, 2/518-5)</text:p>
      <text:p text:style-name="P19">Şevval ayında ayaklanma, Zilkade'de harb konuşmaları, Zilhicce'de ise harb vaki olacak. Hacılar soyulacak, kanları (Cemretül Akabe) üzerine akacak. (Kıyamet Alametleri, s. 166)</text:p>
      <text:p text:style-name="P19">Zilkade ayında kabileler savaşır, hacılar kaçırılır, melhameler (kanlı harpler) olur. (Kitab-ül Burhan Fi Alameti-il Mehdiyy-il Ahir Zaman, s. 34)</text:p>
      <text:p text:style-name="P19">Şevval'de savaş naraları, Zilhicce'de harb ve kıtal (muharebe, kavga) olur, yine Zilhicce'de Hacı talana uğrar, hatta caddeler kandan geçilmez ve haramlar çiğnenir. Beyt-ül Muazzama'ın yanında büyük günahlar işlenir. (Kitab-ül Burhan Fi Alameti-il Mehdiyy-il Ahir Zaman, s. 37) </text:p>
      <text:p text:style-name="P24">Hadislerde geçen ifadeleri incelediğimizde de aynı dönemle ilgili önemli olaylara işaretler bulunduğu görülecektir:</text:p>
      <text:p text:style-name="P21">Beyt-ül Muazzama'nın yanında büyük günahlar işlenir.</text:p>
      <text:p text:style-name="P24">Yukarıdaki hadiste, Beyt-ül Muazzama'nın (Kabe'nin) içinde değil, yanında çıkacak olaylara dikkat çekilmektedir. 1407 yılının Zilhicce Ayı'nda (Hac mevsiminde) meydana gelen olaylar da ilkinden farklı olarak Kabe'nin içinde değil yanında gerçekleşmiştir. En başta anlattığımız olay ise 1 Muharrem 1400'de Beyt-ül Muazzama'nın (Kabe'nin) bizzat içerisinde olmuştur. Her iki olay da rivayetlerin işaretine uygun bir şekilde gerçekleşmiştir. </text:p>
      <text:p text:style-name="P24">Kabe'de kan akıtılması, hacıların katledilmesi gibi, hadislerde haber verilen böyle önemli iki büyük hadisenin Hz. Mehdi (as) hakkında bildirilen tüm alametlerin çıktığı dönemde birbiri ardına gerçekleşmesinin çok özel bir durum olduğu açıktır.</text:p>
      <text:p text:style-name="P21">... Zilhicce'de harb ve kıtal (muharebe, kavga) olur.</text:p>
      <text:p text:style-name="P24">Hadislerde, bu savaş ve çatışmalardan, hacıların öldürülmesi konusu ile birlikte bahsedilmesi, söz konusu olayların aynı zaman diliminde meydana geleceklerini göstermektedir. Aynı dönem, İran-Irak Savaşı'nın çıktığı, Ortadoğu ülkelerinde çatışma ve karışıklıkların en yoğun yaşandığı bir dönemdi.</text:p>
      <text:p text:style-name="P24"/>
      <text:h text:style-name="P55" text:outline-level="3">10. Doğu Tarafından Bir Ateşin Görünmesi</text:h>
      <text:p text:style-name="P21">Doğudan üç veya yedi gün ardı ardına büyük bir ateş zuhur edecek, gökte karanlık görülecek, gökte alışılmış olan kırmızılığın aksine bambaşka bir kızıllık yayılacak. Yeryüzünün duyup anlayabileceği bir dille nida edilecek. (Kıyamet Alametleri, s. 166) </text:p>
      <text:p text:style-name="P22"/>
      <text:p text:style-name="P19">"İkdiddurer" isimli kitapta Hz. Mehdi (as)'ın zuhur alametleri bahsinde geçiyor: Doğuda, semada üç gece görünen büyük bir ateşin çıkması. Mutad (alışılmışın dışında) şafak kızıllığı gibi olmayan bir kırmızılığın semada görülüp ufukta yayılması. (Kitab-ül Burhan Fi Alameti-il Mehdiyy-il Ahir Zaman, s. 32)</text:p>
      <text:p text:style-name="P19">Ebu Cafer b. Muhammed b. Ali (r.a.)'dan rivayet edildi. Siz üç veya yedi gün, doğudan bir ateşi gördüğünüz zaman Al-i Muhammed'in çıkmasını bekleyiniz, inşaAllah-ü Teala, bir münadi Hz. Mehdi (as)'ın ismi ile semadan nida edecek ki, doğuda batıda olan herkes bu sesi işitecek.(Kitab-ül Burhan Fi Alameti-il Mehdiyy-il Ahir Zaman, s. 32)</text:p>
      <text:p text:style-name="P19"><text:soft-page-break/>Yemin ederim ki bir ateş sizi saracaktır. O ateş bugün Berehut denilen vadide sönük vaziyettedir. O ateş içinde müthiş azap olduğu halde insanları kaplar. O ateş insanları, malları yakıp bitirir. Sekiz gün içinde rüzgar ile bulut gibi uçarak dünyanın her tarafına yayılır. Geceki sıcağı gündüzki hararetinden daha şiddetlidir. O ateş insanların başının üzerinden arşın altına kadar yaklaşarak yeryüzü ile gökyüzü arasında gökgürültüsü gibi korkunç gürültüsü olur, buyurdu. (Ölüm-Kıyamet-Ahiret ve Ahir Zaman Alametleri, s. 461) </text:p>
      <text:p text:style-name="P24">Hz. Mehdi (as)'ın çıkış öncesi alametlerinden olan bu ateş hakkında kısa bir açıklama yapmak yerinde olacaktır. </text:p>
      <text:p text:style-name="P24">Bazı kişiler bu ateşi; sebepsiz yere birdenbire ortaya çıkan, sönme nedir bilmeyen, hatta herkesin bulunduğu yerden mutlaka göreceği tarzda bir alamet olarak beklemektedir. Halbuki kıyamet alametlerinin meydana gelişi sırasında imtihan devam ettiğinden onların anlaşılması, herkesin mecburen kabul edeceği bir açıklıkta olmaz. Böylece insanlar akıllarını, vicdanlarını, iradelerini kullanarak karar verirler. Şayet kıyamet alametleri ile ilgili hadisler en ince ayrıntısına kadar (mesela; hangi şehirde, kaç tarihinde, ne şekilde çıkacağı) anlatılsaydı, daha önce de belirttiğimiz gibi herkes mecburen kabul eder, insanlar arasında derece farkı kalmazdı. Bu sebeple kıyamet alametleri ile ilgili hadisler özellikle yarı kapalı bir şekilde bildirilmiştir.</text:p>
      <text:p text:style-name="P24">Ateş alametini de bu şekilde değerlendirmek gerekmektedir. Bir ateş sebepsiz yere çıkmaz; ya bir kaza ile ihmal neticesinde veya kasıtlı bir olay ile çıkar. Mehdi'nin çıkış alameti olarak söylenmesi, onun çok garip ve olağanüstü bir alamet şeklinde çıkmasını gerektirmez. Önemli olan bu ateşin, hadiste tarif edilen ateşin özelliklerine ve ortaya çıkış vaktine uygun olmasıdır. Bu ateşi tanımak ve tespit edebilmek için yapılacak ilk iş, özelliklerinin ortaya çıkartılmasıdır.</text:p>
      <text:p text:style-name="P24">Bilindiği gibi Temmuz 1991 yılında Irak'ın, Kuveyt'i işgali sonrasında, Kuveyt'e ait petrol kuyularını ateşe vermesi sonucunda Kuveyt ve Basra Körfezi'ni çok büyük bir ateş sarmıştı. Bu ateşle ilgili o dönemdeki yazılı kaynaklarda yer verilen bazı açıklamalar şöyledir:</text:p>
      <text:p text:style-name="P11"><text:span text:style-name="T1">- Kuveyt'de yanan petrol, insan ve hayvanlar arasında ölüme sebep oldu. Uzmanlara göre günde yarım milyon ton petrol duman olarak atmosfere karıştı. Her gün 10 bin tondan fazla is, kükürt, karbondioksit ve büyük miktarda, kanser yapıcı özelliği olan hidrokarbonlar bulut gibi körfez üzerinde asılı durdular... Yalnız Körfez değil, onun şahsında Dünya yandı. (M. Necati Özfatura, </text:span><text:span text:style-name="T19">Kurtlar Sofrasında Ortadoğu</text:span><text:span text:style-name="T1">, s. 175)</text:span></text:p>
      <text:p text:style-name="P11"><text:span text:style-name="T1">-Ateşe verilen iki kuyu, Türkiye'nin bir günde çıkarabildiği kadar petrol veriyordu ve dumanlar 55 km. uzaklıktaki Suudi Arabistan'dan bile görülebiliyordu. (</text:span><text:span text:style-name="T19">Hürriyet</text:span><text:span text:style-name="T1">, 23 Ocak 1991)</text:span></text:p>
      <text:p text:style-name="P12">-Kuveyt'te ateşe verilen yüzlerce petrol kuyusu alev alev yandı. Uzmanların "söndürmek son derece zor" dedikleri petrol kuyularındaki yangının Türkiye'den Hindistan'a kadar olan geniş bir bölgeyi en az 10 yıl süreyle etkileyebileceği bildirildi.</text:p>
      <text:p text:style-name="P12">Ateşe verilen petrol kuyularında çıkan alev ve dumanlar atmosferi devamlı kirlettiler. Kuveyt gündüzleri gece manzarası arz ediyordu. Alevlerle birlikte yükselen füme rengi duman, Kuveyt semalarında sonbahardan kış mevsimine geçişi hatırlattı... Kuveyt'in tamamının yaşanılır hale gelmesi için en az bir senelik bir zamana ihtiyaç olduğu açıklandı. Kilometrelerce uzaktan görülen alevlerle birlikte yükselen dumanlar, Kuveyt semalarını tamamen kaplayarak ülkeyi yaşanmaz hale getirdi ve varlıklı olanlar Kuveyt'i terk ettiler. </text:p>
      <text:p text:style-name="P11"><text:span text:style-name="T1">Dahran'daki araştırma merkezi müdürü Abdullah Dabbag'ın </text:span><text:span text:style-name="T19">New York Times</text:span><text:span text:style-name="T1">'da çıkan açıklamasına göre, Basra Körfezi'ndeki kirlenme neticesinde 106 tür balık, 180 tür yumuşakça ve bölgede yaşayan 450 tür hayvan yaşama savaşı verdi. 600 petrol kuyusundan yükselen dumanların </text:span>komşu ülkelere yayıldığı, ayrıca kükürt gibi kanserojen maddeler ihtiva eden dumanların asit yağmuruna dönüşerek tarımda verimi azalttığı açıklandı. (M. Necati Özfatura, <text:span text:style-name="T19">Kurtlar Sofrasında Ortadoğu</text:span>, s. 171)</text:p>
      <text:p text:style-name="P18"><text:soft-page-break/><text:span text:style-name="T1">Yemin ederim ki bir ateş sizi saracaktır. O ateş bugün Berehut* denilen vadide sönük vaziyettedir... (Ölüm-Kıyamet-Ahiret ve Ahir Zaman Alametleri, s.461)</text:span><text:span text:style-name="T27"> </text:span></text:p>
      <text:p text:style-name="P11"><text:span text:style-name="T1">* Berehut: Bir vadi veyahut bir kuyu adıdır. (</text:span><text:span text:style-name="T19">Kamus Tercemesi</text:span><text:span text:style-name="T1">, 1/550) </text:span></text:p>
      <text:p text:style-name="P24">Önceki sayfalarda yer verdiğimiz hadis-i şerifin yukarıdaki ilk kısmında, ateş için "sönük bir vaziyettedir" denmektedir. Ateş, yanıcı bir maddenin yanmasıyla meydana geldiğine göre burada sönük vaziyette bekleyen ateşin kendisi değil, ateşin yakacağı hammaddedir. O halde burada toprak altından çıkarılan petrole işaret ediliyor olabilir. Nitekim hadisteki Berehut denilen yer, bir kuyunun adıdır. Bu kuyu petrol kuyusu olarak düşünülebilir. Zamanı gelince bu kuyulardan çıkarılan petrol, yanmaya hazır bir ateş haline gelmektedir.</text:p>
      <text:p text:style-name="P22"><text:span text:style-name="T21">"O ateş müthiş azap olduğu halde insanları kaplar."</text:span><text:span text:style-name="T1"> O ateş, sadece yanan bir ateş değil, aynı zamanda insanları canından, malından ederek azap içinde, elem-üzüntü içinde bırakacak ve bütün doğayı kirletecek olan bir ateştir.</text:span></text:p>
      <text:p text:style-name="P22"><text:span text:style-name="T21">"O ateş insanları, malları yakar bitirir."</text:span><text:span text:style-name="T1"> O ateş bir kısım insanların ölümüne sebep olmaktadır. Bunun yanında malları yakarak, maddi zarara sebebiyet verdiği gibi, tüm çevreyi ve doğayı kirleterek de insanların geçim kaynaklarını yok etmektedir.</text:span></text:p>
      <text:p text:style-name="P22"><text:span text:style-name="T21">"Sekiz gün içinde rüzgar ile bulut gibi uçarak dünyanın her tarafına yayılır." </text:span><text:span text:style-name="T1">O ateşin, "rüzgar ile bulut gibi uçan" kendisi değil dumanıdır. Burada benzetme yapılarak dumanın bulutlara kadar yükseleceği de anlatılmıştır. Bu duman rüzgarın etkisiyle her yöne doğru yayılmaktadır. </text:span></text:p>
      <text:p text:style-name="P22"><text:span text:style-name="T21">"Geceki sıcağı, gündüzki hararetinden daha şiddetlidir." </text:span><text:span text:style-name="T1">O ateşin hem gündüz, hem gece devamlı yandığı anlaşılmaktadır.</text:span></text:p>
      <text:p text:style-name="P22"><text:span text:style-name="T21">"O ateş insanların başının üzerinden arşın altına kadar yaklaşarak, yeryüzü ile gökyüzü arasında gökgürültüsü gibi korkunç gürültüsü olur." </text:span><text:span text:style-name="T1">O ateşin çok yükseklere kadar tırmandığına ve bu ateşten gökgürültüsü gibi pek şiddetli bir gürültü ile patlamalar meydana geldiğine işaret edilmektedir.</text:span></text:p>
      <text:p text:style-name="P22"><text:span text:style-name="T21">"Gökte alışılmış olan kırmızılığın aksine bambaşka bir kızıllık yayılacak."</text:span><text:span text:style-name="T1"> Hadisin bu kısmında, olayın gece vakitlerinde meydana geleceğine işaret edilmiştir. Gece vakti meydana gelen büyük infilakın alevleri çok şiddetli bir aydınlanma yapar. Bu kızıl alevlerin meydana getirdiği kızıl aydınlanma, halkın alışık olduğu kırmızı "tan" aydınlanmasından çok ayrıdır. Çünkü gece vakti böyle gündüz gibi aydınlanma olağanüstü bir olaydır.</text:span></text:p>
      <text:p text:style-name="P24"/>
      <text:h text:style-name="P55" text:outline-level="3">11. Büyük Bir Olayın Meydana Gelmesi</text:h>
      <text:p text:style-name="P11"><text:span text:style-name="T6">"(1) Hz. Mehdi (as) çıkmadan önce (2) medinede (3) simsiyah taşların bile (4) kan içinde kaybolacağı (5) büyük bir vak'a olacaktır. Bu olayda bir kadının öldürülmesi (6) bir kamçının sallanması kadar kolayolacaktır. Ve bu olay 2 km kadar yayılacaktır."</text:span><text:span text:style-name="T1"> </text:span><text:span text:style-name="T19">(EI-Kavlu'l Muhtasar Fi Alamatil Mehdiyy-iI Muntazar, 41) </text:span></text:p>
      <text:p text:style-name="P27"/>
      <text:p text:style-name="P22"><text:span text:style-name="T17">(1) Hz. Mehdi (as) çıkmadan önce ... </text:span><text:span text:style-name="T1">Hadis-i şerifin böyle başlaması bu olayın aynı zamanda Hz. Mehdi (as)'ın çıkış öncesi alametlerinden olduğunu gösteriyor. Hz. Mehdi (as)'ın çıkış zamanı hadis-i şerifler ve büyük İslam alimlerinin izahlarına göre Hicri 1400 (Miladi 1979-80) yılı başlarında olması gerekiyor. Hadiste geçen "Hz. Mehdi (as) çıkmadan önce" ifadesi, Hz. Mehdi (as)'ın ortaya çıkışından kısa bir süre önce bu büyük olayın olacağına işaret etmektedir. <text:s/></text:span></text:p>
      <text:p text:style-name="P22"><text:span text:style-name="T17">(2) .... Medinede... </text:span><text:span text:style-name="T1">Arapça'da Medine kelimesi aynı zamanda büyük şehir karşılığında da kullanılmaktadır. Aşağıdaki hadis buna örnektir. </text:span></text:p>
      <text:p text:style-name="P24">Hz. İbni Amr'dan rivayet edilmiştir. Resulullah (sav) buyurdu ki: </text:p>
      <text:p text:style-name="P12"><text:soft-page-break/>Ey Ummet! Altı şey vardır ki, onlar olmadan kıyamet kopmaz... Altıncısı da medinenin fethi. </text:p>
      <text:p text:style-name="P12">Denildi ki: Hangi medine? Buyurdu ki: Kostantiniyye. (İstanbul)</text:p>
      <text:p text:style-name="P12">(Bu İstanbul'un Hz. Mehdi (as) tarafından yapılacak manevi fethidir.) </text:p>
      <text:p text:style-name="P19">(Kıyamet Alametleri, s. 204 Ramuz EI Ehadis 1/296)</text:p>
      <text:p text:style-name="P22"><text:span text:style-name="T17">(3) ... Simsiyah taşların bile kan içinde kaybolacağı ... </text:span><text:span text:style-name="T1">Hadis-i şerifin bu kısmında da kanlı hadisenin üzerinde cereyan edeceği zemin yüzeyi tarif edilmektedir. Siyah taş, yani asfalt yol üzerinde kanlı bir olay olacağına işaret edilmektedir.</text:span></text:p>
      <text:p text:style-name="P24">- 1 Mayıs Taksim olayında 34 ölü ve 200 kişinin yaralanmasından akan kanlar, siyah taşlar (yani asfalt yol) üzerine dökülmüş ve bu kanlar caddeye yayılmıştır.</text:p>
      <text:p text:style-name="P22"><text:span text:style-name="T17">Asfalt yol: </text:span><text:span text:style-name="T1">Ufak çakıl taşlarının asfalt maddesi ile karıştırılmasından oluşur. </text:span></text:p>
      <text:p text:style-name="P24">Bu karışım yola döküldüğünde yekpare siyah taş halini almaktadır. </text:p>
      <text:p text:style-name="P22"><text:span text:style-name="T17">(4) ... kan içinde kaybolacağı ...</text:span><text:span text:style-name="T1"> Çatışmalar neticesinde akan kan, bazı kısımlarda asfaltı bir örtü gibi örtmüş ve asfalt yer yer görülmez hale gelmiştir.</text:span></text:p>
      <text:p text:style-name="P22"><text:span text:style-name="T17">(5) ... büyük bir vak'a olacaktır ... </text:span><text:span text:style-name="T1">1 Mayıs Taksim hadisesi anarşi döneminde çok sayıda insanın katledildiği ve çok fazla kanın akıtıldığı büyük bir hadisedir. </text:span></text:p>
      <text:p text:style-name="P22"><text:span text:style-name="T17">(6) ... Bir kamçının sallanması kadar kolay olacaktır ... </text:span><text:span text:style-name="T1">Burada bir benzetme yapılarak öldürmenin pek kolayca işleneceğine dikkat çekiliyor. Nasıl bir kamçı, basit el hareketleriyle her tarafa doğru kolaylıkla sallanabiliyorsa, aynı kolaylıkla kamçı gibi kabzasından tutulan ve her tarafa yönetilebilen tabanca da sadece tetiğinin çekilmesiyle hedefteki şahsı öldürebilir. </text:span></text:p>
      <text:p text:style-name="P24"/>
      <text:h text:style-name="P55" text:outline-level="3">12. 1979 Yılında İstanbul'da MeydanaGelen Gemi İnfilakı</text:h>
      <text:p text:style-name="P24">Hüseyin b. Ali (ra)'dan şöyle rivayet olunmuştur:</text:p>
      <text:p text:style-name="P13">"GÖKYÜZÜNDE DOĞU CİHETİNDEN, GECEYİ AYDINLATAN BÜYÜK BİR ATEŞ GÖRDÜĞÜNÜZ VAKİT, İŞTE O AN, HZ. MEHDİ (AS)'IN GELİŞ VAKTİDİR." </text:p>
      <text:p text:style-name="P19">(Mer'iy b. Yusuf b. Ebi bekir b. Ahmet b. Yusuf el-Makdi'si "Feraidu Fevaidi'l Fikr Fi'l İmam El-Mehdi El-Muntazar)</text:p>
      <text:p text:style-name="P12">Ebu Cafer b. Muhammed b. Ali (ra)'dan rivayet edildi.</text:p>
      <text:p text:style-name="P11"><text:span text:style-name="T1">Siz üç veya yedi gün, </text:span><text:span text:style-name="T17">DOĞUDAN BİR ATEŞİ GÖRDÜĞÜNÜZ ZAMAN AL-İ MUHAMMED'İN (HZ. MEHDİ (AS)'IN) ÇIKMASINI BEKLEYİNİZ</text:span><text:span text:style-name="T1">, inşaAllah-u Teala, bir münadi (gökten bir melek) Hz. Mehdi (as)'ın ismi ile semadan (gökten) nida edecek ki, doğuda batıda olan herkes bu sesi işitecek. Öyleki korkudan </text:span><text:span text:style-name="T17">UYKUDA OLANLAR UYANACAK, AYAKTA OLAN ÇÖKECEK, OTURAN İSE AYAĞA FIRLAYACAKTIR.</text:span><text:span text:style-name="T19"> (Kitab-ül Burhan Fi Alameti-il Mehdiyy-il Ahir Zaman, s. 32)</text:span></text:p>
      <text:p text:style-name="P22"><text:span text:style-name="T1">Hadiste Peygamberimiz (sav)'in bildirdiği bu büyük patlama ve ardından ortaya çıkan büyük ateş 1979 yılında yani Hicri 1400'de Kadıköy açıklarında meydana gelen </text:span><text:span text:style-name="T17">Independenta </text:span><text:span text:style-name="T1">adlı petrol yüklü tankerin infilakını haber vermektedir.</text:span></text:p>
      <text:p text:style-name="P22"><text:span text:style-name="T1">15 Kasım 1979 tarihinde dünyanın 4. büyük tankeri olan 150 bin grostonluk </text:span><text:span text:style-name="T17">Independenta</text:span><text:span text:style-name="T1"> adlı Romen tankeri İslam aleminin son merkezi olan İstanbul’a geldiği bir sırada, bir kaza sonucu karaya oturmuştur. Bu sırada İstanbullular bu büyük patlamanın sesiyle büyük bir korku ve dehşet yaşadılar. Günlerce büyük bir ateş çıkararak yanan bu tanker sonunda Haydarpaşa önlerinde battı. Hadiste verilen bilgilerden bu olayın Hz. </text:span><text:soft-page-break/><text:span text:style-name="T1">Mehdi (as)’ın, çıkış yeri olan İstanbul’a ayak bastığı günler içerisinde meydana geleceği bildirilmiştir. Gök gürültüsü gibi çok yüksek bir sesle günlerce süren dev ateş, ışık ve duman bulutuyla ve zaman zaman meydana gelen patlamalarla, Hz. Mehdi (as)’ın İstanbul’a geldiği insanlara haber verilmiştir.</text:span></text:p>
      <text:p text:style-name="P22"><text:span text:style-name="T1">Peygamberimiz (sav), İstanbul'da meydana gelen bu büyük olay anının Hz. Mehdi (as)'ın İstanbul'a geliş vakti olduğunu; </text:span><text:span text:style-name="T17">"... İŞTE O AN, HZ. MEHDİ (A.S.)'IN GELİŞ VAKTİDİR."</text:span><text:span text:style-name="T1"> ifadesiyle açık bir şekilde bildirmiştir.</text:span></text:p>
      <text:p text:style-name="P24">Ayrıca son 1000 yılın en büyük müceddidi olan Üstad Said Nursi Hazretleri'nin külliyatında da, Hz. Mehdi (as)'ın Hicri 1400, Miladi 1979 yılında zuhur edeceği;</text:p>
      <text:p text:style-name="P11"><text:span text:style-name="T1">"</text:span><text:span text:style-name="T17">İSTİKBAL-İ DÜNYEVİYEDE </text:span><text:span text:style-name="T1">(dünyanın geleceğinde) </text:span><text:span text:style-name="T17">1400 SENE SONRA GELECEK BİR HAKİKATİ…</text:span><text:span text:style-name="T1">"</text:span><text:span text:style-name="T19"> (Sözler, s. 318)</text:span></text:p>
      <text:p text:style-name="P24">sözleriyle bildirilmiştir.</text:p>
      <text:p text:style-name="P24"/>
      <text:h text:style-name="P55" text:outline-level="3">13. Güneş'ten Bir Alametin Belirmesi</text:h>
      <text:p text:style-name="P21">O, (Hz. Mehdi (as)), Güneş'ten bir alamet belirinceye kadar gelmeyecektir. (El-Kavlu'l Muhtasar Fi Alamatil Mehdiyy-il Muntazar, s. 47)</text:p>
      <text:p text:style-name="P24"/>
      <text:p text:style-name="P18">Güneş alamet olarak doğmadıkça Hz. Mehdi (as) çıkmayacaktır. (Kitab-ül Burhan Fi Alameti-il Mehdiyy-il Ahir Zaman, s. 33)</text:p>
      <text:p text:style-name="P24">Kıyametin alametlerinden biri de Güneş'te meydana gelecek olağanüstülüklerdir. 20. yüzyılda Güneş'te büyük bir patlama yaşanmış ve Dünya bu patlamadan çok etkilenmiştir. Hadiste yer alan Güneş'te belirecek söz konusu alamet, 20. yüzyılda görülen bu büyük patlama olabilir. </text:p>
      <text:p text:style-name="P24"/>
      <text:h text:style-name="P55" text:outline-level="3">14. Güneş Tutulması</text:h>
      <text:p text:style-name="P21">Güneş alamet olarak doğmadıkça Hz. Mehdi (as) çıkmayacaktır. (Kitab-ül Burhan Fi Alameti-il Mehdiyy-il Ahir Zaman, s. 33)</text:p>
      <text:p text:style-name="P24"/>
      <text:p text:style-name="P24">Güneş'te oluşacak alamet, 20. yüzyılda yaşanan patlamanın yanısıra, geçtiğimiz yıllarda yaşanan büyük Güneş tutulmasına da işaret ediyor olabilir. 11 Ağustos 1999 tarihinde gerçekleşen Güneş tutulması 20. yüzyılın son tam Güneş tutulmasıdır. İlk kez bu kadar çok insan Güneş tutulmasını, hem de bu kadar uzun bir süre izleyebilmiş, inceleme fırsatı elde etmiştir. Bu tutulmada dikkat çeken bir nokta da Türkiye'nin de bu tam tutulmanın en iyi izlendiği ülkelerden birisi olmasıdır. Bartın'dan Silopi'ye kadar, yaklaşık olarak 12 şehir ve 100 ilçe tutulmayı gözleyebilmiştir. </text:p>
      <text:p text:style-name="P24">11 Ağustos 1999 tarihinde gerçekleşen Güneş tutulması 20. yüzyılın son tam Güneş tutulmasıdır. Bu yüzyılın en büyük Güneş tutulması ise 22 Temmuz 2009 tarihinde meydana gelmiştir. 2009'da meydana gelen ve 6 dakika 39 saniye süren güneş tutulması, 11 Temmuz 1991'de Havai ve Güney Amerika'dan izlenebilen 6 dakika 53 saniyelik güneş tutulmasından sonraki en uzun güneş tutulmasıdır. Yapılan hesaplamalar 2132 yılına kadar bugünkünden daha uzun bir güneş tutulması olmayacağını göstermektedir. </text:p>
      <text:p text:style-name="P24">Bu kadar işaretin birarada ve çok kısa bir zaman dilimi içinde ardarda gerçekleşmiş olması elbette çok önemli birer gelişmedir. Bu işaretler Allah'ın inanan kullarına birer müjdesidir.</text:p>
      <text:p text:style-name="P24"/>
      <text:h text:style-name="P55" text:outline-level="3"><text:soft-page-break/>15. Sistemlerin Değişmesi</text:h>
      <text:p text:style-name="P21">Zamanın inkitaa uğradığı (zamanın kesildiği) bir dönemde Hz. Mehdi (as) denen bir şahıs gelecek... (Kitab-ül Burhan fi Alamet-il Mehdiyy-il Ahir Zaman, s. 14)</text:p>
      <text:p text:style-name="P24"/>
      <text:p text:style-name="P24">Bu hadiste Peygamber Efendimiz (sav), Hz. Mehdi (as)'ın "zamanın kesildiği" yani birçok hadis yorumcusunun da ifade ettiği gibi "zamanın farklılaştığı", "sistemlerin değiştiği" bir dönemde geleceğini bildirmiştir. Bu hadiste işaret edilen "sistem değişikliği" ile kast edilenin, 20. yüzyılda dünyanın dört bir yanında hakim olan komünist rejimlerin yüzyılın sonlarına doğru yıkılması olması muhtemeldir. </text:p>
      <text:p text:style-name="P24">20. yüzyıla damgasını vuran kanlı savaşların ve katliamların en büyük nedenlerinden biri, materyalist felsefenin ürünü olan komünist ideolojinin hakimiyetidir. Bu ideoloji, Avrupa'dan Asya'ya, Güney Amerika'dan Afrika'ya kadar dünyanın büyük bölümünde etkili olmuş, birçok ülke on yıllar boyunca komünist rejimler tarafından yönetilmiş veya komünist örgütler tarafından hedef alınmıştır. 1990'lı yıllara kadar devam eden soğuk savaşın ve en acımasız katliamların nedeni komünizm olmuştur.</text:p>
      <text:p text:style-name="P24">Komünist rejimler diğer ülkelerle savaşarak ideolojilerini yaymaya çalışmanın yanında, kendi halklarına da büyük bir zulüm uygulamışlar, çok geniş kitleleri idamlar, toplu katliamlar, toplama kamplarındaki ağır koşullar ve kıtlıklar gibi yöntemlerle öldürmüşlerdir. </text:p>
      <text:p text:style-name="P24">Komünist rejimler, tarihçilerin hesaplamalarına göre, 20. yüzyıl boyunca 120 milyon insanın ölümüne neden olmuştur. Bunların çoğu, bir savaş sırasında cephede ölen askerler değil, komünist devletlerin kendi halklarının içinden öldürdükleri sivillerdir. On milyonlarca erkek, kadın, yaşlı, küçük çocuk, bebek, sadece komünist rejimlerin, katı ve vahşi özellikleri nedeniyle yaşamını yitirmiştir. Bunun dışında milyonlarca insan, komünistlerin zulmüne uğramış, bu yüzden göçe zorlanmış, ellerinden malları, tarlaları alınmış ve her an öldürülme, suçsuz yere tutuklanma veya zulüm görme korkusu altında yaşatılmışlardır. </text:p>
      <text:p text:style-name="P24">Ancak 20. yüzyılın sonlarına doğru, çok güçlü ve sarsılmaz sanılan bu ideolojiye sahip rejimler birer birer çökmeye, güç kaybetmeye başlamışlardır. Bu çöküşün en belirgin sembolü, 1989 yılında Berlin Duvarı'nın yıkılmasıdır. İki yıl sonra, dünyanın en büyük ve en güçlü komünist devleti olan Sovyetler Birliği yıkılmış ve Doğu Bloku tamamen parçalanmıştır. Afrika'dan Hindiçini'ne kadar uzanan bir coğrafyada farklı komünist rejimler birbiri ardına çökmüş, 1945'ten beri dünyanın sabit uluslararası sistemi olan "iki kutuplu dünya düzeni" ortadan kalkmış, siyasi yorumcuların deyimiyle yeni bir dünya düzeni kurulmuştur. Son derece şaşırtıcı bir şekilde sonuçlanan bu gelişmeyle, hadiste dikkat çekilen "sistem değişikliği" gerçekleşmiştir. </text:p>
      <text:p text:style-name="P24">Günümüzde ise, komünizmin son fikri ve siyasi kalıntıları da yok olmakta, dünya bu kanlı ideolojiden tamamen temizlenmektedir. İslam ahlakının dünyaya yayılması ile bu sistemlerin dünyanın dört bir yanına getirdiği zulüm, acı, karanlık ve yokluk yeryüzünden gerçek anlamda silinecek, insanlar güzelliğe, zenginliğe, refaha ve huzura kavuşacaklardır. Allah, zorlukların, karanlıkların, savaş, katliam ve acıların ardından, rahmetinin ve ihsanının bir tecellisi olarak insanlara eşsiz nimetler sunacaktır. </text:p>
      <text:p text:style-name="P24"/>
      <text:h text:style-name="P55" text:outline-level="3">16. Tozlu Dumanlı Bir Fitne</text:h>
      <text:p text:style-name="P21">Tozlu dumanlı, karanlık bir fitne görülecek, bunu diğerleri takip edecek... (Kitab-ül Burhan fi Alamet-il Mehdiyy-il Ahir Zaman, s. 26) </text:p>
      <text:p text:style-name="P22"/>
      <text:p text:style-name="P22"><text:span text:style-name="T1">Bu hadiste ise, Hz. Mehdi (as)'ın çıkışından önce, tozlu ve dumanlı, karanlık bir fitnenin görüleceğinden söz edilmektedir. Fitne, "insanın akıl ve kalbini doğrudan doğruya hak ve hakikatten saptıracak şey, savaş, </text:span><text:soft-page-break/><text:span text:style-name="T1">azdırma, karışıklık, ihtilaf, kavga" gibi anlamlara gelen bir kelimedir.</text:span><text:span text:style-name="T14">22</text:span><text:span text:style-name="T1"> Hadiste bu fitnenin ardında toz ve duman bırakacağı belirtilir. Ayrıca bu fitnenin "karanlık" olarak nitelendirilmesi, nereden geldiği belli olmayan, umulmadık bir olay olduğuna işaret kabul edilebilir. </text:span></text:p>
      <text:p text:style-name="P24">Bu açılardan bakıldığında söz konusu hadisin, 11 Eylül 2001 tarihinde Amerika Birleşik Devletleri'nin New York ve Washington şehirlerinde meydana gelen, dünya tarihinin en büyük terör olayı olarak nitelendirilen saldırıya işaret etmesi muhtemeldir. Televizyon ekranlarında ve gazetelerde de şahit olunduğu gibi, bu iki büyük terör olayının ardından büyük bir toz bulutu ve duman çevreyi sarıp kuşatmıştır. </text:p>
      <text:p text:style-name="P24">New York'ta Dünya Ticaret Merkezi'ne ve Washington'da Pentagon binasına çarpan uçakların yakıtlarının sebep olduğu patlamalar sonucunda büyük bir duman oluşmuş ve bu duman tüm şehirden ve hatta civar kentlerden görülebilecek kadar yükselmiş ve yayılmıştır. Patlamalar sonucunda çöken binalar ise, daha büyük bir toz bulutunun oluşmasına neden olmuş, hatta çevredeki insanların üzerleri tamamen bu tozla kaplanmıştır. </text:p>
      <text:p text:style-name="P24">Bu olay, hem dünya tarihinin en büyük terör saldırılarından biri olması, hem diğer alametlerle yakın dönemlerde vuku bulması ve ayrıca hadiste yapılan tarife benzer özellikler taşıması sebebiyle son derece önemlidir. Dolayısıyla binlerce masum insanın ölümüne ve yaralanmasına neden olan, insanlık tarihinin bu en elim terör olaylarından biri, hadiste haber verilen ve Hz. Mehdi (as)'ın çıkışının bir alameti olarak bildirilen "tozlu dumanlı, karanlık fitne" olabilir. </text:p>
      <text:p text:style-name="P24"/>
      <text:h text:style-name="P55" text:outline-level="3">17. Yaygın Katliamların Meydana Gelmesi</text:h>
      <text:p text:style-name="P21">Hz. Mehdi (as)'dan önce, yaygın katliamların vuku bulacağı büyük bir fitne görülecektir. (El-Kavlu'l Muhtasar Fi Alamet-il Mehdiyy-il Muntazar, s. 37) </text:p>
      <text:p text:style-name="P22"/>
      <text:p text:style-name="P19">Çok acıklı durumlar ve elim manzaralar görülür. Fitneler arka arkaya devam eder... Ana, baba, kız, erkek herkesi öldürür... Bunların arasında fitne, şiddet, helak ve kaçmalar olur. Ne zaman bitti denilir, gene de devam eder gider. (Kitab-ül Burhan fi Alamet-il Mehdiyy-il Ahir Zaman, s. 36)</text:p>
      <text:p text:style-name="P24">Peygamberimiz (sav)'in Hz. Mehdi (as)'ın gelişi ile ilgili bildirdiği hadislerin büyük bir kısmında, Hz. Mehdi (as) gelmeden önce dünyada karmaşa, güvensizlik ve huzursuzluğun hakim olacağı üzerinde durulmaktadır. Savaşlar ve çatışmaların yanı sıra, toplu katliamların yaşanacak olması da bu dönemin belirgin özellikleri arasındadır. Ayrıca hadiste katliamların yaygın olacağına, yani tüm dünya çapında yaşanacağına dikkat çekilmektedir. </text:p>
      <text:p text:style-name="P24">Geçtiğimiz yüzyılda iki büyük dünya savaşı yaşanmış ve sırf bu savaşlarda 65 milyon insan hayatını kaybetmiştir. 20. yüzyıl boyunca siyasi nedenlerle katledilen sivillerin sayısının 180 milyonu aştığı tahmin edilmektedir. Bu, daha önceki yüzyıllarla kıyaslandığında olağanüstü derecede yüksek bir rakamdır. Gerçekte 20. yüzyıla dek dünya üzerindeki savaşlar çoğu zaman bir cephe savaşı şeklinde yaşanır, yani belirli bir hat üzerinde savaşan ordular arasında geçerdi. Oysa 20. yüzyıldaki silah teknolojisi ve buna bağlı olarak geliştirilen askeri stratejiler, "topyekün savaş" kavramını ortaya çıkarmış, savaşlar sadece cephedeki askerleri değil, cephe gerisindeki sivilleri de büyük ölçüde hedef almıştır. Şehirlerin bombalanması, kimyasal, biyolojik veya nükleer silahlar, soykırım, toplama kampları gibi kavramlar, ilk kez 20. yüzyılda ortaya çıkmıştır.</text:p>
      <text:p text:style-name="P24">Söz konusu vahşet sürmekte, bugün 21. yüzyılda hala dünyanın dört bir yanında kanlı savaşlar ve çatışmalar devam etmektedir. Bu savaşların ortak özelliği ise, yukarıdaki hadiste de belirtildiği gibi toplu katliamların yaşandığı savaşlar olmasıdır. Bir yandan kitle imha silahlarının kullanılmaya başlanması, diğer yandan da çatışmayı ve kan dökmeyi teşvik eden ideolojilerin fikri egemenliği, katliamların çok geniş kapsamlı olmasına neden olmaktadır. </text:p>
      <text:p text:style-name="P24"><text:soft-page-break/>Yakın tarihe bakıldığında pek çok insanın hayatını kaybettiği çeşitli katliam örnekleri görülecektir. Örneğin Bosna Savaşı, ağırlıklı olarak sivil halkın hedef alındığı, kadın, çocuk, yaşlı denmeden binlerce insanın katledildiği bir savaş olarak tarihe geçmiştir. Savaş sonrasında ortaya çıkarılan toplu mezarlar ise katliamın boyutlarını gözler önüne seren çarpıcı bir delil olmuştur. </text:p>
      <text:p text:style-name="P24">Afrika kıtasında da sık sık çeşitli farklı etnik kökenler arasında şiddetli çatışmalar yaşanmakta ve binlerce insan hayatını yitirmektedir. 1997 yılının ilkbaharında 5 büyük ülkeyi, Zaire, Ruanda, Uganda, Burundi ve Tanzanya'yı içine alan bir bölgeyi etkileyen bir savaş, iki büyük kabile arasında yaşandı: Hutu ve Tutsi kabileleri. Bu etnik savaşta yarım milyona yakın insan hayatını yitirdi. On binlerce kişi ormanlarda açlıkla, sefaletle, salgın hastalıklarla mücadele etti ve çok büyük bir bölümü öldü. Küçük çocuklar ve bebekler bile sırf başka bir kabileden oldukları için vahşice öldürüldüler.</text:p>
      <text:p text:style-name="P24"/>
      <text:h text:style-name="P55" text:outline-level="3">18. Şam ve Mısır Meliklerinin Öldürülmesi </text:h>
      <text:p text:style-name="P21">Ondan önce Şam ve Mısır melikleri (hükümdar, memleket sahibi) öldürülecektir... (El-Kavlu'l Muhtasar Fi Alamet-il Mehdiyy-il Muntazar, s. 49) </text:p>
      <text:p text:style-name="P22"/>
      <text:p text:style-name="P24">Bu hadiste Hz. Mehdi (as)'ın gelişinden önce Şam ve Mısır yöneticilerinin öldürüleceklerine dikkat çekilmektedir. </text:p>
      <text:p text:style-name="P24">Mısır'ın yakın tarihi incelendiğinde hadiste de belirtildiği gibi bir "meliğin" öldürüldüğü görülmektedir: 1970 yılında Mısır'ın başına geçen ve 11 yıl iktidarda kalan Enver Sedat. </text:p>
      <text:p text:style-name="P24">Enver Sedat 1981 yılında bir resmi geçit sırasında muhalifleri tarafından düzenlenen bir suikast sonucunda hayatını yitirmiştir. Mısır tarihinde öldürülen yöneticilerden diğerleri de, 1910 yılında suikaste uğrayan Başbakan Butros Gali, 1945 yılında öldürülen Mısır Başbakanı Ahmed Maher Paşa ve 1948'de yine bir suikast sonucu öldürülen Mısır Başbakanı Mahmoud Nukrashy Paşa'dır.</text:p>
      <text:p text:style-name="P22"><text:span text:style-name="T1">Şam kelimesi ise, yalnızca Suriye'deki Şam şehri için kullanılmaz. Şam, Arapça'da kelime anlamı olarak "sol" anlamına gelir ve eskiden beri Hicaz bölgesinin (Mekke ve Medine şehirlerinin bulunduğu bölge) sol tarafında kalan ülkeleri ifade eder.</text:span><text:span text:style-name="T14">23</text:span><text:span text:style-name="T1"> Şam bölgesi yöneticilerinden de suikaste uğrayan çok sayıda kişi olmuştur. Bunlardan birkaç örnek şöyledir; </text:span></text:p>
      <text:p text:style-name="P24">1920'de öldürülen Suriye'nin eski Cumhurbaşkanı Salah Al-Deen Beetar,</text:p>
      <text:p text:style-name="P24">1921'de öldürülen Suriye Başbakanı Droubi Paşa,</text:p>
      <text:p text:style-name="P24">1949'da suikaste uğrayan Suriye Başbakanı Muhsin al-Barazi,</text:p>
      <text:p text:style-name="P24">1951'de öldürülen Ürdün Kralı Abdullah,</text:p>
      <text:p text:style-name="P22"><text:span text:style-name="T1">1982'de bombalı suikaste uğrayan Lübnan'da Falanjist Lideri Beşir Cemayel...</text:span><text:span text:style-name="T14">24</text:span><text:span text:style-name="T1"> </text:span></text:p>
      <text:p text:style-name="P24"/>
      <text:h text:style-name="P55" text:outline-level="3">19. Eski Ürdün Kralı Abdullah'ın Öldürülmesi</text:h>
      <text:p text:style-name="P21">Hz. Mehdi (as)'ın çıkış alametlerinden birisi de, Haşimiler'den üst düzey birinin öldürülmesidir. (Risalet-ül Huruc-ül Mehdi, s. 12)</text:p>
      <text:p text:style-name="P38"/>
      <text:p text:style-name="P24">Bilindiği gibi Ürdün, Haşimi Krallığı olarak anılmaktadır. Ürdün, Osmanlı'dan ayrıldıktan sonra bir dönem İngiltere'nin kontrolü altında idi. İngiltere 1946 Londra Anlaşması gereğince Ürdün'ün bağımsızlığını tanıdı ve <text:soft-page-break/>Ürdün emirliğinin başındaki Abdullah'a da Ürdün Krallığı payesi verildi. Kral Abdullah, daha sonra, 1951'de yine İngilizler tarafından öldürtüldü. Hadiste dikkat çekilen olay da böylece gerçekleşmiş oldu.</text:p>
      <text:p text:style-name="P24"/>
      <text:h text:style-name="P55" text:outline-level="3">20. Mısırlıların Esir Alınması</text:h>
      <text:p text:style-name="P21">"Şam ehli, Mısırlı kabileleri esir alacaklardır." (El Kavl-ul Muhtasar Fi Alamat-il Mehdiyy-il Muntazar, s. 49) </text:p>
      <text:p text:style-name="P24"/>
      <text:p text:style-name="P24">Daha önce de belirttiğimiz gibi, Şam bölgesi, Hicaz (Mekke-Medine'nin olduğu bölge)'nin sol tarafında kalan bölgedir. Bugün sözkonusu bölgede yer alan devletler arasında İsrail de bulunmaktadır. Dolayısıyla bu hadisle İsrail Devleti'nin Mısır ile olan savaşlarına ve Mısır topraklarını işgaline işaret ediliyor olabilir. </text:p>
      <text:p text:style-name="P24">26 Ekim 1956 tarihinde İsrail Mısır'a saldırdı ve Sina Yarımadası'nı işgal etmeye başladı. Birleşmiş Milletler'in araya girmesiyle sıcak çatışmalar bir süre sona erdi ve İsrail sınırına BM Barış Gücü yerleşti. 1967 yılındaki 6 Gün Savaşı ise İsrail-Mısır arasındaki başka bir savaştı. 5 Haziran'da İsrail Hava Kuvvetleri, Mısır'ın bazı hava üslerine saldırılarda bulundu. Bu saldırılar nedeniyle çok büyük zarar gören Mısır Hava Kuvvetleri 5 Haziran'ı takip eden günlerdeki çatışmalarda hiçbir etkinlik gösteremedi. Sina'daki Mısır birlikleri geri çekildi. 9 Haziran'da İsrail, Golan tepelerine saldırdı ve bölgeye egemen oldu. Bu arada Batı Şeria ve Kudüs'ü de yavaş yavaş ele geçiriyorlardı. Bu savaşın sonunda İsrail, Gazze Şeridi ile Sina Yarımadası'nın tümünü, Şeria akarsuyunun Batı yakasını (Batı Şeria), Kudüs kentini ve Golan tepelerini ele geçirdi. Daha sonra yapılan anlaşmalarla İsrail Sina'dan tamamen çekildi. Ancak bugün halen Batı Şeria, Golan tepeleri ve Kudüs İsrail işgali altındadır. </text:p>
      <text:p text:style-name="P24">Bu savaşlar sırasında oldukça fazla sayıda Mısırlı, İsrail askerleri tarafından esir alındı. Pek çok Mısırlı da hayatını kaybetti. </text:p>
      <text:p text:style-name="P38"/>
      <text:h text:style-name="P55" text:outline-level="3">21. Şehirlerin Yok Olması</text:h>
      <text:p text:style-name="P21">"Büyük şehirler dün sanki yokmuş gibi helak olur." (Kitabül Burhan Fi Alametil Mehdiyyil Ahir Zaman, s. 38) </text:p>
      <text:p text:style-name="P22"/>
      <text:p text:style-name="P19">Mamur beldeler harab edilince... kıyametle senin aranda şu iki parmak arası kadar bir mesafe kalmış demektir. (Kıyamet Alametleri, s. 143)</text:p>
      <text:p text:style-name="P19">Yeryüzünün etrafından harab olmalar başlayacak. Nihayet Mısır da harap olacak, ancak Basra harab oluncaya kadar Mısır harab olmadan emin olacak. Basra'nın harabı Irak'ın harab olmasından olacak. Nitekim Mısır'ın harabı da, Nil kurumasından kaynaklanacak... (Ölüm Kıyamet ve Diriliş, s.530)</text:p>
      <text:p text:style-name="P24">Hadislerde belirtilen büyük şehirlerin, mamur beldelerin helak oluşu ve harab edilmesi, savaşlar ve çeşitli doğal afetler sonucunda meydana gelen yıkımları akla getirmektedir. Bunların yanısıra yakın geçmişte geliştirilen nükleer silahlar, uçaklar, bombalar, füzeler ve benzeri silahların savaşlarda kullanılması da büyük tahribata neden olmuştur. Bu tahrip gücü yüksek silahlar tarihteki benzerleriyle kıyaslanmayacak düzeyde yıkımlara yol açmıştır. Elbette hedef konumundaki "büyük şehirler" de bu yıkımlardan birinci derecede etkilenen yerler olmuştur. </text:p>
      <text:p text:style-name="P22"><text:span text:style-name="T1">II. Dünya Savaşı'nın benzersiz sonuçları buna bir örnek olarak verilebilir. Dünya tarihinin en büyük savaşında, atom bombasının kullanılmasıyla Hiroşima ve Nagasaki şehirleri tamamen yerle bir olmuştur. </text:span><text:soft-page-break/><text:span text:style-name="T1">Avrupa'nın başkentleri ve önemli şehirleri de ağır bombardımanlar neticesinde büyük ölçüde yıkılmıştır. </text:span><text:span text:style-name="T19">Britannica Ansiklopedisi</text:span><text:span text:style-name="T1"> II. Dünya Savaşı'nın Avrupa şehirlerinde neden olduğu hasarı şöyle anlatır:</text:span></text:p>
      <text:p text:style-name="P11"><text:span text:style-name="T1">Meydana gelen tahribat Avrupa'nın büyük bölümünü Ay'ın yüzeyine dönüştürmüştü: Şehirler bombardımanlar sonucunda harap oldu, sayfiye yerleri kavruldu ve simsiyah oldu, yollar bombaların açtığı çukurlarla kaplandı, demiryolları kullanılamaz hale geldi, köprüler yıkıldı, limanlar batık gemilerle doldu. Savaş sonrası Almanya'nın Amerikan Bölgesi askeri valisi General Lucius D. Clay'in dediği gibi, "Berlin sanki ölülerin şehri gibiydi."</text:span><text:span text:style-name="T14">25</text:span><text:span text:style-name="T1"> </text:span></text:p>
      <text:p text:style-name="P24">Kısacası, II. Dünya Savaşı'nın tarihte benzeri görülmeyen genişlikteki tahribatı hadisin işaret ettiği olayla birebir uyuşmaktadır. </text:p>
      <text:p text:style-name="P24"/>
      <text:h text:style-name="P55" text:outline-level="3">22. Harap Olmuş Yerlerin İmarı</text:h>
      <text:p text:style-name="P21">Dünyanın harap olmuş yerlerinin imarı, imar edilmiş yerlerinin tahribi kıyametin şart ve alametlerindendir. (Kıyamet Alametleri, s. 138) </text:p>
      <text:p text:style-name="P22"/>
      <text:p text:style-name="P24">Harap olan yerlerin imarı da ahir zaman alametlerindendir. Bir önceki bölümde ele aldığımız gibi, savaşlarla geçen 20. yüzyılda pek çok şehir yerle bir olmuş ve yeniden inşa edilmiştir. Berlin, Leningrad (St. Petersburg), Dresden gibi II. Dünya Savaşı sırasında tanınmayacak hale gelen büyük Avrupa şehirleri, savaş sonrasında yeniden inşa edilmiş ve bugünkü görünümlerini almışlardır. </text:p>
      <text:p text:style-name="P22"><text:span text:style-name="T1">Benzer bir örnek olarak Japonya'nın Kobe şehri 1995 yılının Ocak ayında büyük bir deprem sonucu harap olmuştur. Japon hükümeti ve üniversiteleri, depremleri önceden haber veren bir yönteme sahip olabilmek için, yaptıkları sayısız araştırmalara 30 yıl içinde bir milyar dolar (yaklaşık 1.5 katrilyon lira) yatırmışlardı. Ama başarılı olamadılar, çünkü yerkabuğundaki sarsıntıları tanıyıp sınıflandırmak için yüzde yüz geçerli modeller geliştirmek olanaksızdır. Depremin gerçekleştiği Kobe ve Osaka kentlerinin bulunduğu bölge, Japonya'nın önde gelen sanayi ve ticaret merkezlerindendi. Bu yüzden deprem sonrasındaki maddi zarar milyarlarca dolar oldu.</text:span><text:span text:style-name="T14">26</text:span><text:span text:style-name="T1"> Ama tüm bu zarara rağmen Japonlar kısa bir süre içinde Kobe şehrini tekrar inşa ettiler. </text:span></text:p>
      <text:p text:style-name="P24"/>
      <text:h text:style-name="P54" text:outline-level="3"><text:span text:style-name="T1">23. Dördüncü Sulh ve Arap-İsrail Barışı</text:span><text:span text:style-name="T9"> </text:span></text:h>
      <text:p text:style-name="P21">Ebu Naim, Ebu Umameden tahric etti, Resulullah (sav) buyurdu: Sizinle insanlar (bir nüshada Rumlar deniyor) arasında dört sulh olacak, dördüncü sulh, Heraklius ehlinden bir adam vasıtası ile olur ve bu yedi sene devam eder. Denildi ki: "Ya Resulullah, o gün insanların imamı kimdir?" Buyurdu ki: "Evladımdan kırk yaşında Mehdi'dir." (Kıyamet Alametleri, Osman Çataklı, 299/8)</text:p>
      <text:p text:style-name="P22"/>
      <text:p text:style-name="P24">Hadiste Hz. İsa (as) ile birlikte yeryüzünde bulunacak olan Hz. Mehdi (as)'ın alametlerinden biri haber verilmiştir. Bu alamete göre Müslümanlarla Müslüman olmayanlar arasında 4. kez bir barış anlaşması yapılacak, bu anlaşma 7 yıl sürecektir. Bu sürenin sonunda ise Hz. Mehdi (as) gelecektir. İslam aleminden birçok kimsenin kanaati, hadiste geçen "4. Sulh"un, 1979'da ABD-İsrail ve Mısır arasında Amerika'da Camp David'de yapılan anlaşma olduğudur. (Doğrusunu Allah bilir.)</text:p>
      <text:p text:style-name="P24"/>
      <text:h text:style-name="P55" text:outline-level="3"><text:soft-page-break/>24. Bir Ordunun Kaybolması</text:h>
      <text:p text:style-name="P21">Hz. Mehdi (as)'ın beş alameti bulunur. Bunlar Süfyani, Yemani, semadan bir sayha (çağrı, nara), Beyda'da bir ordunun batışı ve günahsız insanların öldürülmesidir. (Nuaym Bin Hammad)</text:p>
      <text:p text:style-name="P22"/>
      <text:p text:style-name="P19">... Kendisine bir ordu gönderilecek. Bunlar yerin bir çölünde iken yere batırılacaklardır. (Müslim'den; Geleceğin Tarihi 4, s. 31)</text:p>
      <text:p text:style-name="P19">Bir ordu savaş için gelir, çöle girdiğinde baş ve sonundakileri batar, ortadakiler de kurtulmaz. (Hanbel, Tirmizi, İbni Mace, Ebu Davud'dan; Geleceğin Tarihi 4, s.30)</text:p>
      <text:p text:style-name="P24">2003 yılında gerçekleşen Irak Savaşı sırasında Irak ordusunun büyük bir kısmının neredeyse birden bire ortadan yok olması savaşın en dikkat çekici olaylarından biriydi. Birçok gazete ve televizyonda, Cumhuriyet Muhafızları olarak bilinen yaklaşık 60.000 kişilik ordunun ve Fedailer olarak bilinen yaklaşık 15.000 Iraklı askerin kaybolması haber olarak yer aldı. Yukarıdaki hadislerde bu konuya dikkat çekilmesi, Hz. Mehdi (as)'ın ve dolayısıyla Hz. İsa (as)'ın geliş alametlerinden biri olan "bir ordunun batması" olayının gerçekleşmiş olduğunu göstermektedir. (Doğrusunu Allah bilir) Nitekim ilerleyen günlerde de savaş uçaklarının bir kısmının çöl kumları altına gömülmüş olarak bulunması, hadiste bahsedilen çölde bir ordunun batması olayının Irak ordusu ile ilgili olma ihtimalini güçlendirmektedir. </text:p>
      <text:p text:style-name="P24"/>
      <text:h text:style-name="P55" text:outline-level="3">25. Iraklıların Parası Kalmayacak</text:h>
      <text:p text:style-name="P21">"Iraklıların elinde ölçecekleri bir tartı aleti ve alış-veriş yapabilecekleri bir para hemen hemen kalmayacak." (Kenzul Ummal, Kitab-ul kıyame kısm-ul efal, c. 5, s. 45)</text:p>
      <text:p text:style-name="P38"/>
      <text:p text:style-name="P24">Ahir zaman ve dolayısıyla Hz. İsa (as)'ın çıkış alametlerinden biri de Iraklıların parasının değer kaybetmesidir. Bu hadis iki ayrı duruma işaret ediyor olabilir. Bunlardan birincisi, İran-Irak ve Körfez Savaşı sonrasında Irak'da yaşanılan ekonomik çöküntüdür. Savaş dolayısıyla büyük zarar gören Irak ekonomisi, savaş sonrası devam eden ambargolar nedeniyle bir türlü düzelmemiştir. Halkın alım gücü düşmüş, yokluk ve fakirlik en önemli sorunlardan biri haline gelmiştir. </text:p>
      <text:p text:style-name="P24">Hadisin işaret ettiği bir diğer durum da, Irak Savaşı sonrasında Irak dinarının tedavülden kaldırılmasının söz konusu olmasıdır. Son savaşla birlikte Irak dinarının hızla değer kaybetmesi ve tedavülden kalkması ihtimali, 2003 tarihli gazete haberlerinde geniş yer almıştır.</text:p>
      <text:p text:style-name="P24"/>
      <text:h text:style-name="P55" text:outline-level="3">26. Bağdat'ın Alevlerle Yok Edilmesi</text:h>
      <text:p text:style-name="P21">Ahir zamanda Bağdat alevlerle yok edilir... (Risalet-ül Huruc-ül Mehdi, cilt 3, s. 177)</text:p>
      <text:p text:style-name="P38"/>
      <text:p text:style-name="P24">2003 Irak Savaşı'nda, savaşın ilk gününden itibaren Bağdat, en yoğun bombardımana tutulan şehirlerden biri olmuştur. Ağır bombardıman, geceleri Bağdat'ın tıpkı hadiste haber verildiği gibi alev alev yanmasına neden olmuştur. Bağdat'ın gazete ve televizyon haberlerine yansıyan görüntüleri, yukarıdaki hadiste dikkat çekilen olayla tam olarak mutabıktır. Bu da ahir zamanda bulunduğumuzu gösteren açık alametlerden biridir.</text:p>
      <text:p text:style-name="P24"/>
      <text:h text:style-name="P55" text:outline-level="3"><text:soft-page-break/>27. İsrail-Filistin Barış Görüşmeleri</text:h>
      <text:p text:style-name="P21">Beyt-i Makdis'de barış anlaşması olacaktır. (Risalet-ül Huruc-ül Mehdi, cilt 3, s. 184)</text:p>
      <text:p text:style-name="P22"/>
      <text:p text:style-name="P24">Beyt-i Makdis Mescid-i Aksa'nın bir ismidir. Bu hadiste de Beyt-i Makdis denilerek Kudüs'te gerçekleşecek bir barış anlaşmasından bahsediliyor olabilir. Nitekim Filistin topraklarında çatışma ve gerilim elli yılı aşkın bir süredir devam etmektedir. Ancak 1993 yılında Oslo'da yapılan barış görüşmeleri bu topraklara huzur ve güvenliğin gelmesi için önemli bir adım olmuştur. Her ne kadar Oslo'da alınan kararların bazıları adil olmasa ve bazıları da tam anlamıyla uygulamaya geçirilemese de, iki tarafın belli konular üzerinde mutabakata varması önemli bir gelişmedir. 2003 yılında da başta "Yol Haritası" girişimi olmak üzere iki taraf arasında barış müzakereleri devam etmiştir.</text:p>
      <text:p text:style-name="P24"/>
      <text:h text:style-name="P54" text:outline-level="3">28. Irak ve Şam’a Ambargo</text:h>
      <text:p text:style-name="P21">Ebu Nadre (ra) dedi ki; Cabir (ra)'ın yanında idik, şöyle dedi: "Öyle bir zaman yaklaşıyor ki, Irak ahalisine bir kafiz (ölçek), bir dirhem (bir ağırlık ölçüsüdür) sevk olunmayacak". </text:p>
      <text:p text:style-name="P21">Dedik ki: "Bu kimden dolayı olur." Dedi ki: "Acemler ('Arap olmayanlar) bunu men' ederler." Sonra dedi: "Şam ahalisine bir dinar, bir müdy (kile, bir ölçü birimidir) sevk olunmayacak". "Bu kimden dolayı olur?" dedik. "Rumlar'dan dolayı" dedi. (Et-Tac, Ali Nâsıf el-Hüseyni)</text:p>
      <text:p text:style-name="P38"/>
      <text:p text:style-name="P18">Hz. Ebu Hureyre radıyAllahu anh anlatıyor: "Resûlullah aleyhissalâtu vesselâm: "Irak'a ölçeği ve dirhemi verilmeyecek. Şam'a da ölçeği ve dinarı verilmeyecek. Mısır'a ölçeği ve dinarı verilmeyecek. Başladığınız yere döneceksiniz" buyurdu ve üç kere tekrar etti." (Müslim, Fiten: 33, (2896); Ebu Davud, Harac: 29, (3035))</text:p>
      <text:p text:style-name="P22">Irak ve Şam'a ambargo uygulanacak olması kıyamet öncesinde yaşanacağı bildirilen olaylardan, yani Hz. İsa (as)'ın geliş alametlerden biridir. Irak'a, hadiste haber verildiği gibi, on yılı aşkın bir süredir ambargo uygulanıyor olması dikkat çekicidir. Bununla birlikte, Suriye'ye de ambargo uygulanması ihtimali sıkça gündeme gelmektedir. </text:p>
      <text:p text:style-name="P22"/>
      <text:h text:style-name="P54" text:outline-level="3">29. Irak'ın Yeniden Yapılanması</text:h>
      <text:p text:style-name="P21">... Irak'a saldırmadıkça kıyamet kopmaz. Ve Irak'taki masum insanlar Şam'a doğru sığınma yerleri ararlar. Şam yeniden yapılanır, Irak dayeniden yapılanır. (Kenzul Ummal, Kitab-ul kıyame kısm-ul efal, c. 5, s. 254)</text:p>
      <text:p text:style-name="P38"/>
      <text:p text:style-name="P22">Hadiste Irak'ın yeniden inşa edileceğine dikkat çekilmektedir. Önce İran-Irak Savaşı, daha sonra Körfez Savaşı, son olarak da 2003'teki Irak Savaşı'nın ardından, Irak'ta pek çok şehir yerle bir olmuştur. Bu savaşın sonrasında yaşanan yağma olaylarının da etkisiyle büyük bir harabeye dönüşen Irak'ın yeniden inşa edilmesi mecburi hale gelmiştir. Bu durum gazete haberlerinde de çok geniş olarak yer almıştır.</text:p>
      <text:p text:style-name="P22"/>
      <text:h text:style-name="P54" text:outline-level="3"><text:soft-page-break/>30. Irak Halkı Şam'a, Kuzeye Kaçar</text:h>
      <text:p text:style-name="P21">Masum ve temiz Irak halkı Şam'a kaçar. (Risalet-ül Huruc-ül Mehdi, s. 210)</text:p>
      <text:p text:style-name="P38"/>
      <text:p text:style-name="P22">2003 senesinde Irak Savaşı başlamadan hemen önce onbinlerce Iraklı'nın, Suriye başta olmak üzere çeşitli ülkelere göç etme çabaları bu hadisteki olayla büyük bir benzerlik göstermektedir. Bu konuyla ilgili de çeşitli haber ve resimlere medyada yer verilmiştir.</text:p>
      <text:p text:style-name="P22"/>
      <text:h text:style-name="P54" text:outline-level="3">31. Şam'da Fitneler</text:h>
      <text:p text:style-name="P21">Şam'da fitneler bir taraftan sakinleştikçe, diğer bir taraftan alevlenir. Gökten çağırıcı bir melek "Hz. Mehdi (as) emirinizdir. Hz. Mehdi (as) Halifenizdir (manevi liderinizdir)" demedikçe de fitneler bitmez. (Risalet-ül Huruc-ül Mehdi, s. 63)</text:p>
      <text:p text:style-name="P38"/>
      <text:p text:style-name="P22">Hz. İsa (as) ile birlikte yeryüzünde bulunacak olan Hz. Mehdi (as)'ın çıkışı öncesinde Şam bölgesinde büyük karışıklıklar olacağı hadisten anlaşılmaktadır. Bu hadiste de Suriye'de meydana gelen karışıklıklara dikkat çekiliyor olması muhtemeldir. </text:p>
      <text:p text:style-name="P22">Ancak bilindiği gibi Şam bölgesi sadece Suriye'nin başkenti olan Şam şehri ile sınırlı değildir. Daha önce de söz edildiği gibi, Şam, Arapçada kelime manası olarak "sol" anlamına gelir ve eskiden beri Hicaz bölgesinin (Mekke ve Medine şehirlerinin bulunduğu bölge) sol tarafında kalan ülkeleri ifade eder. </text:p>
      <text:p text:style-name="P22"><text:span text:style-name="T25">Geçtiğimiz yüzyılın başından itibaren bu bölgede sık sık iç savaş</text:span>lar, ihtilaller, çatışmalar ve büyük savaşlar yaşanmıştır. Bu kargaşaların biri diğerini tetiklemiş, bu topraklarda yaşayan hemen hemen tüm insanlar bu durumdan etkilenmişlerdir. Hadiste bildirilen "fitneler bir taraftan sakinleştikçe, diğer bir taraftan alevlenir" ifadesi de bu açıdan dikkat çekicidir. Yaklaşık elli yıl içinde, bu bölgede yaşanan belli başlı büyük olayları şöyle sıralayabiliriz: </text:p>
      <text:p text:style-name="P22">Süveyş Savaşı</text:p>
      <text:p text:style-name="P22">Altı Gün Savaşları</text:p>
      <text:p text:style-name="P22">Yom Kippur Savaşı</text:p>
      <text:p text:style-name="P22">Lübnan İç Savaşı</text:p>
      <text:p text:style-name="P22">Filistin topraklarında halen süregiden çatışma ve gerginlikler...</text:p>
      <text:p text:style-name="P22"/>
      <text:h text:style-name="P54" text:outline-level="3">32. Şam, Irak, Arabistan'da Kargaşa</text:h>
      <text:p text:style-name="P21">Resulullah (sav) şöyle buyurmuştur: "...Öyle bela ve musibetler olacak ki, hiçbir kimse, sığınabileceği bir makam bulamayacaktır. Bu belalar Şam'ın etrafında dolanacak, Irak'ın üzerine çökecek. Arabistan yarımadasının elini ve ayağını bağlayacaktır... Onlar belayı bir tarafta defetmeye çalışırlarken, diğer taraftan o yine ortaya çıkacaktır." (Kenzul Ummal, Kitab-ul kıyame kısm-ul efal, c. 5, s. 38-39)</text:p>
      <text:p text:style-name="P22"/>
      <text:p text:style-name="P22">Hadiste bildirilen "musibetlerin Şam'ın etrafında dolaşıp, Irak'ın üzerine çökecek olması", son dönemde yaşanan Irak Savaşı'na işaret ediyor olabilir. Bu savaş öncesinde ve savaş sırasında, savaşın Suriye'ye sıçraması ihtimali gündemde olmuş, ancak savaş Irak ile sınırlı kalmıştır. </text:p>
      <text:p text:style-name="P22"><text:soft-page-break/></text:p>
      <text:h text:style-name="P54" text:outline-level="3">33. Irak'ın Üçe Bölünmesi</text:h>
      <text:p text:style-name="P21">Irak halkı üç fırkaya ayrılır. Bir kısmı çapulculara katılır. Bir kısmı ailelerini geride bırakıp kaçarlar. Bir kısmı savaşır ve öldürülürler. Siz bunları gördüğünüz vakit kıyamete hazırlanın. (Fera İdu Fevaidi'l Fikr Fi'l İmam El-Mehdi El-Muntazar)</text:p>
      <text:p text:style-name="P38"/>
      <text:p text:style-name="P22"><text:span text:style-name="T25">Ahir zaman alametlerinden biri de Irak halkının üçe ayrılmasıdır. Hadiste haber verildiğine göre, halkın bir grubu "çapulculara" katılacaktır. Savaş sonrasında otorite boşluğundan faydalanarak, </text:span>Irak'ta büyük yağmalama olayları yaşanmıştır. Gerçekten de halkın bir kısmı, hırsızlık, gasp, yağmalama gibi "çapulculuk" olarak nitelendirilebilecek faaliyetleri yapanlara dahil olmuşlardır. </text:p>
      <text:p text:style-name="P22">Hadiste bir kısım halkın ise, bulundukları yerden bir an önce kaçmaya yeltenecekleri, hatta geride bıraktıkları ailelerini dahi düşünemez konumda olacakları haber verilmiştir. Gazetelerde bu yönde yer alan haberler dikkat çekicidir. </text:p>
      <text:p text:style-name="P22">Halkın bir kısmının ise, savaşa katılacağı ve öldürüleceği bildirilmektedir. Irak Savaşı sırasında da, bir kısım insanlar çeşitli bölgelerde yaşanan çatışmalara katılmış ve hayatlarını kaybetmişlerdir.</text:p>
      <text:p text:style-name="P22">Ayrıca hadisin ilk bölümünde dikkat çekilen, "Irak'ın üçe ayrılması" konusu fiziki anlamda da gerçekleşmiştir. Körfez Savaşı sonrasında, Irak coğrafi olarak üç bölgeye ayrılmıştır. 32. ve 36. paralelin arası, 32. paralelin güneyi ve 36. paralelin kuzeyi olarak belirlenen bu üç bölgenin oluşturulması, hadisin işaret ettiği gelişmelerden biri olabilir.</text:p>
      <text:p text:style-name="P22"/>
      <text:h text:style-name="P54" text:outline-level="3">34. Büyük Bir Ekonomik Kriz Yaşanması</text:h>
      <text:p text:style-name="P21">Çarşı ve pazarların tekarubu kıyamet alametlerindendir. Dedim ki "Pazarların tekarubu ne demektir?" Şunlardır: "Herkesin az kazançtan yakınması..." (İbni Merduveyh Ebu Hüreyre (ra)dan...)(Kıyamet Alametleri, Pamuk yayınları, s. 146)</text:p>
      <text:p text:style-name="P22"/>
      <text:p text:style-name="P11">Nuaym b. Hammad, İbni Mes'ud'dan rivayet edilen bir hadiste, Hz. Mehdi (as)'ın ortaya çıkışının öncesinin anlatıldığı dönem, <text:span text:style-name="T17">"TİCARET ve yolların KESİLDİĞİ ve fitnelerin çoğaldığı zaman"</text:span> şeklinde tarif edilmektedir. Hadisin devamında ise Hz. Mehdi (as) döneminde bu fitnelerin son bulacağı haber verilmektedir: "... Biz O (Hz. Mehdi (as)) şahsı aramak için geldik ki, <text:span text:style-name="T17">FİTNELER ONUN ELİYLE SÖNEBİLİR. KONSTANTİNİYYE (İSTANBUL) O'NUNLA FETHEDİLİR.</text:span> (Yani Hz. Mehdi (as) manen gönülleri fethedecek, büyük kültürel ilmi etki oluşturacaktır.) Biz onu ismi ile ve anasının, babasının ismiyle ve ordusu ile tanırız..." <text:span text:style-name="T19">(Kitab-ül Burhan fi Alamet-il Mehdiyy-il Ahir Zaman, s. 52)</text:span></text:p>
      <text:p text:style-name="P11">(Hz. Mehdi (as)'ın zuhurundan (ortaya çıkışından) önce) <text:span text:style-name="T17">PİYASANIN DURGUN OLMASI, KAZANÇLARIN AZALMASI</text:span> olacaktır. <text:span text:style-name="T19">(Kıyamet Alametleri, s. 148)</text:span></text:p>
      <text:p text:style-name="P11">Herkesin <text:span text:style-name="T17">AZ KAZANÇTAN YAKINMASI</text:span>, paraları için zenginlerin saygı görmesi olacaktır. (Kıyamet Alametleri, s. 146)</text:p>
      <text:p text:style-name="P11">Ticaret ve yolların kesildiği ve fitnelerin çoğaldığı zaman...</text:p>
      <text:p text:style-name="P18">(El-Kavlu'l Muhtasar Fi Alamatil Mehdiyy-il Muntazar, s. 39-40)</text:p>
      <text:p text:style-name="P22">2007 yılında başlayan ve 2008 yılında tüm dünyayı etkisi altına alan büyük ekonomik kriz, hadislerde haber verildiği gibi Hz. Mehdi (as)'ın çıkış, dolayısıyla Hz. İsa (as)'ın geliş alametlerindendir. 2014 yılına kadar <text:soft-page-break/>sürmesi beklenen bu kriz, sadece ABD'yi değil tüm dünyayı derinden etkilemiş hatta kimi Avrupa ülkelerinin dahi iflas etmesine sebep olmuştur. </text:p>
      <text:p text:style-name="P22"/>
      <text:h text:style-name="P54" text:outline-level="3">35. Mahalle Aralarında Savaş</text:h>
      <text:p text:style-name="P21">Fırat Nehri ile Dicle Nehri arasında bir şehir kurulacak da orada Abbas oğullarının saltanatları kurulacaktır. Orası Zavra (yani Bağdat şehridir) diye isimlendirilmiştir... Ey müminlerin emiri, Resul-i Ekrem (sav) orasını niçin Zavra isimlendirmiştir? Çünkü harp her tarafını sardığı ve ta kenar bucaklara kadar ulaştığı için Zavra diye isimlendirilir. (Ölüm-Kıyamet-Ahiret ve Ahirzaman Alametleri, s. 426, no. 776)</text:p>
      <text:p text:style-name="P22"/>
      <text:p text:style-name="P18">Benim görmekte olduğum helak yerlerini sizler de görebiliyor musunuz? Ben <text:span text:style-name="T17">evlerinizin aralarına fitne ve felaket mahallelerini</text:span> şiddetli yağmur sellerinin açtığı yarlar gibi görüyorum buyurdu. (Sahih-i Müslim, 4/2221; Ölüm-Kıyamet-Ahiret ve Ahir Zaman Alametleri, s. 368, no. 671)</text:p>
      <text:p text:style-name="P22">Gerilla savaşı yöntemi 20. yüzyılda yaygınlaşmış olan bir savaş yöntemidir. Bu yöntemin kullanıldığı çatışmalar hep mahalle aralarında devam eder. Geçtiğimiz yüzyıl bu savaş yönteminin örnekleriyle doludur. Ancak bu yöntemin yaşandığı en yakın örneklerden biri 2003 ABD-Irak savaşıdır. Nitekim yukarıdaki ilk hadiste de Bağdat şehrinin kenar bucaklarına kadar ulaşan bir savaştan söz edilmiştir. Savaş sırasında gelişen olaylar ve gazetelerde yer alan haberler hadislerde verilen haberin gerçekleştiğini göstermektedir. (Doğrusunu Allah bilir)</text:p>
      <text:p text:style-name="P22"/>
      <text:h text:style-name="P54" text:outline-level="3">36. 20. yüzyılın Başında Yaşanan Arap İsrail Savaşları</text:h>
      <text:p text:style-name="P21">Müslümanlarla Yahudiler harb etmedikçe kıyamet kopmaz... (Müslim, Tirmizi)</text:p>
      <text:p text:style-name="P22">Peygamberimiz (sav)'in yukarıdaki hadisinde haber verdiği gibi 20. yüzyılın başlarında Müslümanlarla Yahudiler arasında bir dizi savaş yaşanmıştır.</text:p>
      <text:p text:style-name="P22">Birinci Dünya Savaşı ile birlikte Osmanlı hakimiyetinden çıkan Filistin toprakları, bu dönemden sonra bir daha barış ve huzura kavuşamadı. 1947 yılında İngiltere'nin Filistin'den çekilerek ülkenin geleceğini Birleşmiş Milletler'e havale etmesinin ardından, ülkenin Araplarla Yahudiler arasında yarı yarıya paylaşımını öngören BM planı uygulamaya kondu. 19 yüzyıl aradan sonra dünya üzerinde ilk kez bir "Yahudi devleti" kurulmuştu. </text:p>
      <text:p text:style-name="P22">1948 yılı içinde iki taraf arasında kanlı bir savaş yaşandı. İsrailliler, "Bağımsızlık Savaşı" adını verdikleri mücadeleyi kazandılar ve Araplara verilen toprakların da bir kısmını ele geçirerek BM'in kendilerine verdiğinden daha da büyük bir toprağı ele geçirdiler. Filistin; Şeria (Ürdün) Nehri'nin Batı kısmı -sonradan "Batı Şeria" olarak anılır oldu- ve Akdeniz kıyısındaki Gazze kentinin etrafındaki küçük cep -sonradan "Gazze Şeridi" olarak anılır oldu- hariç, tümüyle İsrail'in egemenliği altına girdi.</text:p>
      <text:p text:style-name="P22">Bundan yaklaşık 20 sene sonra 1967 Haziranı'nda İsrail büyük bir işgal gerçekleştirdi. Mısır, Suriye ve Ürdün, aylardır İsrail'e karşı büyük bir saldırı başlatmaya hazırlanıyorlardı ki, İsrail ani bir karşı-saldırı ile 5 Haziran sabahı savaşı başlattı. Üslerinden havalanıp önce uzun bir süre Akdeniz üzerinde Batı'ya doğru uçan İsrail jetleri, daha sonra ani bir dönüşle Mısır'a yöneldiler. İsrail'den gelecek bir hava saldırısını kuzeyden değil, doğudan beklemekte olan Mısır "gafil" avlandı ve Nasır'ın hava kuvvetlerinin hepsi henüz havalanamadan yerde yok edildi. İsrail ordusu, ilerleyen 5 gün içinde de kendisine saldırmak için hazır bekleyen Arap ordularını birbiri ardına yenilgiye uğrattı. Yahudi devleti, 6 gün içinde topraklarını yaklaşık üç katına <text:soft-page-break/>çıkarmıştı. İşgal ettiği topraklar; Batı Şeria ve Gazze'yi yani Filistin'in 1948'deki işgal sırasında "eksik kalan" son iki parçasını, Suriye'ye ait olan Golan Tepeleri'ni, ve Mısır'a ait olan dev Sina Yarımadası'nı içeriyordu. </text:p>
      <text:p text:style-name="P22">Bu arada, Batı Şeria ile birlikte Doğu Kudüs de Yahudi devleti tarafından ele geçirildi. Kutsal şehir, 1948 savaşından beri Doğu ve Batı olmak üzere ikiye bölünmüş durumdaydı. Batı Kudüs, şehrin modern kısmıydı ve İsrail'in elindeydi. Antik dini mabedleri içeren Doğu Kudüs, yani bir anlamda "gerçek Kudüs" ise, Arap tarafında kalmıştı. İsrail, 1967 Savaşı ile kentin bu Doğu kısmını da ele geçirmiş, Yahudi ulusunun sembolü haline gelmiş olan Ağlama Duvarı, 19 yüzyıl sonra yeniden Yahudilerin egemenliği altına girmişti. </text:p>
      <text:p text:style-name="P22">Soyvet silahları ile ordusunu tahkim eden Nasır, Nisan 1968'de kaybettiği toprakları Mısır'a kazandırmak için, Mart 1969'da Altı Gün Savaşı'nı bitiren ateşkesi tanımadığını açıkladı ve aylar sürecek olan düşük yoğunluklu bir "yıpratma savaşı"na başladı. İsrail hedeflerine aylar boyunca düzenlenen küçük çaplı saldırılar, ancak Mısır'ın Kanal boyundaki şehirlerinin İsrail uçakları ve ağır topçuları tarafından bombalanması ile sona erdi. Mısır, İsrail'le yeniden ateşkes imzalamak zorunda kaldı.</text:p>
      <text:p text:style-name="P22">1973'e kadar bu ateşkes devam etti. Yahudilerin Yom Kippur bayramı sırasında, 6 Ekim 1973 günü, Mısır ve Suriye orduları ani bir saldırı başlattılar. Mısır ordusu, Kanal'ı geçip İsrail kontrolü altındaki Sina'ya girerek 67 Savaşı'ndan sonra oluşturulmuş olan ve "geçilemez" sayılan Bar-Lev Hattı'nı aşmaya başladı. Suriye ise başarılı bir operasyonla Golan Tepeleri'nde ciddi bir ilerleme kaydetti. İsrailliler, bir anda büyük bir şok yaşadılar. Askerler, kutsal Yom Kippur'u kutlamak için toplandıkları sinagoglardan apar topar cepheye yollandılar, İsrail radyosu ise Yom Kippur'da geleneksel olarak koruduğu sessizliğini bozarak alarm verdi. </text:p>
      <text:p text:style-name="P22">Ancak Zahal (İsrail Ordusu), büyük kayıplar vererek de olsa, 9 Ekim günü Arap ilerleyişini konvansiyonel silahlarıyla durdurdu. Bir süre sonra da Suriye ordusu Golan'da durduruldu. Buna karşın çok daha güçlü ve stratejik konumu daha avantajlı olan Mısır ordusuyla yapılan savaş uzun sürdü. İki taraf arasında Sina Yarımadası'nda yapılan ve çok kanlı geçen tank savaşını İsrail'in lehine çeviren en büyük faktör ise, genel kabule göre, savaşın ikinci gününden itibaren Washington'ın İsrail'e yaptığı yoğun silah sevkiyatıydı. </text:p>
      <text:p text:style-name="P22">İsrail, 26 Ekim günü fiili olarak sona eren savaşla birlikte derin bir nefes aldı. Araplar, geri aldıkları topraklardan yeniden çıkartılmışlar ve "denize dökülme" tehlikesi atlatılmıştı. Ancak bu bile İsrailliler için yeterli olamadı. Arap ordularının birkaç gün süren ilerleyişi dahi büyük bir psikolojik şok yaratmıştı. Bunun yanında 2.700 İsrail askeri yaşamını yitirmişti, 3 milyonun biraz üzerinde bir nüfusa sahip olan bir ülke için bu, çok büyük rakamdı. </text:p>
      <text:p text:style-name="P22">Bu psikolojik şoktan sonra İsrail Sina'yı geri vermeyi kabul etti ve 1979'de Camp David Barışı imzalandı. </text:p>
      <text:p text:style-name="P22"/>
      <text:h text:style-name="P54" text:outline-level="3">37. Masum çocukların öldürülmesi</text:h>
      <text:p text:style-name="P21">…<text:span text:style-name="T10"> </text:span>Muhammed ümmetinden masum bir çocuk öldürüldüğünde, gökten bir melek 'hak onda (Hz. Mehdi (as)'da) ve onun yanında olandadır' diye haykırır. (Sabban İsafur Ragibin, s. 154)</text:p>
      <text:p text:style-name="P22">Ahir zamanın önemli alametlerinden biri de masum çocukların öldürülmesidir. Bu durumun örnekleri özellikle son yıllarda yaşanan savaş ve çatışmalarda yoğun olarak görülmektedir. Afrika ülkelerinde yaşanan kimi iç savaşlarda küçük çocukların savaşmaya mecbur bırakılmaları ve acımasızca katledilmeleri bu örneklerden biridir. Çocukların yoğun olarak hedef alındığı yerlerden biri de Filistin topraklarıdır. 2002-2003 yılları içinde Filistin'de 500'den fazla çocuk hayatını kaybetmiştir. Irak Savaşı sırasında da doğumevleri vurulmuş, pek çok çocuk ölmüştür. </text:p>
      <text:p text:style-name="P22"/>
      <text:h text:style-name="P54" text:outline-level="3"><text:soft-page-break/>38. Fitnelerin Çoğalması </text:h>
      <text:p text:style-name="P22">İnsanların yaşam şartlarının güçleştiği, Allah'ın ve dinin çeşitli şekillerde yalanlanarak insanların imanlarının zayıflatılmaya, yok edilmeye çalışıldığı şiddetli imtihan ortamları İslami kaynaklarda "fitne" ortamı olarak tanımlanır.</text:p>
      <text:p text:style-name="P22">Peygamberimiz (sav)'in bir hadisinde ahir zamanda bazı müminlerin imanlarının zayıflayacağı ve buna sebep olacak gelişmeler haber verilmektedir:</text:p>
      <text:p text:style-name="P21">Kıyamet yaklaştığı zaman ve müminlerin kalbi; ölüm, açlık, fitneler, sünnetlerin kaybolması, bid'atlerin ortaya çıkması, emri bil maruf ve nehyi anıl münker (iyiliği emredip kötülükten menetme) imkanlarının kaybolması gibi sebeplerle zayıfladığı zaman benim evlatlarımdan Hz. Mehdi (as) ile Cenab-ı Hak sünnetleri ihya eder. Onun adalet ve bereketi ile müminlerin kalbi ferahlar, Acem (Arap olmayan) ve Arap milletleri arasında ülfet ve muhabbet yerleşir. (Kitab-ül Burhan Fi Alameti-il Mehdiyy-il Ahir Zaman, s. 66) </text:p>
      <text:p text:style-name="P22">Hadiste yer alan bilgilere göre, eğer kısaca özetleyecek olursak, ahir zamanda, Hz. Mehdi (as) ve hemen ardından da Hz. İsa (as) gelmeden önce şu olaylar gerçekleşecektir:</text:p>
      <text:p text:style-name="P22">1- Ölüm: Anarşi ve yaygın katliamlar neticesinde halkın can güvenliğinin kalmaması ve bunun meydana getirdiği tedirginlik ortamı.</text:p>
      <text:p text:style-name="P22">2- Açlık: Hayat pahalılığı sebebiyle meydana gelen geçim sıkıntısı. Felaketler ve doğal afetler sonucunda kıtlıkların, açlığın artması.</text:p>
      <text:p text:style-name="P22">3- Fitneler: Haramların küçük-büyük herkesin arasında, alabildiğince yaygınlaşması ve teşvik görmesi. Her türlü ahlaksızlığın insanların gözleri önünde yapılması. </text:p>
      <text:p text:style-name="P22">4- Bidatlerin ortaya çıkması: İslam dininde olmadığı halde sonradan ortaya çıkarılan adetlerin dinin esaslarıymış gibi kabul edilmesi.</text:p>
      <text:p text:style-name="P22">5- Din ahlakını anlatma imkanlarının kaybolması: İyiliğin emredilmesi ve kötülüğün engellenmesi, kısacası tebliğ imkanının kaybolması ile meydana gelen manevi boşluk.</text:p>
      <text:p text:style-name="P22">Fitne ortamları sağlam imana sahip müminler için imanlarının güçlenmesine, sabırlarının ve ahiretteki derecelerinin artmasına vesile olurken, zayıf ve yüzeysel imana sahip kimselerin imanlarını kaybetmelerine ya da imanlarının daha da zayıflamasına yol açar. Hz. Mehdi (as) bu tür bir fitne ortamının en yoğun ve şiddetli olarak yaşandığı bir dönemde ortaya çıkacaktır.</text:p>
      <text:p text:style-name="P22">Başka hadislerde ve İslam alimlerinin açıklamalarında da ahir zamanda Hz. Mehdi (as)'ın, her yere erişmiş çok yaygın bir fitne varken ortaya çıkacağı bildirilmektedir:</text:p>
      <text:p text:style-name="P21">Hz. Mehdi (as), fitnelerin zuhur ettiği bir zaman aralığında gelecek. (Mektubat-ı Rabbani, 2-258)</text:p>
      <text:p text:style-name="P21">Mağrib'de (batıda) karışıklıklar, fitneler ve korku olacak. Açlık ve hayat pahalılığı alabildiğine yayılacak. Fitneler çoğalacak. (Ölüm-Kıyamet-Ahiret ve Ahirzaman Alametleri, s. 440) </text:p>
      <text:p text:style-name="P22"/>
      <text:h text:style-name="P54" text:outline-level="3">39. Her Yere Ulaşan Bir Fitne</text:h>
      <text:p text:style-name="P21">Hiçbir tarafın ondan mahfuz kalmayacağı bir fitne zuhur edecek, bu fitne kaldığı yerden hemen başka bir tarafa yayılacak ve bu durum bir münadinin semadan seslenerek: "Ey insanlar, emiriniz artık Hz. Mehdi (as)'dır" demesine kadar devam edecektir. (El-Kavlu'l Muhtasar Fi Alamatil Mehdiyy-il Muntazar, s. 23) </text:p>
      <text:p text:style-name="P22">Hadislerde herkese ulaşacak, hızla yayılacak bir fitneden bahsedilmektedir. Yani herkesin haberdar olacağı, dine ve Allah'a karşı ortaya sürülen bir fitne insanların imanlarını hedef alacaktır. Günümüzde, Allah'ın varlığına ve dinin yaşanmasına karşı öne sürülen en geniş çaplı fikri akım materyalist felsefedir. Bu <text:soft-page-break/>felsefenin kendisine dayanak aldığı sözde bilimsel temel ise "evrim teorisi"dir. Hiçbir bilimsel ve mantıksal delile dayanmadığı, tamamen akıl ve bilim dışı olduğu halde, yoğun propaganda, aldatmaca ve göz boyama yöntemleriyle bu safsata dünya çapında belirli materyalist odaklar tarafından kitlelere empoze edilmeye çalışılmaktadır. </text:p>
      <text:p text:style-name="P22">Bugün evrim teorisinin gerek basın gerekse televizyon yoluyla hemen hemen girmediği hiçbir ev, bu teoriyi duymayan hiç kimse yok gibidir. Bu durum, bütün Batı dünyası için geçerli olduğu gibi Müslüman ülkeler için de geçerlidir. Öyle ki ders kitaplarında bile yer verilmiş olan bu teori, öne sürdüğü sayısız yalan ve göz boyamalarla daha çocuk yaşlardan itibaren insanlara telkin edilmekte; tesadüfler sonucunda meydana geldikleri, maymundan türedikleri gibi gülünç safsatalarla insanlar yanıltılmaktadırlar. İlkokullardan üniversitelere kadar gençlerin evrimci yalanlarla beyinleri yıkanmaktadır. (Evrim teorisi ile ilgili propaganda girişimlerine verdiğimiz bilimsel cevapları için bkz. Harun Yahya, <text:span text:style-name="T19">Evrim Aldatmacası</text:span>, Araştırma Yayıncılık)</text:p>
      <text:p text:style-name="P22">Dikkat çekici bir nokta daha vardır: Peygamberimiz (sav)'in hadisinde belirttiği gibi bir fitnenin dünyanın her yerine nüfuz etmesi ve hızla yayılması, ancak günümüzdeki teknolojik imkanlarla (basın, yayın, internet, uydu iletişimi...) gerçekleşebilir. Geçmişteki şartlarda, bir fitnenin dünya çapında kısa zamanda bu kadar geniş alana yayılması mümkün değildir. Nitekim bugüne kadar Allah'ın varlığına, yaratılışa ve din ahlakına karşı mücaele eden dünya çapında yaygın bir başka fitne daha görülmemiştir. Tüm bunlar Hz. Mehdi (as)'ın çıkış zamanının ve dolayısıyla Hz. İsa (as)'ın tekrar yeryüzüne dönüşünün içinde yaşadığımız dönemde olacağına dair önemli işaretlerdir. (Doğrusunu Allah bilir.) Ancak şunu da hatırlatmalıyız ki, hadislerde Hz. İsa (as)'ın gelişiyle ve Hz. Mehdi (as)'ın çıkışıyla bu fitnenin sona ereceği de müjdelenmektedir.</text:p>
      <text:p text:style-name="P31"/>
      <text:h text:style-name="P54" text:outline-level="3">40. Haramların Helal Sayılması</text:h>
      <text:p text:style-name="P21">Bir fitne görülür, bunu diğer fitneler takip eder… bundan sonra bütün haramların helal sayılacağı bir fitne gelir… (Kitab-ül Burhan Fi Alameti-il Mehdiyy-il Ahir Zaman, s. 26)</text:p>
      <text:p text:style-name="P22"/>
      <text:p text:style-name="P18">Hz. Huzeyfe'nin anlattığına göre, Resulullah Efendimiz (sav) şöyle buyurmuştur: "Ey Huzeyfe! O günde onlar Ridde (dinden çıkmak) üzere olacaklardır. Şarabın helal olduğunu zannedecekler ve namaz da kılmayacaklardır." (Ukayli, En-Necmu's-sakıb fi Beyanı Enne'l Mehdi min Evladı Ali b. Ebi Talib Ale't-Temam ve'l kamal) </text:p>
      <text:p text:style-name="P22">Günümüzde fuhuş, kumar, içki, rüşvet gibi birçok fiil, haram olmalarına rağmen dünyanın pek çok ülkesinde giderek artan bir oranda işlenmektedir. Kimi Batılı gazete ve televizyonlarda bu haramları işleyenler sıkça övülmekte ve teşvik edilmekte, hatta işlemeyenler yerilmektedirler. Yapılan istatistikler ise bu konudaki sayının giderek arttığını göstermektedir. Giderek daha yaygın bir hale gelen bu sınır tanımaz, helali, haramı göz ardı eden, her türlü taşkınlığı normal sayan yaşam tarzı hadislerde tarif edilen ortamı çok açık bir şekilde yansıtmaktadır. Mehdi'nin çıkış habercisi olan bu karanlık ortam, aynı zamanda Hz. İsa (as)'ın gelişinin de yakınlaştığına işaret etmektedir. Bu konuyla ilgili diğer bazı hadisler ve İslam alimlerinin açıklamaları şöyledir:</text:p>
      <text:p text:style-name="P18">Küfür her yanı istila edip hükmü cemiyet içinde aşikare işlenmedikçe Hz. Mehdi (as) zuhur etmez. Bu vakitte vaki olan ise… küfrün istilasıdır. Onun kuvvetidir. (Mektubat-ı Rabbani, 2-259)</text:p>
      <text:p text:style-name="P18">Hz. Mehdi (as), bütün haramların helal sayıldığı büyük bir fitneden sonra çıkacaktır. (El-Kavlu'l Muhtasar Fi Alamatil Mehdiyy-il Muntazar, s. 23) </text:p>
      <text:p text:style-name="P31"/>
      <text:h text:style-name="P54" text:outline-level="3"><text:soft-page-break/>41. Allah'ın Açıkça İnkar Edilmesi</text:h>
      <text:p text:style-name="P21">Allah apaçık inkar edilir hale gelmedikçe kıyamet kopmaz. (Kitabül Burhan Fi Alametil Mehdiyyil Ahir Zaman, s. 27) </text:p>
      <text:p text:style-name="P22">Allah'ı inkar etme sapkınlığı olan ateizm, 19. yüzyılın sonundan itibaren yaygınlaşmıştır. Materyalizm ve Darwinizm'in yaygınlaşmasıyla kendilerine felsefi ve sözde bilimsel dayanak buldukları yanılgısına kapılan ateistlerin sayısı 20. yüzyılda artmıştır. Ateistler bu dönemde sapkın görüşlerinin propagandasını yapma imkanı bulmuşlardır. Ateizm, samimi olarak iman edenlerin yürüteceği fikri mücadele ile Allah'ın izniyle yok olmaya mahkumdur. (Ateizmin çöküşü konusu için bkz. Harun Yahya, <text:span text:style-name="T19">İslam'ın Yükselişi</text:span>, Araştırma Yayıncılık)</text:p>
      <text:p text:style-name="P37"/>
      <text:h text:style-name="P54" text:outline-level="3">42. Allah'tan Başka İlahlar Edinilmesi</text:h>
      <text:p text:style-name="P21">Lat-Uzza'ya yeniden Allah'tan başka İlah edinilerek tapılmadıkça kıyamet kopmaz… (Kıyamet Alametleri, s. 281)</text:p>
      <text:p text:style-name="P38"/>
      <text:p text:style-name="P18">Ümmetimden birçok kabileler müşriklere iltihak edeceklerdir, kıyametten önce hepsi küfre girecekler… (Kıyamet Alametleri, s. 287)</text:p>
      <text:p text:style-name="P18">Ümmetimden bir kısım insanlar putlara dönüp tapıncaya kadar kıyamet kopmaz. (Kıyamet Alametleri, s. 241)</text:p>
      <text:p text:style-name="P22">Allah'tan başkasını İlah edinmek hiç şüphesiz çok büyük bir sapkınlık ve günahtır. Bazı insanlar, putlara tapmaktan bahsedildiğinde, yalnızca geçmiş toplumların yaptığı gibi tahtadan veya taştan yontulmuş heykellere tapmaktan bahsedildiğini sanırlar. Oysa bu bir yanılgıdır. Şirk koşan bir insan, yalnızca insan yapımı putlara tapan insan demek değildir. Allah'ın, Kuran'da bildirdiği gibi, şirk koşmadan iman etmek demek "dini yalnızca Allah'a halis kılarak –yani yalnızca Allah'ın rızasını ve rahmetini umarak- iman etmek" demektir. Ahir zamanda ise, şirk koşmadan samimi olarak iman eden insanların sayısı azalacak, gösteriş için ibadet eden, Allah'ın hak dininden uzaklaşarak kendilerine birtakım batıl inanışlar edinen insanların sayısı artacaktır. </text:p>
      <text:p text:style-name="P31"/>
      <text:h text:style-name="P54" text:outline-level="3">43. Materyalist Felsefenin Yaygınlaşmasına İşaret</text:h>
      <text:p text:style-name="P21">Bismillah harflerinin değeri kaybettirildiği zaman Hz. Mehdi (as) zuhur eder. (Risalet-ül huruc-ül Mehdi, s. 29)</text:p>
      <text:p text:style-name="P38">Hadiste geçen "besmele"den kasıt, insanların din ahlakına bakış açısı ve imani durumları olabilir. Nitekim insanların imanlarının zaafa uğradığı bir dönemde Hz. Mehdi (as) zuhur edecek ve bu akımları fikren ortadan kaldıracaktır. Bu açıdan düşünüldüğünde, hadiste geçen ifade, materyalist ve Darwinist felsefenin insanlar üzerindeki etkisinin çok olacağına işaret olabilir. Hz. İsa (as)'dan önce gelecek olan Hz. Mehdi (as)'ın vazifelerinden birisi -belki de en önemlisi- bu felsefe ve fikir akımlarını bertaraf ederek Hz. İsa (as)'a ortam hazırlamasıdır. </text:p>
      <text:p text:style-name="P32"/>
      <text:h text:style-name="P54" text:outline-level="3">44. Anarşi ve Kargaşa Günleri</text:h>
      <text:p text:style-name="P21">Kıyametin hemen yakınında anarşi ve kargaşa günleri vardır. (Suyuti, Cami'üs Sagir, 3/211) </text:p>
      <text:p text:style-name="P22">Anarşi ve çatışma, geride bıraktığımız yüzyılın en belirgin özelliklerinden biridir. İç savaşlar, ihtilal ve ayaklanmalar binlerce insanın hayatına mal olmuş, güvenlik ve huzur insanların en büyük özlemlerinden biri <text:soft-page-break/>haline gelmiştir. Kimi Afrika ülkelerinde bir türlü son bulmayan iç savaşlar, başta Güney Amerika olmak üzere bazı ülkelerde yaşanan ihtilal ve ayaklanmalar, Güney Asya'da yaşanan çatışma ve savaşlar, Ortadoğu'da yaşanan gerginlikler bu kargaşanın sadece bilinen belli başlı örnekleridir. </text:p>
      <text:p text:style-name="P22">Bununla birlikte özellikle son on yılda terör yaygınlaşmış, Amerika'dan Asya'ya kadar uzanan geniş bir coğrafyada, pek çok ülke terörist saldırıların mağduru olmuştur. Sivil ve masum insanları hedef alan terör, insanların korkulu rüyası haline gelmekte, anarşi ve kargaşa insanlarda tedirginliğe neden olmaktadır.</text:p>
      <text:p text:style-name="P22"/>
      <text:h text:style-name="P54" text:outline-level="3">45. Barışın Kalkması</text:h>
      <text:p text:style-name="P21">Bütün kalplerin içine fesat düştüğü için bir kısım halk diğeriyle konuşarak barış ve ittifak gösterileri yaparlar. Fakat kalplerinde barış ile ittifaka muhalif bir durum olduğu bir devir gelmedikçe kıyamet kopmaz. (Ölüm-Kıyamet-Ahiret ve Ahirzaman Alametleri, s. 382, no. 701)</text:p>
      <text:p text:style-name="P22">Yukarıdaki hadis günümüzde açıkça yaşanmaktadır. Özellikle İsrail-Filistin arasında her türlü girişim ve çabaya rağmen bir türlü gerçekleşemeyen barış, hadisin işaret ettiği olaylardan biri olabilir. (Doğrusunu Allah bilir.) Ayrıca günümüzde yeryüzünde barışın yerleşmesi, savaş ve kavgaların bitmesi için dünyanın dört bir yanında barış yanlıları tarafından gösteriler düzenlenmektedir. Ancak tüm bu gösteriler yalnızca Ortadoğu'da değil dünyanın birçok bölgesinde devam eden çatışma, savaş ve katliamları engelleyememektedir.</text:p>
      <text:p text:style-name="P22"/>
      <text:h text:style-name="P54" text:outline-level="3">46. İhtilallerin Olması</text:h>
      <text:p text:style-name="P21">... (O sırada) fitneler, karışıklıklar, ihtilaller çok olur da insanlar birbirlerini öldürürler. İnsanlar kendi canlarına kıyarlar ve yeryüzünü belalar kaplar. (Ölüm-Kıyamet-Ahiret ve Ahirzaman Alametleri, s. 482, no. 901; Kitabü'n-Nihaye, İbn-i Kesir, 1/131)</text:p>
      <text:p text:style-name="P22">İç çatışmaların ve ihtilallerin artması, Peygamberimiz (sav)'in ahir zamanla ilgili verdiği önemli bilgilerdendir. 20. yüzyılın sonlarından itibaren başta Salvador, Nikaragua gibi Orta ve Güney Amerika ülkeleri olmak üzere, dünyanın dört bir yanında ihtilaller, darbeler ve karşı-darbeler yaşanmıştır. 1980'lerin başında Orta Amerika'da, bir grup yönetici kadro ile askeri liderler arasında meydana gelen menfaat çatışmaları, kırsal kesimlerde örgütlenen gerilla hareketlerinin de güç kazanmasıyla yaklaşık 22 milyon insanı etkisi altına alan büyük bir çatışma ve kargaşa ortamına dönüşmüştür. Yapılan ihtilaller ile Nikaragua'da Somoza iktidarı devrilmiş, Honduras, El Saldavor ve Guetemala'da büyük ayaklanmalar yaşanmıştır. Tüm bu olaylar sırasında yalnız 1982 yılında, söz konusu bölgede 15 bin kişi hayatını kaybetmiştir.<text:span text:style-name="T15">27</text:span> </text:p>
      <text:p text:style-name="P38"/>
      <text:h text:style-name="P54" text:outline-level="3">47. İnsanların Birbirinden Kaçışması</text:h>
      <text:p text:style-name="P21">"Ey Allah'ın Resulü, Ahlas fitnesi nedir?" "Kaçışmak –yani insanlar arasındaki aşırı düşmanlıklardan dolayı birbirlerine güvenemedikleri için birbirlerinden kaçışmaları- ve insanların mallarının yağma edilmesidir," buyurdu. (Ölüm-Kıyamet-Ahiret ve Ahirzaman Alametleri, s. 386, no. 714)</text:p>
      <text:p text:style-name="P22"><text:span text:style-name="T25">Hadiste, insanların güvensizlik ve korku nedeniyle birbirlerinden kaçmalarına dikkat çekilmektedir. Bununla, yurtlarından göç etmek zorunda bırakılan insanlara işaret ediliyor olması muhtemeldir. Gerçekten de çatışmalar nedeniyle evlerini terk eden, savaşlar yüzünden topraklarından sürülen insanların sayısı 20. yüzyılın başlarından itibaren büyük artış göstermiştir. </text:span>Özellikle son 20-30 yılda bu artış dikkat çekici bir rakama ulaşmıştır. 2001 yılı itibariyle yaklaşık 23 milyon olan dünyadaki mülteci sayısı, 2002 yılında neredeyse 30 milyona yaklaşmıştır.<text:span text:style-name="T15">28</text:span> </text:p>
      <text:p text:style-name="P38"/>
      <text:h text:style-name="P54" text:outline-level="3"><text:soft-page-break/>48. Dünyayı Karışıklık ve Kargaşanın Kaplaması</text:h>
      <text:p text:style-name="TR_20_Alinti_20_Italik_20_Bold"><text:span text:style-name="T34">Dünya hercü merc</text:span><text:span text:style-name="Footnote_20_Symbol"><text:span text:style-name="T34"><text:note text:id="ftn1" text:note-class="footnote"><text:note-citation>1</text:note-citation><text:note-body><text:p text:style-name="TR_20_sayfasonu_20_notu"><text:span text:style-name="T10"><text:s/></text:span><text:span text:style-name="T25">Herc-ü Merc: İnsanlar arasında meydana gelen fitne, fesat, darmadağınık, karmaşık, allak bullak ortam.</text:span></text:p></text:note-body></text:note></text:span></text:span><text:span text:style-name="T34"> içinde kaldığında, fitneler zuhur ettiğinde, yollar kesildiğinde, bazıları bazısına hücum ettiğinde, büyük küçüğe merhamet etmediği, büyüğe vakarlı davranmadığında Allah, bu sırada onlardan adavetin (düşmanlığın) kökünü kazıyarak dalalet (iman ve İslamiyet'ten ayrılmak, sapkınlık) kalelerini fethedecek ve evvelce benim ayakta tuttuğum gibi, ahir zamanda dini ayakta tutacak, önceden zulümle dolu olan dünyayı adaletle dolduracak birini (Hz. Mehdi (as)) <text:s/>gönderecektir. (Kitab-ül Burhan Fi Alamet-il Mehdiyy-il Ahir Zaman, s. 12)</text:span></text:p>
      <text:p text:style-name="P38"/>
      <text:p text:style-name="P20">Resulullah (sav) şöyle buyurmuştur: "Benden sonra fitneler olacaktır. Orada terör ve harpler vardır. Sonra onlardan daha şiddetli fitneler olacaktır. Her ne zaman (fitnelerin) sonu geldi denilse, yeni bir ayaklanma olacaktır. Ta ki, benim soyumdan bir şahıs (Hz. Mehdi (as)) çıkıncaya kadar fitnenin girmediği bir Arap evi ve ulaşmadığı bir Müslüman kalmayacaktır." (Mer'iy b. Yusuf b. Ebi bekir b. Ahmet b. Yusuf el-Makdi'si, Feraidu Fevaidi'l Fikr Fi'l İmam El-Mehdi El-Muntazar; Beklenen Mehdi, s.147)</text:p>
      <text:p text:style-name="P22">Hadislerde görüldüğü gibi, belirli bir yer bildirilmeyip, karışıklığın dünyanın her tarafında yayılacağına işaret edilmektedir. Gerçekten de hadislerde tarif edildiği şekilde, bugün dünyanın beş kıtasında büyük kargaşa, savaşlar, katliamlar ve terör olayları devam etmektedir. Her gün yüzlerce insan sebepsiz yere öldürülmekte, yurtlarından çıkarılmaktadır. (Detaylı bilgi için bkz. Harun Yahya, <text:span text:style-name="T19">Kıyamet Alametleri</text:span>, Araştırma Yayıncılık)</text:p>
      <text:p text:style-name="P22"/>
      <text:h text:style-name="P54" text:outline-level="3">49. Büyük Olayların ve Hayret Verici Şeylerin Meydana Gelmesi</text:h>
      <text:p text:style-name="P21">Onun zamanında nice hayret veren haller zuhur edecektir (meydana gelecektir). (Mektubat-ı Rabbani, 2/258)</text:p>
      <text:p text:style-name="P38"/>
      <text:p text:style-name="P18">Onun zamanında büyük hadiseler vuku bulacak (oluşacak). (El-Kavlu'l Muhtasar Fi Alamatil Mehdiyy-il Muntazar, s. 27)</text:p>
      <text:p text:style-name="P20">"... zelzeleler, kederler, büyük hadiseler yakındır. O gün Kıyamet, insanlara, şu elimin, başına olan yakınlığından daha yakındır", buyurdu. (Ebu Davud, Cihad: 37, (2535))</text:p>
      <text:p text:style-name="TR_20_Alinti_20_Italik"><text:span text:style-name="T34">Onun zuhur mebdeleri (çıkışının başlangıcı) ve mukaddimeleri (çıkış alametleri) Resulullah Efendimiz (sav)'in irhasatına</text:span><text:span text:style-name="Footnote_20_Symbol"><text:span text:style-name="T34"><text:note text:id="ftn2" text:note-class="footnote"><text:note-citation>2</text:note-citation><text:note-body><text:p text:style-name="TR_20_sayfasonu_20_notu"><text:span text:style-name="T10"><text:s/></text:span><text:span text:style-name="T25">İrhasat: Hz. Muhammed (sav)'in peygamberliğinden evvel meydana gelen olağanüstü hallerdir ki, bunlar peygamberliğine delil teşkil eden olaylardandır.</text:span></text:p></text:note-body></text:note></text:span></text:span><text:span text:style-name="T34"> benzer. (Mektubat-ı Rabbani, 2/258)</text:span></text:p>
      <text:p text:style-name="P22">Hz. Muhammed (sav)'in doğumundan önce büyük ve olağanüstü olaylar meydana gelmişti. Doğduğu gece yeni bir yıldız doğmuş, ateşe tapan İran padişahlarının sarayının 14 burcu yıkılmış, İran'da 1000 yıldır yanmakta olan Mecusi ateşi sönmüş, Semavi Vadisi sel suları altında kalmış, Save Gölü kurumuştu...</text:p>
      <text:p text:style-name="P22">Yukarıdaki rivayetlerde işaret edildiği gibi, Hz. Mehdi (as)'ın ortaya çıkışı da, Peygamber Efendimiz (sav)'inkine benzeyecektir. Onun çıkışı döneminde de büyük ve harika olaylar olacaktır. Son 100 yıldır dünya üzerinde meydana gelen büyük olayların bazıları şöyledir:</text:p>
      <text:p text:style-name="P22">- Kabe basıldı ve çok sayıda Müslümanın kanı akıtıldı.</text:p>
      <text:p text:style-name="P22"><text:soft-page-break/>- 2500 yıllık İran şahlığı yıkıldı ve İran Şahı Rıza Pehlevi öldü.</text:p>
      <text:p text:style-name="P22">- Hindistan'ın Bombay kentinde bir fabrikadan sızan gaz 20.000 kişinin ölümüne yol açtı.</text:p>
      <text:p text:style-name="P22">- İki Müslüman ülke olan İran ve Irak arasında 8 yıl sürecek bir savaş başladı.</text:p>
      <text:p text:style-name="P22">- Ruslar, Afganistan'ı işgal etti.</text:p>
      <text:p text:style-name="P22">- Mexico City şiddetli bir depremle yerle bir oldu.</text:p>
      <text:p text:style-name="P22">- Kuzey Kolombiya'daki Nevado Del Ruiz yanardağı 400 yıldır ilk kez patladı. Eriyen kar ve buzun oluşturduğu çamur yüzünden Armero kenti haritadan silindi. 20.000 kişi öldü.</text:p>
      <text:p text:style-name="P22">- Bangladeş'teki sel 25.000 kişinin ölümüne sebep oldu.</text:p>
      <text:p text:style-name="P22">- Hıristiyanlığın merkezi Roma'yı sular bastı.</text:p>
      <text:p text:style-name="P22">- 1986'da Çin'de tarihinin en büyük orman yangını oldu.</text:p>
      <text:p text:style-name="P22">- Hindistan Başkanı Gandi, Mısır Devlet başkanı Enver Sedat, İsveç Başbakanı Olof Palme öldürüldü.</text:p>
      <text:p text:style-name="P22">- Papa II. Jean Paul vuruldu.</text:p>
      <text:p text:style-name="P22">- 1980 yılı başlarında ilk AIDS vakaları tespit edildi. Şu ana kadar on binlerce kişinin ölümüne sebep olan bu hastalığa "Çağın Vebası" ismi verildi.</text:p>
      <text:p text:style-name="P22">- 1986'da uzay mekiği Challenger fırlatılışından sonra infilak etti.</text:p>
      <text:p text:style-name="P22">- 26 Nisan 1986'da Ukrayna'daki Çernobil Nükleer Santralı'nda şimdiye kadar görülen en büyük nükleer kaza meydana geldi. Birçok Avrupa ülkesi yayılan radyasyondan etkilendi.</text:p>
      <text:p text:style-name="P22">- Ozon tabakasının delinmesi Dünya iklimi üzerinde çok olumsuz etkiler bıraktı.</text:p>
      <text:p text:style-name="P22">- Sovyetler Birliği yıkıldı ve Gorbaçov'la birlikte Bağımsız Devletler ortaya çıktı. </text:p>
      <text:p text:style-name="P22">- Irak'ın Kuveyt'i ilhak etmesinden sonra yıllarca sürecek olan Körfez Savaşı başladı.</text:p>
      <text:p text:style-name="P22">- Ermenistan'daki depremde kent harabeye dönüştü. 500.000 kişi evini terk ederken, ölü sayısı 40.000'i aştı.</text:p>
      <text:p text:style-name="P22">- 1989 yılında Çin'de komünist bölükler tanklarla öğrencilerin üzerine yürüdü, Tiananmen meydanında 2000 öğrenci öldü.</text:p>
      <text:p text:style-name="P22">- Soğuk Savaş'ın sembolü olan Berlin duvarı inşasından tam 28 yıl sonra yıkıldı.</text:p>
      <text:p text:style-name="P22">- 1990 yılında Kabe'deki tüneldeki izdihamda 1400'den fazla hacı hayatını yitirdi.</text:p>
      <text:p text:style-name="P22">- 1991 yılında Bangladeş'te meydana gelen sellerin sonrasında yaklaşık 139.000 kişi öldü, on milyonlarca kişi evsiz kaldı. </text:p>
      <text:p text:style-name="P22">- Son 20 yıldır Amerika'da fırtınalar, kasırgalar, hortumlar ve seller durmak bilmedi. Binlerce insan öldü, milyonlarcası evini terk etti ve zarar her seferinde milyar dolarlarla ölçüldü.</text:p>
      <text:p text:style-name="P22">- Bosna ve Kosova'daki katliamlarda yüz binlerce Müslüman öldürüldü ve yüz binlercesi yurtlarından çıkarıldı.</text:p>
      <text:p text:style-name="P22">- Ebola virüsü on binlerce kişinin ölümüne sebep oldu.</text:p>
      <text:p text:style-name="P22">- El Nino tüm dünya ülkelerine çok büyük felaketler getirdi. </text:p>
      <text:p text:style-name="P22">- 19 Ekim 1987'de Londra Borsası çöktü. Yaşanan büyük panik sonucunda 50 milyar sterlinlik değer kaybı yaşandı. </text:p>
      <text:p text:style-name="P22">- 19 Nisan 1995'de ABD'nin Oklahoma kentindeki Federal Binaya yapılan bombalı saldırıda 168 kişi öldü.</text:p>
      <text:p text:style-name="P22"><text:soft-page-break/>- 22 Mart 1997'de Hale-Bopp kuyruklu yıldızı, saatte 160 km. hızla Dünya'nın 195 milyon km. yakınından geçti. Çıplak gözle izlenebilen Hale-Bopp'un geçişi, tüm dünyada milyonlarca kişi tarafından büyük bir ilgiyle karşılandı.</text:p>
      <text:p text:style-name="P22">- 10 Mayıs 1997'de İran'daki 7.1 şiddetindeki depremde 1500 kişi öldü.</text:p>
      <text:p text:style-name="P22">- 4 Şubat 1998'de Afganistan'daki 6.1 şiddetindeki depremde 5 bin kişi hayatını kaybetti.</text:p>
      <text:p text:style-name="P22">- 25 Ocak 1999'da Kolombiya'daki 6 şiddetindeki depremde 1171 kişi hayatını kaybetti.</text:p>
      <text:p text:style-name="P22">- 21 Eylül 1999'da Tayvan'daki 7.6 şiddetindeki depremde 2100'den fazla kişi hayatını kaybetti. </text:p>
      <text:p text:style-name="P22">- 11 Eylül 2001'de ABD'ye, tarihin en büyük terörist saldırısı düzenlendi: İki yolcu uçağı, sabah mesaisinin başladığı saatlerde 18 dakika arayla New York'taki Dünya Ticaret Merkezi'nin bulunduğu iki gökdeleni vurdu. Ardından bir başka uçak Pentagon'a düştü. Saldırıda beş binin üzerinde insan öldü.</text:p>
      <text:p text:style-name="P22">- Hindistan'da büyüklüğü 7.9 olan bir deprem meydana geldi ve binlerce kişi yaşamını yitirdi. <text:s/></text:p>
      <text:p text:style-name="P22">- Avrupa'da yaşanan aşırı sıcaklar 10 binlerce insanın ölümüne neden oldu.</text:p>
      <text:p text:style-name="P22">- 60.000 senede bir gerçekleşen bir olay meydana geldi ve Mars gezegeni Dünya'ya en yakın konuma geldi.</text:p>
      <text:p text:style-name="P22">- Kasım 2003'te dünyanın en kurak bölgelerinden olan Mekke'de meydana gelen sel felaketinde 12 kişi yaşamını yitirdi.</text:p>
      <text:p text:style-name="P22"/>
      <text:h text:style-name="P54" text:outline-level="3">50. Uzayda İnsan Eli Biçiminde Bir Görüntü Oluşması </text:h>
      <text:p text:style-name="P21">... Esma binti Umeys dedi ki: "O GÜNÜN (HZ. MEHDİ (AS)'IN ZUHURUNUN) ALAMETİ SEMADAN UZATILMIŞ VE İNSANLARIN KENDİSİNE BAKIP DURDUĞU BİR EL'DİR." (Celalettin Suyuti'nin Tasnifinden Hadisler, Ahir Zaman Mehdisinin Alametleri, Ali Bin Hüsameddin El Muttaki, s. 69)</text:p>
      <text:p text:style-name="P38"/>
      <text:p text:style-name="P18"><text:span text:style-name="T17">... İŞTE O ZAMAN (HZ. MEHDİ (AS)'IN ZUHURU ZAMANINDA) SEMADAN KENDİNİ BELLİ EDEN BİR EL GÖRÜNÜR... </text:span>(Celalettin Suyuti'nin Tasnifinden Hadisler, <text:s/>Ahir Zaman Mehdisinin Alametleri, Ali Bin Hüsameddin El Muttaki, s. 51)</text:p>
      <text:p text:style-name="P18"><text:span text:style-name="T17">SEMADAN ZUHUR EDEN BİR EL</text:span> ve "emiriniz Mehdi'dir" şeklindeki bir nida duyuluncaya kadar tefrika (ayrılık) ve ihtilaflar devam edecektir. <text:span text:style-name="T17">O GÜNÜN ALAMETİ: SEMADAN BİR EL UZANACAK</text:span> ve insanlar ona bakacak ve göreceklerdir. (Ahmed İbn-i Hacer-i Mekki (Heytemi), Beklenen Mehdinin Alametleri, El-Kavlu'l Muhtasar Fi Alamet-il Mehdiyy-il Muntazar, s. 53)</text:p>
      <text:p text:style-name="P22">Peygamber Efendimiz (sav)'den rivayet edilen bu hadislerde gökte bir "el"in görüneceği ve bu elin Hz. Mehdi (as)'ın geliş alametlerinden olduğu bildirilmektedir. Bu döneme kadar ihtilafların devam edeceği ve Hz. Mehdi (as)'ın semadan, yani radyo, televizyon ve internet gibi iletişim araçları vesilesiyle, sürekli gündem olacağı hadislerden anlaşılmaktadır. Amerika Ulusal Havacılık ve Uzay Dairesi (NASA)'ne bağlı Chandra Röntgen Gözlemevi tarafından çekilen bir uzay fotoğrafında el şeklindeki bir nötron yıldızları kümesi başka bir yıldız kümesini kavrıyomuş gibi görülmektedir. Hadislerde belirtilen el ifadesi, NASA tarafından "Tanrı'nın eli" olarak adlandırılan ve uzayda vuku bulan bir gök olayının vesile olduğu bu görüntüye işari manada bakıyor olabilir. (Doğrusunu Allah bilir.)</text:p>
      <text:p text:style-name="P22">Söz konusu yıldız kümesinin oluşturduğu el şeklinin duruşu hadisteki uzanma tanımına da tam uymaktadır. NASA tarafından çekilen fotoğraftaki el şekli bir yere uzanıyormuş görünümündedir. Ayrıca insanların Hz. Mehdi (as) dönemindeki gelişmiş yüksek uzay ve astronomi teknolojisi sayesinde uzayda <text:soft-page-break/>meydana gelen bu gök olayını teleskoplar vesilesiyle bakarak görebilmeleri de hadisteki ifadelerle birebir uyum içindedir. Hz. Mehdi (as)'ın zuhur alametleri, dolayısıyla Hz. İsa (as)'ın geliş alametleri <text:span text:style-name="T17">"… eskimiş ipi kopan bir kolyenin taneleri gibi birbiri ardına gelen alametleri beklesinler." </text:span>(Ebû Hureyre (ra), Tirmizî) hadisinde belirtildiği gibi son 30 yıllık süre zarfında art arda yaşanmıştır ve yaşanmaya da devam etmektedir. </text:p>
      <text:p text:style-name="P22"/>
      <text:h text:style-name="P54" text:outline-level="3">51. Bazı Müslümanların Durumu</text:h>
      <text:p text:style-name="P21">Evet nefsim elinde olan Allah'a yemin ederim ki, siz o fitne zamanında yükselip birbirinizin boyunlarını buran yılanlar haline döneceksiniz, buyurdu. (Ölüm-Kıyamet-Ahiret ve Ahirzaman Alametleri, s. 368, no. 672)</text:p>
      <text:p text:style-name="P22">Peygamberimiz (sav) yukarıdaki hadisinde bir kısım Müslümanların kendi aralarındaki ayrılığa dikkat çekmiştir. Ahir zamanda makam, mevki, güç elde edip sonra birlik olmak yerine birbirlerine karşı düşmanca tavırlar göstereceğine işaret etmektedir. Peygamberimiz (sav) başka hadislerinde de kimi Müslümanlar arasında yaşanacak olan haset, çekememezlik, düşmanlık gibi tehlikelere dikkat çekmiştir:</text:p>
      <text:p text:style-name="P18">Fitne işte şuradan, şeytanın iki boynuzunun doğacağı yerden gelecektir. Halbuki sizler birbirinizin boyunlarını vuruyorsunuz... (Ölüm-Kıyamet-Ahiret ve Ahirzaman Alametleri, s. 369, no. 675)</text:p>
      <text:p text:style-name="P18">... birbirinizle nefsaniyet yarışına düşersiniz, birbirinize haset edersiniz, birbirinize sırt çevirip ayrılırsınız ve birbirinize düşman olursunuz. (Sahih-i Müslim, 4/2274)</text:p>
      <text:p text:style-name="P18">Ümmetim üzerine bir zaman gelir ki, fukaha birbirlerini çekemez. Tekelerin birbirlerini kıskandığı gibi, birbirlerini kıskanırlar. (Hatim, Hatib; Geleceğin Tarihi 1, s.28)</text:p>
      <text:p text:style-name="P31"/>
      <text:h text:style-name="P54" text:outline-level="3">52. İslam Dünyasının Mevcut Konumu</text:h>
      <text:p text:style-name="P21">Beni Hak ile baas eden Allah'a yemin ederim ki, benden sonra ümmetimin içinde fetret devri olacak. O devirde herkes helali aramadan mal talebinde bulunacak, kanlar akıtılacak ve şiir Kuran'a bedel tutulacak. (Deylemi; Geleceğin Tarihi I, s. 50)</text:p>
      <text:p text:style-name="P22">İslam dünyası, geçmişte tarihin en büyük ve ihtişamlı medeniyetlerinden birini inşa etmişti. 20. yüzyılın başlarında Osmanlı İmparatorluğu'nun yıkılmasıyla birlikte, İslam dünyasının 20. yüzyıldaki konumu derinden etkilendi. İslam Birliği dağıldı. 21. yüzyıla girdiğimiz şu günlerde İslam dünyasının pek çok bölgesinde çözüm bekleyen sorunlar, üzerinde uzlaşma sağlanması gereken çeşitli anlaşmazlıklar halen devam etmektedir. Müslüman ülkelerden bazıları bilim, teknoloji, ekonomi gibi alanlarda büyük atılımlar yapmaları gereken bir konumdadırlar. Hadiste belirtilen Müslümanların yaşayacağı "fetret" devriyle, bazı Müslümanların bugün içinde bulundukları bu duruma işaret ediliyor olması muhtemeldir. </text:p>
      <text:p text:style-name="P22">Ancak unutmamak gerekir ki, İslam dünyasının geçmişte olduğu gibi bugün de tüm dünyaya ahlakı, huzuru, güvenliği ve bolluğu ile örnek teşkil edecek ihtişamlı bir medeniyet kurmaları son derece kolaydır. Bunun için yapılması gereken; Kuran ahlakının ve Peygamberimiz (sav)'in sünnetinin eksiksiz olarak yaşanması ve bu ahlakın bir gereği olan İslam Birliği'nin sağlanmasıdır. </text:p>
      <text:p text:style-name="P22"/>
      <text:h text:style-name="P54" text:outline-level="3">53. Müslümanların Birbirleri ile Savaşmaları</text:h>
      <text:p text:style-name="P21">İki büyük İslam ordusu birbirleriyle harp etmedikçe kıyamet kopmayacaktır. (Ölüm-Kıyamet-Ahiret ve Ahirzaman Alametleri, s. 454, no. 831)</text:p>
      <text:p text:style-name="P38"/>
      <text:p text:style-name="P18"><text:soft-page-break/>O günlerde araları bozuk olan müminler deccalin hedefi olmaktan kurtulamazlar. (Hakim, Müstedrek, 4:529-530; Mehdi ve Deccal, s. 93)</text:p>
      <text:p text:style-name="P20">Hz. Ebu Hureyre (ra) anlatıyor: Resûlullah aleyhissalâtu vesselâm buyurdular ki: "Müslümanlardan iki grup aralarında savaşmadıkça kıyamet kopmaz. Bunlar aralarında büyük bir savaş yaparlar, fakat dâvaları birdir." (Buhari, Fiten: 24, Menakıb: 25, İstitabe: 8; Müslim, İman: 248, Fiten: 17)</text:p>
      <text:p text:style-name="P38">Peygamberimiz (sav) 1400 sene önce bildirdiği bu hadislerinde günümüzde yaşanacak olan bazı olaylara dikkat çekmiştir. Nitekim hadislerde haber verildiği gibi Hicri 1400 yıllarının başından itibaren bazı Müslüman ülkeler arasında savaş ve çatışmalar yaşanmıştır. İran-Irak savaşı, Irak'ın 1990 yılında Kuveyt'i işgali bu savaşlara örnektir.</text:p>
      <text:p text:style-name="P38"/>
      <text:h text:style-name="P54" text:outline-level="3"><text:span text:style-name="T25">54. Müslümanların Maruz Kaldıkları </text:span>Şiddetli Belalar</text:h>
      <text:p text:style-name="P21">Ahir zamanda ümmetimin başına sultanlarından şiddetli belalar gelir, öyle ki yerler Müslümanlara dar gelir. (Kitab-ül Burhan fi Alamet-il Mehdiyy-il Ahir Zaman, s. 12) </text:p>
      <text:p text:style-name="P38"/>
      <text:p text:style-name="P18">Vay bu ümmete, o öldüren zalim meliklerden dolayı. Bu zalimler, kendilerine itaat edenler hariç, sessiz mutileri (itaatkar insanları) bile korkuturlar. (Kitab-ül Burhan fi Alamet-il Mehdiyy-il Ahir Zaman, s. 13)</text:p>
      <text:p text:style-name="P20">Liderlerin zulmetmesi… kıyamet alametlerindendir. (Kıyamet Alametleri, s. 143)</text:p>
      <text:p text:style-name="P20">... Fitnenin girmediği hiçbir ev ve dokunmadığı hiçbir Müslüman kalmaz. Bu hal soyumdan bir kişi (Hz. Mehdi (as)) çıkana kadar devam eder. (Kitab-ül Burhan fi Alamet-il Mehdiyy-il Ahir Zaman, s. 25)</text:p>
      <text:p text:style-name="P18">(Kıyametin bir alameti) Mescitler içerisinde günahkarların seslerinin yükselmesi ve günahkarların dinin emrettiklerini yerine getiren samimi müminler üzerine galip gelip onlara tahakküm etmeleridir. (Ölüm-Kıyamet-Ahiret ve Ahirzaman Alametleri, s. 450)</text:p>
      <text:p text:style-name="P18">Yemin ederim ki bu ümmete öyle (şiddetli) belalar gelecek de, kişi zulümden, gaddarlıktan kurtulmak için sığınacak bir yer bulamayacaktır. Öyle sıkıntılı bir sırada Allah Teala akrabamdan, benim hanedanımdan bir kimseyi gönderecek. (Ölüm-Kıyamet -Ahiret ve Ahirzaman Alametleri, s. 437)</text:p>
      <text:p text:style-name="P22">Bu hadisler, Hz. Mehdi (as) gelmeden önce bazı Müslüman ülkelerde, din ahlakından uzak, zalim ve acımasız karakterli kişilerin iktidarda olacaklarına işaret etmektedir. Bu durum Hz. İsa (as) ve Hz. Mehdi (as)'ın gelişlerinin yaklaştığını gösteren alametlerden biridir. </text:p>
      <text:p text:style-name="P22">Peygamberimiz (sav) bir başka hadisinde de ahir zamanda samimi müminlerin tüm bu baskılar nedeniyle inançlarını saklamak ve ibadetlerini gizli sürdürmek zorunda kalabileceklerini şöyle haber vermiştir:</text:p>
      <text:p text:style-name="P18">Bugün sizin aranızda münafıkların gizli yaşadıkları gibi bir zaman gelir ki mümin olanlar da diğerlerinin arasında gizli olarak dini hayatlarını sürdürmeye çalışırlar. (İbni Sünni; Son Zamanlarla İlgili Hadisler, s. 12) </text:p>
      <text:p text:style-name="P22">Gerçekten de bugün İslam dünyasının bir bölümünde iktidarda olan yöneticiler, Müslüman halka eziyet etmekte, baskıcı ve despot rejimleri ile insanları ezmektedirler. Müslümanların dinlerini özgürce yaşamaları ve ibadetlerini yerine getirmeleri engellenmekte, ekonomik sıkıntılar yaşamı zorlaştırmaktadır. Bir kısmında ise, ehil olmayan yöneticiler nedeniyle halk çeşitli belalara maruz kalmaktadır. Bu ülkelerden bazılarında yaşanan olayların örnekleri şunlardır:</text:p>
      <text:p text:style-name="P22">İran ile yaptığı savaşta 3 milyonluk nüfusunun yaklaşık bir milyonunu kaybeden Irak'ta, faşist diktatör Saddam Hüseyin halkına dayanılmaz işkenceler ve zulüm uygulamıştır. </text:p>
      <text:p text:style-name="P22"><text:soft-page-break/>1979 yılında Sovyet Rusya tarafından işgal edildiği günden itibaren Afganistan'da, istikrarsızlık ve kargaşa hakim olmuştur.<text:span text:style-name="T28"> </text:span></text:p>
      <text:p text:style-name="P22">Suriyeli Müslümanlar Hafız Esad'ın 30 yıl süren diktatörlüğü boyunca çeşitli acımasızlıklara maruz kaldılar. Kadınlara tecavüz edildiği, erkeklere her türlü işkencenin uygulandığı katliamlarda bazı şehirler tamamen ortadan kalktı.</text:p>
      <text:p text:style-name="P22">Afrika'nın en küçük ülkelerinden biri olan Cibuti, 1977 ve 1991 yılları arasında, yaklaşık 2 bin Müslümanın katledildiği, 7 bin kişinin de hiçbir mazeret gösterilmeden tutuklanıp işkence gördüğü katı bir rejimle yönetildi. </text:p>
      <text:p text:style-name="P22">Somali'de 1969 yılından 1991 yılına kadar yaklaşık 20 yıl boyunca doğrudan Müslümanları hedef alan, Tümgeneral Muhammed Siad Barre'nin liderliğinde baskıcı bir rejim uygulandı. </text:p>
      <text:p text:style-name="P22">Tunus, 31 yıl boyunca Habib Burgiba'nın dikta rejimi altında yönetildi. Kendisini "hayat boyu cumhurbaşkanı" ilan eden Burgiba, iktidarda olduğu müddetçe Müslüman halkı baskı altında tuttu. </text:p>
      <text:p text:style-name="P22">Şunu da belirtmek gerekir ki, bazı Müslüman ülkelerde yaşanan bu durum gerçek İslam ahlakının tam anlamıyla bilinmiyor olmasından kaynaklanmaktadır. Müslümanlara baskı uygulayan rejimlerin ortak yönlerinden biri, bu rejimlerin temellerinin din ahlakına uygun olmayan baskıcı, kaba kuvvete dayalı ideolojileri benimsemeleridir. Dolayısıyla, yapılması gereken söz konusu ideolojilerle fikri alanda mücadele yürütmektir. Fikren yenilgiye uğrayan bir ideolojinin ayakta kalması mümkün değildir. Müslümanların yapması gereken, bir yandan bu ideolojilerin çarpıklıklarını ve yanlışlarını gözler önüne sermek, bir yandan da gerçek din ahlakını anlatarak insanları en güzel şekilde doğru yola davet etmek olmalıdır. Kuran ahlakına ve Peygamber Efendimiz (sav)'in sünnetine uygun olan bu yöntemle, Allah'ın izniyle, tüm bu zulümler sona erecek, Müslüman dünyası aydınlık bir geleceğe kavuşacaktır.</text:p>
      <text:p text:style-name="P22"/>
      <text:h text:style-name="P54" text:outline-level="3">55. Masum İnsanların Öldürülmesi </text:h>
      <text:p text:style-name="P21">Masum insanlar katloluncaya kadar Hz. Mehdi (as) çıkmayacak ve katliamlara yerde ve göktekiler, artık tahammül edemez bir hale geldiğinde zuhur edecektir... (El-Kavlu'l Muhtasar Fi Alamet-il Mehdiyy-il Muntazar, s. 37) </text:p>
      <text:p text:style-name="P38"/>
      <text:p text:style-name="P18">Hz. Mehdi (as) her dokuzdan yedi öldürülünceye kadar çıkmaz. <text:span text:style-name="T17">Günahsız insanların öldürülmesi</text:span> onlardandır. (Kitab-ül Burhan fi Alamet-il Mehdiyy-il Ahir Zaman, s. 35)</text:p>
      <text:p text:style-name="P18">Günahsız insanlar öldürülmeden Hz. Mehdi (as) çıkmaz. <text:span text:style-name="T17">Günahsızlar öldürüldüğünde</text:span>, onları öldürenlere yer ve gök ehli buğz ederler... (Kitab-ül Burhan fi Alamet-il Mehdiyy-il Ahir Zaman, s. 35)</text:p>
      <text:p text:style-name="P22">Hz. Mehdi (as)'ın çıkışı ile ilgili hadislerde katliamların yaygınlaşmasından bahsedilirken, bu katliamların masum insanları hedef alacağına özellikle dikkat çekilmiştir. Daha önce de ele aldığımız gibi, günümüzde hemen hemen tüm savaşlarda asıl hedef sivil halk olmaktadır. Katliamlar da asıl olarak sivil ve masum halka yönelik olarak gerçekleştirilmekte, çoğunlukla çocuklar, yaşlılar ve kadınlar katledilmektedir. Özellikle kendilerini savunma imkanı olmayan bu insanların seçilmiş olması katliamların çapının geniş, hayatlarını kaybeden insanların sayısının yüksek olmasına neden olmaktadır. </text:p>
      <text:p text:style-name="P22">Savaşlar veya çeşitli çatışmalar sırasında gerçekleştirilen katliamların yanı sıra özellikle son yıllardaki terörist eylemler de halkın toplu olarak imha edilmesi ile neticelenmektedir. Terörizmin amacı halk arasında korku ve dehşet yaymak olduğundan, bu tür saldırıların asıl yöneldiği kesim çoğunlukla sivil halktır. Alışveriş merkezleri, restoranlar, kafeteryalar, okullar gibi savunmasız kadınların, gençlerin ve çocukların bulunduğu yerleri hedef alan bu eylemler nedeniyle dünyanın farklı ülkelerinde pek çok insan hayatını kaybetmektedir. <text:s/></text:p>
      <text:p text:style-name="P22"><text:soft-page-break/></text:p>
      <text:h text:style-name="P54" text:outline-level="3">56. İnsanların Sebepsiz Yere Öldürülmesi</text:h>
      <text:p text:style-name="P21">Ebu Hureyre (ra)anlatıyor: Resulullah aleyhissalatu vesselam buyurdular ki: "İnsanlar öyle günler görecek ki, katil niçin öldürdüğünü, maktul de niçin öldürüldüğünü bilemeyecek." (Müslim, Fiten: 56, (2908))</text:p>
      <text:p text:style-name="P22"/>
      <text:p text:style-name="P22">Cinayetlerdeki artış ahir zaman alametlerinden biridir. Gazetelerde, çok küçük bir tartışma nedeniyle veya karşısındaki kişinin tepkisinden hoşlanmadığını, dinlediği müzikten rahatsız olduğunu öne sürerek, çok az bir miktar para elde edeceğini düşünerek adam öldürenlerin haberlerine sıkça rastlanmaktadır. </text:p>
      <text:p text:style-name="P22"/>
      <text:h text:style-name="P54" text:outline-level="3">57. Her Yerde Kargaşaya Sebep Olan Fitneler</text:h>
      <text:p text:style-name="P21">Şu muhakkak ki, yakın gelecekte (birbirini takip eden) birtakım fitneler olacaktır. Sonra tekrar fitneler olacaktır. Sonra yine fitneler olacaktır. (Ölüm-Kıyamet-Ahiret ve Ahirzaman Alametleri, s. 375, no. 684)</text:p>
      <text:p text:style-name="P22"/>
      <text:p text:style-name="P18">... Sonunda da belalar, fitneler ve hoşlanmayacağınız birçok kötü işler isabet edecektir. Arka arkaya öyle fitneler gelir ki, sonra gelen gittikçe daha büyük olduğu için önce geleni ince ve hafif bırakır. (Ölüm-Kıyamet-Ahiret ve Ahirzaman Alametleri, s. 394-395, no. 733)</text:p>
      <text:p text:style-name="P22">Yukarıdaki hadislerde, dünyaya sürekli olarak yayılan ve uzun süreler devam eden bir fitneden söz edilmektedir. "Fitne" kelimesi ise daha önce belirtildiği gibi "savaş, karışıklık, kavga, ihtilaf" gibi anlamlara da gelmektedir. Kelimenin bu anlamları düşünüldüğünde özellikle son bir asırdır, hadiste de ifade edildiği gibi arka arkaya hiç bitmeden süren savaşlar, iç çatışmalar, kargaşa olayları dünyanın dört bir yanında bitip tükenmeden devam etmektedir. Özellikle geride bıraktığımız 20. yüzyıl "Savaşlar Yüzyılı" olarak anılmaktadır. İçinde bulunduğumuz 21. yüzyılda yine savaşlar ve terör olayları ile başlamıştır ve halen de bunlar dünyanın dört bir yanında devam etmektedir. </text:p>
      <text:p text:style-name="P22">20. yüzyıl savaşlarında yaklaşık 180 milyon insan hayatını kay<text:span text:style-name="T25">betti. İnsanlık tarihinde ilk kez, bir yüzyıl içinde bu kadar çok sayıda insan savaşlar nedeniyle hayatını kaybetmiş oldu. Yine 20. yüzyılda, her biri en az 6000 kişinin ölümüne neden olan yaklaşık 165 savaş ve çatışma meydana geldi.</text:span><text:span text:style-name="T16">29</text:span><text:span text:style-name="T25"> </text:span></text:p>
      <text:p text:style-name="P38">Son dönemde dünyanın hangi bölgelerinde savaş ve iç karışıklık yaşandığına baktığımızda, dünyanın bir yerde bitip diğer yerde başlayan fitnelerden kurtulamadığını görmek mümkündür. Bosna-Hersek, Kosova, İran, Irak, Afganistan, Çeçenistan, Filistin, Kamboçya, Etiyopya, Somali, Yemen, Uganda, Cezayir, Ruanda, Mozambik, Angola, Kongo, Liberya, Burundi, Sudan, Lübnan, Arjantin, Kuzey İrlanda, El Salvador, Nikaragua savaşların ve iç çatışmaların yaşandığı ülkelerden sadece bazılarıdır.</text:p>
      <text:p text:style-name="P22">Dünya tarihi savaşlar ve çatışmalarla doludur, ancak 20. yüzyılda ve 21. yüzyılın başlarında meydana gelen savaşlar, terör eylemleri ve katliamlar, tüm dünya tarihinde meydana gelenlerden birçok özelliği ile ayrılmaktadır. Daha önce de söz edildiği gibi, bu savaşlardaki ölü sayısı, tüm savaşların toplamından çok daha fazladır. Ayrıca, tarih boyunca savaşlar hep bölgesel olarak kalmış, bir yerden diğerine sıçrayarak tüm dünyaya yayılmamıştır. Ancak 20. yüzyıldan başlayarak bu çatışmalar tüm dünyaya yayılmıştır. Geçtiğimiz yüzyılda savaş veya çatışma görmemiş, terör olaylarını yaşamamış tek bir ülke dahi yok gibidir. </text:p>
      <text:p text:style-name="P22">20. yüzyıl savaşlarını diğerlerinden ayıran bir başka özellik ise, kullanılan silahların gücüdür. Tanklar, ağır toplar, bombardıman uçakları, bu yüzyılda ortaya çıkmış ölüm makinalarıdır. Öte yandan nükleer silahların kullanılmasıyla çok daha dehşet verici katliamlar yaşanmış, atom bombaları ile yok edilen Hiroşima ve <text:soft-page-break/>Nagazaki kentlerinde sadece o savaşı gören nesiller değil, bir veya birkaç nesil sonrası da büyük zararlar görmüştür. </text:p>
      <text:p text:style-name="P22">Günümüzde biyolojik savaş en büyük tehlikelerden biri olarak görülmektedir. Nitekim, 11 Eylül terör saldırılarının ardından ABD'de önemli adreslere mektuplarla gönderilen şarbon bakterisi bunun bir örneğidir. 2001'in Ekimi'nde, ABD'de basın kuruluşları ve politik örgütlere mektupla gönderilen şarbon sporları, ikisi ölümle sonuçlanan 10 şarbon vakasına neden olmuştur.<text:span text:style-name="T15">30</text:span> Sonuç olarak, hadiste sözü edilen ve dünyanın birçok yerine yayılan fitnenin, 20. yüzyılda başlayan ve 21. yüzyılda devam eden savaşlar, çatışmalar, kargaşa ve terör olayları olması ihtimali çok yüksektir. Tüm bunlar Hz. İsa (as) ve Hz. Mehdi (as) ile birlikte kurulacak olan Altınçağ döneminin yaklaştığının ve ahir zamanın yaşanmakta olduğunun alametleridir.</text:p>
      <text:p text:style-name="P22"/>
      <text:h text:style-name="P54" text:outline-level="3">58. Hz. Mehdi (as)'ın Çıkışından Ümit Kesilmesi</text:h>
      <text:p text:style-name="P21">İnsanların ümitsiz olduğu ve "Hiç Mehdi falan yokmuş" dediği bir sırada Allah Hz. Mehdi (as)'ı <text:s/>gönderir... (Kitab-ul Burhan fi-Alamet-il Mehdiyy-il Ahir Zaman, s. 55)</text:p>
      <text:p text:style-name="P22"/>
      <text:p text:style-name="P22">Yukarıdaki hadiste ahir zaman alametlerinden birinin insanların "Hz. Mehdi (as)'ın gelmeyeceği yönünde" bir ümitsizliğe kapılmaları olduğu bildirilir. Bu ümitsizliğin yaygınlaşması Hz. İsa (as)'ın da geliş alametlerinden biridir.</text:p>
      <text:p text:style-name="P22">Ahir zamanda, savaşlarla, yoklukla, açlıkla, adaletsizliklerle, ahlaki çöküşle ve çeşitli salgın hastalıklarla içiçe yaşayan insanların büyük çoğunluğu tüm bu olumsuzlukların ortadan kalkabileceğine dair inançlarını yitirirler. Müslümanlar arasında da pek çok kişi, Altınçağ'ın başlayıp, İslam ahlakının dünya üzerinde hakim olacağı yönündeki beklentilerini kaybeder ve fitnelerin artarak devam edeceğine inanır. </text:p>
      <text:p text:style-name="P22">Nitekim günümüzde de bu ruh halinin örnekleri sık sık görülmektedir. Peygamber Efendimiz (sav)'in Hz. İsa (as)'ın yeryüzüne yeniden dönüşü, Hz. Mehdi (as)'ın zuhuruyla birlikte yaşanacak olan güzelliklerle ilgili çok sayıda hadisi olmasına rağmen birçok kişi böyle bir dönemin yaşanmayacağını zannetmektedir. İşte <text:span text:style-name="T25">bu zan da ahir zaman alametlerinden biridir. Gerçek din ahlakının hakimiyeti, bu ümitsizlik halinin insanlar arasında yaygınlaştığı bir zamanda, Allah'ın insanlara olan rahmeti sayesinde başlayacaktır. </text:span></text:p>
      <text:p text:style-name="P38">Oysa Allah'ın izni ile Hz. İsa (as) içinde yaşadığımız bu yüzyılda tekrar dünyaya dönecek, Hz. Mehdi (as) zuhur edecek ve gerçek din ahlakı tüm dünyaya hakim olacaktır. Yeryüzü o gelmeden önce nasıl zulüm ve haksızlıkla doluysa, o geldikten sonra, Rabbimiz'in izniyle, adalet, barış, güvenlik ve bereketle dolacaktır. </text:p>
      <text:p text:style-name="P38"/>
      <text:h text:style-name="P54" text:outline-level="3">59. Fakirlik ve Açlık</text:h>
      <text:p text:style-name="P21">Fakirler çoğalacak. (Ölüm-Kıyamet-Ahiret ve Ahir Zaman Alametleri, s. 455)</text:p>
      <text:p text:style-name="P21">Açlık ve hayat pahalılığı alabildiğine yayılacak. (Ölüm-Kıyamet-Ahiret ve Ahirzaman Alametleri, s. 440) </text:p>
      <text:p text:style-name="P38"/>
      <text:p text:style-name="P18">Deccalin zuhurundan üç yıl önce, son derece buhranlı günler olacak, açlık hüküm sürecektir… (Kıyamet Alametleri, s. 220)</text:p>
      <text:p text:style-name="P22">Hz. Mehdi (as) öncesinde yaşanacak olan açlık ve fakirlikle ilgili olarak Peygamber Efendimiz (sav)'in yukarıdaki hadislere benzer pek çok hadisi bulunmaktadır. Hiç şüphesiz tarih boyunca açlık ve sefalet hep var olmuştur. Ancak ahir zamanda fakirlik tüm dünya genelinde çok büyük bir artış gösterecektir. Ve bu durum Hz. İsa (as)'ın gelişinin habercisidir.</text:p>
      <text:p text:style-name="P22"><text:soft-page-break/>Bugün dünyanın dört bir yanında yiyecekten ve içecekten mahrum, sağlıksız koşullar altında yaşayan, barınacak bir yer bulamayan insanlar bulunmaktadır. Bu durum Afrika, Asya, Güney Amerika başta olmak üzere Amerika ve Avrupa ülkelerinde de yoğun olarak sürmektedir. İnsanların küçük bir bölümü çok büyük bir refah içinde yaşarken, 2 milyara yakın insan açlık sınırında yaşamaktadır. 2000'li yıllara girerken yazılan bir makalede dünyanın içinde bulunduğu durum şu şekilde açıklanmaktadır:</text:p>
      <text:p text:style-name="P11">Yeni bin yıla adım atarken, her gün yoksullukla ilgili sebeplerden dolayı 35.000 çocuğun hayatını kaybettiği bir dünya ile karşı karşıya geliyoruz. Bu da her 2.5 saniyede bir çocuk öldüğünü gösteriyor. Öyle bir dünya ile karşılaşıyoruz ki yoksulluk sınırının altındaki insan sayısı gün geçtikçe artıyor ve son zamanlarda bu sayı 1.5 milyar. Bu, Çin'in nüfusundan daha fazla, Avrupa Birliği'nin toplam nüfusunun dört katına eşdeğerdir. </text:p>
      <text:p text:style-name="P11"><text:span text:style-name="T25">Dünyanın en zengin üç ailesinin varlıkları birleştirildiğinde en az gelişmiş ülkelerdeki 600 milyon insanın yıllık gelirlerinden daha fazla etmektedir. Bunun yanı sıra, dünyanın en fakir ülkelerinin 80 tanesinden fazlasının kişi başına yıllık geliri 10 yıl öncekine göre daha düşüktür.</text:span><text:span text:style-name="T16">31</text:span></text:p>
      <text:p text:style-name="P22"><text:span text:style-name="T25">Günümüzde dünya genelinde fakirlik çok ciddi boyutlara ulaş</text:span>mış durumdadır. UNICEF'in son raporları göz önünde tutulursa, dünya nüfusunun dörtte biri "tasavvur edilemez sıkıntı ve yokluk koşullarında" yaşamaktadır.<text:span text:style-name="T15">32</text:span> Bir milyar üç yüz milyon kişi günde 1 dolar, üç milyar kişi de günde 2 dolar ile geçinmektedir.<text:span text:style-name="T15">33</text:span> Yaklaşık bir milyar üç yüz milyon insan temiz sudan, iki milyar altı yüz milyon insan temel sağlık hizmetlerinden yoksundur.<text:span text:style-name="T15">34</text:span> </text:p>
      <text:p text:style-name="P22">Birleşmiş Milletler Gıda ve Tarım Örgütü'nün (FAO) 2000 yılı raporuna göre, 826 milyon insan yetersiz beslenmektedir. Diğer bir ifadeyle her altı kişiden biri açlık çekmektedir.<text:span text:style-name="T15">35</text:span> </text:p>
      <text:p text:style-name="P22">Gelir dağılımındaki adaletsizlik de son birkaç on yıl içinde aşırı derecede, düşünülenin çok ötesinde büyümüştür. Birleşmiş Milletler kaynakları göstermektedir ki 1960 yılında dünya nüfusunun en fakir %20'si ile en zengin %20'si arasındaki gelir oranı 1'e 30 iken, 1995'te 1'e 82 olmuştur.<text:span text:style-name="T15">36</text:span> Sosyal adaletteki çöküşe bir örnek de dünyanın en zengin 225 şahsının servetinin dünya nüfusunun %47'sinin senelik gelirine eşit hale gelmesidir.<text:span text:style-name="T15">37</text:span><text:span text:style-name="T12"> </text:span></text:p>
      <text:p text:style-name="P22">İstatistiklerin ortaya koyduğu bu güncel veriler aynı zamanda, Peygamberimiz (sav)'in sözünü ettiği fakirliğin artacağı haberinin de göstergeleridir. Peygamberimiz (sav)'in işaret ettiği dönemin günümüz koşullarını tasvir ettiği açıktır. Geçmiş yüzyıllara bakıldığında kuraklık, savaşlar veya felaketler gibi nedenlerle zorluk ve sıkıntılar yaşandığı fakat bunların geçici ve bölgesel boyutlarda kaldığı görülmektedir. Oysa içinde bulunduğumuz çağda yaşanan fakirlik ve geçim zorlukları kalıcı, düzenli ve büyük ölçekli bir yapı taşımaktadır.</text:p>
      <text:p text:style-name="P22">Şüphesiz Rabbimiz sonsuz şefkat ve merhamet sahibidir; insanlara zulmedici değildir. Elbette böyle durumlar dini, ahlaki ve vicdani değerlerden yoksun, bencillik ve çıkar ilişkileri üzerine kurulu bir dünya düzeninin kaçınılmaz sonucudur. Nitekim <text:span text:style-name="T17">"İnsanların kendi ellerinin kazandığı dolayısıyla, karada ve denizde fesad ortaya çıktı. Umulur ki, dönerler diye (Allah) onlara yaptıklarının bir kısmını kendilerine taddırmaktadır"</text:span> (Rum Suresi, 41) ayetinde dünyadaki fitnenin nedeninin insanların Allah'ın dininden yüz çevirmeleri olduğu haber verilmektedir.</text:p>
      <text:p text:style-name="P22">Altınçağ'ın başlamasıyla birlikte tüm bu zorluklar ortadan kalkacaktır. Açlık, yoksulluk ve sefalet yerini bolluğa, berekete ve zenginliğe bırakacaktır. O dönemde ihtiyaç ve yokluk içinde hiçbir insan kalmayacak, din Allah'ın Kuran'da tarif ettiği şekliyle yaşanacak ve insanlar <text:span text:style-name="T17">"Onların mallarında dilenip-isteyen (ve iffetinden dolayı istemeyip de) yoksul olan için de bir hak vardı."</text:span> (Zariyat Suresi, 19) ayetinde bildirildiği gibi mallarını ihtiyaç içinde olanlarla paylaşacaklardır. Zaten İslam ahlakının yaşandığı bir toplumda bazı insanların zengin, bazı insanların yoksul olması da mümkün değildir. Çünkü eğer bir insan iman ediyorsa Allah'ın <text:span text:style-name="T17">"Yoksula yemek vermeye destekçi olmazdı. Bundan dolayı bugün, kendisine hiçbir sıcak dost yoktur."</text:span> (Hakka Suresi, <text:soft-page-break/>34-35) ayetlerinde bildirdiği duruma düşmekten korkar. Bu da toplumda büyük bir sosyal adalet, refah ve bereketin oluşmasına vesile olur. </text:p>
      <text:p text:style-name="P31"/>
      <text:h text:style-name="P54" text:outline-level="3">60. Kuraklık</text:h>
      <text:p text:style-name="P21">Deccallin çıkmasından önce gökyüzü üç sene yağmurunu tutar. Birinci senede normal yağmurun üçte birini tutup üçte ikisini yağdırır. Yeryüzü bitkisinin üçte birini bitirmez. İkinci yılda gökyüzü normal yağmurunun üçte ikisini yağdırmaz. Yeryüzü de bitkisinin üçte ikisini bitirmez. Üçüncü yılda ise gökyüzü yağmurunun tamamını keser, yeryüzü de bitkisinden hiçbirini bitirmez. (Ebu Davud, İbni Mace, Taberani; Geleceğin Tarihi 3, s. 241)</text:p>
      <text:p text:style-name="P22"/>
      <text:p text:style-name="P22">Hadiste haber verildiği gibi yeryüzünde yaşanacak olan kuraklık deccalin çıkışından önce gerçekleşecek olaylardan biridir. Nitekim yakın geçmişte kuraklık dünyanın pek çok ülkesini etkilemiştir. </text:p>
      <text:p text:style-name="P22">Kuraklık konusunda son yıllarda gazetelerde yer alan haberlerden bazıları ise özetle şöyledir:</text:p>
      <text:p text:style-name="P14">Her yıl 100 milyon hektar verimli alan yok oluyor</text:p>
      <text:p text:style-name="P11">Çölleşmenin, 110 ülkede bir milyardan fazla kişiyi tehdit ettiği vurgulanırken, daha fazla gecikmeden, etkili bir mücadele programı uygulanması isteniyor. (02.09.2003 ntvmsnbc)</text:p>
      <text:p text:style-name="P15">Dünya Çevre Günü'nün bu yılki teması 'su'</text:p>
      <text:p text:style-name="P11">Birleşmiş Milletler (BM), Dünya Çevre Günü'nde su sıkıntısına dikkat çekerek, su sorunu yüzünden 2 milyar kişinin ölümle karşı karşıya olduğunu bildirdi. (05.06.2003 ntvmsnbc)</text:p>
      <text:p text:style-name="P16">Dünyada kuraklık alarmı</text:p>
      <text:p text:style-name="P11">2025'e kadar susuzluğun, dünyada her 3 insandan birini tehdit edeceği belirtildi. (15.08.2001 ntvmsnbc)</text:p>
      <text:p text:style-name="P22">Ancak Peygamberimiz (sav)'in diğer hadislerinde bu kuraklığın ardından yağışlarda artış olacağı da haber verilmiştir. Kuraklığın yaşanması gibi, yağışlarda artış olması da Hz. İsa (as)'ın geliş alametlerindendir.</text:p>
      <text:p text:style-name="P22"/>
      <text:h text:style-name="P54" text:outline-level="3">61. Belirli Senelerde Bozulan Ekonomi</text:h>
      <text:p text:style-name="P21">İnsanlar 95. seneye kadar malik olacak, yani işleri iyi gidecek, 97 veya 99. senede mülkleri zail olacak... (El-Kavlu'l Muhtasar Fi Alamet-il Mehdiyy-il Muntazar, s. 54) </text:p>
      <text:p text:style-name="P22">Bu hadiste ahir zamanda nasıl bir ekonomik durum olacağı ile ilgili daha detaylı bilgiler verilmektedir. <text:s/></text:p>
      <text:p text:style-name="P22">Hadisteki "95. sene" şeklindeki ifade ile 1995 yılına dikkat çekiliyor olması muhtemeldir. 1995 yılı insanların nispeten daha müreffeh bir yaşam sürdükleri, yaşam koşullarının çok zorlaşmadığı bir dönemdir. Nitekim hadiste bu yıl içinde "işlerin iyi gideceği" haber verilmektedir. Yani bu dönemde insanlar yaşamlarını idame ettirebilecek bir gelire sahiptirler ve hala mülk edinebilecek kadar zengindirler. Ancak 1997-1999 yılları ekonominin çok kötüleştiği, fakirliğin ve yokluğun arttığı bir dönemdir. Bu yıllar arasında malın ve mülkün değeri kalmayacaktır. Yakın geçmişte Arjantin örneğinde de görüldüğü gibi bu olay gerçekleşmiştir. </text:p>
      <text:p text:style-name="P22"/>
      <text:h text:style-name="P54" text:outline-level="3"><text:soft-page-break/>62. Ticaretin ve Yolların Kesilmesi</text:h>
      <text:p text:style-name="P21">Ticaret ve yolların kesildiği ve fitnelerin çoğaldığı zaman... (Kitab-ül Burhan fi Alamet-il Mehdiyy-il Ahir Zaman, s. 52)</text:p>
      <text:p text:style-name="P21">Hz. Mehdi (as) çıkmadan önce, milletler arasında ticaret ve yollar kesilecek, insanlar arasında fitneler çoğalacaktır. (El-Kavlu’l Muhtasar Fi Alamet-il Mehdiyy-il Muntazar, s. 39)</text:p>
      <text:p text:style-name="P22">Günümüzde ülkeler arasında yapılan ticari ve ekonomik iş birliği anlaşmalarına rağmen, güvenlik endişesi kimi zaman ticari faaliyetlere engel olmaktadır. Örneğin, dünyanın pek çok bölgesindeki yeraltı zenginliklerinin diğer bölgelere taşınması konusunda yaşanılan sorunların önemli bir kısmı güvenlik kaynaklıdır. Dünyanın farklı köşelerinde çatışmalar ve gerginlikler ekonomik iş birliklerini engellemekte, toplumlar arası ticari faaliyetler çok sınırlı miktarda gerçekleşebilmektedir. </text:p>
      <text:p text:style-name="P22"/>
      <text:h text:style-name="P54" text:outline-level="3">63. Kazancın Azalması</text:h>
      <text:p text:style-name="P21">Herkesin az kazançtan yakınması... Paraları için zenginlerin saygı görmesi... (Kıyamet Alametleri, s. 146)</text:p>
      <text:p text:style-name="P21">Piyasanın durgun olması, kazançların azalması... (Kıyamet Alametleri, s. 148)</text:p>
      <text:p text:style-name="P21">İşlerin kesad gitmesi. Herkes "satamıyorum, alamıyorum, kazanamıyorum!" diye yakınacak. (Kıyamet Alametleri, s. 152)</text:p>
      <text:p text:style-name="P22">Ekonomik sıkıntılar bugün pek çok ülkenin en önemli sorunlarından biridir. İnsanlar geçimlerini sağlayacak geliri elde edememekte, kimi zaman ürünlerini satacak alıcı dahi bulamamaktadırlar. Yoksulluk ve gelir dağılımındaki eşitsizlikle mücadele etmek zorunda kalan bazı ülkelerde de bu durum, toplumsal düzeni sarsmakta, kargaşaya neden olmaktadır. Arjantin'de ekonomik çöküntü nedeniyle yaşanan çatışmalar bu durumun örneklerinden biridir. </text:p>
      <text:p text:style-name="P22"/>
      <text:h text:style-name="P54" text:outline-level="3">64. Milli Servetlerin Zenginler Arasında Bölüşülmesi</text:h>
      <text:p text:style-name="P21">"... Onbeş şeyi yapmaya başlayınca ona büyük belanın gelmesi vâcip olur!" buyurmuşlardı. (Yanındakiler:) "Ey Allah'ın Resûlü! Bunlar nelerdir?" diye sordular. Aleyhissalâtu vesselâm saydı: <text:s/>"Ganimet (yani milli servet, fakir fukaraya uğramadan sadece zengin ve mevki sahibi kimseler arasında) tedavül eden bir metâ haline gelirse." (Tirmizi, Fiten: 39, (2211))</text:p>
      <text:p text:style-name="P22">Peygamberimiz (sav)'in kıyamet alameti olarak haber verdiği bu durum günümüzde dünya genelinde yoğun olarak yaşanmaktadır. Bugün dünyanın en zengin insanları dünyadaki zenginliklerin büyük bir kısmını kontrolleri altında tutarken, milyarlarca insan da fakirlik ve açlık içinde yaşamaktadır. Yalnızca Afrika kıtasındaki milyonlarca insanın yaşadığı açlık ve sefalet tüm dünyanın gözleri önünde sürmektedir. </text:p>
      <text:p text:style-name="P22">Uluslararası Çalışma Örgütü 2003 senesinde yaptığı açıklamada, 2 milyar insanın günde 2 dolar, 1 milyar insanınsa yaklaşık 1 dolarla geçinmek durumunda kaldığını belirtti. Örgütün basın açıklamasında, dünyanın en yoksul yüzde 20'siyle en zengin yüzde 20'si arasındaki uçurumun, son 40 yılda iki kat derinleştiği de vurgulandı.<text:span text:style-name="T15">38</text:span></text:p>
      <text:p text:style-name="P22"><text:span text:style-name="T19">Radikal</text:span> gazetesinin 23 Eylül 2000 tarihli sayısında ise <text:span text:style-name="T19">Forbes</text:span> dergisinin en zengin 400 ABD'li listesindeki kişilerin 1.2 trilyon doları bulan servetlerinin, Türkiye'nin milli gelirinin altı katına denk geldiği açıklandı. 'ABD'nin en zengin adamı' unvanını uzun süre elinde tutan Microsoft Başkanı Bill Gates'in 63 milyar dolar olarak tahmin edilen servetinin, 25 milyon nüfuslu Peru'nun milli gelirinden daha fazlayken Türkiye'nin 200 milyar dolarlık milli gelirinin üçte birine tekabül ettiği bildirildi. Haberde ABD'nin en zengin dördüncü adamı <text:soft-page-break/>Warren Buffet'ın 28 milyar doları aşan kişisel servetinin, nüfusu 2 milyondan fazla olan petrol zengini Kuveyt'in milli gelirini geride bırakırken, listede 21. sırada bulunan Ted Turner'in 9.1 milyar dolarlık servetinin 2.7 milyon nüfuslu Panama'nın milli gelirine eşit bir büyüklükte olduğu açıklandı. Ortaya çıkan tablo, ulusal ve uluslararası ölçeklerde yoksulların oranı artarken, zenginlerin giderek daha da zenginleştiğini, en zenginler listesini oluşturan 400 kişinin toplam servetinin bir yılda yüzde 20 arttığını gösteriyordu.<text:span text:style-name="T15">39</text:span> </text:p>
      <text:p text:style-name="P22"><text:span text:style-name="T19">Akşam</text:span> gazetesinin 2 Şubat 2003 tarihli sayısında ise dünya genelinde yaşanan gelir dağılımındaki eşitsizlik şöyle ifade ediliyordu: </text:p>
      <text:p text:style-name="P11">İnsanlığın en önemli sorunu: 2003 Dünya Kalkınma Raporu'na göre, ülkelerarası gelir eşitsizliği giderek daha da derinleşmektedir. Rapor, dünya gündemindeki en önemli kalkınma sorununun, geliri günde 2 doların altında olan üç milyar insana üretime katkı yapabileceği bir iş imkanı ve çok daha iyi bir hayat kalitesi sağlamak olduğuna işaret etmektedir. Bugün dünya barışını tehdit eden faktörlerin başında küresel yoksulluk ilk sıralarda gelmektedir.</text:p>
      <text:p text:style-name="P11">Dünyanın durumu: Bugün en zengin 20 ülkedeki ortalama gelir, dünyanın en yoksul 20 ülkesindeki ortalama gelirin 37 katıdır. En zenginlerin yüzde 20'sinin yaşadığı gelişmiş ülkeler dünya Gayri Safi Milli Hasılası'nın (GSMH) yüzde 86'sını, ihracat pazarlarının yüzde 82'sini, tüm yabancı yatırımların yüzde 68'ini, tüm telefon hatlarının yüzde 74'ünü ellerinde bulundururken, tüm bu alanlarda en yoksul yüzde 20'nin payı ise hiçbir zaman yüzde 1.5'i geçmemektedir.</text:p>
      <text:p text:style-name="P11">Diğer yandan en zengin yüzde 20 ile en yoksul yüzde 10 arasındaki fark 1960 yılında 30'a 1 iken, 1990 yılında 60'a 1, 1997 yılında 74'e 1, 2000 yılında da 79'a 1 olmuştur. Aşırı yoksulluk içinde yaşayanların, yani günlük geliri bir doların altında olanların sayısı 1 milyar 200 milyonu aşmıştır. </text:p>
      <text:p text:style-name="P11">Bugün dünyadaki en zengin 3 kişinin servetleri 600 milyon insanın yaşadığı en yoksul ülkelerin toplam GSMH'sinin üstündedir... </text:p>
      <text:p text:style-name="P11">Dünyadaki doğal kaynakların yüzde 80'i dünya nüfusunun yüzde 16'sınca tüketilirken, dünya nüfusunun 5'te biri de sağlıklı su kaynaklarından bile mahrum bulunmaktadır. Sadece ishalden ölenlerin sayısı yılda 50 milyonu aşmaktadır. Gelişmemiş ülkelerde nüfusun büyük bölümü kırsal kesimde yaşarken, bu topraklardaki doğal kaynakların azalması sonucu bu ülkeler daha da yoksulluğa gitmektedir. O kadar ki, yoksulluk tabanının altında yaşayan ülkelerdeki kadın ve çocukların 4-5 saati yakacak odun arayarak, 4-6 saati ise su bulmak ve taşımak için zamanını harcamaktadır."<text:span text:style-name="T15">40</text:span></text:p>
      <text:p text:style-name="P22">Bu durum Peygamberimiz (sav)'in hadislerinde açıkça bildirdiği gibi bir ahir zaman alametidir. Rabbimiz'in izniyle bu, Hz. İsa (as)'ın gelişinin ve Hz. Mehdi (as)'ın açıkça zuhur edişinin çok yakın olduğunun ve insanların bu yoksulluk ve sıkıntılardan kurtulacağı Altınçağın da bir müjdecisidir. Altınçağ'da dünyanın içinde bulunduğu bu durum tamamen değişecektir. Çünkü bu dönemde Kuran ahlakı eksiksiz olarak yaşanacaktır ve Allah Kuran'da insanlara şöyle emretmiştir:</text:p>
      <text:p text:style-name="P49">... Öyle ki (bu mallar ve servet) sizden zengin olanlar arasında dönüp-dolaşan bir devlet olmasın. Resûl size ne verirse artık onu alın, sizi neden sakındırırsa artık ondan sakının ve Allah'tan korkun. Şüphesiz Allah, cezası (ikabı) pek şiddetli olandır. (Haşr Suresi, 7)</text:p>
      <text:p text:style-name="P22"/>
      <text:h text:style-name="P54" text:outline-level="3">65. Depremlerin Artması</text:h>
      <text:p text:style-name="P22">Hiç şüphesiz tarih boyunca çok az doğa olayı depremler kadar insanlığı etkilemiştir. Her an, her yerde meydana gelebilen depremler yüzyıllar boyunca çok sayıda kişinin ölümüne ve astronomik boyutlarda maddi zarara yol açmış, bu özellikleri nedeniyle insanlar için korku kaynağı olmuştur. 20. ve 21. yüzyılın teknolojik koşulları bile depremlerin verdiği hasarı ancak belirli ölçülerde engelleyebilmiştir.</text:p>
      <text:p text:style-name="P22"><text:soft-page-break/>Teknolojinin, kendilerine doğaya hükmetme olanağı sağlayacağı yanılgısına kapılan bazı insanlara ise daha önce belirttiğimiz gibi, 1995 Kobe depremi anlamlı bir ders vermiştir. Hatırlanacağı gibi, Japonya'nın büyük endüstri ve ulaşım merkezinde yaşanan deprem hiç beklenmedik bir zarara yol açmıştır. Bu deprem sadece 20 saniye sürmesine rağmen, <text:span text:style-name="T19">Time</text:span> dergisinde belirtildiğine göre, 100 milyar dolar civarında zarara neden olmuştur.<text:span text:style-name="T15">41</text:span> </text:p>
      <text:p text:style-name="P22">Tüm bu olaylar Peygamberimiz (sav)'in 1400 yıl önce söylediği şu sözleri akıllara getirmektedir:</text:p>
      <text:p text:style-name="P21">Şu hadiseler meydana gelmedikçe kıyamet kopmayacaktır… depremler çoğalacak… (Ramuz-El Ehadis, 476/11)</text:p>
      <text:p text:style-name="P21">Kıyametten önce iki büyük hadise vardır… ve sonra da zelzeleli yıllar. (Ramuz-El Ehadis, 187/2) </text:p>
      <text:p text:style-name="P21">Barınacak evler, sizi taşıyacak hayvanlar bulamayacağınız günler yaklaşmıştır. Çünkü evlerinizi depremler yıkacak… (Kıyamet Alametleri, s. 146)</text:p>
      <text:p text:style-name="P21">Anlaşmazlıklar ve sık sık depremler vaki olacak…. <text:s/>(Kıyamet Alametleri, s. 166)</text:p>
      <text:p text:style-name="P22">Son birkaç yıl içinde meydana gelen büyük ve sürekli depremler, dünya kamuoyunun gündeminde devamlı olarak ilk sıralarda yer almaktadır. Amerikan Ulusal Deprem Enformasyon Merkezi verilerine göre 1999 yılında, yeryüzünde küçük veya büyük şiddette 20.832 deprem meydana gelmiştir. Bu depremlerde resmi açıklamalara göre tahmini olarak 22.711 insan hayatını kaybetmiştir.<text:span text:style-name="T15">42</text:span><text:span text:style-name="T12"> </text:span></text:p>
      <text:p text:style-name="P22">Geçmişe baktığımızda deprem sayısının çok az olduğunu görürüz. ABDJeolojik Araştırma Kurumu (USGS)'nin raporlarına göre 1556-1975 arasındaki yaklaşık 400 yılda meydana gelen 5.0 ve daha büyük şiddetteki depremlerin sayısı sadece 110'dur. Aynı kurumun açıklamasına göre, 1980-2003 yılları arasında sadece 23 sene içinde meydana gelen 6.5 ve daha büyük şiddetteki depremlerin sayısı ise 1685'tir.<text:span text:style-name="T15">43</text:span> Kuşkusuz bu rakamlar Hicri 1400 yılının başından itibaren depremlerin sayısındaki artışı çok açık bir şekilde ortaya koymaktadır.</text:p>
      <text:p text:style-name="P22">Kuran'da da deprem ile kıyamet arasındaki ilişkiye işaret eden ayetler bulunmaktadır. Kuran'ın 99. Suresi'nin adı Zelzele (büyük sarsıntı, deprem) Suresi'dir. Sekiz ayetten oluşan bu surede yerin şiddetli sarsıntısı tasvir edilmekte, bunun ardından da kıyamet günü insanların diriltilecekleri ve Allah'ın huzurunda hesap verecekleri, zerre ağırlığınca da olsa yaptıkları işlerin karşılığını alacakları anlatılmaktadır:</text:p>
      <text:p text:style-name="P49">Yer, o şiddetli sarsıntıyla sarsıldığı,</text:p>
      <text:p text:style-name="P49">Yer, ağırlıklarını dışa atıp-çıkardığı,</text:p>
      <text:p text:style-name="P49">Ve insan: "Buna ne oluyor?" dediği zaman,</text:p>
      <text:p text:style-name="P49">O gün (yer) haberlerini anlatacaktır.</text:p>
      <text:p text:style-name="P49">Çünkü senin Rabbin ona vahyetmiştir.</text:p>
      <text:p text:style-name="P49">O gün insanlar, amelleri kendilerine gösterilsin diye bölük bölük fırlayıp-çıkarlar. </text:p>
      <text:p text:style-name="P49">Artık kim zerre ağırlığınca hayır işlerse, onu görür. Artık kim zerre ağırlığınca bir şer (kötülük) işlerse, onu görür. (Zelzele Suresi, 1-8) </text:p>
      <text:p text:style-name="P22"/>
      <text:h text:style-name="P54" text:outline-level="3">66. Yer Çökmeleri</text:h>
      <text:p text:style-name="P21">(Kıyamet) alametlerinin ilki yer çökmeleridir… (Ölüm-Kıyamet-Ahiret ve Ahirzaman Alametleri, s. 518)</text:p>
      <text:p text:style-name="P21"><text:soft-page-break/>Bu ümmetin sonradan gelen nesilleri önceden gelip geçenlere (çeşitli ithamlar ve bahanelerle) hakaret ettiği zaman artık kızıl rüzgarları, yere batışı (hasfı) veya suret değiştirmeyi (meshi) veya gökten taş yağmasını (kazfi) bekleyin. (Tirmizi, Fiten: 39, s. 2211; Kütüb-i Sitte, cilt 14, s. 341)</text:p>
      <text:p text:style-name="P21">Ahir zamanda eğlencelerin ve çengilerin meydan aldığı ve içkinin de mubah addolunduğu zaman yere batma, taş yağma zuhur edecek ve insan kılığından çıkma olacaktır. <text:s/>(Ramuz El Ehadis, cilt 2, s. 302/8)</text:p>
      <text:p text:style-name="P22"/>
      <text:h text:style-name="P54" text:outline-level="3">67. Evlerin Mezar Olması</text:h>
      <text:p text:style-name="P21">"İnsanlara ölüm gelip evler mezar olduğu zaman halin nice olur", buyurdu? (Ölüm-Kıyamet-Ahiret ve Ahirzaman Alametleri, s. 392, no. 726)</text:p>
      <text:p text:style-name="P22"/>
      <text:h text:style-name="P54" text:outline-level="3">68. Rüzgar ve Kasırgalar</text:h>
      <text:p text:style-name="P21">Kıyametten önce on alamet görmeden O, kopmayacaktır. Onuncusu, insanları denize atacak olan kasırga… </text:p>
      <text:p text:style-name="P21">Onuncusu <text:s/>insanları denize atacak olan rüzgardır... (Kıyamet Alametleri, s. 288)</text:p>
      <text:p text:style-name="P22"/>
      <text:p text:style-name="P22">"Şehirlerin yok olmasına" neden olan bir diğer etken de doğal afetlerdir. Doğal afetlerin içinde bulunduğumuz çağda hem sayısal hem de büyüklük olarak arttığı istatistiksel bir gerçektir. Son on yılda baş gösteren iklim değişikliklerinin yol açtığı felaketler bir dönüm noktası olarak kabul edilmektedir. Amerika Ulusal İklimsel Veri Merkezi'nin kayıtlarına göre 1998 yılında çok sayıda iklimsel afet meydana gelmiştir.<text:span text:style-name="T15">44</text:span> Örneğin gözlemciler, 1998'deki Mitch Kasırgası'nın Orta Amerika'nın tarihinde meydana gelen en kötü felaketlerden biri olduğunu belirtmişlerdir.<text:span text:style-name="T15">45</text:span> 26 Ekim 1998 tarihinde meydana gelen Mitch Kasırgası Honduras ve Nikaragua'da 10.000'den fazla insanın ölümüne neden olmuştur.<text:span text:style-name="T15">46</text:span> </text:p>
      <text:p text:style-name="P22">Geçtiğimiz yüzyılın son yıllarında meydana gelen en önemli hava olaylarından birkaçı şöyledir:</text:p>
      <text:p text:style-name="P22">1987 yılının Ekim ayında Güneydoğu İngiltere 1703 yılından beri meydana gelen en büyük fırtına ile karşılaştı. Fırtına nedeniyle yaklaşık 15 milyon ağaç devrildi ve ormanların büyük bir kısmı yok oldu. Yalnızca 16 insanın öldüğü fırtınada binalar büyük hasar gördü, gemiler sahile sürüklendi.<text:span text:style-name="T15">47</text:span> </text:p>
      <text:p text:style-name="P22">20 Mart 1998'de Georgia'da meydana gelen tornado sebebiyle 12 kişi ölmüştür. </text:p>
      <text:p text:style-name="P22">27 Mayıs 1997'de Teksas'ta meydana gelen tornado nedeniyle ölen kişi sayısı 27'dir.</text:p>
      <text:p text:style-name="P22">13 Mayıs 1996'da Bangladeş'in batısında meydana gelen fırtınalarda tahminen 500 ile 1000 kişi arasında ölüm meydana gelmiştir. Aynı fırtınalar 30.000 kişinin yaralanmasına ve 100.000 kişinin evsiz kalmasına neden olmuştur.</text:p>
      <text:p text:style-name="P22">1992'de Andrew kasırgasının neden olduğu hasar yalnızca Meksika Körfezi'nde yaklaşık olarak yarım trilyon dolardır. Andrew Kasırgası, Bahamalar'da ise yaklaşık 250 milyon dolar hasara neden olmuştur.ABD'nin doğusunda 2 milyona yakın insan kasırga nedeniyle evlerinden tahliye edilmiştir.<text:span text:style-name="T15">48</text:span></text:p>
      <text:p text:style-name="P22">Ağustos 2002'de Avrupa'nın orta ve doğu bölgelerinde etkili olan sellerde ölenlerin sayısı 114'ü bulmuştur. 21 Eylül 2003'de Güney Kore'de, son 40 yılda meydana gelen en şiddetli kasırgada ise 2 günde yaklaşık 200 kişi ölmüştür.<text:span text:style-name="T15">49</text:span></text:p>
      <text:p text:style-name="P22">Son yıllardaki kasırga, fırtına, tayfun ve hortum gibi felaketler de başta Amerika kıtası olmak üzere dünyanın birçok yerinde yıkıcı zarara neden olmuştur. Bunlara ek olarak seller de bazı yerleşim merkezlerinin <text:soft-page-break/>sular ve çamur altında kalmasına yol açmıştır. Ayrıca depremler, volkanlar ve tsunami dalgalarının yaptığı büyük tahribatlar da unutulmamıştır. Sonuç olarak, tüm bu afetlerin "büyük şehirlerde" sebep olduğu yıkımlar önemli birer işaret olmuşlardır. </text:p>
      <text:p text:style-name="P22"/>
      <text:h text:style-name="P54" text:outline-level="3">69. Şiddetli Bir Yağmurun Yağması</text:h>
      <text:p text:style-name="P21">Ev ve kulübe bırakmayan şiddetli bir yağmur yağıncaya kadar kıyamet kopmaz. (Kıyamet Almetleri, s. 253)</text:p>
      <text:p text:style-name="P21">Gökten şiddetli yağmur yağıp taş binalar hariç bütün kerpiç evler yıkılmadıkça kıyamet kopmaz. (Ahmed b. Hanbel, Müsned 13/291, Hadis no. 7554)</text:p>
      <text:p text:style-name="P21">İnsanların üzerine YAĞMURUN BOLLUĞU, fakat verimin azlığıyla aldatıcı yıllar gelecektir. O dönemde yalancı adam doğrulanacak, DOĞRU ADAM YALANLANACAK; HAİN ADAMA GÜVENİLECEK, GÜVENİLİR ADAM HAİNLİKLE İTHAM EDİLECEK ... (İbn-i Mace: 4036) </text:p>
      <text:p text:style-name="P22">Yoğun yağışlar nedeniyle sel felaketlerinin artması kıyametten once yaşanacak olan ahir zamanın işaretlerinden biridir. Geçtiğimiz günlerde dünyanın çeşitli bölgelerinden gelen sel felaketi haberleri de içinde bulunduğumuz dönemin ahir zaman olduğunu teyit eder niteliktedir. </text:p>
      <text:p text:style-name="P22">Peygamber Efendimiz (SAV), bundan 1400 yıl once içinde bulunduğumuz ahir zamanda artan yağışların ciddi felaketlere sebebiyet vereceğini hadislerinde bildirmiştir:</text:p>
      <text:p text:style-name="P22">Tarihin hiçbir döneminde olmadığı kadar fazla sayıda afet haberini hergün televizyonlarda izliyor, gazetelerde okuyoruz. Doğal afetlerin son yıllarda hem sayısal hem de büyüklük olarak arttığı istatistiksel bir gerçektir. İçinde bulunduğumuz dönemde yaşanan doğal felaketler dünyanın pekçok ülkesinde milyonlarca insanı etkilemiş ve hesaplanamayacak büyüklükte maddi hasara yol açmıştır. Son yıllarda seller nedeniyle oluşan kayıpları inceleyecek olursak ahir zamanın önemli işaretlerinden birinin gerçekleşmekte olduğunu çok açık şekilde görebiliriz. <text:s/></text:p>
      <text:p text:style-name="P22">2008 yılında Hindistan'da Haziran ile Eylül ayları arasındaki yağışlar nedeniyle oluşan sel felaketinde binden fazla kişi öldü. Pakistan'da son günlerdeki şiddetli yağışların yol açtığı sellerde 32 kişi hayatını kaybetti. Çin'de geçen yılın Mayıs ayında meydana gelen şiddetli depremin merkezi Vınçüen şehri, yoğun yağışların etkisi altında kaldı. Bazı yörelerde <text:span text:style-name="T17">ciddi sel felaketi</text:span> ve toprak kayması meydana geldi. <text:span text:style-name="T17">Yaklaşık 1 milyon 880 bin kişinin yaşamını etkileyen bu felaketlerde 8 kişi hayatını kaybetti.</text:span> </text:p>
      <text:p text:style-name="P22">Çin'de geçen ay şiddetli yağışlar yüzünden meydana gelen sel felaketinde 7 kişi öldü, 22 kişi kayboldu. Vietnam'ın kuzeyindeki bölgelerde bu ay başında şiddetli yağışların neden olduğu sel ve toprak kaymaları sonucu 22 kişi yaşamını yitirdi, 14 kişinin kayıp olduğu bildirildi. Bazı Avrupa ülkeleri de sel felaketlerinden etkilendi. İngiltere'nin kuzey kesiminde geçen ay ve bu ay etkili olan sağanak yağış ve su baskınları hayatı olumsuz etkiledi. Çek Cumhuriyeti'nde de <text:span text:style-name="T17">geçen ayın son haftasında etkili olan yağışların neden olduğu sellerde 13 kişi öldü. Şiddetli yağmur</text:span>, özellikle ülkenin güney kesimini etkisi altına aldı. </text:p>
      <text:p text:style-name="P22">2000 yılında <text:span text:style-name="T17">Mozambik'te 1 milyon kişi sel yüzünden evsiz kaldı. </text:span></text:p>
      <text:p text:style-name="P22"><text:span text:style-name="T25">2002 senesinde Hindistan, Nepal ve Bangladeş'te </text:span><text:span text:style-name="T17">mevsimsel muson yağmurlarının yol açtığı felaketlerde yaklaşık 1000 kişi öldü. </text:span><text:span text:style-name="T25">Çin'de 2003'de şiddetli yaz yağmurlarından 2000 kişi öldü, 300 bin kişi evsiz kaldı. 1991 yılında Bangladeş'te meydana gelen sellerin sonrasında 120.000'in üstünde kişi öldü, milyonlarca kişi evsiz kaldı. </text:span></text:p>
      <text:p text:style-name="P22"><text:span text:style-name="T25">2007 yılında Asya'da seller nedeniyle </text:span><text:span text:style-name="T17">216 kişi öldü, 20 milyon kişi evsiz kaldı.</text:span><text:span text:style-name="T25"> 2007 yılında Kuzey Kore'de aşırı yağışların neden olduğu sel felaketinde 214 kişi öldü, 80 kişi kayboldu. </text:span></text:p>
      <text:p text:style-name="P22"><text:soft-page-break/>2007 yılında Meksika'da sel felaketi nedeniyle <text:span text:style-name="T17">evleri yıkılan 500 bin kişi evsiz kaldı.</text:span></text:p>
      <text:p text:style-name="P39"/>
      <text:p text:style-name="P21">Hz. Mehdi (as)'ın zuhurunda çift kuyruklu bir kuyruklu yıldız çıkacak ve öyle parlak olacak ki, dolunay gibi parlayacak. Bu yıldızın çıkışından sonra öyle çok yağmur yağacak ki, büyük hasar olacak. Fakat halk bu yağmurları sevinçle karşılayacak. Çünkü bundan önceki 3 yılda hiç yağmur yağmamış olacak. (12. İmam, Murtaza Lakha, R &amp;K Tyrell Basımevi, Londra, 1993)</text:p>
      <text:p text:style-name="P22"/>
      <text:p text:style-name="P47">ÇİFT KUYRUKLU YILDIZIN GÖRÜNMESİNİN 3 YIL ÖNCESİNDE YAŞANACAK KURAKLIK VE SONRASINDA YAŞANACAK SEL OLAYLARI:</text:p>
      <text:p text:style-name="P22"><text:span text:style-name="T30">➢</text:span><text:tab/>“Lulin” kuyrukluyıldızı, 24 Şubat 2009 tarihinde dünyaya en yakın noktadan geçmiştir.</text:p>
      <text:p text:style-name="P22"><text:span text:style-name="T30">➢</text:span><text:tab/>Aynı hadiste bildirildiği gibi, diğer yıldızlardan ayrı olarak iki adet kuyruğa sahiptir ve parlaklığı diğer yıldızlardan 6 kat daha fazladır. </text:p>
      <text:p text:style-name="P22"><text:span text:style-name="T26">➢</text:span><text:span text:style-name="T25"><text:tab/>Hadiste belirtildiği gibi yıldızın görülmesinden önceki 3 yıl boyunca yağışlar dünya genelinde oldukça azalmış ve birçok bölgede kuraklık başgöstermişti. Hükümetlerarası İklim Değişikliği </text:span>Paneli'nde, "İklim Değişikliği 2007" raporuna göre 2007 ve sonrasındaki birkaç senede, yağış almayan bölgelerin daha da kuraklaşacağı ve buralarda açlık ve hastalıkların artacağı belirtilmiştir.</text:p>
      <text:p text:style-name="P22"><text:span text:style-name="T30">➢</text:span><text:tab/>Aynı hadiste belirtildiği gibi, 2009'un Mart ayında Dim barajının kapakları aşırı doluluktan kırılmış ve binlerce insan evlerinden tahliye edilmek durumunda bırakılmıştır. Şu anda yaşanan sel felaketleri de bu yağmur artışının bir neticesidir. </text:p>
      <text:p text:style-name="P47"><text:span text:style-name="T30">➢</text:span><text:tab/>9 EYLÜL 1979: İSTANBUL'DA BÜYÜK BİR SEL YAŞANMIŞTIR</text:p>
      <text:p text:style-name="P22">Hz. Mehdi (a.s)'ın hadislerde bildirildiği üzere Hicri 1400, yani Miladi 1979 yılındaki zuhuruna denk gelmektedir.</text:p>
      <text:p text:style-name="P18">"İnsanlar 1400 senesinde Hz. Mehdi etrafında toplanacaklardır." (Risaletül Huruc-ül Mehdi, s. 108)</text:p>
      <text:p text:style-name="P47"><text:span text:style-name="T30">➢</text:span><text:tab/>9 EYLÜL 2009: ŞU ANDA YAŞANAN SEL FELAKETİ</text:p>
      <text:p text:style-name="P22"/>
      <text:h text:style-name="P56" text:outline-level="3">70. Yıldırımların Çoğalması</text:h>
      <text:p text:style-name="P21">Kıyametin yaklaştığı sırada yıldırımlar o kadar çoğalacak ki, insanlar (birbirlerine şöyle) diyecekler: "Dün kime yıldırım isabet etti?" Onlar da (şöyle) cevap verecekler: "Dün falan ve filan (kimseleri) yıldırım çarptı." (El-Hakim, Müstedrek, 4/444)</text:p>
      <text:p text:style-name="P21">Evlerinizi depremler yıkacak, hayvanlarınızı yıldırımlar yakıp kömüre çevirecektir. (Naim bin Hammad; Geleceğin Tarihi 4, s. 69)</text:p>
      <text:p text:style-name="P22">Hadislerde yıldırımların artmasının da kıyametin alametlerinden biri olduğu haber verilmiştir. Tam da hadiste belirtildiği gibi, yıldırım düşmesi nedeniyle can ve mal kaybının artması son yıllarda sıkça rastlanılan bir durum olmuştur. Bu kayıplar çoğu zaman haberlerde yer almaktadır. 1998 yılında Kongo'da futbol sahasına düşen yıldırım neticesinde, sahada maç yapan 11 futbolcunun ölümü bu örneklerden biridir. Benzer bir şekilde 2001 yılında Meksika'da futbol sahasına düşen yıldırım nedeniyle de 6 kişi hayatını kaybetmiştir. Bunlar dışında da yıldırım düşmeleri pek çok insanın hayatını kaybetmesine ve hayvanların telef olmasına neden olmaktadır.</text:p>
      <text:p text:style-name="P22"/>
      <text:h text:style-name="P54" text:outline-level="3"><text:soft-page-break/>71. Hak Dinin ve Kuran Ahlakının Terk Edilmesi </text:h>
      <text:p text:style-name="P21">İnsanlara bir zaman gelecektir ki Kuran-ı Kerim’in yalnız resmi, İslam’ın yalnız ismi kalacaktır. Onlar İslam’dan en uzak insanlar oldukları halde İslami isimlerle isimlenecekler, mescitleri görünüşte mamur olduğu halde hidayet yönünden harap olacaktır. (Hakim, Deylemi; Son Zamanlarla İlgili Hadisler, s. 27)</text:p>
      <text:p text:style-name="P21">İnsanlara bir zaman gelir ki Kuran-ı Kerim bir vadide, insanlar başka bir vadide olurlar. (Hakim, Tirmizi; Son Zamanlarla İlgili Hadisler, s.25) </text:p>
      <text:p text:style-name="P22"/>
      <text:p text:style-name="P20">İnsanlar üzerine öyle bir zaman gelir ki, onların yüzleri insan yüzü, kalpleri şeytan kalbidir. Kan dökücüdürler, çirkin hareketlerden kaçmazlar. Eğer sen onlara tabi olursan seni gözetirler. Eğer onlara güvenirsen, sana ihanet ederler. Onların çocukları ahlaksız, gençleri arsız olur. Yaşlıları ise marufu (iyiliği) emretmez, münkeri (kötülüğü) nehyetmez (sakındırmaz) olur. (Hatib; Geleceğin Tarihi 1, s. 23)</text:p>
      <text:p text:style-name="P20">İnsanların... bidatçıların (dinden olmayan şeyleri dindenmiş gibi gösterip kabul ettirmeye çalışanlar) görüşlerini benimseyip farkında olmadan şirk koştukları, ilmi geçim için tahsil ettikleri, dinlerini dünyalıklarına alet ettikleri bir zaman gelecektir. (Deylemi; Son Zamanlarla İlgili Hadisler, s. 68)</text:p>
      <text:p text:style-name="P22">Kıyamet alametleri ile ilgili hadisler bizlere söz konusu işaretlerin baş göstereceği dönemin ayrıntılı bir tasvirini sunmaktadır. Peygamberimiz (sav)'in yukarıdaki sözlerinden anlaşılmaktadır ki, ahir zamanın birinci safhası din ahlakının görünüşte uygulandığı, fakat gerçekte Allah'ın emrettiği Kuran ahlakının neredeyse tamamen terk edildiği bir dönemdir. Bazı kimseler tarafından apaçık olan Kuran ayetlerinin görmezlikten gelindiği, Allah adına hükümler öne sürüldüğü, dinde ayrılığa düşüldüğü, ibadetlerin gösteriş amaçlı yapıldığı, dinin çıkar ve menfaat sağlamak için araç olarak kullanıldığı bir zamandır. İmanın taklitçiliğe dayalı olması da bu dönemin bir özelliğidir. Bu devirde sözde Müslümanlar çoğunlukta, hakiki alimler ve samimi Müslümanlar ise azınlıktadır. Allah Kuran'da, Peygamberimiz (sav)'in ahiret günü kendi kavminin <text:span text:style-name="T17">"Kuran'ı terk edilmiş (bir kitap) olarak bıraktığını" </text:span>(Furkan Suresi, 30) söyleyeceğini bildirmektedir. Hz. Muhammed (sav), yukarıdaki hadislerinde de ahir zamanda insanların, Kuran ahlakından uzaklaşacaklarını, kendilerine Kuran'ın dışında başka rehberler edineceklerini bildirmiştir. </text:p>
      <text:p text:style-name="P39"/>
      <text:h text:style-name="P54" text:outline-level="3">72. Kuran'ın Gereği Gibi Düşünülmemesi</text:h>
      <text:p text:style-name="P22">Peygamberimiz (sav) Kuran'ın okunmasına rağmen içerdiği bilgi ve hikmet üzerine düşünülmemesinin ahir zamanın bir özelliği olduğunu şöyle ifade etmiştir:</text:p>
      <text:p text:style-name="P21">Peygamber (sav) şöyle dedi: "İlim insanlardan alınacak." Ziyad şöyle dedi: "Ey Allah'ın Resulü, biz Kuran'ı okuduk ve okuyoruz, hanımlarımıza ve çocuklarımıza da okutuyoruz. Bu ilim bizden nasıl alınacak?" Peygamber şöyle buyurdu: "Yahudilerin Tevrat'ı ve Hıristiyanların İncil'i hakkında bilgin yok mudur? Onlar o kadar Tevrat ve İncil okudular, hani onlarda bundan birşey kaldı mı?" (Ölüm Kıyamet ve Diriliş, s. 483)</text:p>
      <text:p text:style-name="P21">Bundan sonra birtakımı, Kuran okuyan fakat okudukları dillerinde kalan kalplerinde inanmayan insanların türeyeceği bir zaman gelecektir. (Taberani; Son Zamanlarla İlgili Hadisler, s. 64)</text:p>
      <text:p text:style-name="P22"/>
      <text:h text:style-name="P54" text:outline-level="3">73. Müslümanların Müslüman Olmayanlara Özenmesi</text:h>
      <text:p text:style-name="P21"><text:span text:style-name="T10"><text:s/></text:span>(Ahir zamanda) Sizden önceki milletleri karış karış, arşın arşın izleyeceksiniz, hatta onlar (Yahudi ve Hıristiyanlar) kertenkele deliğine girseler, siz de peşlerinden gireceksiniz. (Ölüm Kıyamet ve Diriliş, s. 470)</text:p>
      <text:p text:style-name="P21"><text:soft-page-break/>"Ümmetim, kendisinden asırlar önceki (adetleri) karış karış ve teker teker almadıkça kıyamet kopmaz." Denildi ki: "Ya Resulullah! Persler ve Rumlar gibi mi?" Buyurdu ki: "İnsanlar içinde onlar gibi olanlar da." (Muhtasar-ı Buhari, s. 509, hadis no. 2216)</text:p>
      <text:p text:style-name="P21">"Nefsim yed-i kudretinde olan zata yemin ederim ki siz de kendinizden önceki (Yahudi-Hıristiyan) milletlerin yoluna mutlaka uyacaksınız." (Tirmizi) </text:p>
      <text:p text:style-name="P22">Peygamber Efendimiz (sav)'in hadislerinde, ahir zamanda Müslüman toplumların Müslüman olmayan toplumlara özenecekleri, onlara benzemeye çalışacakları ifade edilmiştir. Bu hadisin, bazı Müslüman toplumlar içinde din ahlakına uygun olmayan ideoloji ve akımların yaygınlaşmasına işaret ediyor olması muhtemeldir. Osmanlı İmparatorluğu'nun dağılmasının ardından, başta bazı Arap ülkeleri olmak üzere, İslam dünyasında radikal milliyetçilik akımlarının yaygınlaşması bu durumun örneklerinden biridir. Radikal milliyetçilik, diğer milletleri adeta düşman olarak gören, kendi milletine olan sevgisini ve bağlılığını (ki aslında bu son derece meşru bir duygudur) diğer milletlere zarar verme aşamasına getiren ve din ahlakına uygun olmayan bir akımdır. Saldırgan bir ideolojidir. Oysa Kuran ahlakı insanların birbirlerine ırklarına, soylarına veya maddi birtakım imkanlarına göre değil, imanına ve Allah korkusuna göre değer vermeyi, sevgi duymayı ve saygı göstermeyi gerektirir. İman edenler, hangi ırk veya milletten olursa olsun birbirlerinin kardeşidirler ve bu bilinçle dayanışma içinde olmalıdırlar. </text:p>
      <text:p text:style-name="P22">İslam dünyasına giren Batı kaynaklı ideolojiler radikal milliyetçilik ile sınırlı değildir. 20. yüzyılın başında Batı'da gelişen başka din ahlakına uygun olmayan akımlar da, İslam ülkelerindeki bazı kişiler tarafından İslam dünyasına sokulmuş, yeterince eğitimli olmayan birtakım Müslümanlar körü körüne bu akımların yanılgılarına kapılmışlardır. Bu durum İslam dünyasının büyük bir bölümünde yarım asırdan uzun bir süredir devam eden istikrarsızlık ve kargaşanın da temel nedenlerinden biridir. Allah'ın izniyle, Hz. İsa (as) ikinci kez dünyaya geldiğinde bu ortam tamamen değişecek, tüm Müslümanlar yalnızca Kuran'ı ve sünneti rehber edinecek, gerçek din ahlakının gereği olan huzur, istikrar ve güveni yaşayacaklardır. </text:p>
      <text:p text:style-name="P22"/>
      <text:h text:style-name="P54" text:outline-level="3">74. Kuran'dan Uzaklaştıran Fitneler</text:h>
      <text:p text:style-name="P22">Enam Suresi'nin 26. ayetinde insanları <text:span text:style-name="T17">"Kuran'dan alıkoyanlara" </text:span>dikkat çekilmektedir. Hadislerden de sapkın fikir akımlarının, hak ve hakikatten uzak sistemlerin kıyamet öncesinde, insanları Allah'ın yolundan saptıracak büyük fitneler meydana getireceği anlaşılmaktadır. </text:p>
      <text:p text:style-name="P21">Kıyamet önü sıra karanlık geceler gibi fitneler vardır. (Ramuz-El Ehadis, 121/5)</text:p>
      <text:p text:style-name="P21">Kıyamete yakın karanlık gecelerin parçaları gibi karışıklıklar olacaktır. Bu karışıklıklar içinde kişi mümin olarak sabahlayıp kafir olarak akşamlayacak, mümin olarak akşamlayıp kafir olarak sabahlayacaktır. (Kur’an ve Sünnette <text:s/>Kıyamet ve Ahiret, s. 155) </text:p>
      <text:p text:style-name="P22"/>
      <text:h text:style-name="P54" text:outline-level="3">75. İslam Ahlakından Uzaklaştıran Propagandacılar</text:h>
      <text:p text:style-name="P21">... "O devirde halkı cehennem kapılarına çağıracak olan birtakım davetçiler (propagandacı çığırtkanlar) olacaktır. Her kim o çığırtkanların davetine icabet ederse onu cehenneme atacaklar." "Ya Resulullah, o davetçiler zümresinin vasıflarını bize beyan etseniz," "Peki edeyim, onlar bizim milletimizden olup bizim dilimizle konuşan bir zümredir", buyurdu. (Ölüm-Kıyamet-Ahiret ve Ahirzaman Alametleri, s. 382, no. 698)</text:p>
      <text:p text:style-name="P22"/>
      <text:p text:style-name="P18"><text:soft-page-break/>Kör ve sağır (yani insanları, doğru olanı görmesinden kör, hak olan sözü duymasından sağır eden) büyük bir fitne, ulu bir bela vardır. Fitnenin içinde de halkı cehennem kapılarına doğru çağıran birtakım davetçiler (propagandacılar ve çığırtkanlar) da vardır. (Ölüm-Kıyamet-Ahiret ve Ahirzaman Alametleri, s. 380, <text:s/>no. 696)</text:p>
      <text:p text:style-name="P18">Yakın gelecekte kör, sağır ve dilsiz (yani insanları kör) edip doğruyu göstermeyen, sağır edip hak olanı duyurmayan ve dilsiz (edip) hak sözleri konuşturmayan birtakım korkunç fitneler olacaktır... Fitne hengamesinde dilin fitneye karışması ve propaganda yapması kılıç darbesi gibi onun yayılmasını sağlar. (Ölüm-Kıyamet-Ahiret ve Ahirzaman Alametleri, s. 390, no. 720)</text:p>
      <text:p text:style-name="P22">Hadislerde görüldüğü gibi Peygamberimiz (sav) ahir zamanda dinsizlik ve ahlaksızlık propagandası yapan insanlar olacağını haber vermiştir. Günümüzde ülkelerin bir kısmının ahlaki ve sosyal yapısına baktığımızda bu haberin gerçekleştiğini açıkça görmekteyiz. Özellikle gelişen iletişim araçları ile günümüzde yoğun şekilde yürütülen bu propaganda birçok insanı din ahlakından uzaklaştırabilmektedir.</text:p>
      <text:p text:style-name="P22">Ayrıca bahsedilen fitnenin sağır edip duyurmaması ve konuşturmaması pek çok ülkede iktidarda olan baskıcı rejimleri de akla getirmektedir. Bu rejimler fikir ve düşünce özgürlüğünü baskı altına almakta, insanların düşüncelerini, inançlarını diledikleri gibi ifade etmelerini engellemektedirler. Özellikle bazı Arap ve Afrika ülkelerinde, Müslümanların düşüncelerini özgürce ifade edememeleri, inançlı oldukları için baskı altına alınmaları bu durumun örnekleridir. </text:p>
      <text:p text:style-name="P22"/>
      <text:h text:style-name="P54" text:outline-level="3">76. İkiyüzlü ve Sahtekar Din Adamları</text:h>
      <text:p text:style-name="P22">Ahir zamanda alim olarak kabul edilen bazı insanların gerçekte ikiyüzlü ve sahtekar olduklarını, Peygamberimiz Hz. Muhammed (sav) şöyle haber vermiştir: </text:p>
      <text:p text:style-name="P21">Ahir zamanda kurt okuyucular olacak. Kim o zamana yetişirse, şerlerinden Allah’a sığınsın. Onlar çok kirli insanlardır. Riyakarlık (ikiyüzlülük) hakim olacak, riya (ikiyüzlülük) ve gösterişten utanılmayacak. (Ölüm Kıyamet ve Diriliş, s. 470)</text:p>
      <text:p text:style-name="P21">Alimler ilmi sırf para kazanmak için öğrendiğinde… dini dünyalık karşılığında sattıklarında… hükmü sattıklarında… kıyamet yaklaşmış olacaktır. (Ölüm Kıyamet ve Diriliş, s. 480)</text:p>
      <text:p text:style-name="P22"/>
      <text:p text:style-name="P18">Ahir zamanda öyle adamlar çıkacak ki, dinlerini dünya menfaatleri karşılığında satacaklardır. Bunlar yumuşak görünmek için koyun postuna bürünecekler, dilleri şekerden tatlı, fakat kalpleri kurt kalbi gibi katı olacaktır. (Tirmizi, Zühd: 60)</text:p>
      <text:p text:style-name="P18">Mescidlerin içinde fısk-u fücur ehlinin (Allah'a isyan içinde olanlar, günah işleyenler) seslerinin yükselmesi, dinen yasak olan şeyleri işleyenlerin, dinin emrettiklerini yerine getiren samimi müminler üzerine galip olup onlara tahakküm etmeleridir, buyurdu. (Ölüm-Kıyamet-Ahiret ve Ahirzaman Alametleri, s. 450, no. 828)</text:p>
      <text:p text:style-name="P18">Nihayet cahil birtakım insanlar kalır da kendilerine (dini meseleler) sorulunca, onlar ilimleri olmadığı halde kendi fikirleri ile fetva verirler de hem kendileri sapıklığa düşerler hem de halkı saptırırlar. (Ölüm-Kıyamet-Ahiret ve Ahirzaman Alametleri, s.463, no. 850)</text:p>
      <text:p text:style-name="P18">Yazık ümmetime kötü ulemadan dolayı! Bunlar ilmi ticaret vasıtası edinirler. Zamanlarının emirlerine sokulmak suretiyle kendilerine kazanç temin ederler. (Hatim; Geleceğin Tarihi 1, <text:s/>s. 27)</text:p>
      <text:p text:style-name="P18">İnsanlar üzerine bir zaman gelecek ki, onların hepsi Kuran okur, ibadete çalışırlar ve ehli bidatle de meşgul olurlar. Lakin bilmedikleri cihetten müşrik olurlar ve okumalarına ve ilimlerine bedel rızık alırlar ve dünyayı din karşılığında yerler. İşte bunlar, kör deccalin avanesi olacaklardır. (Deylemi; Geleceğin Tarihi 1, s. 27)</text:p>
      <text:p text:style-name="P22"><text:soft-page-break/>İslam dinine gereken saygı ve özeni göstermeyen, dini, kendi menfaatleri doğrultusunda araç olarak kullanmaktan çekinmeyen birtakım insanların durumu da şu şekilde anlatılmıştır:</text:p>
      <text:p text:style-name="P18">Ümmetimin son zamanlarında mescitlerini süsleyip kalplerini harap bırakan, elbisesini sakınıp koruduğu kadar dinini sakınıp korumayan, dünya işlerinin yolunda gitmesi uğrunda dinini vasıta yapmağa aldırış etmeyen birtakım insanlar türeyecektir. (Hakim; Son Zamanlarla İlgili Hadisler, s. 27)</text:p>
      <text:p text:style-name="P22"/>
      <text:h text:style-name="P54" text:outline-level="3">77. Siyaset Adamlarındaki Dejenerasyon</text:h>
      <text:p text:style-name="P21">Ahir zamanda, zalim emirler, fasık bakanlar, hain kadılar, yalancı hocalar olacaktır. Bunlara herhangi biri yetişirse onların yanında müttefik olmasın, yardımcı olmasın, yön veren olmasın... (Risalet-ül huruc-ül Mehdi, s. 182)</text:p>
      <text:p text:style-name="P21">Haberiniz olsun, şu muhakkak ki başlarınıza birtakım amirler ve devlet başkanları gelecek de onlar, (devlet hazinesinden yardıma ihtiyacı olan) sizlere vermedikleri (hakları olmadığı halde) kendilerine verilmesini hükme bağlayacaklardır. (Ölüm-Kıyamet-Ahiret ve Ahirzaman Alametleri, s. 380, no. 697)</text:p>
      <text:p text:style-name="P22"/>
      <text:p text:style-name="P18">Yakında başınıza bazı emirler gelecek. Rızıklarınıza el koyacak, sizi yalanlarla avutacaklar. İş yapacaklar. Lakin yaptıkları fena olacak. En fena tarafları da kötülüklerini siz güzel görmedikçe ve yalanlarını tasdik etmedikçe sizden razı olmayacaklar... (Bagavi, Tabarani; Geleceğin Tarihi 1, s. 43)</text:p>
      <text:p text:style-name="P18">İslam'ın usulleri teker teker bozulacak ve halkı delalete düşürücü hükümet adamları çıkacak... (Hakim; Geleceğin Tarihi 1, s. 57)</text:p>
      <text:p text:style-name="P22">Ahir zamanın önemli özelliklerinden biri de acımasız, zalim ve halkını felaketlere sürükleyen liderlerin yönetime gelmesidir. 20. yüzyıl bu tarz lider ve yöneticilerin örnekleri ile doludur. Din ahlakına uygun olmayan ideolojileri benimseyen bu kimseler, hem kendi halklarına yaptıkları zulüm hem de neden <text:s/>oldukları savaş ve çatışmalar nedeniyle diğer toplumlara getirdikleri belalar ile ünlenmişlerdir. Hadiste de bu duruma dikkat çekilmektedir. </text:p>
      <text:p text:style-name="P22">Çin'in komünist diktatörü Mao, yalnızca kendisine muhalif oldukları için binlerce vatandaşını katletmiş, yönetimi boyunca milyonlarca insanın ölümüne neden olmuştur.</text:p>
      <text:p text:style-name="P22">Mussolini, faşist ideolojisinin etkisiyle ülkesini II. Dünya Savaşı'nın içine sürükleyerek halkına büyük felaket getirmiştir.</text:p>
      <text:p text:style-name="P22">Mobutu, tarihe Afrika kıtasının en acımasız diktatörlerinden biri olarak geçmiştir. </text:p>
      <text:p text:style-name="P22"/>
      <text:h text:style-name="P54" text:outline-level="3">78. "İyiliği Emretme, Kötülükten Men Etme" İbadetinin Terki</text:h>
      <text:p text:style-name="P21">İyilik terk edilip emredilmediğinde, kötülük işlenip alıkonulmadığında… kıyamet yaklaşmış olacaktır. (Ölüm Kıyamet ve Diriliş, s. 480)</text:p>
      <text:p text:style-name="P21">Kıyamet yaklaşır, hayırlı işler azalır. (Kıyamet Alametleri, s. 264) </text:p>
      <text:p text:style-name="P22"/>
      <text:p text:style-name="P22">Allah, <text:span text:style-name="T17">"Sizden; hayra çağıran, iyiliği (marufu) emreden ve kötülükten (münkerden) sakındıran bir topluluk bulunsun. Kurtuluşa erenler işte bunlardır."</text:span> (Al-i İmran Suresi, 104) ayetiyle insanlara iyiliği emretme ve kötülükten men etme ibadetini farz kılmıştır. İyiliğin tavsiye edilmesi ve kötülüğün önlenmesinin Allah'ın <text:soft-page-break/>önemli bir emri olduğu bilindiği halde yapılmaması da kıyametin bir alametidir. Aynı zamanda kıyamet öncesi gerçekleşecek olan büyük olayların habercisi olarak, Hz. İsa (as)'ın gelişinin yaklaştığının da bir göstergesidir.</text:p>
      <text:p text:style-name="P22"/>
      <text:h text:style-name="P54" text:outline-level="3">79. Maruf (İyilik, Doğruluk) ile Münker (Kötülük)ün Birbiriyle Karıştırılması</text:h>
      <text:p text:style-name="P21">(Peygamber (sav):) "Emr-i bi'l-ma'rufta (iyiliği emretme) bulunmadığınız, nehy-i ani'l-münker (kötülükten men etme) yapmadığınız vakit haliniz ne olur?" diye sordu. "Yani bu olacak mı?" dediler. "Evet, hatta daha beteri!" buyurdular ve sormaya devam ettiler: "Münkeri (kötülüğü) emredip, ma'rufu (iyiliği) yasakladığınız zaman haliniz ne olur?" (Yanında bulunanlar iyice hayrete düşerek): "Ey Allah'ın Resûlü! Bu mutlaka olacak mı?" dediler. "Evet, hatta daha beteri!" buyurdular ve devam ettiler: "Ma'rufu münker , münkeri de ma'ruf addettiğiniz zaman haliniz ne olur?" (Yanındaki Ashab:) "Ey Allah'ın Resûlü! Bu mutlaka olacak mı?" diye sordular. "Evet, olacak!" buyurdular. (Ebu Ya'lâ, Müsned; Taberâni, el-Mu'cemu'l-Evsat; Heysemi, Mecma'u'z-Zevaid, 7, 281)</text:p>
      <text:p text:style-name="P22">Hadiste bildirildiği gibi günümüzde din ahlakından uzak yaşayan toplumlarda doğru ile yanlış tamamen birbirine karıştırılmıştır. İnsanlar doğru olanı yaptıkları, güzel ahlak gösterdikleri için "saf" olarak değerlendirilmekte, kendi çıkarları uğruna başkalarının haklarını çiğneyenler "zeki ve becerikli" insanlar olarak yorumlanmaktadırlar. Kuran ahlakına tamamen zıt olan bu durum günümüzde birçok toplumda kesin bir anlayış olarak yerleşmiştir. </text:p>
      <text:p text:style-name="P22"/>
      <text:h text:style-name="P54" text:outline-level="3">80. Yakınlarının, Kişiyi Kötülüğe Teşvik Etmesi</text:h>
      <text:p text:style-name="P21">Kişinin helakı ebeveyninin elinde, o yoksa karısının elinde, o da yoksa akrabasının elinde olacak. Şöyle; onu geçim sıkıntısı yüzünden ayıplayacaklar, takat getiremediği işlere sürecekler, nihayet o dayanamayarak karanlık ve tehlikeli işleri yapacak ve helak olup gidecek. (Ebu Naim; Geleceğin Tarihi 1, s. 29)</text:p>
      <text:p text:style-name="P22"/>
      <text:h text:style-name="P54" text:outline-level="3">81. Gerçek Müminlerin Sayıca Çok Az Olması</text:h>
      <text:p text:style-name="P22">Peygamberimiz (sav)'in verdiği bir haber de ahir zamanda gerçek müminlerin neredeyse yok denecek kadar az sayıda olmasıdır:</text:p>
      <text:p text:style-name="P21">İnsanlara bir zaman gelir ki camilerinde toplanıp namaz kılarlar. Fakat aralarında mümin bulunmaz. (Hakim; Son Zamanlarla İlgili Hadisler, s. 19) </text:p>
      <text:p text:style-name="P22"/>
      <text:h text:style-name="P54" text:outline-level="3">82. Cami ve Mescitlerin Farklı Amaçlarla Kullanılması</text:h>
      <text:p text:style-name="P22">Cami ve mescitlerin sadece yol olarak kullanılan mekanlara dönüşmesinin ahir zamanın işaretlerinden biri olduğu aşağıdaki hadiste haber verilmektedir:</text:p>
      <text:p text:style-name="P21">Mescitler namaz kılınmayıp gelip geçilen bir yol haline geldiği… bir zaman gelmedikçe kıyamet kopmaz. (Son Zamanlarla İlgili Hadisler, s. 87)</text:p>
      <text:p text:style-name="P21">İnsanlar mescitler hususunda öğünmedikçe kıyamet kopmaz. (Ahmet b. Hanbel, Ebu Davud, İbni Mace)</text:p>
      <text:p text:style-name="P22"/>
      <text:h text:style-name="P54" text:outline-level="3"><text:soft-page-break/><text:span text:style-name="T25">83. Kuran'ı Menfaat İçin Okuyanların </text:span>Çıkması</text:h>
      <text:p text:style-name="P22">Ahir zamanda Kuran'ı Allah'ın rızasını kazanmak için değil de kazanç elde etmek için okuyan birtakım insanların da ortaya çıkacağı hadiste şöyle dile getirilmiştir:</text:p>
      <text:p text:style-name="P21">Kim Kuran okursa (mükafatını) Allah'tan istesin. Zira son zamanlarda Kuran okuyup (mükafatını) insanlardan isteyen birtakım insanlar türeyecektir. (Tirmizi; Son Zamanlarla İlgili Hadisler, s. 12) </text:p>
      <text:p text:style-name="P22"/>
      <text:p text:style-name="P18">Alimleriniz, altın ve gümüş paralarınızı almak için okudukları zaman, Kuran'ı ticaret için edindiğiniz zaman kıyamet yaklaşmış demektir. (Kıyamet Alametleri, s.141)</text:p>
      <text:p text:style-name="P38">Kuran'ın amacından farklı şekillerde okunması da bir işarettir:</text:p>
      <text:p text:style-name="P20">Kuran-ı Kerim'in şarkı söylercesine okunup haz duyulduğu, hatta kişi alim olmadığı halde bu okuyuşundan dolayı itibar gördüğü zaman… (Taberani; Son Zamanlarla İlgili Hadisler, s. 33)</text:p>
      <text:p text:style-name="P38"/>
      <text:h text:style-name="P54" text:outline-level="3">84. Yıldız Falına İnanılması ve Kaderin Yalanlanması</text:h>
      <text:p text:style-name="P38">Müslüman olarak tanınan bazı şahısların yanlış bir kader anlayışına sahip olmaları, bazılarının da yıldızların geleceğe dair haber verdiğine inanmaları ahir zamanın göstergelerindendir:</text:p>
      <text:p text:style-name="P21">Ahir zamanda ümmetim hakkında en çok endişe duyduğum: yıldızlara (inanmak), kaderi yalanlamak… (Ramuz-El Ehadis, 1/1540) </text:p>
      <text:p text:style-name="P22"/>
      <text:h text:style-name="P54" text:outline-level="3"><text:span text:style-name="T1">85. Haccın Allah'ın Rızası Dışında Ama</text:span>çl<text:span text:style-name="T1">arla da Yapılması</text:span></text:h>
      <text:p text:style-name="P4">Hac ibadetinin yapılış amacının gezmek, ticaret yapmak, gösteriş yapmak veya dilenmek olması ahir zamanın bir diğer belirtisidir:</text:p>
      <text:p text:style-name="P21">İnsanlar üzerine bir zaman gelir ki zenginler tenezzüh (seyahat) için, orta halliler ticaret için, onların kurraları (alimleri) riya ve gösteriş için, fakirleri ise dilenmek için hac ederler. (Ramuz-El Ehadis, 503/8)</text:p>
      <text:p text:style-name="P22"/>
      <text:h text:style-name="P55" text:outline-level="3">86. İnsanların Nefsani Tutkularına Önem Vermeleri</text:h>
      <text:p text:style-name="P21">İnsanlar üzerine bir zaman gelecek, kaygıları kursakları, şerefleri malları, kıbleleri kadınları olacak. Dinleri de altın ve gümüş olacaktır. Bunlar halkın şerlileridir ve Allah yanında onların nasipleri yoktur. (Sülemi; Geleceğin Tarihi 1, s.19)</text:p>
      <text:p text:style-name="P21">Hz. Peygamber (sav) buyurdu ki: "Kıyamet alametlerinden biri, ... nefsinin arzularına meyletmektir... İnsanlar namazı terk edecekler ve şehvetlerine tabi olacaklardır." (Feraidu Fevaidi'l Fikr Fi'l İmam El-Mehdi El-Muntazar; Beklenen Mehdi, 3. baskı, s. 146-147)</text:p>
      <text:p text:style-name="P22"/>
      <text:h text:style-name="P55" text:outline-level="3">87. Sosyal Bozulma</text:h>
      <text:p text:style-name="P21">"… İnsanların ihtilaf ve içtimai (sosyal) sarsıntılar içinde bulundukları zaman… " (Ramuz-El Ehadis, 7/7)</text:p>
      <text:p text:style-name="P24">Günümüz insanlarının karşı karşıya oldukları önemli bir sorun, sosyal yapılardaki bozulmalardır. Toplumsal çöküş değişik şekillerde kendini göstermektedir. Dağılmış aileler, boşanmalardaki artış ve gayrimeşru çocuklar aile kurumundaki tahribatın doğal sonuçlarındandır. Stres, huzursuzluk, mutsuzluk, endişe ve kaos <text:soft-page-break/>pek çok insanın hayatını adeta bir kabusa dönüştürmektedir. Manevi boşluk içindeki insanlar bunalımlarına çare ararlarken alkol ve uyuşturucu bataklığına düşmekte veya karanlık yollara girmektedirler. Çözüm yolu kalmadığını düşünen bazıları da intiharı bir kurtuluş zannetmektedirler. </text:p>
      <text:p text:style-name="P24">Toplumsal yozlaşmanın en çarpıcı göstergelerinden birisi de yasalara aykırı davranışlardaki büyük artıştır. Suç oranlarındaki artış son derece büyük boyutlara ulaşmıştır. Birleşmiş Milletler Uluslararası Suç Önleme Merkezi'nin hazırladığı "Evrensel Suç ve Adalet Raporu" tüm dünya ülkelerini kapsayan şu genellemeleri içermektedir:</text:p>
      <text:p text:style-name="P12">Ortalama olarak, suç oranları 1980'lerde olduğu gibi, 1990'larda da yükselmeye devam etmektedir.</text:p>
      <text:p text:style-name="P12">Dünyanın neresi olursa olsun, beş yıllık bir periyotta, büyük şehirlerin sakinlerinin üçte ikisi en az bir kere suç sayılan fiillerin hedefi olmaktadır.</text:p>
      <text:p text:style-name="P12">Evrensel olarak ciddi suçlara hedef olma olasılığı (soygun, cinsel suçlar, saldırı) beşte birdir.</text:p>
      <text:p text:style-name="P12">Bölge ayrımı olmaksızın, gençler kategorisindeki mülkiyete yönelik suçlar ve şiddet suçlarının her ikisi de ekonomik problemler ile ilgilidir.</text:p>
      <text:p text:style-name="P11"><text:span text:style-name="T1">Son yıllarda yasa dışı uyuşturucu madde türleri sayıca artmış ve nitelik olarak da çeşitlenmiştir.</text:span><text:span text:style-name="T14">50</text:span></text:p>
      <text:p text:style-name="P24">Böyle bir sosyolojik gelişmenin nedenleri Kuran'daki geçmiş toplumların kıssalarında açıkça anlatılmaktadır. Sosyal dejenerasyon ve buna bağlı olarak ortaya çıkan her türlü sorun, insanların Allah'ı ve yaratılış amaçlarını unutmalarının, hak dinden ve manevi değerlerden uzaklaşmalarının kaçınılmaz bir sonucudur.</text:p>
      <text:p text:style-name="P22"><text:span text:style-name="T1">Toplumsal bozulmanın unsurları aynı zamanda Peygamberimiz (sav)'in on dört yüzyıl önce haber verdiği, günümüzde de bir bir ortaya çıkan gelişmelerdir. Hz. Muhammed (sav) ahir zamanı, </text:span><text:span text:style-name="T21">"insanların ihtilaf ve içtimai (sosyal) sarsıntılar içinde bulundukları zaman"</text:span><text:span text:style-name="T19"> (Ramuz-El Ehadis, 7/7)</text:span><text:span text:style-name="T1"> olarak tanımlamıştır.</text:span></text:p>
      <text:p text:style-name="P24"/>
      <text:h text:style-name="P55" text:outline-level="3">88. Haine İtimat Edilmesi, Doğruların Hain Sayılması</text:h>
      <text:p text:style-name="P21">İnsanlar üzerine aldatıcı seneler gelecek. O senelerde… haine itimat edilecek, doğru kişi hain sayılacak. (Ölüm Kıyamet ve Diriliş, s. 476)</text:p>
      <text:p text:style-name="P24"/>
      <text:p text:style-name="P19">Kötülerin çoğaldıkça çoğalması, yalancıların doğru kabul edilip… kıyamet alametlerindendir. (Beyhaki, İbn-i Neccar; Son Zamanlarla İlgili Hadisler, s. 107)</text:p>
      <text:p text:style-name="P19">Dünyada alçak oğlu alçak kimseler insanların en mutlusu oluncaya kadar kıyamet kopmayacaktır. (Tirmizi, Fiten: 37) </text:p>
      <text:p text:style-name="P19">Yalancının doğrulanması, doğrunun yalanlanması kıyamet alametlerindendir. (Kıyamet Alametleri, s. 137)</text:p>
      <text:p text:style-name="P19">Yalancı, doğru kabul edilecek ve doğru söyleyen ise, tekzib edilecektir. Haine güvenilecek ve güvenilir olana ise, hain muamelesi yapılacaktır... İşte o zaman yalan yaygınlaşacak... (Feraidu Fevaidi'l Fikr Fi'l İmam El-Mehdi El-Muntazar; Beklenen Mehdi, 3. baskı, s. 146-147)</text:p>
      <text:p text:style-name="P19">Kıyametin önü sıra hilekar seneler vardır. O zamanlarda emin adamlara töhmet, haine emniyet edilir. Ve emin susturulur. Yalancıya emin nazarı ile bakılır. (İbni Asakir; Geleceğin Tarihi 1, s. 40)</text:p>
      <text:p text:style-name="P19">Ehil olmayanın malik olması, yaramayanın makama getirilmesi, yarayanın saf dışı edilmesi de kıyamet alametlerindendir. (Naim bin Hammad; Geleceğin Tarihi 1, s. 41) </text:p>
      <text:p text:style-name="P24"><text:soft-page-break/>Hadislerden anlaşılmaktadır ki, toplumda kötü insanların çoğalması, güvenilir kabul edilen bazı insanların gerçekte yalancı, yalancı olduğu iddia edilen bazılarının da gerçekte güvenilir kişiler olması ahir zamanın bir özelliğidir. </text:p>
      <text:p text:style-name="P24"/>
      <text:h text:style-name="P55" text:outline-level="3">89. Güvenilir İnsanların Azalması</text:h>
      <text:p text:style-name="P24">Hz. İsa (as)'ın gelişinden önceki dönemde Kuran ahlakına ve kanunlara uygun şekilde elde edilmiş kazanç ile güvenilir insanların az bulunacağı hadiste şöyle belirtilmiştir:</text:p>
      <text:p text:style-name="P21">Ahir zamanda ümmetim içerisinde en az bulunacak şey helal para ve kendisine güvenilir arkadaştır. (Suyuti, Camiü's-Sagir, 2/71) </text:p>
      <text:p text:style-name="P21">İyi insanlar birer birer gidecek, geriye arpa ve hurmanın yaramazı gibi yaramaz insanlar kalacaktır. (Kıyamet Alametleri, s. 137)</text:p>
      <text:p text:style-name="P22"/>
      <text:h text:style-name="P55" text:outline-level="3">90. Emanet Ehli İnsanların Azalması</text:h>
      <text:p text:style-name="P24">Kıyamete yakın dönemde emanet ehli insanların azalacağı, insanların kendilerine emanet olarak verilenlere el koyup harcayacakları da hadislerle haber verilmiştir: </text:p>
      <text:p text:style-name="P21">Ganimet belirli kişilerin inhısarında (idaresinde) olduğu, emanet ganimet sayıldığı, zekat ağır bir yük kabul edildiği zaman... (Kıyamet Alametleri, s. 114)</text:p>
      <text:p text:style-name="P21">Emanetin ganimet, zekatın da (altından zor kalkılacak) bir borç olarak ittihaz (kabul) edilmesi... (Kıyamet Alametleri, s. 139)</text:p>
      <text:p text:style-name="P24"/>
      <text:p text:style-name="P19">İnsanları sözlerini ve vaadlerini bozmuş, emanetleri hafife almış bir halde gördüğün zaman... (Ölüm-Kıyamet-Ahiret ve Ahirzaman Alametleri, s. 378, no. 690)</text:p>
      <text:p text:style-name="P24"/>
      <text:h text:style-name="P54" text:outline-level="3">91. Zekatın Terk Edilmesi</text:h>
      <text:p text:style-name="P21">Zekat (ödemeyi ibadet bilmeyip bir angarya ve) ceza telâkki ettikleri zaman. (Tirmizi, Fiten: 39, 2211)</text:p>
      <text:p text:style-name="P21">O zaman zekat, ceza olarak ve harac da, ganimet olarak zorla alınacaktır. (Feraidu Fevaidi'l Fikr Fi'l İmam El-Mehdi El-Muntazar; Beklenen Mehdi, 3. baskı, s. 146-147)</text:p>
      <text:p text:style-name="P24">Fakirlerin ve ihtiyaç içinde olanların korunup kollanması din ahlakının gereklerinden biridir. Allah iman edenlere, ihtiyaç içinde olanlara sadaka vermeyi, onların ihtiyaçlarını karşılayıp gidermeyi ve onları koruyup gözetmeyi emretmiştir. Din ahlakının yaşandığı toplumlarda, bu ahlakın gereği olan sosyal yardımlaşma yaşandığı için fakirlik sorunu doğal olarak ortadan kalkar. Ahir zamanda ise insanların din ahlakından uzaklaşmalarının neticelerinden biri olarak, zekat ve sadaka vermek neredeyse tamamen ortadan kalkar. </text:p>
      <text:p text:style-name="P24"/>
      <text:h text:style-name="P54" text:outline-level="3">92. Namaz İbadetinin Terk Edilmesi</text:h>
      <text:p text:style-name="P21">Hz. Huzeyfe'nin anlattığına göre, Resulullah Efendimiz (sav) şöyle buyurmuştur: "Ey Huzeyfe! O günde onlar Ridde (dinden çıkmak) üzere olacaklardır... namaz da kılmayacaklardır." (Ukayli, En-Necmu's-sakıb fi Beyanı Enne'l Mehdi min Evladı Ali b. Ebi Talib Ale't-Temam ve'l kamal)</text:p>
      <text:p text:style-name="P24"><text:soft-page-break/></text:p>
      <text:p text:style-name="P19">Hz. Peygamber (sav) buyurdu ki: "Kıyamet alametlerinden biri, namazın terk edilmesidir... İşte o zaman ya Selman! Dinsizliğin en fenası ve günahların en kötüsü meydana gelecektir. İnsanlar namazı terk edecekler ve şehvetlerine tabi olacaklardır. Eğer siz onlara erişirseniz, namazlarınızı vaktinde kılınız." (Feraidu Fevaidi'l Fikr Fi'l İmam El-Mehdi El-Muntazar; Beklenen Mehdi, 3. baskı, s. 146-147)</text:p>
      <text:p text:style-name="P18"><text:span text:style-name="T1">İnsanlar öyle bir zamanla karşı karşıya kalacaklar ki, </text:span><text:span text:style-name="T17">namaz terk edilecek</text:span><text:span text:style-name="T1">, yapılar uzanacak, yemin ve lanetleşmeler çok olacak, rüşvet ve zina alabildiğine yayılacak, ahiret dünyaya değişilecek.... (Kıyamet Alametleri, s. 157)</text:span></text:p>
      <text:p text:style-name="P24"/>
      <text:h text:style-name="P55" text:outline-level="3">93. Yalancı Şahitlik ve İftiranın Yaygınlaşması</text:h>
      <text:p text:style-name="P24">Gerçek şahitliğin gizlenmesi, yalancı şahitliğin ve iftiranın ise yaygınlaşması önemli kıyamet alametlerinden biridir. Aslında bu durum, insanların din ahlakından uzaklaşmalarının neticelerindendir. Din ahlakı insanların koşullar ne olursa olsun dürüst olmalarını, kendi aleyhlerine bile olsa adil davranmalarını gerektirmektedir. Din ahlakından uzak, ahirette sorguya çekileceğinin bilincinde olmayan insanlar ise, menfaatleri gerektirdiğinde kolayca yalan söyleyebilir, bir başkası hakkında yalancı şahitlikte bulunabilirler. Böyle kişilerin sayısının artması ise, Hz. İsa (as)'ın gelmesinden önceki dönemin özelliklerindendir: </text:p>
      <text:p text:style-name="P21">Kıyametten hemen önce… yalancı şahitlik yaygınlaşır, hakka şahitlik ise gizlenir. (Ramuz-El Ehadis, 1/121)</text:p>
      <text:p text:style-name="P21">İftiranın yaygınlaşması kıyamet alametlerindendir. (Ölüm-Kıyamet-Ahiret ve Ahirzaman Alametleri, s. 450) </text:p>
      <text:p text:style-name="P24"/>
      <text:h text:style-name="P55" text:outline-level="3">94. Ehil Olmayan Kişilere Sorumluluk Verilmesi</text:h>
      <text:p text:style-name="P24">Sorumluluğun işin ehli olmayanlara verilmesinin sonuçları da aşağıdaki hadiste şöyle vurgulanmaktadır:</text:p>
      <text:p text:style-name="P21">İş ehil olmayana verilince, artık kıyameti bekle! (Zebidi, Tecridi Sarih, 12/201) </text:p>
      <text:p text:style-name="P24"/>
      <text:h text:style-name="P55" text:outline-level="3">95. Üstünlüğün Takvada Değil Zenginlikte Aranması</text:h>
      <text:p text:style-name="P24">Toplumdaki tek üstünlük kriterinin zenginlik olması ve insanlara zenginliklerine bağlı olarak saygı gösterilmesi de kıyamet alameti olarak bildirilmiştir: <text:s/></text:p>
      <text:p text:style-name="P21">Zengine itibar edilip kendinden daha üstün kişiler ona ayağa kalktıklarında ve ona selam verdiklerinde… kıyamet yaklaşmış demektir. (Ölüm Kıyamet ve Diriliş, s. 480-481) </text:p>
      <text:p text:style-name="P24"/>
      <text:p text:style-name="P19">Kıyamet alametlerinden biri, ... mal sahibine (malından dolayı) ta'zim (hürmet) etmektir. (Feraidu Fevaidi'l Fikr Fi'l İmam El-Mehdi El-Muntazar; Beklenen Mehdi, 3. baskı, s. 146-147)</text:p>
      <text:p text:style-name="P24"/>
      <text:h text:style-name="P55" text:outline-level="3">96. İnsani İlişkilerin Bozulması</text:h>
      <text:p text:style-name="P24">İnsanlar arasındaki sosyal ilişkilerin bozulmasının da bir işaret olduğu hadislerdeki tasvirlerden anlaşılmaktadır:</text:p>
      <text:p text:style-name="P19"><text:soft-page-break/>Kişinin yalnız tanıdıklarına selam vermesi… kıyamet alametlerindendir. (Ramuz-El Ehadis, 121/4) </text:p>
      <text:p text:style-name="P24"/>
      <text:p text:style-name="P21">Kalpler birbirine yabancı olmadan, sözler birbirinden ayrılmadan, ana baba bir, kardeşler farklı dinlerden olmadan kıyamet kopmaz. (Deylemi; Geleceğin Tarihi 1, s. 32)</text:p>
      <text:p text:style-name="P24"/>
      <text:p text:style-name="P19">Selam halka değil de özel insanlara verilinceye… kadar kıyamet kopmaz. (Ölüm-Kıyamet-Ahiret ve Ahirzaman Alametleri, s. 470)</text:p>
      <text:p text:style-name="P19">Akraba ile bağları kesmek ve kötü komşuluk kıyamet alametlerindendir. (Ahmed b. Hanbel, Müsned, 11/90, Hadis no: 6872)</text:p>
      <text:p text:style-name="P24"/>
      <text:h text:style-name="P55" text:outline-level="3">97. Hayvanlara İnsanlardan Çok Değer Veren Kişiler</text:h>
      <text:p text:style-name="P21">Kıyamet yaklaşınca kişi köpek yavrusu yetiştirecek. Bu işi kendi öz çocuğunu yetiştirmekten ona daha iyi gelecek. (Taberani, Hakim)</text:p>
      <text:p text:style-name="P24">Hayvanları sevmek, Allah'ın onlarda yarattığı güzelliklere karşı hayranlık ve şefkat duymak elbette güzel bir özelliktir. Ancak Peygamberimiz (sav)'in yukarıdaki hadiste haber verdiği olay, ahir zamanda insan sevgisinin unutulup yerini hayvan sevgisinin almasıdır. Elbette bu son derece çarpık bir bakış açısıdır.</text:p>
      <text:p text:style-name="P24"/>
      <text:h text:style-name="P55" text:outline-level="3">98. Ailevi İlişkilerin Bozulması</text:h>
      <text:p text:style-name="P24">Aile, akraba ve komşuluk ilişkilerinin bozulması, fertler arasındaki sosyal ve manevi değerlerin kaybolması bu dönemin başka bir özelliğidir:</text:p>
      <text:p text:style-name="P21">Kişinin annesine isyan etmesi, babasına sıkıntı vermesi… (Tirmizi, Fiten: 38)</text:p>
      <text:p text:style-name="P21">Kıyametten hemen önce… akraba ile ilişkiler kesilir. (Ramuz-El Ehadis, 448/7) </text:p>
      <text:p text:style-name="P24"/>
      <text:p text:style-name="P19">Kıyamet alametleri, birbirlerine çirkin sözler söylemek, akraba ile alakayı kesmek, emin kişiyi hain saymak, haine güvenmek (den ibarettir)." (Kıyamet Alametleri, s. 136-137)</text:p>
      <text:p text:style-name="P24"/>
      <text:h text:style-name="P55" text:outline-level="3">99. İnsanlar Arasında Sevgi ve Saygının Azalması</text:h>
      <text:p text:style-name="P24">Gençlerin sinirli olmaları, çocuklar ile yetişkin insanlar arasındaki sevgi ve saygı ilişkilerinin bozulması hadislerde şöyle anlatılmıştır: </text:p>
      <text:p text:style-name="P21">Büyükler küçüklere merhamet etmediklerinde, küçükler de büyüklerine saygı göstermediklerinde… çocuk öfkeli olduğunda… kıyamet yaklaşmış olacaktır. (Ölüm Kıyamet ve Diriliş, s. 480) </text:p>
      <text:p text:style-name="P21">Büyüğe saygı, küçüğe merhamet kalkacak. (Kıyamet Alametleri, s. 140)</text:p>
      <text:p text:style-name="P24"/>
      <text:h text:style-name="P55" text:outline-level="3">100. Aile Kurumunun Zayıflaması</text:h>
      <text:p text:style-name="P24">Hadisler göstermektedir ki, aile kurumundaki bozulmaya bağlı olarak boşanmaların ve evlilik dışı çocukların çoğalması ahir zaman toplumlarının bir niteliğidir.</text:p>
      <text:p text:style-name="P21"><text:soft-page-break/>Boşanmaların çoğalması… kıyamet alametlerindendir. (Ölüm-Kıyamet-Ahiret ve Ahirzaman Alametleri, s. 455)</text:p>
      <text:p text:style-name="P21">Kıyamet yaklaşınca… gayri meşru çocuklar çoğalır. (Ramuz-El Ehadis, 33/7) </text:p>
      <text:p text:style-name="P24"/>
      <text:h text:style-name="P55" text:outline-level="3">101. Dünya Hırsının Artması</text:h>
      <text:p text:style-name="P24">Materyalist felsefe ve dünya görüşlerinin etkisiyle insanların ahireti unutmaları, dünyaya büyük bir hırsla bağlanmaları kıyamet öncesindeki dönemin bir vasfıdır:</text:p>
      <text:p text:style-name="P21">İnsanlarda cimrilik ve hırs artacak. (Müslim, İmare: 176)</text:p>
      <text:p text:style-name="P21">Kıyamet yaklaştı. Halbuki insanlar dünyaya karşı ancak hırslarını artırıyorlar, Allah'tan da uzaklaşıyorlar. (Suyuti, Camiü's-Sagir, 2/57)</text:p>
      <text:p text:style-name="P24"/>
      <text:h text:style-name="P55" text:outline-level="3">102. Riyakarlık ve Gösterişin Hakim Olması</text:h>
      <text:p text:style-name="P19">... O günde riyakarlıktan utanılmayacak ve çekinilmeyecek. (Ölüm-Kıyamet-Ahiret ve Ahirzaman Alametleri, s. 458, no. 835)</text:p>
      <text:p text:style-name="P24"/>
      <text:p text:style-name="P21">Riyakarlık (ikiyüzlülük) hakim olacak, riya (ikiyüzlülük) ve gösterişten utanılmayacak. (Ölüm Kıyamet ve Diriliş, s. 470)</text:p>
      <text:p text:style-name="P24"/>
      <text:h text:style-name="P55" text:outline-level="3">103. Kaba Söz ve Küfrün Yaygınlaşması</text:h>
      <text:p text:style-name="P24">Ahir zaman birbirlerine kaba söz ve küfürlerle hitap eden insanların sayıca artacağı bir dönemdir. Bu durum hadislerde şöyle ifade edilmiştir: </text:p>
      <text:p text:style-name="P21">Son zamanlarda türeyen, birbirleriyle karşılaştıkları zaman selamları lanetleşmeden ibaret olan sarhoş ve asi bir nesil… (Ahmed bin Hanbel, Hakim; Son Zamanlarla İlgili Hadisler, s. 54) </text:p>
      <text:p text:style-name="P24"/>
      <text:p text:style-name="P19">Şu üç şeyle karşılaşmadıkça ümmet güzel bir yol üzere olacaktır: İyilik kalkmadıkça, ahlaksız çocuklar çoğalmadıkça, aralarında Essekkarun zahir olmadıkça... Dediler ki: "Essekkarun nedir?" Cevap verdiler: "Ahir zamanda gelecek bir nesildir ki, aralarındaki selamları birbirlerine sövüp saymak olacaktır." (Kıyamet Alametleri, s. 141-142)</text:p>
      <text:p text:style-name="P24"/>
      <text:h text:style-name="P55" text:outline-level="3">104. Sahtekarlık ve Rüşvetin Artması</text:h>
      <text:p text:style-name="P24">Ahir zamanda sık karşılaşılan bir durum da ticaret hayatında sahtekarlığın ve rüşvetin olağan hale gelmesidir:</text:p>
      <text:p text:style-name="P21">Benden sonra ümmetim içinde fetret devri olacak. O devirde herkes helali aramadan mal talebinde bulunacak, kanlar akıtılacak ve şiir Kur'an'a bedel tutulacak. (Deylemi; Geleceğin Tarihi 1, s. 50) </text:p>
      <text:p text:style-name="P24"/>
      <text:p text:style-name="P19">Kıyamet yaklaşınca… ölçü ve tartılarda hile yapılır. (Ramuz-El Ehadis, 33/7) </text:p>
      <text:p text:style-name="P19"><text:soft-page-break/>Tartı ve ölçülerde hile yapıldığı zaman. (Kıyamet Alametleri, s. 139)</text:p>
      <text:p text:style-name="P19">Rüşvetlerin alınması… kıyamet alametlerindendir. (Ölüm-Kıyamet-Ahiret ve Ahirzaman Alametleri, s. 454) </text:p>
      <text:p text:style-name="P24"/>
      <text:h text:style-name="P55" text:outline-level="3">105. Dedikodu ve Alayın Artması</text:h>
      <text:p text:style-name="P24">Bu dönemin başka bir özelliği de dedikodu ve alayın büyük rağbet görmesidir:</text:p>
      <text:p text:style-name="P21">Kıyamet yaklaşınca… o devrin en itibarlıları yaltaklık ve dalkavukluk yapanlardır. (Taberani, Deylemi; Son Zamanlarla İlgili Hadisler, s. 111)</text:p>
      <text:p text:style-name="P21">... Koğucuların, gıybetçilerin ve alaycıların artması kıyamet alametlerindendir. (Beyhaki, İbn-i Neccar; Son Zamanlarla İlgili Hadisler, s. 107)</text:p>
      <text:p text:style-name="P24"/>
      <text:p text:style-name="P19">İnsanlar üzerine bir zaman gelecek, adam bir kavmin içinde oturacak da, kendisini dile alacaklar korkusuyla kalkamayacak. (Deylemi; Geleceğin Tarihi 1, s. 30)</text:p>
      <text:p text:style-name="P24">Oysa Allah, dedikodu ve alayın kötü ahlak özellikleri olduğunu bildirmiş ve iman edenlere bunlardan sakınmalarını emretmiştir. Ayetlerde şöyle buyurulur:</text:p>
      <text:p text:style-name="P50">Ey iman edenler, bir kavim (bir başka) kavimle alay etmesin, belki kendilerinden daha hayırlıdırlar; kadınlar da kadınlarla (alay etmesin), belki kendilerinden daha hayırlıdırlar… Kiminiz kiminizin gıybetini yapmasın (arkasından çekiştirmesin.) Sizden biriniz, ölü kardeşinin etini yemeyi sever mi? İşte, bundan tiksindiniz. Allah'tan korkup-sakının… (Hucurat Suresi, 11-12) </text:p>
      <text:p text:style-name="P24"/>
      <text:h text:style-name="P55" text:outline-level="3">106. Kimi Gençlerin Din Ahlakından Uzaklaşması</text:h>
      <text:p text:style-name="P21">Hz. Ali (ra) anlatıyor: "Resûlullah aleyhissalâtu vesselâm (bir gün): "Gençlerinizin fıska düştüğü, kadınlarınızın azdığı zaman haliniz ne olur?" diye sormuştu. (Kütüb-ü Sitte, hadis no: 4752; Heysemi, Mecma'u'z-Zevaid'de kaydetmiştir (7, 281)) </text:p>
      <text:p text:style-name="P24">Gençlerin din ahlakından uzaklaşmaları ahir zaman özelliklerindendir. Telkine ve yönlendirmeye daha açık olan genç insanlar, kolaylıkla din ahlakına uygun olmayan akımların etkisi altına girebilmekte ya da son derece dejenere bir hayata yönelebilmektedirler. Bunun temelinde gerçek din ahlakının insanlara gereği gibi öğretilmiyor olması vardır. Bazı Batı ülkelerinde veya uzun yıllar komünist rejimle yönetilmiş ülkelerde bu durum daha açık olarak görülmektedir. </text:p>
      <text:p text:style-name="P24"/>
      <text:h text:style-name="P55" text:outline-level="3">107. Ahlaki Çöküş</text:h>
      <text:p text:style-name="P24">İçinde bulunduğumuz zamanda toplumların sosyal yapılarını tehdit eden çok büyük bir tehlike söz konusudur. Bu tehlike insan bedenini ölüme götüren virüslere benzer şekilde sinsi bir faaliyet göstererek toplumları yıkıma sürüklemektedir. Bu, bir insan topluluğunu ayakta tutan ahlaki değerlerin yozlaşmasıdır. </text:p>
      <text:p text:style-name="P24">Ahir zamanda ahlaki çöküşün yaygınlaşacağı Peygamberimiz (sav)'in hadislerinden anlaşılmaktadır. Fuhşun açıkça yapılmasının bir kıyamet alameti olduğunu Peygamberimiz (sav) bir hadiste şöyle belirtmiştir:</text:p>
      <text:p text:style-name="P21">Fuhuş açık olmadan… kıyamet kopmaz. (Ramuz-El Ehadis, 91/7)</text:p>
      <text:p text:style-name="P24">Günümüzde de eşcinselliğin, fuhuş ticaretinin, evlilik dışı cinselliğin, cinsel suçların, tecavüz vakalarının ve cinsel hastalıkların artışı ahlaki çöküşün bazı önemli göstergeleridir. </text:p>
      <text:p text:style-name="P24"><text:soft-page-break/>Bahsi geçen konular sürekli olarak dünya kamuoyunun gündemindedir. Bazı insanlar çevrelerinde olup bitenlerin, tehlikenin boyutlarının farkında değildirler veya bu olayları sosyal hayatın bir parçası olarak değerlendirme gafletine düşmektedirler. Ancak istatistikler tehlikenin boyutlarının görülmemiş bir şekilde her geçen gün büyüdüğünü göstermektedir.</text:p>
      <text:p text:style-name="P22"><text:span text:style-name="T1">Cinsel hastalık oranları insanlığın önündeki sorunların büyüklüğünü gözler önüne seren önemli bir kriterdir. Dünya Sağlık Örgütü'nün (WHO) kayıtlarına göre, cinsel yoldan bulaşan hastalıklar en çok rastlanan hastalık gruplarından birini oluşturmaktadır; 1997 yılı raporları her yıl tahmini olarak 333 milyon yeni vakanın meydana geldiğini göstermekteydi.</text:span><text:span text:style-name="T14">51</text:span><text:span text:style-name="T1"> Bunlara ek olarak, AIDS büyük bir sorun olma konumunu korumaktadır. WHO 2000 yılı istatistikleri o döneme kadar 18.8 milyon insanın bu hastalıktan hayatını kaybettiği gerçeğini ortaya koymaktaydı.</text:span><text:span text:style-name="T14">52</text:span><text:span text:style-name="T1"> Dünya Sağlık Örgütü'nün AIDS ile ilgili 2000 yılı raporundaki şu ifadeler konuyu özetlemektedir: "AIDS sosyal, ekonomik ve demografik yapılar üzerindeki yıkıcı etkisiyle benzersizdir."</text:span><text:span text:style-name="T14">53</text:span></text:p>
      <text:p text:style-name="P24">Düşündürücü gelişmeler arasında eşcinselliğin yayılışı da oldukça dikkat çekicidir. Eşcinsellerin bazı ülkelerde resmi olarak evlenebilmeleri, evliliğin getirmiş olduğu sosyal haklardan istifade edebilmeleri, dernek ve partiler kurmaları, dünya çapında yapılanmaları, kutsal inançlara karşı gelmeleri, dini değerlere savaş açmaları, Peygamberimiz (sav)'in döneminden bu yana geçen on dört yüzyıllık süre zarfında sadece çağımıza mahsus olaylardır.</text:p>
      <text:p text:style-name="P24">Ahir zaman toplumlarındaki ahlaki dejenerasyonu tasvir eden hadislerin bugünün dünyasında tam anlamıyla ortaya çıktığı açık bir gerçektir. Bu da bizlere bir kez daha, Allah'ın izniyle, Hz. İsa (as)'ın yeniden dünyaya gelişinin oldukça yakın olduğunu hatırlatmaktadır. </text:p>
      <text:p text:style-name="P24"/>
      <text:h text:style-name="P55" text:outline-level="3">108. Zinanın Artması</text:h>
      <text:p text:style-name="P24">Toplumda evlilik dışı cinsel ilişkilerin yaygınlaşmasının da kıyametin yani Hz. İsa (as)'ın gelişinin bir işareti olduğu Peygamberimiz (sav) tarafından şu şekilde dile getirilmiştir:</text:p>
      <text:p text:style-name="P21">Zinanın çoğalması kıyamet alametlerindendir. (Buhari, Tecrid: 1/16)</text:p>
      <text:p text:style-name="P24">Ahlaki değerlerin, utanma duygusunun zayıflaması ise hadislerde şöyle tasvir edilmiştir:</text:p>
      <text:p text:style-name="P19">Kıyamet yaklaşınca... kadınla yolun ortasında cinsel münasebette bulunacak kadar haya ortadan kalkar. (Taberani, Hakim; Son Zamanlarla İlgili Hadisler, s. 111) </text:p>
      <text:p text:style-name="P19">Zina çocukları çoğalacak. O kadar ki kişi sokak ortasında kadınla zina edecek. (Kıyamet Alametleri, s. 140)</text:p>
      <text:p text:style-name="P19">Bir zaman gelecek kadınla yolun ortasında zina yapılacak. Kimse buna itiraz etmeyecek. (Kıyamet Alametleri, s. 142)</text:p>
      <text:p text:style-name="P22">Son dönemde herkesin gözü önünde açıkça yol ortalarında fuhuş yapmakta olan insanlara, gazete ve televizyon haberlerinde sıkça rastlanmaktadır. Burada, hadiste kıyamet alameti olarak belirtilen bir olay daha tam dikkat çekildiği şekilde ortaya çıkmakta ve pek çok insan bu gerçeğe şahit olmaktadır.</text:p>
      <text:p text:style-name="P24"/>
      <text:h text:style-name="P55" text:outline-level="3">109. Eşcinselliğin Kabul Görmesi</text:h>
      <text:p text:style-name="P24">Hadisler göstermektedir ki eşcinselliğin normal bir yaşam biçimi olarak kabul edilmesi kıyamet öncesindeki dönemin önemli bir belirtisidir:</text:p>
      <text:p text:style-name="P21">Erkekler kadınlara benzeyecek, kadınlar erkeklere benzeyecek. (Ölüm-Kıyamet-Ahiret ve Ahirzaman Alametleri, s. 451)</text:p>
      <text:p text:style-name="P21"><text:soft-page-break/>Erkekler erkeklerle, kadınlar kadınlarla yetindiklerinde… kıyamet yaklaşmış olacaktır. (Ramuz-El Ehadis, 448/8; Ölüm Kıyamet ve Diriliş, s. 480) </text:p>
      <text:p text:style-name="P24"/>
      <text:h text:style-name="P55" text:outline-level="3">110. Salgın Hastalıklar</text:h>
      <text:p text:style-name="P21">Veba gibi salgın hastalıklar, yani koyun (davar) kıran denilen hayvan hastalığı ki, o siz yakalayacak... (Ölüm-Kıyamet-Ahiret ve Ahirzaman Alametleri, s. 417, no. 761)</text:p>
      <text:p text:style-name="P21">"Ey Malik oğlu Avf! Kıyamet öncesi altı (alamet) sayayım mı?" Dedim ki: "Onlar nelerdir ya Resulullah?" O da şöyle buyurdu: "... Sizin aranızda kolera ve şarbon gibi ölümcül iki hastalık yaygınlaşacaktır." (Sahih-i Buhari; Beklenen Mehdi, 3. baskı, s. 147)</text:p>
      <text:p text:style-name="P24">Salgın hastalıklar dönem dönem tüm dünyada insanlar arasında etkili olmuştur. Ancak günümüzdeki hastalıkların, geçmiştekilerle karşılaştırıldığında, çok daha hızlı yaygınlaştıkları görülmektedir. Geçmişte sadece belirli bölgelerde etkili olan hastalıklar, günümüzde ulaşımın kazandığı hız oranında birçok ülkeye bir anda yayılabilmektedir.</text:p>
      <text:p text:style-name="P24">Ayrıca günümüzde sık sık yeni ve bilinmeyen salgın hastalıklar ortaya çıkabilmektedir. Son 20-30 yıl içinde en çok duyulan salgın hastalıklardan birkaçı AIDS, Sars, Ebola, Deli dana gibi hastalıklardır. Bunların insanlar için ne kadar büyük tehlike oluşturdukları çok iyi bilinmektedir.</text:p>
      <text:p text:style-name="P24">2002-2003 yıllarında salgın hastalıkların tehlikeleri ile ilgili basın-yayın organlarında yer alan haberlerden sadece birkaçı şöyledir:</text:p>
      <text:p text:style-name="P17">Etiyopya'da sıtma salgını: 4200 ölü</text:p>
      <text:p text:style-name="P12">Yerel yetkililer, Mayıs-Ağustos ayları arasında bataklıklarda sivrisineklerin çoğalmasıyla ortaya çıkan sıtma salgınında 4200 kişinin öldüğünü kaydettiler. (10.09.2003, www.ntvmsnbc.com)</text:p>
      <text:p text:style-name="P17">'AIDS'ten ölümler, 70 milyonu bulabilir'</text:p>
      <text:p text:style-name="P12">Araştırmacılar, AIDS hastalığından ölümlerin 2020 yılında 70 milyon kişiyi bulacağı uyarısında bulundu. (27.06.2003 www.ntvmsnbc.com)</text:p>
      <text:p text:style-name="P17">SARS'ın kronolojik seyri</text:p>
      <text:p text:style-name="P12">Akut solunum yetmezliği sendromunun (SARS), bazı ülkelerde kontrol altına alınabildiği, bazı ülkelerde ise yavaşladığı haberleri gelmesine karşın, SARS hala korkutucu olmayı sürdürüyor. (29.04.2003 www.ntv-msnbc.com)</text:p>
      <text:p text:style-name="P17">İran'da salgın hastalık </text:p>
      <text:p text:style-name="P12">İran'da ölümcül bir virüsün sığırların yüzde 30'una bulaştığı belirtilerek, halk, virüsün sebep olduğu ''Kırım-Kongo humması'' olarak bilinen salgın hastalığa karşı uyarıldı. İRNA'nın haberine göre, Sağlık Bakanlığı Hastalık İdaresi Merkezi Başkanı Muhammed Mehdi Guya, virüsün geçen yıldan bu yana 140'tan fazla kişiye bulaştığının tespit edildiğini, bu kişilerden 20'sinin öldüğünü söyledi. (25.05.2002, www.hürriyetim.com.tr)</text:p>
      <text:p text:style-name="P24"/>
      <text:h text:style-name="P55" text:outline-level="3">111. Kuş gribi ve Domuz gribi </text:h>
      <text:p text:style-name="P24">Peygamber Efendimiz (sav) bundan 1400 yıl önce, ahir zamanda insanların arasında iki salgın hastalığın yayılacağını bildirmiştir. Ayrıca Peygamberimiz (sav)'in bu hastalıklar hakkında verdiği detay bilgiler, bunları daha kolay tespit edebilmemizi mümkün kılmaktadır. Söz konusu hastalıklar, ahir zaman alametlerinin yoğun <text:soft-page-break/>olarak yaşandığı son yıllarda birbiri ardına ortaya çıkan; her ikisi de ölümcül ve salgın hastalıklar olan kuş ve domuz gripleridir. (Doğrusunu Allah bilir.) Bu konudaki bazı hadisler şu şekildedir:</text:p>
      <text:p text:style-name="P21">"Altı şey kıyametten önce olur: … Sonra çok ölen olur. Sizin içinizde koyunların burunlarından akan ve aniden öldüren hastalık gibi ölümcül iki hastalık yaygınlaşacaktır." (Sahih–i Buhari, cizye (2/278 fethul bari))</text:p>
      <text:p text:style-name="P21">"İnsanlar, şiddetli bir korku üzerinde olmadıkça, Hz. Mehdi (as) zuhur etmez. Ondan önce zelzeleler, fitneler, insanların başına gelen belalar ve taun (veba) hastalığı zuhur edecektir… İşte o vakit (Hz. Mehdi (as)) zuhur edecektir. Ona yetişene ve onun yardımcılarından olanlara müjdeler olsun. Ona (Hz. Mehdi (as)'a) muhalefet edenlere ve emrine karşı gelenlere yazıklar olsun." (Fera idu Fevaidi'l Fikr Fi'l İmam el-Mehdi el-Muhtazar)</text:p>
      <text:p text:style-name="P24">A/H1N1 domuz gribi ile AH5N1 kuş gribi virüsleri, bu hayvanların solunum yollarındaki hücrelerin alıcılarına yerleşir. Hem kuşlar hem de domuzların milyonlarca yıldır var olan canlılar olmalarına rağmen, Peygamberimiz (sav)'in bildirdiği gibi bu zamanda salgın hastalıklara sebep olması ahir zamanda yaşadığımıza bir başka delilidir. Söz konusu durum, tam da Hz. Mehdi (as)'ın zuhur döneminde, Allah'ın emriyle insanlar arasında yayılmıştır.</text:p>
      <text:p text:style-name="P24"/>
      <text:h text:style-name="P55" text:outline-level="3">112. Ani Ölümlerin Çoğalması</text:h>
      <text:p text:style-name="P21">Kıyametten evvel altı (şey) say: Ölümüm, Beyt-i Makdis'in fethi, sonra koyunun kuası (göğüste beliren öldürücü sancı) gibi, sayısız ölüm hadiseleri… (Kıyamet Alametleri, s. 123)</text:p>
      <text:p text:style-name="P21">Ani ölümler de kıyamet alametlerindendir. (Kıyamet Alametleri, s. 147)</text:p>
      <text:p text:style-name="P24">Günümüzde ani ölümlere sebep olan hastalıkların sayısında artış vardır. Özellikle çeşitli beslenme ve yaşam şekli bozuklukları nedeniyle, kalp krizi oranlarının yükselmesi bu ani ölüm sebeplerinden biridir.</text:p>
      <text:p text:style-name="P24"/>
      <text:h text:style-name="P55" text:outline-level="3">113. Cinayetlerin Artması</text:h>
      <text:p text:style-name="P21">"Cinayetler artmadıkça… kıyamet kopmaz." (Ölüm, Kıyamet ve Diriliş, s. 468) </text:p>
      <text:p text:style-name="P21">... fitneler, korkulu durumlar ve cinayetler görülmesi. (Kitab-ül Burhan fi Alamet-il Mehdiyy-il Ahir Zaman, s. 39)</text:p>
      <text:p text:style-name="P22"/>
      <text:p text:style-name="P19">Resulullah: "Herc artmadıkça Kıyamet kopmaz!" buyurmuşlardı. (Yanındakiler:) "Herc nedir ey Allah'ın Resûlü?" diye sordular. "Öldürmek! Öldürmek!" buyurdular." (Müslim, Fiten: 18, 157)</text:p>
      <text:p text:style-name="P19">"… kan dökülmesi… kıyamet alametlerindendir." (Kıyamet Alametleri, s. 142)</text:p>
      <text:p text:style-name="P19">Kıyamet kopmasından önce muhakkak birtakım herc vakaları vardır, buyurdu. Ben de: Ey Allah'ın Resulu, herc nedir, diye sordum. Resul-ü Ekrem; Öldürmektir, yani cinayetlerdir, buyurdu... Bu öldürmekten maksat, müşrikleri öldürmek değildir. Fakat birbirinizi öldürmenizdir. Hatta o derece ki, insanın komşusunu, amcasının oğlunu ve yakın akrabasını öldürmesidir, buyurdu. (Ölüm-Kıyamet-Ahiret ve Ahirzaman Alametleri, s. 385, no. 711)</text:p>
      <text:p text:style-name="P24">Cinayet olaylarındaki artış ahir zamanın alametlerindendir. Günümüzde kimi insanların adam öldürtmek için katil kiraladıkları, birtakım insanların yasa dışı örgütlenmelerle cinayet şebekeleri oluşturdukları göz önünde bulundurulursa, bu hadisin haber verdiği olayların gerçekleştiği de açıkça görülecektir. </text:p>
      <text:p text:style-name="P24"><text:soft-page-break/></text:p>
      <text:h text:style-name="P55" text:outline-level="3">114. İntihar Vakalarının Artması</text:h>
      <text:p text:style-name="P21">İnsanlar kendi canlarına kıyarlar ve yeryüzünü belalar kaplar. (Kitabü'n-Nihaye, İbn-i Kesir, 1/131)</text:p>
      <text:p text:style-name="P24"/>
      <text:h text:style-name="P55" text:outline-level="3">115. İç Savaşlar-İhtilaflar </text:h>
      <text:p text:style-name="P21">Şu muhakkak ki, yakın gelecekte fitne, tefrika ve ihtilaf(lar çıkaran birtakım insan)lar olacaktır. (Ölüm-Kıyamet-Ahiret ve Ahirzaman Alametleri, s. 376, no. 685)</text:p>
      <text:p text:style-name="P21">Kişi, kardeşini öldürmedikçe kıyamet kopmaz. (Kıyamet alametleri, s. 141)</text:p>
      <text:p text:style-name="P21">Kalpler birbirinden nefret etmedikçe, fikirler ayrılmadıkça, öz kardeşler dinde ihtilafa düşmedikçe kıyamet kopmaz. (Kıyamet Alametleri, s. 142-143)</text:p>
      <text:p text:style-name="P24">Zaire'de Hutu ve Tutsi kabileleri arasında yaşanan iç savaş, 20. yüzyılda yaşanan iç savaşlara çok önemli bir örnektir. 1964 yılında iktidara gelen Albay Joseph Mobutu ülkesinin elindeki tüm maden kaynaklarını batılı ülkelere açtı. Ülkenin sosyal düzeni için hiçbir şey yapmayan Mobutu yıllarca kendi servetini artırdı. Bunun üzerine başlayan kabile savaşları çok büyük bir soykırıma da sahne oldu. Yarım milyona yakın insan öldü. </text:p>
      <text:p text:style-name="P24">Etnik ırklar arasında yaşanan savaşlar, yani "soy koruyuculuğu", yalnızca Zaire'de değil pek çok ülke içinde vahşi sahnelerin yaşanmasıyla sonuçlandı. Allah Kuran'da din ahlakından uzak cahiliye insanlarının bu nefret dolu soy koruyuculuklarına şöyle dikkat çekmiştir: </text:p>
      <text:p text:style-name="P49"><text:span text:style-name="T1">Hani o inkar edenler, kendi kalplerinde, 'öfkeli soy koruyuculuğu'nu (hamiyeti), cahiliyenin 'öfkeli soy koruyuculuğunu' kılıp-kışkırttıkları </text:span>zaman, hemen Allah; elçisinin ve mü'minlerin üzerine '(kalbi teskin eden) güven ve yatışma duygusunu' indirdi ve onları "takva sözü" üzerinde 'kararlılıkla ayakta tuttu." Zaten onlar da, buna layık ve ehil idiler. Allah, herşeyi hakkıyla bilendir. (Fetih Suresi, 26)</text:p>
      <text:p text:style-name="P24">Allah'ın yasakladığı bu düşmanlık ve kin ahir zamanın ilk döneminde de görülecektir. Hz. İsa (as)'ın tekrar yeryüzüne dönmesi ise, tüm bu düşmanlıkların, savaşların, çatışmaların son bulduğu, dünyaya barış ve huzurun yerleştiği kutlu bir dönem olacaktır.</text:p>
      <text:p text:style-name="P24"/>
      <text:h text:style-name="P55" text:outline-level="3">116. Okur-Yazarların Artması</text:h>
      <text:p text:style-name="P21">Kıyametin yaklaşmasına doğru… okur-yazar çoğalır. (Müslim, Ahmed bin Hanbel; Son Zamanlarla İlgili Hadisler, s. 98; Ramuz-El Ehadis, 1/121)</text:p>
      <text:p text:style-name="P22"><text:span text:style-name="T1">20. ve 21. yüzyılı geçmiş yüzyıllardan ayıran önemli bir özellik de okur-yazarlık oranlarında kaydedilen ilerlemedir. Geçmiş dönemlerde okur-yazarlık toplumun belirli bir kesiminin sahip olduğu bir imtiyaz statüsünde kalmıştır. 20. yüzyılın sonlarına doğru ise başta UNESCO olmak üzere, hükümetler ve sivil toplum örgütleri dünya genelinde kampanyalar düzenlemişlerdir. Bu eğitim seferberliği, teknolojik yeniliklerin de insanlığın hizmetinde kullanılmasıyla birlikte günümüzde meyvelerini vermektedir. UNESCO'nun 2003 yılında yayınlanan raporuna göre, dünya nüfusunun %84'ü okur-yazar konumundadır.</text:span><text:span text:style-name="T14">54</text:span><text:span text:style-name="T1"> </text:span></text:p>
      <text:p text:style-name="P24">Bu rakam kuşkusuz, geçen ondört yüzyıl içindeki en yüksek orandır. </text:p>
      <text:p text:style-name="P24"/>
      <text:h text:style-name="P55" text:outline-level="3"><text:soft-page-break/>117. Zamanın Kısalması</text:h>
      <text:p text:style-name="P21">Şu hadiseler meydana gelmedikçe kıyamet kopmayacaktır… Zaman kısalacak ve vasıtalarla mesafeler kısalacak. <text:s text:c="2"/>(Buhari, Fiten: 25; Ahmed bin Hanbel, <text:s text:c="2"/>Müsned, 2/313)</text:p>
      <text:p text:style-name="P21">Bineğine binmiş olan kimse, Irak ile Mekke arasında yolu şaşırma kaygısından başka hiçbir korku taşımadan seyahat etmedikçe kıyamet kopmaz. (Müntehab-ı Kenzu’l-Ummal, 2/370-371)</text:p>
      <text:p text:style-name="P24"/>
      <text:p text:style-name="P19">Onun zamanında develere gerek kalmaz. (Geleceğin Tarihi 3, s. 183)</text:p>
      <text:p text:style-name="P24">Yaşadığımız yüzyılın sesten hızlı uçakları, trenleri ve diğer gelişmiş ulaşım araçlarıyla, eski dönemlerde aylar süren yolculuklar şimdi birkaç saat içinde, üstelik çok daha güvenli, rahat ve konforlu bir biçimde yapılabilmektedir. Hadisin işareti de bu şekilde gerçekleşmektedir. </text:p>
      <text:p text:style-name="P24">Günümüzün ileri teknoloji ürünü ulaşım araçlarına Allah Kuran'da şu şekilde işaret etmiştir:</text:p>
      <text:p text:style-name="P50">Onlara binmeniz ve süs için atları, katırları ve merkepleri (yarattı). Ve daha sizlerin bilmediğiniz neleri yaratmaktadır. (Nahl Suresi, 8) </text:p>
      <text:p text:style-name="P24">Peygamberimiz (sav) başka hadislerinde ise zamanın kısalması konusunda şu bilgileri vermiştir:</text:p>
      <text:p text:style-name="P19">Zaman tekarüb ederek (yaklaşarak) gece ile gündüz birbirine yaklaşır... (Ölüm-Kıyamet-Ahiret ve Ahirzaman Alametleri, s. 374, no. 681)</text:p>
      <text:p text:style-name="P19">Zaman kısalıp sene ay, ay hafta, hafta gün, gün saat, saat de ateş tutuşturacak kadar az bir zaman olmadıkça kıyamet kopmaz. (Tirmizi, İbn-i Mace, Ahmed bin Hanbel; Son Zamanlarla İlgili Hadisler, s. 109)</text:p>
      <text:p text:style-name="P19">Hz. Enes (ra) anlatıyor: "Resûlullah aleyhissalâtu vesselâm buyurdular ki: </text:p>
      <text:p text:style-name="P19">Zaman yakınlaşmadıkça Kıyamet kopmaz. Bu yakınlaşma öyle olur ki, bir yıl bir ay gibi, ay bir hafta gibi, haftada bir gün gibi, gün saat gibi, saat de bir çıra tutuşması gibi (kısa) olur. (Tirmizi, Zühd: 24, 2333)</text:p>
      <text:p text:style-name="P24">Bu hadislerde de görüldüğü gibi ahir zamanda geçmişe göre büyük bir zaman kazancı olacaktır. Nitekim asırlar önce kıtalar arasında haftalar alan haberleşme günümüzde internet ve iletişim teknolojileriyle saniyeler içerisinde tamamlanmaktadır. Geçmişin kervanları ile aylar süren seyahatler sonucu ulaşılabilen eşyaları, günümüzde kısa sürede temin etmek mümkündür. Çok değil, daha birkaç yüzyıl önce tek bir kitabın yazılması için geçen sürede bugün milyonlarca kitap basılabilmektedir. Bütün bunların yanı sıra temizlik, yemek yapma, çocuk bakımı gibi gündelik işler, gelişmiş teknolojinin ürünlerinin yardımıyla vakit almaktan çıkmıştır. </text:p>
      <text:p text:style-name="P24">Bu örnekler rahatlıkla çoğaltılabilir. Elbette burada üzerinde durulması gereken Peygamberimiz (sav)'in 7. yüzyılda haber verdiği kıyamet işaretlerinin günümüzde aynen gerçekleşmesidir. </text:p>
      <text:p text:style-name="P24"/>
      <text:h text:style-name="P55" text:outline-level="3">118. Şehirleşmede Artış</text:h>
      <text:p text:style-name="P21">"Ey Enes! İnsanlar şehirleşecekler, o şehirlerden bazılarına: "Basra ve Kusayre" denilecek." (Ölüm, Kıyamet ve Diriliş, İmam Şarani, s. 490)</text:p>
      <text:p text:style-name="P22">Özellikle 19. yüzyılan ikinci yarısından itibaren etkilerini gösteren Sanayi Devrimi ile birlikte, insanlar kırsal bölgeleri terk edip şehirlere yerleşmeye başlamışlardır. O dönemden beri de şehirlerdeki nüfus her geçen yıl giderek artmaktadır. Yapılan araştırmalar yalnızca ülkemizde 2020 yılında şehirlerde yaşayacak olan nüfusun, ülke nüfusunun yüzde 80'ini oluşturacağını göstermektedir.<text:span text:style-name="T15">55</text:span> Önceki yüzyıllarda görülmeyen bu durumun, hadiste bahsi geçen ahir zaman alameti olduğu son derece nettir.</text:p>
      <text:p text:style-name="P24"/>
      <text:h text:style-name="P55" text:outline-level="3"><text:soft-page-break/>119. Yüksek Binaların İnşa Edilmesi</text:h>
      <text:p text:style-name="P21">Yüksek yüksek binalar inşa edilmedikçe… kıyamet kopmaz. (Ölüm, Kıyamet ve Diriliş, s. 468) </text:p>
      <text:p text:style-name="P21">Şu hadiseler meydana gelmedikçe kıyamet kopmayacaktır… Yüksek binalar yapmada insanlar birbirleriyle yarışacak. (Buhari, Fiten: 25; Ahmed bin Hanbel, Müsned, 2/313) </text:p>
      <text:p text:style-name="P21">Binaların gökdelenler haline gelmesi... (Kıyamet Alametleri, s. 146)</text:p>
      <text:p text:style-name="P22"><text:span text:style-name="T1">Yüksek katlı binalar 19. yüzyılın sonlarında inşa edilmeye başlanmıştır. Teknolojinin ilerlemesi, çeliğin yaygınlaşması ve elektrikli asansörlerin kullanılması gökdelenlerin inşaatına hız kazandırmıştır. Gökdelenler 20. ve 21. yüzyıl mimarisinin önemli bir parçası olmuş, günümüzde de kimileri için adete birer prestij sembolü haline gelmiştir. Bugün dünyanın en yüksek yapılarından bazıları ve yükseklikleri şöyledir:</text:span><text:span text:style-name="T14">56</text:span></text:p>
      <text:p text:style-name="P12">CNN Tower (Kanada) - 555 m.</text:p>
      <text:p text:style-name="P12">Oriental Pearl TV Tower (Çin) – 467 m.</text:p>
      <text:p text:style-name="P12">Petronas Tower 1 ve 2 (Malezya) – 449 m.</text:p>
      <text:p text:style-name="P12">Sears Tower (Chicago) – 443 m.</text:p>
      <text:p text:style-name="P24">Hadiste belirtilen, insanların yüksek binalar yapma yarışı da ülkelerin daha yüksek gökdelenler yapabilmek için büyük bir rekabet ve yarış içerisine girmeleriyle tam olarak gerçekleşmiştir. 1400 sene öncesinden böyle bir olayın haber verilmiş olması elbette bir mucizedir. Aynı zamanda da Peygamberimiz (sav)'in haber verdiği kıyamet öncesi ahir zaman döneminin günümüzde yaşandığının da önemli alametlerinden biridir. </text:p>
      <text:p text:style-name="P24"/>
      <text:h text:style-name="P55" text:outline-level="3">120. Çarşıların Yakınlaşması</text:h>
      <text:p text:style-name="P21">... Çarşılar yakınlaşmadıkça kıyamet kopmaz. (Mecmeu'z-Zevaid, 7/327)</text:p>
      <text:p text:style-name="P24">Günümüzde alışveriş imkanları geçmiştekiyle kıyas olmayacak kadar gelişmiştir. Hem köy ve kasabalara kadar her yerde insanların istedikleri gibi alışveriş yapabilecekleri marketler, alışveriş merkezleri vardır, hem de ulaşımdaki hız sayesinde insanlar geçmişte ulaşma imkanı bulamadıkları yerlere ulaşıp alışveriş yapma imkanına sahiptir. </text:p>
      <text:p text:style-name="P24">Ayrıca günümüzde internet aracılığıyla alışveriş imkanları da çok gelişmiştir. Bir kişi evinde otururken alışveriş yapabilmekte ve dünyanın istediği bölgesindeki istediği her ürünü satın alabilmektedir. Bu yönüyle düşünüldüğünde çarşılar insanların evlerinin içinde gibidir.</text:p>
      <text:p text:style-name="P24"/>
      <text:h text:style-name="P54" text:outline-level="3"><text:span text:style-name="T1">121. Kişinin Kam</text:span>çı<text:span text:style-name="T1">sının Ucuyla Konuşması</text:span></text:h>
      <text:p text:style-name="P21">Kişiye kamçısının ucu konuşmadıkça… kıyamet kopmaz. (Ölüm, Kıyamet ve Diriliş, s.471)</text:p>
      <text:p text:style-name="P24">Kamçı bilindiği gibi, eski çağlarda özellikle at, deve gibi binek hayvanlarını sürerken yaygın olarak kullanılmış bir araçtır. Yukarıdaki hadis incelendiğinde Peygamberimiz (sav)'in bu sözleriyle bir benzetme yaptığı anlaşılmaktadır. Günümüzde "kamçının şekline benzetebileceğimiz ve konuşan nesne nedir?" diye soracak olursak, bu sorunun en mantıklı cevabı, antenleri ile dikkat çeken telsiz, cep telefonu veya benzeri iletişim araçları olacaktır. İleri teknolojinin ürünü olan bu cihazlar sahip oldukları kamçıya benzer antenlerle dikkat çekmektedirler. Cep telefonu veya uydu telefonu gibi kablosuz iletişim araçlarının çok kısa bir geçmişi olduğunu göz önünde bulundurursak, Peygamberimiz (sav)'in 1400 yıl önce yaptığı tasvirin de ne kadar <text:soft-page-break/>hikmetli olduğu anlaşılacaktır. Kıyamet öncesi zaman diliminin içinde bulunduğumuza dair bir haber daha böylece tecelli etmiştir. </text:p>
      <text:p text:style-name="P24"/>
      <text:h text:style-name="P55" text:outline-level="3">122. Kişiye Kendi Sesinin Konuşması</text:h>
      <text:p text:style-name="P21">Kişiye (kendi) sesi konuşmadıkça… kıyamet <text:s/>kopmaz. (Ölüm, Kıyamet ve Diriliş, s. 471)</text:p>
      <text:p text:style-name="P24">Hadisteki mesaj oldukça açıktır: Kişinin kendi sesini duymasının ahir zamanın bir özelliği olduğu belirtilmektedir. Şüphesiz insanın kendi sesini işitebilmesi için öncelikle sesini kayıt etmesi ve sonra da dinlemesi gerekmektedir. Ses kayıt ve reprodüksiyon teknolojisi de 20. yüzyılın bir ürünüdür; bu gelişme bilimsel bir dönüm noktası olmuş, haberleşme ve medya sektörlerinin doğmasına yol açmıştır. Ses kaydı özellikle bilgisayar ve lazer teknolojilerindeki son gelişmelerle mükemmele ulaşmış durumdadır.</text:p>
      <text:p text:style-name="P24">Kısacası, günümüzün elektronik aletleri, mikrofonları ve hoparlörleri sesin kaydedilmesi ve dinlenmesine imkan sağlamakta ve bizlere yukarıdaki hadisin verdiği haberin tecelli ettiğini göstermektedir.</text:p>
      <text:p text:style-name="P24"/>
      <text:h text:style-name="P55" text:outline-level="3">123. Ürün Artışı</text:h>
      <text:p text:style-name="P21">İnsanlar bir ölçek buğday ektiklerinde karşılığında yedi yüz ölçek bulacak... İnsan birkaç avuç tohum atacak, 700 avuç hasat edecektir... Çok yağmur yağmasına rağmen bir damlası bile boşa gitmeyecek. (El Kavlul Muhtasar Fi Alamatil Mehdiyyil Muntazar, s. 43) </text:p>
      <text:p text:style-name="P24">Peygamber Efendimiz (sav) ahir zamanda yaşanacak teknolojik gelişmelerle ilgili daha pek çok bilgi vermiştir. Hadislerde modern tarıma geçilmesi, yeni üretim tekniklerinin geliştirilmesi, tohum ıslahı çalışmaları ve yağmur sularının yeni barajlar, göletler yapılarak değerlendirilmesi sonucunda oluşacak üretim artışına işaret edilmektedir. </text:p>
      <text:p text:style-name="P24">Günümüzde teknoloji çok büyük bir hızla gelişmekte, ürünlerin hem kalitesinde hem de üretim miktarında çok fazla artırıma gidilebilmektedir. Özellikle de genetik biliminde yaşanan hızlı gelişme, teknolojinin bazı türlerinde olduğu gibi tarım teknolojisinde de büyük bir devrim yaşatmaktadır. </text:p>
      <text:p text:style-name="P24"/>
      <text:h text:style-name="P55" text:outline-level="3">124. Çöllerin Yeşertilmesi</text:h>
      <text:p text:style-name="P21">Arabistan'da da nehirler ve bahçeler oluşmadıkça kıyamet kopmaz. (Ahmed b. Hanbel, Müsned, 17/22, hadis no: 8819)</text:p>
      <text:p text:style-name="P21">Arab topraklarından nehirler ve dereler akmadıkça kıyamet kopmaz. (Ölüm, Kıyamet ve Diriliş, İmam Şarani, s. 471)</text:p>
      <text:p text:style-name="P24">Ahir zamanda ürünlerde yaşanacak olan bolluğa işaret eden bir başka teknolojik gelişme de çöllerin yeşertilmesidir. Dünyada kara parçalarının yüzde kırk üçünü çöllerin oluşturduğu düşünülürse, bu konunun tarım teknolojisi için ne kadar büyük bir önem taşıdığı daha kolay anlaşılır. Günümüzde suyun verimsiz çöl topraklarına kadar ulaştırılmasıyla, en kurak topraklarda bile üretim yapılabilmektedir. Eğer bu yüksek teknoloji tüm çöllere uygulanırsa, kıtlığın eşiğinde olan pek çok ülke çok verimli ekim alanlarına kavuşacaktır. Elbette bunun için çok büyük bir teknoloji gerekmektedir. </text:p>
      <text:p text:style-name="P24">Çöl bölgelerinde tarım yapılabilmesi için sulama konusunun çözülmesi ve ekim yapılabilir toprakların sağlanması gerekir. Bunun için üzerinde çalışılan teknolojilerden biri bilgisayar kontrolünde yapılan sulamadır. Bu teknolojiyle su akışı doğrudan bitkilerin kök bölgelerine yönlendirilmekte, tek bir damla suyun bile israf edilmesi engellenmektedir. Her türlü suyun arıtılarak kullanıma geçirilmesi de çöl tarımında çok önemli bir yer <text:soft-page-break/>tutar. Bunun için sel ve deniz sularının çok hızlı bir şekilde kullanıma geçirilmesi de tarım teknolojisinin temelini oluşturmaktadır. Bu şekilde çok geniş bir su kaynağı sağlanmış olacak ve ülke ekonomilerine büyük bir destek sağlanacaktır. Peygamber Efendimiz (sav) hadislerinde suyun verimli şekilde kullanılmasına da işaret etmiştir:</text:p>
      <text:p text:style-name="P18"><text:span text:style-name="T1">…</text:span><text:span text:style-name="T4"> </text:span><text:span text:style-name="T1">ümmetin gerek iyileri ve gerekse de kötüleri, misli asla görülmemiş şekilde, pek çok nimetlere sahip olacaktır. </text:span><text:span text:style-name="T17">Çok yağmur yağmasına rağmen bir damlası bile boşa gitmeyecek, toprak bir tek tohum istemeden verimli ve bereketli olacaktır.</text:span><text:span text:style-name="T1"> (El-Kavlu'l Muhtasar Fi Alamatil Mehdiyy-il Muntazar, s. 23)</text:span></text:p>
      <text:p text:style-name="P24"/>
      <text:h text:style-name="P55" text:outline-level="3">125. Ömürlerin Uzaması</text:h>
      <text:p text:style-name="P21">Onun zamanında… ömürler uzayacaktır. (El Kavlul Muhtasar Fi Alamatil Mehdiyyil Muntazar s. 43)</text:p>
      <text:p text:style-name="P22"><text:span text:style-name="T1">Peygamberimiz (sav)'in verdiği bu haberin üzerinden ondört asır geçmiştir. Kayıtlar, ortalama yaşam süresinin içinde bulunduğumuz çağda diğer tüm dönemlerden daha fazla olduğunu açıkça ortaya koymaktadır. Hatta 20. yüzyılın başları ile sonları arasında dahi büyük bir fark vardır. Örneğin 1995 yılında doğmuş olan bir çocuğun 1900'lerde doğmuş birisine göre ortalama 35 yıl daha uzun yaşayacağı tahmin edilmektedir.</text:span><text:span text:style-name="T14">57</text:span><text:span text:style-name="T2"> </text:span><text:span text:style-name="T1">Bu konudaki çarpıcı bir başka örnek de, geçmişte 100 seneden fazla yaşayan insanların oldukça nadir, günümüzde ise çok sayıda olmasıdır. </text:span></text:p>
      <text:p text:style-name="P22"><text:span text:style-name="T1">Birleşmiş Milletler Nüfus Departmanı kaynaklarına göre, son birkaç yılda dünya nüfusu yüksek ölüm oranlarından düşük ölüm oranlarına doğru dikkate değer bir geçiş devresindedir. Demografik devrim olarak nitelenen bu gelişmenin merkezinde de yaşlıların sayı ve oran olarak artışı yer almaktadır. Böylesine hızlı ve geniş ölçekli bir gelişmenin uygarlık tarihinin hiçbir döneminde görülmediği de aynı kaynakta vurgulanmaktadır.</text:span><text:span text:style-name="T14">58</text:span><text:span text:style-name="T2"> </text:span></text:p>
      <text:p text:style-name="P24">Şüphesiz yaşam süresindeki bu artış sebepsiz değildir. Tıp teknolojisinin ilerlemesine bağlı olarak sağlık hizmetlerindeki gelişme insanların böyle bir nimete kavuşmasına olanak sağlamıştır. Bunlara ek olarak, genetik bilimindeki gelişmeler ve halen büyük bir hızla ilerlemekte olan İnsan Genomu Projesi sağlık alanında yepyeni bir dönem başlatmak üzeredir. Bu ilerlemeler geçmiş zamanlarda yaşayan insanların hayal bile edemeyeceği bir boyuttadır. Tüm bu gelişmelere dayanarak şunu söylemek mümkündür: Yaşadığımız çağın insanları yukarıdaki hadisin haber verdiği uzun ve sağlıklı hayat standardını yakalamışlardır. Ve bu standart, yakın gelecekte daha da yükselecek gibi görünmektedir.</text:p>
      <text:p text:style-name="P24"/>
      <text:h text:style-name="P55" text:outline-level="3">126. Sahte Mesihlerin Ortaya Çıkışı Hz. İsa (as)'ın Gelişinin Habercisidir</text:h>
      <text:p text:style-name="P24">Allah'ın şerefli elçisinin gelişi için hazırlık yapmak isteyen iman sahiplerini gevşekliğe sürüklemek isteyenler olabilir. Bu insanlar çeşitli bahanelerle Hz. İsa (as) için hazırlık yapmayı gereksiz göstermeye çalışabilirler. Bunun için kullanacakları bahanelerden biri de sahte mesihlerin ortaya çıkması olacaktır. Zaman zaman akıl sağlığı yerinde olmayan veya çeşitli çıkarlar peşinde olan kimi insanlar Hz. İsa (as) olduklarını iddia etmişlerdir. Bazı çevrelerse bu cehalet içindeki insanların yaptıklarını kendi menfaatleri için kullanmaya çalışmış, "Hz. İsa (as) gelecek şeklindeki yorumlar, sahte mesihlerin ortaya çıkmasına neden oluyor" şeklinde açıklamalarda bulunmuşlardır. Bu açıklamalarla Hz. İsa (as)'ın yeryüzüne yeniden gelişi için yapılacak hazırlıkları yavaşlatmak ve hatta durdurmak istemişlerdir. Ancak Allah'ın vaat ettiği bu kutlu dönemin gelişini kimse geciktiremeyecektir. Çünkü bu gibi insanlar çok önemli bir gerçeği fark edememektedirler: "Sahte mesihlerin ortaya çıkışı Hz. İsa (as)'ın gelişinin bir alametidir, müjdesidir". Peygamberimiz (sav) hadislerinde şöyle bir haber vermiştir:</text:p>
      <text:p text:style-name="P21"><text:soft-page-break/>Her biri Allah'ın Resulü olduğunu iddia eden otuza yakın yalancı gönderilmedikçe kıyamet kopmayacaktır. (Tirmizi, Fiten: 43; Ebu Davud, Melahim: 16) </text:p>
      <text:p text:style-name="P22"/>
      <text:p text:style-name="P18">Her birisi kendinin Tek Mabud olan Allah'dan Resul olarak gönderildiğini iddia eden altmış yalancının çıkması. (Kitab-ül Burhan fi Alamet-il Mehdiyy-il Ahir Zaman, s. 36)</text:p>
      <text:p text:style-name="P24">Yukarıdaki hadisler bizlere günümüz dünyasındaki gelişmeleri anımsatmaktadır. Bazı sahtekarlar Müslümanların ve Hıristiyanların beklentilerini suistimal ederek peygamberlik iddialarıyla ortaya çıkmakta ve bazen de büyük felaketlere neden olmaktadırlar. </text:p>
      <text:p text:style-name="P22"><text:span text:style-name="T1">Uzmanlar sözde mesih akımlarının 1970'li yıllarda ortaya çıkmaya başladığını, o tarihten bu yana da hızlı bir artış içinde olduklarını ifade etmektedir. Uzmanlara göre, bu artışa neden olan başlıca iki temel husus bulunmaktadır. Bunlardan birisi komünizmin yıkılması, diğeriyse internet teknolojisinin sağladığı imkanlardır.</text:span><text:span text:style-name="T14">59</text:span><text:span text:style-name="T1"> Aşağıdaki alıntılar konuyla ilgili seçilmiş birkaç örnektir:</text:span></text:p>
      <text:p text:style-name="P11"><text:span text:style-name="T1">Federal ajanlar ve mezhep üyeleri arasındaki 51 günlük gerginlik trajediyle sonuçlandı. Mezhebin Waco, Texas yakınlarındaki tesisleri tamamen yandı. 33 yaşındaki, "Branch Davidians" hareketinin lideri ve sözde mesihi David Koresh de diğer 74 kişiyle birlikte öldü.</text:span><text:span text:style-name="T14">60</text:span><text:span text:style-name="T1"> </text:span></text:p>
      <text:p text:style-name="P11"><text:span text:style-name="T1">Geçen hafta İsviçre ve Kanada'da, sözde Mesih Luc Jouret'in taraftarlarından ve onların çocuklarından oluşan 53 kişi öldü. Bu iki ülkenin polisleri ölümlerin nedeninin toplu intihar, toplu katliam veya ikisinin bir karışımı olup olmadığını araştırıyor.</text:span><text:span text:style-name="T14">61</text:span></text:p>
      <text:p text:style-name="P11"><text:span text:style-name="T1">En kötü mezhep katliamının korkunç delili… Uganda'da yeni mezarlar bulundukça, liderleri tarafından kandırılan fanatik bir mezhebin 1000'e yakın taraftarının öldüğünden endişe ediliyor…</text:span><text:span text:style-name="T14">62</text:span><text:span text:style-name="T1"> </text:span></text:p>
      <text:p text:style-name="P11"><text:span text:style-name="T1">Öyle bir olaydı ki, yol açtığı şok dalgaları dünyanın her yanına yayıldı: Çağdaş tarihin en kötü toplu intiharı. Bir mezhebin üyeleri olan 900'den fazla insan Güney Amerika ormanlarında bulundu. Ölüler Jim Jones'un taraftarlarıydı.</text:span><text:span text:style-name="T14">63</text:span><text:span text:style-name="T1"> </text:span></text:p>
      <text:p text:style-name="P24">Sahte peygamberlere Kuran ayetlerinde de dikkat çekilmiştir. Bu konudaki bir ayet şöyledir:</text:p>
      <text:p text:style-name="P50">Allah'a karşı yalan uydurup iftira düzenden veya kendisine hiçbir şey vahyolunmamışken "Bana da vahy geldi" diyen ve "Allah'ın indirdiğinin bir benzerini de ben indireceğim" diyenden daha zalim kimdir? Sen bu zalimleri, ölümün 'şiddetli sarsıntıları' sırasında meleklerin ellerini uzatarak onlara: "Canlarınızı (bu kıskıvrak yakalanıştan) çıkarın, bugün Allah'a karşı haksız olanı söylediğiniz ve O'nun ayetlerinden büyüklenerek (yüz çevirmeniz) dolayısıyla alçaltıcı bir azabla karşılık göreceksiniz" (dediklerinde) bir görsen... (Enam Suresi, 93)</text:p>
      <text:p text:style-name="P24">Ayetin devamında bildirildiği gibi, bu insanlar ayetin hükmüne girebilir ve uydurdukları yalanın karşılığını görebilirler.</text:p>
      <text:p text:style-name="P24">Şüphesiz, sahte mesihlerin yalanlarının tümüyle ortaya çıkacağı günler yakındır. Çünkü Peygamberimiz (sav) yalancıların ardından Hz. İsa (as)'ın geri dönüşünü de müjdelemiştir. </text:p>
      <text:p text:style-name="P24">Gerçek iman sahipleri, Hz. İsa (as)'ı, alametlerinden hemen tanıyacaklardır. Yaptığı her hareket hikmetli ve benzersiz olacak, bu alametlerle diğer insanlardan ayrılacak ve hiçbir ispata gerek duymadan hemen tanınabilecektir. Sahte mesihlerin kendilerini ispata çalışmaları ise onların sahteliklerinin en açık delilidir. </text:p>
      <text:p text:style-name="P24">Hz. İsa (as)'ın delilleri, yaptıkları olacaktır. O, dinsiz akımları, inkarın ve ahlaksızlığın insanlar arasında yayılması için çaba sarf edenlerin sistemlerini çok büyük bir bozguna uğratacaktır. Allah'ın vahyiyle hareket ettiği için inkar edenlerin tuzaklarını bozması, din ahlakını insanlar arasında yayması, küfrün çabalarını etkisiz hale getirmesi onun için çok kolay olacaktır. Mucizeleriyle Allah'ın dininin hak olduğunu ve iman edenlerin mutlaka üstün geleceklerini ispat edecektir. Rabbimiz inananları Kuran'da şöyle müjdeler:</text:p>
      <text:p text:style-name="P50"><text:soft-page-break/>Onlar, Allah'ın nurunu ağızlarıyla söndürmek istiyorlar. Oysa Allah, Kendi nurunu tamamlayıcıdır; kafirler hoş görmese bile. Elçilerini hidayet ve hak din üzere gönderen O'dur. Öyle ki onu (hak din olan İslam'ı) bütün dinlere karşı üstün kılacaktır; müşrikler hoş görmese bile. (Saff Suresi, 8-9)</text:p>
      <text:p text:style-name="P24"/>
      <text:p text:style-name="P22"/>
      <text:h text:style-name="P5" text:outline-level="1">İNCİL’DE MESİH’İN DÖNÜŞ ALAMETLERİ</text:h>
      <text:p text:style-name="P22"/>
      <text:p text:style-name="P24"/>
      <text:p text:style-name="P24">Hazreti İsa (as)'ın ikinci kez yeryüzüne gelecek olması Hıristiyanlığın temel inanç esaslarındadır. İncil'in pek çok yerinde Hz. İsa (as)'ın ikinci kez yeryüzüne geleceği bildirilmiş ve samimi olarak iman eden Hıristiyanların bu kutlu gün için en güzel şekilde hazırlanmaları gerektiği ifade edilmiştir: Bunlardan bazıları şöyledir: <text:s/></text:p>
      <text:p text:style-name="P12">İsa bunları söyledikten sonra, onların gözleri önünde yukarı alındı. Bir bulut O'nu alıp gözlerinin önünden uzaklaştırdı. "Ey Celileliler, neden göğe bakıp duruyorsunuz?" diye sordular. "Sizden göğe alınan bu İsa, göğe çıktığını nasıl gördünüzse, aynı şekilde geri gelecektir. " (Elçilerin İşleri, 1:9-11)</text:p>
      <text:p text:style-name="P12">Bu arada, mübarek ümidimizin gerçekleşmesini, İsa Mesih'in yücelik içinde gelmesini bekliyoruz. (Pavlus'un Titus'a Mektubu, 2:13)</text:p>
      <text:p text:style-name="P12">Bütün bunlar, İsa gökten gelip göründüğü zaman olacak. İsa, Allah'ı tanımayanları ve kendisiyle ilgili müjdeye uymayanları cezalandıracak. (2. Selaniklilere, 1:7-8)</text:p>
      <text:p text:style-name="P12">İkinci kez, ... kurtuluş getirmek için kendisini bekleyenlere görünecektir. (İbranilere, 9:28)</text:p>
      <text:p text:style-name="P12">İşte, bulutlarla geliyor! Her göz O'nu görecek... (Esinleme, 1:7)</text:p>
      <text:p text:style-name="P24">Ayrıca İncil'de Hz. İsa (as)'ın geliş alametlerinin neler olduğu da açıklanmıştır. İncil'de Hz. İsa (as)'ın ikinci kez gelişinin alametlerini, öğrencilerine şu şekilde anlattığı bildirilir: </text:p>
      <text:p text:style-name="P12">İsa Zeytinlik Dağı üzerinde otururken, şakirtleri ayrıca gelip ona dediler; "Bize söyle bu şeyler ne zaman olacak? Ve senin gelişine ve dünyanın sonuna alamet ne olacak?" İsa cevap verip onlara dedi ki; "Sakın sizi kimse saptırmasın çünkü birçokları, 'Mesih benim' diye benim ismimle gelip birçoklarını saptıracaklar." (Matta, 24: 3-6)</text:p>
      <text:p text:style-name="P12">Size şimdiden, bunlar olmadan önce söylüyorum ki, bunlar olunca benim O olduğuma inanasınız. (Yuhanna, 13:19)</text:p>
      <text:p text:style-name="P24">Bu bölümde İncil'de yer alan Mesih'in geliş alametlerini inceleyeceğiz. </text:p>
      <text:p text:style-name="P24"/>
      <text:h text:style-name="P55" text:outline-level="3">127. Sahte Mesihlerin Çıkması</text:h>
      <text:p text:style-name="P11"><text:span text:style-name="T1">İsa onlara şu karşılığı verdi:</text:span><text:span text:style-name="T3"> "Sakın kimse sizi saptırmasın! Çünkü birçokları, 'Mesih benim' diyerek benim adımla gelecek, birçok kişiyi saptıracaklar."</text:span><text:span text:style-name="T1"> (Matta, 24: 3-5)</text:span></text:p>
      <text:p text:style-name="P11"><text:span text:style-name="T1">Eğer o zaman biri size, 'İşte Mesih burada', ya da 'İşte şurada' derse, inanmayın.</text:span><text:span text:style-name="T3"> Çünkü sahte mesihler, sahte peygamberler türeyecek... </text:span><text:span text:style-name="T1">(Matta, 24: 23-25)</text:span></text:p>
      <text:p text:style-name="P12">Birçok sahte peygamber türeyecek ve bunlar birçok kişiyi saptıracak. (Matta, 24: 11)</text:p>
      <text:p text:style-name="P12">İsa, "Sakın sizi saptırmasınlar" dedi. "Birçokları, 'Ben oyum' ve 'Zaman yaklaştı' diyerek benim adımla gelecekler. Onların ardından gitmeyin. (Luka, 21: 8)</text:p>
      <text:p text:style-name="P38"/>
      <text:h text:style-name="P55" text:outline-level="3"><text:soft-page-break/>128. Bazı İnsanların Mesih'in Gelişinden Umut Kesmeleri</text:h>
      <text:p text:style-name="P11"><text:span text:style-name="T1">Evvela şunu bilirsiniz ki, son günlerde alaycılar kendi arzularına göre yürüyerek ve </text:span><text:span text:style-name="T3">"Onun zuhurunun vaadi nerededir? </text:span><text:span text:style-name="T1">Çünkü babaların uyudukları günden beri herşey hilkatin başlangıcından olduğu gibi kalıyor"</text:span><text:span text:style-name="T3"> diye alayla geleceklerdir.</text:span><text:span text:style-name="T1"> (Petrus'a II. Mektup, 3: 3-4)</text:span></text:p>
      <text:p text:style-name="P11"><text:span text:style-name="T1">"Bunun için siz de hazır olun! Çünkü İnsanoğlu, </text:span><text:span text:style-name="T3">ummadığınız bir saatte gelecektir.</text:span><text:span text:style-name="T1">" (Matta, 24: 44) </text:span></text:p>
      <text:p text:style-name="P24"/>
      <text:h text:style-name="P55" text:outline-level="3">129. Depremlerin Artması</text:h>
      <text:p text:style-name="P11"><text:span text:style-name="T1">Sizin gördüğünüz bu şeylere gelince, günler gelecek ki, </text:span><text:span text:style-name="T3">o vakit burada yıkılmadık taş üstünde taş kalmayacaktır</text:span><text:span text:style-name="T1">. (Luka, 21: 6)</text:span></text:p>
      <text:p text:style-name="P11"><text:span text:style-name="T1">Korkmayın sakın! Bunların olması gerek, ama bu daha son demek değildir. Ulus ulusa, devlet devlete savaş açacak; yer yer kıtlıklar,</text:span><text:span text:style-name="T3"> depremler olacak.</text:span><text:span text:style-name="T1"> Bütün bunlar, doğum sancılarının başlangıcıdır. (Matta, 24:7)</text:span></text:p>
      <text:p text:style-name="P11"><text:span text:style-name="T3">Şiddetli depremler</text:span><text:span text:style-name="T1">, yer yer kıtlıklar ve salgın hastalıklar, korkunç olaylar ve gökte olağanüstü belirtiler olacak. (Luka, 21: 11)</text:span></text:p>
      <text:p text:style-name="P24"/>
      <text:h text:style-name="P55" text:outline-level="3">130. Kıtlıklar Olması</text:h>
      <text:p text:style-name="P11"><text:span text:style-name="T1">... </text:span><text:span text:style-name="T3">yer yer kıtlıklar</text:span><text:span text:style-name="T1">, depremler olacak. Bütün bunlar, doğum sancılarının başlangıcıdır. (Matta, 24: 7)</text:span></text:p>
      <text:p text:style-name="P11"><text:span text:style-name="T1">..., </text:span><text:span text:style-name="T3">yer yer kıtlıklar</text:span><text:span text:style-name="T1"> ve salgın hastalıklar, korkunç olaylar ve gökte olağanüstü belirtiler olacak. (Luka, 21: 11)</text:span></text:p>
      <text:p text:style-name="P24"/>
      <text:h text:style-name="P55" text:outline-level="3">131. Büyük Savaşların Yaşanması</text:h>
      <text:p text:style-name="P11"><text:span text:style-name="T1">... </text:span><text:span text:style-name="T3">Savaş gürültüleri, savaş haberleri duyacaksınız.</text:span><text:span text:style-name="T1"> Korkmayın sakın! Bunların olması gerek, ama bu daha son demek değildir. Ulus ulusa, devlet devlete</text:span><text:span text:style-name="T3"> savaş açacak...</text:span><text:span text:style-name="T1"> (Matta, 24: 6-7)</text:span></text:p>
      <text:p text:style-name="P11"><text:span text:style-name="T3">Savaş ve isyan haberleri duyunca telaşlanmayın.</text:span><text:span text:style-name="T1"> Önce bunların olması gerek. Ama son hemen gelmez." Sonra onlara şöyle dedi: </text:span><text:span text:style-name="T3">"Ulus ulusa, devlet devlete savaş açacak."</text:span><text:span text:style-name="T1"> (Luka, 21: 9-10) </text:span></text:p>
      <text:p text:style-name="P24"/>
      <text:h text:style-name="P55" text:outline-level="3">132. Sevginin Azalması, Kin ve Öfkenin Artması</text:h>
      <text:p text:style-name="P11"><text:span text:style-name="T1">O zaman birçok kişi imandan sapacak, birbirlerini ele verecek ve birbirlerinden</text:span><text:span text:style-name="T3"> nefret edecekler...</text:span><text:span text:style-name="T1"> Kötülüklerin çoğalmasından ötürü birçoklarının </text:span><text:span text:style-name="T3">sevgisi soğuyacak.</text:span><text:span text:style-name="T1"> (Matta 24: 10, 12)</text:span></text:p>
      <text:p text:style-name="P11"><text:span text:style-name="T1">... Kutsallıktan ve </text:span><text:span text:style-name="T3">sevgiden yoksun,</text:span><text:span text:style-name="T1"> uzlaşmaz, iftiracı, </text:span><text:span text:style-name="T3">özünü denetleyemeyen, azgın</text:span><text:span text:style-name="T1"> ve iyilik düşmanı olacaklar. Hain, aceleci, kendini beğenmiş, Allah'tan çok eğlenceyi seven, Allah yolundaymış gibi görünüp bu yolun gücünü inkâr edenler olacaklar. Böylelerinden uzak dur. (Timoteasa II. Mektup, 3: 2-5)</text:span></text:p>
      <text:p text:style-name="P24"/>
      <text:h text:style-name="P55" text:outline-level="3"><text:soft-page-break/>133. İnsanların Din Ahlakından Uzaklaşması </text:h>
      <text:p text:style-name="P11"><text:span text:style-name="T1">Çünkü öyle bir zaman gelecek ki, </text:span><text:span text:style-name="T3">sağlam öğretiye dayanamayacaklar.</text:span><text:span text:style-name="T1"> Kulaklarını okşayan sözler dinleyebilmek için çevrelerine, kendi arzularına uygun öğretmenler toplayacaklar. Kulaklarını gerçeğin sesine tıkayacak, dönüp efsanelere dalacaklar. (Timoteasa II. Mektup, 4: 3-4)</text:span></text:p>
      <text:p text:style-name="P11"><text:span text:style-name="T1">... sonraki zamanlarda </text:span><text:span text:style-name="T3">bazıları imandan dönecek</text:span><text:span text:style-name="T1">. (Timoteosa I. Mektup, 4: 1)</text:span></text:p>
      <text:p text:style-name="P11"><text:span text:style-name="T1">Allah'tan çok eğlenceyi seven, </text:span><text:span text:style-name="T3">Allah yolundaymış gibi görünüp bu yolun gücünü inkâr edenler olacaklar</text:span><text:span text:style-name="T1">. Böylelerinden uzak dur. </text:span></text:p>
      <text:p text:style-name="P24"/>
      <text:h text:style-name="P55" text:outline-level="3">134. İnsanlara Dehşet Veren Felaketlerin Yaşanması</text:h>
      <text:p text:style-name="P11"><text:span text:style-name="T1">Dünyanın üzerine gelecek felaketleri bekleyen </text:span><text:span text:style-name="T3">insanlar korkudan bayılacak</text:span><text:span text:style-name="T1">... (Luka, 21: 26)</text:span></text:p>
      <text:p text:style-name="P11"><text:span text:style-name="T1">...Yeryüzündeki </text:span><text:span text:style-name="T3">bütün halklar ağlayıp dövünecek</text:span><text:span text:style-name="T1">, İnsanoğlu'nun gökteki bulutlar üzerinde büyük güç ve görkemle geldiğini görecekler. (Matta, 24: 30)</text:span></text:p>
      <text:p text:style-name="P24"/>
      <text:h text:style-name="P55" text:outline-level="3">135. Salgın Hastalıkların Yaygınlaşması</text:h>
      <text:p text:style-name="P11"><text:span text:style-name="T1">Şiddetli depremler, yer yer kıtlıklar </text:span><text:span text:style-name="T3">ve salgın hastalıklar</text:span><text:span text:style-name="T1">, korkunç olaylar ve gökte olağanüstü belirtiler olacak. (Luka 21: 11)</text:span></text:p>
      <text:p text:style-name="P24"/>
      <text:h text:style-name="P55" text:outline-level="3">136. Dini Menfaatlerine Alet Eden Kişilerin Ortaya Çıkması</text:h>
      <text:p text:style-name="P11"><text:span text:style-name="T1">Çünkü öyle bir zaman gelecek ki, sağlam öğretiye dayanamayacaklar. Kulaklarını okşayan sözler dinleyebilmek için çevrelerine, </text:span><text:span text:style-name="T3">kendi arzularına uygun öğretmenler toplayacaklar. </text:span><text:span text:style-name="T1">Kulaklarını gerçeğin sesine tıkayacak, dönüp efsanelere dalacaklar. (Timoteasa II. Mektup, 4: 3-4)</text:span></text:p>
      <text:p text:style-name="P12">Allah yolundaymış gibi görünüp bu yolun gücünü inkâr edenler olacaklar. Böylelerinden uzak dur. (II.Timoteas 3: 5)</text:p>
      <text:p text:style-name="P24"/>
      <text:h text:style-name="P55" text:outline-level="3">137. Gökyüzünde Olağanüstü Olayların Yaşanması</text:h>
      <text:p text:style-name="P11"><text:span text:style-name="T1">Şiddetli depremler, yer yer kıtlıklar ve salgın hastalıklar, korkunç olaylar ve </text:span><text:span text:style-name="T3">gökte olağanüstü belirtiler olacak.</text:span><text:span text:style-name="T1"> (Luka, 21: 11)</text:span></text:p>
      <text:p text:style-name="P11"><text:span text:style-name="T1">O zaman İnsanoğlu'nun </text:span><text:span text:style-name="T3">belirtisi gökte görünecek.</text:span><text:span text:style-name="T1"> Yeryüzündeki bütün halklar ağlayıp dövünecek, İnsanoğlu'nun gökteki bulutlar üzerinde büyük güç ve görkemle geldiğini görecekler. (Matta, 24: 30)</text:span></text:p>
      <text:p text:style-name="P30"/>
      <text:h text:style-name="P55" text:outline-level="3">138. Ahlaki Bozulma</text:h>
      <text:p text:style-name="P12">İnsanlar, kendilerini seven, para düşkünü, övüngen, kibirli, küfürbaz, anne baba sözü dinlemez, nankör, kutsallıktan ve sevgiden yoksun, uzlaşmaz, iftiracı, özünü denetleyemeyen, azgın ve iyilik düşmanı olacaklar. Hain, aceleci, kendini beğenmiş, Allah'tan çok eğlenceyi seven, Allah yolundaymış <text:soft-page-break/>gibi görünüp bu yolun gücünü inkâr edenler olacaklar. Böylelerinden uzak dur. (Timoteasa II. Mektup, 3: 1-5)</text:p>
      <text:p text:style-name="P12">Sonraki vakitlerde bazıları imandan irtidad edip (uzaklaşıp, çıkıp), aldatıcı ruhları ve cinlerin öğretişini dinleyecekler. Yalan söyleyenlerin ikiyüzlülüğü ile vicdanları dağlanacak. (Timoteosa I. Mektup, 4: 1-2)</text:p>
      <text:p text:style-name="P24"/>
      <text:h text:style-name="P55" text:outline-level="3">139. Samimi Olarak İman Edenlerin Baskı Görmesi</text:h>
      <text:p text:style-name="P12">Benim adımdan ötürü kralların ve valilerin önüne çıkarılacaksınız... Anne babalarınız, kardeşleriniz, akraba ve dostlarınız bile sizi ele verecek ve bazılarınızı öldürtecekler... Dayanmakla canlarınızı kazanacaksınız.. (Luka 21:12,16,19)</text:p>
      <text:p text:style-name="P24"/>
      <text:h text:style-name="P54" text:outline-level="3">140. <text:span text:style-name="T1">İman Edenlerin Sakınması Gereke</text:span>n <text:span text:style-name="T1">Fitnelerin Ortaya Çıkması</text:span></text:h>
      <text:p text:style-name="P12">Daniel peygamberin sözünü ettiği yıkıcı iğrenç şeyin kutsal yerde dikildiğini gördüğünüz zaman Yahudiye'de olanlar dağlara kaçsın. Çünkü o günlerde öyle korkunç bir sıkıntı olacak ki, dünyanın başlangıcından bu yana böylesi olmamış, ondan sonra da olmayacaktır. (Matta, 24:15, 21)</text:p>
      <text:p text:style-name="P12">O vakit, Yahudiye'de bulunanlar dağlara kaçsınlar ve onun içinde olanlar çıksınlar, kırda olanlar oraya girmesinler. (Luka, 21: 20-21)</text:p>
      <text:p text:style-name="P12">O günde kendisi damın üzerinde ve eşyası evin içinde olan adam, onları almak için aşağı inmesin, böylece tarlada olan da geri dönmesin. (Luka, 17: 31)</text:p>
      <text:p text:style-name="P24"/>
      <text:h text:style-name="P55" text:outline-level="3">141. İnsanlara Acı ve Sıkıntı Veren Olayların Yaşanması</text:h>
      <text:p text:style-name="P11"><text:span text:style-name="T1">O zaman insanoğlu'nun belirtisi gökte görünecek. </text:span><text:span text:style-name="T3">Yeryüzündeki bütün halklar ağlayıp dövünecek,</text:span><text:span text:style-name="T1"> insanoğlu'nun gökteki bulutlar üzerinde büyük güç ve görkemle geldiğini görecekler. (Matta, 24: 30)</text:span></text:p>
      <text:p text:style-name="P11"><text:span text:style-name="T3">Çünkü o günlerde öyle korkunç bir sıkıntı olacak ki,</text:span><text:span text:style-name="T1"> dünyanın başlangıcından bu yana böylesi olmamış, ondan sonra da olmayacaktır. O günler kısaltılmamış olsaydı, hiç kimse kurtulamazdı. Ama seçilmiş olanlar uğruna o günler kısaltılacak. (Matta, 24: 6, 21-22)</text:span></text:p>
      <text:p text:style-name="P11"><text:span text:style-name="T1">O günlerde gebe ve emzikli olanların vay başına! Çünkü </text:span><text:span text:style-name="T3">memleket üzerine büyük sıkıntı</text:span><text:span text:style-name="T1"> ve bu kavme azap gelecektir. (Luka, 21: 23)</text:span></text:p>
      <text:p text:style-name="P11"><text:span text:style-name="T1">O günlerde </text:span><text:span text:style-name="T3">öyle sıkıntı olacak ki</text:span><text:span text:style-name="T1">, onun gibisi Allah'ın halkettiği hilkatin (yaratılışın) başlangıcından</text:span><text:span text:style-name="T3"> şimdiye kadar ne olmuştur, ne de olacaktır.</text:span><text:span text:style-name="T1"> (Markos, 13: 19)</text:span></text:p>
      <text:p text:style-name="P30"/>
      <text:h text:style-name="P55" text:outline-level="3">142. Deccal'in Çıkışı</text:h>
      <text:p text:style-name="P11"><text:span text:style-name="T3">Hiçbir surette kimse sizi aldatmasın. Çünkü önce irtidat gelmedikçe ve İlah denilen, yahut ibadet edilen herşeye karşı duran ve Allah'ın mabedinde oturup kendisinin Allah olduğunu göstermek suretiyle kendisini yükselten, fesat adamı, helak oğlu, izhar olmadıkça (meydana çıkarılmadıkça) o gün gelmez.</text:span><text:span text:style-name="T1"> (Selaniklilere II. Mektup, 2: 3-4)</text:span></text:p>
      <text:p text:style-name="P24"/>
      <text:p text:style-name="P24"><text:soft-page-break/></text:p>
      <text:h text:style-name="P6" text:outline-level="1">HZ. İSA (AS) BU YÜZYILDA GELECEKTİR</text:h>
      <text:p text:style-name="P24"/>
      <text:p text:style-name="P22"/>
      <text:p text:style-name="P24">Kitabın buraya kadar olan bölümlerinde Hz. İsa (as)'ın yeryüzüne ikinci kez gelişinin alametlerini gördük. Tüm bu alametlerin birbiri ardısıra gerçekleştiğine, her birinin hadislerde ve Kitab-ı Mukaddes açıklamalarında bildirildiği şekilde meydana geldiğine şahit olduk. Bu alametlerin arka arkaya ve eksiksiz olarak gerçekleşmiş olmasının, içinde bulunduğumuz dönemin Allah'ın büyük bir müjdesinin gerçekleşeceği dönem olduğunu göstermektedir. Ancak tüm bu alametler dışında Peygamberimiz (sav)'in ve büyük İslam alimlerinin ahir zaman ile ilgili kesin tarihler verdikleri açıklamalar da mevcuttur. </text:p>
      <text:p text:style-name="P24">İlerleyen sayfalarda göreceğimiz gibi Hicri 1400'lü yıllar, Allah'ın izniyle Hz. İsa (as)'ın tekrar yeryüzüne dönüşü, Hz. Mehdi (as)'ın çıkışı, deccalin çıkması ve Hz. İsa (as)'a yenilmesi, tüm dünyada insanların dalgalar halinde İslam'a yönelmesi gibi büyük olayların gerçekleşeceği olağanüstü bir dönemdir. </text:p>
      <text:p text:style-name="P24">Özellikle Hz. Mehdi (as)'ın gelişiyle ilgili hadis-i şeriflerde ve alimlerin açıklamalarında bildirilen çeşitli tarih ve dönemler vardır. Hz. İsa (as) ve Hz. Mehdi (as) aynı dönemde birarada olacaklarına göre bu tarihler aslında Hz. İsa (as)'ın da yeryüzüne ikinci kez gelişinin zamanını bize bildirmektedir. Bu konuyla ilgili bilgileri ilerleyen sayfalarda maddeler halinde açıklayacağız.</text:p>
      <text:p text:style-name="P24"/>
      <text:h text:style-name="P53" text:outline-level="2">1. Her Yüz Senede Bir Müceddid Gönderilir</text:h>
      <text:p text:style-name="P24">Müceddid kelimesinin sözlük anlamı "dini canlandıran, yenileyen"dir. Peygamberimiz (sav)'in hadislerinde her yüzyıl başında dini hakikatleri devrin ihtiyaçlarına göre açıklamak üzere gönderilen bir zattan söz edilmiştir. Bu zat aynı zamanda Peygamberimiz (sav)'in varisidir: </text:p>
      <text:p text:style-name="P18"><text:span text:style-name="T1">Ebu Hüreyre'nin rivayetine göre; Resulullah (sav) şöyle buyurmuş: Gerçekten Aziz ve Celil olan </text:span><text:span text:style-name="T17">Allah her yüz sene başında şu ümmetin dinini bidatten ayıracak, yenileyecek (ilim sahibi) bir zatı gönderir.</text:span><text:span text:style-name="T1"> (Sünen-i Ebu Davud, 5/100) </text:span></text:p>
      <text:p text:style-name="P24">Büyük İslam alimi İmam Rabbani'nin bu konudaki açıklaması şöyledir:</text:p>
      <text:p text:style-name="P19">Her yüz sene başında bu ümmetin uleması arasından bir müceddid gelecek ve şeriatı ihya edecektir. (Mektubat-ı Rabbani, 1/520)</text:p>
      <text:p text:style-name="P24">Bediüzzaman Said Nursi de bu konu hakkında şunları söyler: </text:p>
      <text:p text:style-name="P11"><text:span text:style-name="T1">Ashâb-ı Kütüb-i Sitte'den İmam-ı Hâkim'in "Müstedrek"inde ve Ebu Dâvud'un "Kitab-ı Sünen"inde, Beyhaki "Şuab-ı İman"da tahric buyurdular (meydana koydular): </text:span><text:span text:style-name="T17">"Her yüz senede bir, Cenab-ı Hak bir müceddid-i din (dini yenileyen) gönderiyor..."</text:span><text:span text:style-name="T1"> (</text:span><text:span text:style-name="T19">Barla Lahikası</text:span><text:span text:style-name="T1">, 119)</text:span></text:p>
      <text:p text:style-name="P22"><text:span text:style-name="T1">Bediüzzaman Hicri 12. yüzyılın "müceddidi"nin Hazret-i Mevlana Halid, olduğunu söyler. (</text:span><text:span text:style-name="T19">Barla Lahikası</text:span><text:span text:style-name="T1">, </text:span><text:span text:style-name="T19">120</text:span><text:span text:style-name="T1">) Risale-i Nurlar'ın da Hicri 13. yüzyıl için bir "müceddid" hükmünde olduğunu şöyle ifade eder:</text:span></text:p>
      <text:p text:style-name="P11"><text:span text:style-name="T1">"Madem tam yüz sene sonra, aynen dört cihette tevafuk ederek Risale-i Nur eczaları aynı vazifeyi görmüş... Kanaat verir ki –nass-ı hadis (hadisin açık ifadesi) ile- Risale-i Nur tecdid-i din (dini yenileme, canlandırma) hususunda bir müceddid hükmündedir." (</text:span><text:span text:style-name="T19">Barla Lahikası</text:span><text:span text:style-name="T1">, 121)</text:span></text:p>
      <text:p text:style-name="P24">Bediüzzaman Said Nursi ise Hicri 13. yüzyılın müceddidir. Bediüzzaman Hicri 14. yüzyılın "müceddidi"nin de Hz. Mehdi (as) olacağını müjdelemiştir:</text:p>
      <text:p text:style-name="P12"><text:soft-page-break/>"Şimdi İslamlar içinde Nur-u Kuran'a muhalif haletlerin (hallerin) ekserisi o su-i kasdların ve Sevr Muahedesi (Anlaşması) gibi gaddarane muahedelerin (anlaşmaların) vahim neticeleridir. Eğer şeddeli (mim) dahi şeddeli "lamlar" gibi bir sayılsa, o vakit bin ikiyüz seksendört e-der. O tarihe Avrupa kafirleri devlet-i İslamiye'nin nurunu söndürmeğe niyet ederek on sene sonra Rusları tahrik edip Rus'un doksanüç muharebe-i meş'umesiyle (kötü savaşıyla) alem-i İslam'ın parlak nuruna muvakkat (geçici) bir bulut perde ettiler. Fakat bunda Resail-in-Nur şakirdleri yerine Mevlana Halid'in şakirdleri o bulut zulümatını dağıttıklarından bu ayet bu cihette onların başlarına remzen (işaretle) parmak basıyor.</text:p>
      <text:p text:style-name="P11"><text:span text:style-name="T1">Şimdi hatıra geldi ki, eğer şeddeli "lamlar" ve (mim) ikişer sayılsa </text:span><text:span text:style-name="T17">bundan bir asır sonra</text:span><text:span text:style-name="T1"> zulümatı dağıtacak zatlar ise, Hazret-i Mehdi'nin şakirdleri olabilir." (</text:span><text:span text:style-name="T19">Şualar, Birinci Şua</text:span><text:span text:style-name="T1">, s. 85)</text:span></text:p>
      <text:p text:style-name="P24">Yukarıdaki açıklamada görüldüğü gibi Bediüzzaman, İslam aleminin üzerindeki zulüm ortamının kendisinden "bir asır sonra" ancak Hz. Mehdi (as) vesilesi ile dağıtılacağını söylemiştir. Kendisinden bir sonraki yüzyılda yani Hicri 1400'lü yıllarda Hz. Mehdi (as)'ın yapacağı çalışmalarla, Müslümanların büyük sıkıntılardan kurtulup feraha kavuşacaklarını açıklamıştır. </text:p>
      <text:p text:style-name="P24"/>
      <text:h text:style-name="P53" text:outline-level="2">2. Hz. İsa (as) ve Hz. Mehdi (as) İkinci Binde Gelecektir</text:h>
      <text:p text:style-name="P24">İmam Rabbani, Hz. Mehdi (as)'ın Peygamberimiz (sav)'in vefatından 1000 (bin) sene geçtikten sonra ikinci binin içinde geleceğini bildirmektedir:</text:p>
      <text:p text:style-name="P18"><text:span text:style-name="T1">"Ancak beklenen odur ki; </text:span><text:span text:style-name="T17">aradan bin sene geçtikten sonra </text:span><text:span text:style-name="T1">bu saklı devlet tecid edile (yenilene). Ona bir üstünlük verilip suyu bulması, arttırıla... Böylece kemalatin (faziletin, iyiliğin) aslı zuhur edip onun zilletini örte... Ve nisbet-i aliyyenin mürevvici </text:span><text:span text:style-name="T17">Hz. Mehdi (as) gelsin</text:span><text:span text:style-name="T1">. Allah ondan razı olsun." (Mektubat-ı Rabbani, 1/569)</text:span></text:p>
      <text:p text:style-name="P18"><text:span text:style-name="T1">Şeriatın teyit hasletleri, milleti tecdidi bu </text:span><text:span text:style-name="T17">ikinci bindedir</text:span><text:span text:style-name="T1">. Bu davanın doğruluğuna adil şahid:</text:span><text:span text:style-name="T17"> Hz. İsa (as)'ın Hz. Mehdi (as)'ın bu bin içinde varoluşlarıdır.</text:span><text:span text:style-name="T1"> (Mektubat-ı Rabbani, 1/611)</text:span></text:p>
      <text:p text:style-name="P18"><text:span text:style-name="T1">Resulullah (sav)'in ümmeti arasından çıkanlar pek kamildirler. Yani Resulullah (sav)'ın </text:span><text:span text:style-name="T17">irtihali (vefatı) üzerinden bin sene geçtikten sonra</text:span><text:span text:style-name="T1"> isterse az olsunlar. Onların pek kemalli olmaları şunun içindir ki: Şeriatın takviyesi, pek tamam tekliyle hasıl ola.</text:span></text:p>
      <text:p text:style-name="P18"><text:span text:style-name="T17">Aradan bin sene geçtikten sonra, Hz. Mehdi (as)'ın gelişi de bunun içindir.</text:span><text:span text:style-name="T1"> Onun mübarek kudümünü (gelişini), Hatem'ür-rüsül Resulullah (sav.) müjdelemiştir. Hz. İsa (as) dahi aradan bin sene geçtikten sonra nüzul edecektir. (Mektubat-ı Rabbani, 1/440)</text:span></text:p>
      <text:p text:style-name="P18"><text:span text:style-name="T1">Resulullah'ın (sav) bu alemden göçü üzerinden </text:span><text:span text:style-name="T17">bin küsür sene geçtikten sonra</text:span><text:span text:style-name="T1"> bir zaman gelir ki: Ondaki Hakikat-ı Muhammediye kendi makamından yükselir, Kabe'nin hakikatı ile müttehid olur (birleşir). İşte o zaman Hakikat-ı Muhammediye namına Hakikat-ı Ahmediye ismi hasıl olur, Yüce Sultan Ehad Zat'ın dahi mazharı olur. Her iki isimden, bir müsemma (isim verilen) tahakkuk eder ki, önce makam, Hakikat-ı Muhammediye'den yana boş kalır; taa Hz. İsa'nın (as) nuzülüne kadar böyle gider. Nihayet </text:span><text:span text:style-name="T17">Hz.</text:span><text:span text:style-name="T1"> </text:span><text:span text:style-name="T17">İsa (as) gelir</text:span><text:span text:style-name="T1">; Şeriat-ı Muhammediye ile amel e-der. O zaman dahi Hakikatı İseviye kendi makamından yükselir, boş kalmış olan Hakikat-ı Muhammediye'de hüküm kılar. (Mektubat-ı Rabbani, c. 1, s. 470)</text:span></text:p>
      <text:p text:style-name="P24">Peygamber Efendimiz (sav)'in vefatından bin sene geçtikten sonra ikinci bin yılına girilir. İmam Rabbani'nin yukarıdaki izahlarına göre ikinci bin yıl içerisinde Hz. İsa (as) ve Hz. Mehdi (as) gelecektir. </text:p>
      <text:p text:style-name="P24">Celaleddin Suyuti'nin bu konudaki açıklaması ise şöyledir: </text:p>
      <text:p text:style-name="P19"><text:soft-page-break/>Bu ümmetin ömrü bin (1000) seneyi geçecek fakat bin beşyüz (1500) seneyi aşmayacaktır. (Kıyamet Alametleri, 299; Celaleddin Suyuti'nin "El-Keşfu Fi Mücazeveti Hazin el-Ümmeti El Elfe Ellezi Dellet Aleyh el-Asar" isimli kitabından nakil)</text:p>
      <text:p text:style-name="P24">Bu açıklamada da görüldüğü gibi Suyuti, Hicri 1000-1500 senelerine dikkat çekmiştir. O halde bu seneler Hz. İsa (as)'ın yeryüzüne tekrar dönüşü, Hz. Mehdi (as)'ın zuhur edişi, İslam ahlakının hakimiyeti gibi müjdelerin gerçekleşeceği dönemdir. </text:p>
      <text:p text:style-name="P24">Bediüzzaman Said Nursi de, bu müjdeyi teyid etmekte ve Hicri 1506 yılına kadar yaşanacak olaylara dikkat çekmektedir:</text:p>
      <text:p text:style-name="P12">"... Birinci cümle, binbeşyüz (1500) makamiyle ahir zamanda bir taife-i mücahidinin (din için çalışanların, mücadele edenlerin) son zamanlarına; ve ikinci cümle, binbeşyüzaltı (1506) makam ile galibane mücahedenin tarihine işaret eder.</text:p>
      <text:p text:style-name="P11"><text:span text:style-name="T1">(...) bu tarihe kadar (1506) zahir ve aşikarane, belki galibane devam edeceğine remze (işarete) yakın ima eder." (</text:span><text:span text:style-name="T19">Sikke-i Tasdik-i Gaybi</text:span><text:span text:style-name="T1">, 46)</text:span></text:p>
      <text:p text:style-name="P24"/>
      <text:h text:style-name="P53" text:outline-level="2">3. Peygamberimiz (sav) Hz. Mehdi (as)'ın, Hicri 1400'lü Yıllarda Geleceğini Açıkça Haber Vermiştir</text:h>
      <text:p text:style-name="P24">Peygamberimiz (sav) bir hadisinde yüzyıl başlarının önemine şöyle dikkat çekmiştir:</text:p>
      <text:p text:style-name="P18"><text:span text:style-name="T1">Dünya kurulduğundan beri</text:span><text:span text:style-name="T17"> her yüz (yıl)ın başında önemli bir olay olmuştur.</text:span><text:span text:style-name="T1"> Bir yüzün başında da </text:span><text:span text:style-name="T17">deccal çıkar ve İsa ibn-i Meryem (as) inerek onu yok eder.</text:span><text:span text:style-name="T1"> (İbn-i Ebi Hatem; Geleceğin Tarihi 3, s.153)</text:span></text:p>
      <text:p text:style-name="P24">Yukarıdaki hadiste görüldüğü gibi Hz. İsa (as)'ın yüzyıl başında çıkacağı haber verilmiştir. Ayrıca Peygamber Efendimiz (sav) bazı hadislerinde Hz. Mehdi (as)'ın geliş tarihi olarak da açıkça 1400 yılını vermiştir. Bu hadislerden biri şöyledir:</text:p>
      <text:p text:style-name="P19">İnsanlar 1400 senesinde Mehdi'nin yanında toplanacaklardır. (Risaletül Huruc-ül Mehdi, sf. 108)</text:p>
      <text:p text:style-name="P24">Bir başka hadis-i şerifte ise Hz. Muhammed (sav) şöyle bildirmiştir:</text:p>
      <text:p text:style-name="TR_20_Alinti_20_Italik"><text:span text:style-name="T35">Hicretten 1400 sene sonraki akidlerden (</text:span><text:span text:style-name="Footnote_20_Symbol"><text:span text:style-name="T35"><text:note text:id="ftn3" text:note-class="footnote"><text:note-citation>1</text:note-citation><text:note-body><text:p text:style-name="TR_20_sayfasonu_20_notu"><text:span text:style-name="T10"><text:s/></text:span>Bir akid on senedir.</text:p></text:note-body></text:note></text:span></text:span><text:span text:style-name="T35">) iki veya üç akid say. O vakit Mehdi-i Emin çıkar... (Esme-l Mesalik Lieyyam-il Mehdiyy-il Meliki Li Küll-id Dünya Biemrillah-il Malik, Kelde bin Zeyd, 216)</text:span></text:p>
      <text:p text:style-name="P24">Kitabın önceki bölümlerinde görüldüğü gibi Peygamber Efendimiz (sav) hadisleriyle ahir zaman alametleri hakkında bize pek çok bilgi vermiştir. Hz. İsa (as)'ın ve Hz. Mehdi (as)'ın gelişinden önce yaşanacak olayları çok detaylı olarak tarif etmiştir. Bu konuyla ilgili olarak Buhari ve Müslim, Ömer ibnil Hattab ve Huzeyfe'den, İmam Ahmed ve Müslim Ebu Zeyd bin Amr bin Ahtab El Ensari'den şöyle rivayet etmişlerdir:</text:p>
      <text:p text:style-name="P19">"Resuli Ekrem (sav)... Bu hutbelerinde bütün olmuş ve bundan sonra olacak olan hadiseleri haber verdi, onları bize öğretti ve ezberletti." (Buhari, Müslim)</text:p>
      <text:p text:style-name="P24">Hz. Huzeyfe bin el-Yeman (ra) da bu konuda şunları söylemiştir:</text:p>
      <text:p text:style-name="P19">"Allah'a kasem ederim Resuli Ekrem (sav) dünyanın sonuna kadar gelecek olan fitneleri ve o fitneleri çıkaran reisleri ta üç yüzden daha fazla kimseleri bize isimleriyle, babalarının isimleriyle ve kabilelerinin isimleriyle haber verdi." (Ebu Davud)</text:p>
      <text:p text:style-name="P24"><text:soft-page-break/>Peygamberimiz (sav)'den bize ulaşan bu haberlerin her birinin birbiri ardısıra gerçekleşmiş ve halen de gerçekleşmeye devam ediyor olması, içinde bulunduğumuz dönemin ahir zaman olduğu konusuna kesinlik getirmektedir. Nitekim Peygamberimiz (sav)'in Hz. Mehdi (as)'ın çıkış tarihi olarak hadislerinde açıkça 1400 tarihini vermesi de bu alametleri bir kez daha teyid etmektedir. O halde Hz. İsa (as)'ın yeryüzüne ikinci kez dönüşü de Allah'ın izniyle çok yakındır.</text:p>
      <text:p text:style-name="P24"/>
      <text:h text:style-name="P53" text:outline-level="2">4. Bediüzzaman'a Göre Hz. Mehdi (as) 1400'lü Yıllarda Görev Yapacaktır</text:h>
      <text:p text:style-name="P24">Bediüzzaman'ın da, farklı tarihlerde yaptığı açıklamaların hepsinde, Hz. Mehdi (as)'ın geliş zamanı olarak Hicri 14. yüzyılın başlarına işaret edilmiştir. Üstad bir sözünde, Hz. Mehdi (as)'ın Asr-ı Saadet döneminden 1400 sene sonra çıkacağını şöyle belirtmektedir:</text:p>
      <text:p text:style-name="P11"><text:span text:style-name="T1">"İstikbal-i dünyeviyede </text:span><text:span text:style-name="T17">1400 sene sonra gelecek bir hakikati</text:span><text:span text:style-name="T1"> asırlarında karib (yakın) zannetmişler." (</text:span><text:span text:style-name="T19">Sözler</text:span><text:span text:style-name="T1">, 318)</text:span></text:p>
      <text:p text:style-name="P22"><text:span text:style-name="T1">Üstad'ın ifadesinde belirttiği, "sahabe döneminden </text:span><text:span text:style-name="T17">1400</text:span><text:span text:style-name="T1"> sene sonrası" Hicri 14. asrın başlarına, yani Miladi olarak 1979-1980 senelerine denk gelmektedir. </text:span></text:p>
      <text:p text:style-name="P22"><text:span text:style-name="T1">Bediüzzaman, Hicri </text:span><text:span text:style-name="T17">1327</text:span><text:span text:style-name="T1">'de Şam'da Emevi Camii'nde on bin kişiye verdiği hutbesinde, Hicri </text:span><text:span text:style-name="T17">1371</text:span><text:span text:style-name="T1">'den sonraki İslam aleminin geleceğine yönelik izahlar yapmakta, ahir zamandan çeşitli tarihler vererek, beklenen Hz. Mehdi (as)'ın mücadele zamanlarına dikkat çekmektedir. Bediüzzaman, Hz. Mehdi (as)'ın göreve başlaması ve inkarcı zihniyeti fikren mağlup etmesi ile ilgili olarak şu tarihleri bildirmektedir:</text:span></text:p>
      <text:p text:style-name="P11"><text:span text:style-name="T1">"Ta 1371 senesinden sonraki alem-i İslam'ın mukadderatına (kaderine) nazar eden (göz atan) Hutbe-i Şamiye'deki hakikatler... Evet şimdi olmasa da</text:span><text:span text:style-name="T17"> 30-40 sene sonra</text:span><text:span text:style-name="T1"> fen ve hakiki marifet ve medeniyetin mehasini o üç kuvveti tam teçhiz edip, cihazatını verip o dokuz manileri mağlup edip dağıtmak için taharri-i hakikat meyelanını ve insaf ve muhabbet-i insaniyeyi o dokuz düşman taifesinin cephesine göndermiş, inşaAllah </text:span><text:span text:style-name="T17">yarım asır sonra</text:span><text:span text:style-name="T1"> onları darmadağın edecek." (</text:span><text:span text:style-name="T19">Hutbe-i Şamiye</text:span><text:span text:style-name="T1">, 25)</text:span></text:p>
      <text:p text:style-name="P22"><text:span text:style-name="T1">Şam'da yaptığı bu konuşmada, Hicri </text:span><text:span text:style-name="T17">1371</text:span><text:span text:style-name="T1"> senesinden sonra yaşanacak gelişmelere dikkat çekerek, Hz. Mehdi (as)'ın göreve başlamasının bu tarihten </text:span><text:span text:style-name="T17">30-40</text:span><text:span text:style-name="T1"> yıl sonra olacağını bildirmiştir. Bu tarih ise Hicri </text:span><text:span text:style-name="T17">1401-1411</text:span><text:span text:style-name="T1">, Miladi olarak da </text:span><text:span text:style-name="T17">1980-1990</text:span><text:span text:style-name="T1"> yılları arasıdır. </text:span></text:p>
      <text:p text:style-name="P22"><text:span text:style-name="T1">Yine aynı konuşmanın devamında Üstad, Hz. Mehdi (as)'ın, inkarcı fikir sistemini fen, ilim ve medeniyetin imkanları sayesinde fikren susturacağını haber vermiştir. Bu fikri üstünlüğün tarihi olarak da </text:span><text:span text:style-name="T17">1371</text:span><text:span text:style-name="T1"> tarihinden yarım asır sonrasını bildirmiştir. Bu da Hicri </text:span><text:span text:style-name="T17">1421,</text:span><text:span text:style-name="T1"> yani Miladi </text:span><text:span text:style-name="T17">2001</text:span><text:span text:style-name="T1"> senesi demektir.</text:span></text:p>
      <text:p text:style-name="P12">"Evet şimdi (1371) olmasa da otuz-kırk (30-40) sene sonra...</text:p>
      <text:p text:style-name="P11"><text:span text:style-name="T17">Fen:</text:span><text:span text:style-name="T1"> Müspet ilimler, biyoloji, fizik, kimya vs. </text:span></text:p>
      <text:p text:style-name="P11"><text:span text:style-name="T17">Hakiki marifet:</text:span><text:span text:style-name="T1"> Hüner, sanat , ilim ve fenlerle öğrenilen bilgi.</text:span></text:p>
      <text:p text:style-name="P11"><text:span text:style-name="T17">Medeniyetin mehasini</text:span><text:span text:style-name="T1">: Medeniyetin iyiliklerini </text:span></text:p>
      <text:p text:style-name="P12">O üç kuvvetle donatıp gerekli ihtiyacını karşılayıp o dokuz engelleri yenip dağıtmak için,</text:p>
      <text:p text:style-name="P11"><text:span text:style-name="T17">Taharri-i hakikat meyelanı:</text:span><text:span text:style-name="T1"> Hakikati araştırma meyli </text:span></text:p>
      <text:p text:style-name="P11"><text:span text:style-name="T17">Muhabbet-i insaniyeyi:</text:span><text:span text:style-name="T1"> İnsan sevgisini. </text:span></text:p>
      <text:p text:style-name="P12">O dokuz düşman sınıfının cephesine göndermiş, inşaAllah yarım asır sonra (50 sene) onları darmadağın eder."</text:p>
      <text:p text:style-name="P17"><text:soft-page-break/>1371 + 50 = 1421 (Miladi 2001) </text:p>
      <text:p text:style-name="P22"><text:span text:style-name="T1">Bediüzzaman Hicri 1400 yılı başlarında Hz. Mehdi (as)'ın inkarcı felsefe ile mücadeleye başlaması zamanına, </text:span><text:span text:style-name="T17">1401-1411 = 1981-1991</text:span><text:span text:style-name="T1"> yılları arası fen, hüner, sanat ve medeniyetin iyiliklerini birleştirip bunlarla mücadelesine ve inkarcı felsefeyi fikren darmadağın edeceği tarih olarak da Hicri </text:span><text:span text:style-name="T17">1421 = Miladi 2001</text:span><text:span text:style-name="T1"> yılına dikkat çekmektedir. Bediüzzaman'ın ahir zamanla ilgili bir diğer açıklaması da şöyledir:</text:span></text:p>
      <text:p text:style-name="P11"><text:span text:style-name="T1">"</text:span><text:span text:style-name="T17">Yetmiş birde</text:span><text:span text:style-name="T1"> fecr-i sadık başladı veya başlayacak. Eğer bu, fecr-i kazib de olsa, </text:span><text:span text:style-name="T17">otuz-kırk sene sonra fecr-i sadık çıkacak</text:span><text:span text:style-name="T1">." (</text:span><text:span text:style-name="T19">Hutbe-i Şamiye</text:span><text:span text:style-name="T1">, 23)</text:span></text:p>
      <text:p text:style-name="P11"><text:span text:style-name="T17">Fecir:</text:span><text:span text:style-name="T1"> Tan yerinin ağarması, Güneş doğmadan önceki kızıllık, sabah vakti</text:span></text:p>
      <text:p text:style-name="P11"><text:span text:style-name="T17">Fecr-i Kazib:</text:span><text:span text:style-name="T1"> Sabaha karşı ufukta yayılmaya başlayan birinci kızıllık.</text:span></text:p>
      <text:p text:style-name="P11"><text:span text:style-name="T17">Fecr-i Sadık:</text:span><text:span text:style-name="T1"> Fecr-i Kazib'den sonra yayılmaya başlayan ikinci aydınlanma</text:span></text:p>
      <text:p text:style-name="P17">1371 + 30 = 1401 = 1981</text:p>
      <text:p text:style-name="P17">1371 + 40 = 1411 = 1991 </text:p>
      <text:p text:style-name="P24">Bediüzzaman İslam ahlakının dünyaya tekrar hakim olmasını Güneş'in doğuşuna benzetir. Güneş'in battıktan sonra ertesi gün yeniden doğması gibi, İslam ahlakının da dünya üzerinde tekrar doğup parlayacağına bu benzetmeyle işaret eder. Fecr-i Kazib ve Fecr-i Sadık ifadeleriyle ise bu doğuşun başlangıç yıllarına dikkat çekilmiştir.</text:p>
      <text:p text:style-name="P24">Buna göre Hakkın karşısındaki batılı temsil eden düşünce olan ateizmin ve materyalist felsefenin dağıtılmaya başlamasının 1981-1991 yıllarında, fikren tam anlamıyla susturulup dağıtılmasının ise 2001 yılında olacağına işaret etmiştir. </text:p>
      <text:p text:style-name="P11"><text:span text:style-name="T1">"Bu zamanda öyle fevkalade hakim cereyanlar var ki, herşeyi kendi hesabına aldığı için, faraza hakiki beklenilen ve </text:span><text:span text:style-name="T17">bir asır sonra gelecek</text:span><text:span text:style-name="T1"> o zat dahi bu zamanda gelse... (</text:span><text:span text:style-name="T19">Kastamonu Lahikası</text:span><text:span text:style-name="T1">, 57)</text:span></text:p>
      <text:p text:style-name="P24">Bediüzzaman Said Nursi, "hakiki beklenilen ve bir asır sonra gelecek o zat" diyerek Hz. Mehdi (as)'ın kendi döneminde henüz gelmediğini, Müslümanlar tarafından beklendiğini ve kendi yaşadığı devirden bir asır sonra geleceğini bildirmektedir. Bediüzzaman Hicri 13. asırda yaşamıştır. Kendisinden sonra gelecek asır olan Hicri 14. asır Hz. Mehdi (as)'ın çıkış zamanıdır.</text:p>
      <text:p text:style-name="P22"><text:span text:style-name="T1">Bediüzzaman'ın </text:span><text:span text:style-name="T19">Risale-i Nur Külliyatı</text:span><text:span text:style-name="T1">'nda, Mehdi'nin mücadele ve hakimiyet devreleri ile ilgili tarih verdiği başka açıklamaları da mevcuttur:</text:span></text:p>
      <text:p text:style-name="P22"><text:span text:style-name="T6">"Ağızlarıyla Allah'ın nurunu söndürmek istiyorlar. Oysa ka</text:span><text:span text:style-name="T17">firler istemese de Allah, Kendi nurunu tamamlamaktan başkasını istemiyor."</text:span><text:span text:style-name="T1"> (Tevbe Suresi, 32) ayetindeki </text:span><text:span text:style-name="T17">"</text:span><text:span text:style-name="T22">...Allah, Kendi nurunu tamamlamaktan başkasını istemiyor.</text:span><text:span text:style-name="T17">"</text:span><text:span text:style-name="T1"> cümlesi hakkında Bediüzzaman şöyle demektedir:</text:span></text:p>
      <text:p text:style-name="P11"><text:span text:style-name="T1">"Şimdi hatıra geldi ki, eğer şeddeli "lamlar" ve "mimler" ikişer sayılsa bundan bir asır sonra zulümatı dağıtacak zatlar ise, Hazret-i Mehdi'nin Şakirtleri olabilir." (</text:span><text:span text:style-name="T19">Şualar</text:span><text:span text:style-name="T1">, 605)</text:span></text:p>
      <text:p text:style-name="P22"><text:span text:style-name="T1">Bu ayetin ebced değeri ise</text:span><text:span text:style-name="T17"> Hicri 1424 yani Miladi 2004'tür. </text:span><text:span text:style-name="T1">Bu tarih de, Hz. Mehdi (as)'ın Darwinizme ve materyalizme karşı yürüttüğü fikri mücadelesinde üstün geldiği yıllara işaret etmektedir. </text:span></text:p>
      <text:p text:style-name="P22"><text:span text:style-name="T1">Bediüzzaman </text:span><text:span text:style-name="T17">"... inkar edenlerin velileri ise tağut'tur..."</text:span><text:span text:style-name="T1"> (Bakara Suresi, 257) ayetindeki "tağut" (batıl fikir sistemi) kelimesinin ebced değerini 1417 (Miladi olarak 1997) olarak vermekte ve bu tarihte </text:span><text:span text:style-name="T17">"tağut"</text:span><text:span text:style-name="T1">un kendi içinde çöküş yaşayacağını bildirmektedir.</text:span></text:p>
      <text:p text:style-name="P24"/>
      <text:h text:style-name="P53" text:outline-level="2"><text:soft-page-break/>5. Peygamberimiz (sav) dünyanın ömrünün 7000 yıl olduğunu bildirmiştir </text:h>
      <text:p text:style-name="P24">Her yüz senede bir din ahlakını bidatlerden kurtarmak ve yenilemek için Allah tarafından bir kişinin gönderildiği, Sünen-i Ebu Davud, Mektubat-ı Rabbani gibi büyük ve muteber ehli sünnet alimlerinin eserlerinde açık bir şekilde belirtilmiştir. Peygamberimiz (sav)'den rivayet edilen hadislerde ahir zamanda zuhur edeceği müjdelenen Hz. Mehdi (as)'ın çıkış zamanı olarak ise Hicri 1400 yılı verilmiştir. Bu 100 yıllık sürede İslam ahlakı belli bir süreç içinde tüm dünyaya hakim olacak, din ahlakına karşı mücadele veren deccaliyet sistemi ise tamamen ortadan kalkacaktır. Ancak aşağı yukarı 100 sene kadar sürecek olan bu yükselme döneminin ardından yani Hicri 1500'lerle birlikte Dünya yeniden bir bozulma sürecine girecektir. Ehl-i Sünnetin büyük hadis ve fıkıh alimlerinden biri olan İmam Ahmed İbni Hanbel gibi birçok alimin birbirlerinden naklettikleri bir hadiste Peygamberimiz (sav) kendine kadar dünyada geçen zamanın 5600 yıl olduğunu bildirerek insanlık tarihinin başlangıcı hakkında önemli bir bilgi vermiştir:</text:p>
      <text:p text:style-name="P18"><text:span text:style-name="T1">Ahmed İbni Hanbel İlel'inde nakletti. İsmail b. Abdülkerim, Abdüssamed'den O da Vehb'den rivayet etti: </text:span><text:span text:style-name="T17">DÜNYADAN BEŞ BİN ALTI YÜZ YIL GEÇMİŞTİR. </text:span><text:span text:style-name="T1">(Ali B. Hüsameddin el-Muttaki, Kitab-ül Burhan Fi Alamet-il Mehdiyy-il Ahir zaman, s. 89)</text:span></text:p>
      <text:p text:style-name="P24">Diğer yandan başka birçok hadiste ise dünyanın ömrünün 7000 yıl olduğuna dair açık izahlar bulunmaktadır:</text:p>
      <text:p text:style-name="P18"><text:span text:style-name="T1">Enes Malik 'den tahric etti. O dedi ki, Resulullah (sav) buyurdu: </text:span><text:span text:style-name="T17">DÜNYANIN ÖMRÜ, AHİRET GÜNLERİNDE YEDİ GÜNDÜR. </text:span><text:span text:style-name="T1">Allah-u Teala buyurdu ki: </text:span><text:span text:style-name="T17">RABBİN KATINDA BİR GÜN SİZİN SAYDIKLARINIZDAN BİN YIL GİBİDİR.</text:span><text:span text:style-name="T1"> Kim bir din kardeşinin Allah yolunda bir ihtiyacını görürse, Allah Teala onun için gündüzlerini oruçla, gecelerini de ibadetle geçirmişcesine </text:span><text:span text:style-name="T17">ŞU DÜNYANIN YEDİ BİN YILLIK ÖMRÜ MÜDDETİNCE SEVAP YAZAR.</text:span><text:span text:style-name="T1"> (Ali B. Hüsameddin el-Muttaki, Kitab-ül Burhan Fi Alamet-il Mehdiyy-il Ahir Zaman, s. 88)</text:span></text:p>
      <text:p text:style-name="P18"><text:span text:style-name="T1">Dakkak b. Zeyd-ü Cüheni 'den rivayet ettiler: Ben gördüğüm bir rüyayı Resulullah (sav) 'e anlattım. Bu rüyada Peygamber (sav) yedi basamaklı bir minberin en üst basamağında idi: O buyurdu ki, </text:span><text:span text:style-name="T17">YEDİ BASAMAKLI GÖRDÜĞÜN MİNBER ŞU DÜNYANIN ÖMRÜ OLAN YEDİ BİN SENEDİR. </text:span><text:span text:style-name="T1">(Ali B. Hüsameddin el-Muttaki, Kitab-ül Burhan Fi Alamet-il Mehdiyy-il Ahir Zaman, 89)</text:span></text:p>
      <text:p text:style-name="P22"><text:span text:style-name="T1">Ehl-i sünnet alimlerinden Hüsameddin el- Muttaki'nin eseri </text:span><text:span text:style-name="T19">Kitab-ül Burhan Fi Alamet-il Mehdiyy-il Ahir Zaman </text:span><text:span text:style-name="T1">kitabınında yer alan bu hadislere göre Peygamberimiz (sav) dünyanın ömrünün 7000 sene olduğunu bildirmektedir. Yine birçok ehl-i sünnet alimlerinin eserlerinde örneğin Muttaki Hazretlerinin, </text:span><text:span text:style-name="T19">Kenzu'l-Ummal</text:span><text:span text:style-name="T1">, h.no: 16459'da, Muhammed Tahir b. Ali el-Hindî ‘nin eseri </text:span><text:span text:style-name="T19">Tezkiretu'l-Mevduat</text:span><text:span text:style-name="T1">, I/223'de, İmam Sahavî,</text:span><text:span text:style-name="T19"> el-Makasidu'l-hasene </text:span><text:span text:style-name="T1">(Deylemi'den naklen), I/693, h.no: 1243.'de, El Munavî'nin </text:span><text:span text:style-name="T19">Feyzu'l-Kadir</text:span><text:span text:style-name="T1">, III/547; h.no: 4278 (Deylemi'den naklen) de, Bayezid Bistamî Hazretleri'nin </text:span><text:span text:style-name="T19">Miftahu'l-Cifr</text:span><text:span text:style-name="T1"> adlı eserinde dünyanın ömrünün 7000 yıl olduğu konusuyla ilgili hadislere yer verilmiştir. Bu da ehl-i sünnet alimlerinin ittifakla bu konuyu kabul ettiklerini gösteren çok açık bir delildir. </text:span></text:p>
      <text:p text:style-name="P24">Hicri 1300'ün ve son bin yılın en büyük müceddidi olan Üstad Said Nursi Hazretleri ise İslam ahlakının hakimiyet süresi için Hicri 1500'leri vermiştir. Üstad bu tarihlere kadar ki dönemin Müslümanların açık ve aşikar galibiyet dönemleri olacağını ifade etmiştir. Bundan sonraki yıllarda ise İslam ahlakının dünya üzerindeki yükseliş döneminin sona ereceği ve kafirler için bir kıyamet kopmasının Hicri 1545 itibariyle söz konusu olacağını söylemiştir. (Doğrusunu Allah bilir.)</text:p>
      <text:p text:style-name="P19">"Ümmetimden bir taife Allah'ın emri gelinceye kadar (kıyamete kadar) hak üzerinde olacaktır."</text:p>
      <text:p text:style-name="P18"><text:span text:style-name="T1">"Ümmetimden bir taife.." fıkrasının (bölümünün) makam-ı cifrîsi (cifir hesâbına göre olan netice, sayı değeri) </text:span><text:span text:style-name="T22">1542 (2117) ederek nihayet-i devamına (varlığının sonuna) îma eder. "Hak üzerinde olacaktır." (şedde </text:span><text:soft-page-break/><text:span text:style-name="T22">sayılır) fıkrası dahi; makam-ı cifrîsi 1506 (2082), bu tarihe kadar zâhir ve aşikârane (açık ve ortada), belki galibane</text:span><text:span text:style-name="T1">; sonra tâ 1542 (2117) ye kadar, gizli ve mağlubiyet içinde vazife-i tenviriyesine (aydınlatma <text:s text:c="3"/>görevine) devam edeceğine remze (işarete) yakın îma eder. </text:span><text:span text:style-name="T22">"Allah'ın emri gelinceye kadar" (şedde sayılır) fıkrası dahi; makam-ı cifrîsi 1545 (2120), kâfirin başında KIYAMET KOPMASINA îma eder.</text:span><text:span text:style-name="T1"> (Kastamonu Lahikası, s. 33)</text:span></text:p>
      <text:p text:style-name="P24">Peygamberimiz (sav) başka birçok sahih hadisinde ise dünyanın sadece 1 günlük ömrü kalmış olsa bile Allah'ın o ömrü uzatıp Hz. Mehdi (as)'ı mutlaka zuhur etireceğini bildirmiştir. Bu son derece önemli bir açıklamadır. Çünkü Hz. Mehdi (as)'ın Peygamberimiz (sav)'in rivayetine rağmen Hicri 1400'de çıkmayacağı gibi hadislere mualif bir açıklamada bulunan söz konusu kişinlerin bu hadisleri de göz ardı ettiği son derece ortadadır. Oysa Peygamberimiz (sav) bu hadisleriyle, Hz. Mehdi (as)'ın zuhurunun ve onun vesilesiyle İslam ahlakının hakim olmasının insanlık için ne kadar önemli olduğuna çok açık şekilde dikkat çekmiştir.</text:p>
      <text:p text:style-name="P18"><text:span text:style-name="T1">Abdullah (r.a) dan rivayet edilmiştir: Resulullah (sav) buyurdu ki: Ehl-i beytimden ismi ismime mutabık olan bir kişi başa geçecektir... </text:span><text:span text:style-name="T17">DÜNYANIN ANCAK BİR GÜNLÜK ÖMRÜ KALMIŞ OLSA, ONUN (HZ. MEHDİ (as)'NİN) BAŞA GEÇMESİ İÇİN CENAB-I ALLAH O GÜNÜ BEHEMEHAL UZATIR.</text:span><text:span text:style-name="T1"> (Sünen-i Tirmizi 4/92)</text:span></text:p>
      <text:p text:style-name="P18"><text:span text:style-name="T1">Hz. Ali 'den rivayet olduğuna göre Resulullah (sav) şöyle buyurdu: </text:span><text:span text:style-name="T17">KIYAMETİN KOPMASI İÇİN ZAMANDA SADECE BİR GÜNDEN BAŞKA VAKİT KALMAMIŞ TA OLSA, <text:s text:c="3"/>ALLAH (CC) BENİM EHL-İ BEYTİMDEN BİR ZATI GÖNDERECEK. (</text:span><text:span text:style-name="T1">Sünen-i Ebu Davud, 5/92)</text:span></text:p>
      <text:p text:style-name="P18"><text:span text:style-name="T1">İbn-i Mace ve Ebu Naim, Ebu Hüreyre 'den tahric ettiler, o dedi, Peygamber (sav) buyurdu: </text:span><text:span text:style-name="T17">EĞER DÜNYADAN BİR GÜN KALSA, ALLAH O GÜNÜ UZATIR VE EHL-İ BEYTİMDEN BİRİSİNİ MELİK KILAR.</text:span><text:span text:style-name="T1"> (Kitab-ül Burhan Fi Alameti-il Mehdiyy-il Muntazar, 10 El-Kavlu-l Muhtasar Fi Alamatil Mehdiyy-il Muntazar, 27 Ölüm-Kıyamet -Ahiret ve Ahir Zaman Alametleri, s. 437)</text:span></text:p>
      <text:p text:style-name="P22"><text:span text:style-name="T1">Allah'ın </text:span><text:span text:style-name="T17">"dünyadan bir gün kalsa bile o günü uzatıp Hz. Mehdi (as)'yi zuhur ettireceğini" </text:span><text:span text:style-name="T1">bildiren Peygamberimiz (sav)'in sözleri, Hz. Mehdi (as)'nin zuhuru için gerekirse zamanın uzatılacağı yönündedir. Demek ki böyle bir durumda Hz. Mehdi (as)'ın zuhuru yüz sene sonrasına ertelenip bu yüzyılda beklenmekten vazgeçilmeyecek, aksine Hz. Mehdi (as)'ın zuhuru yine Hicri 1400 içinde beklenmeye devam edilecektir. Şu çok önemlidir ki Hicri 1499 senesinin son gününe kadar Hicri 1400'lü yılların içinde olunur. Hz. Mehdi (as)'ın zuhuru için Allah'ın gerekirse zamanı uzatması de yine Hicri 1500'lere kadar olacak Hz. Mehdi (as) bu dönem içinde İslam ahlakını ve faziletini ve Peygamberimiz (sav)'in sünnetini dünyaya yayma çalışmalarına çeşitli şekillerde devam edecektir. Ancak söz konusu uzama dünyanın 7000 yıllık ömrünü aşmayacak bir uzama olacak sonrasında ise Peygamberimiz (sav)'in belirttiği; İslam ahlakının dünya üzerindeki etkisinin kalkmaya başlaması ani bir gerileme şeklinde değil aklın ihtiyarini kaldırmadan yavaş yavaş meydana gelecektir. Ardından dünyanın 7000 yıllık ömrünün sonu olan kıyametin kopması olayı da Üstad Said Nursi Hazretleri'nin ifade ettiği gibi inşaAllah Hicri 1500'ler itibariyle beklenecektir. (Doğrusunu Allah bilir.) </text:span></text:p>
      <text:p text:style-name="P24">Büyük ehl-i Sünnet alimi Berzenci Hazretleri de dünyanın ömrünün Hicri 1600'e ulaşmayacağını yani Hicri 1500'lü yıllar içinde kıyametin kopmasının Allah'ın izniyle beklendiğini ifade etmektedir. (Doğrusunu Allah bilir.)</text:p>
      <text:p text:style-name="P18"><text:span text:style-name="T17">BU ÜMMETIN ÖMRÜ BİN SENEYİ GEÇECEK, FAKAT BİN BEŞ YÜZ SENEYİ AŞMAYACAKTIR...</text:span><text:span text:style-name="T1"> (Kıyamet Alametleri, Medineli Allame Muhammed b. Resul el-Hüseyni el-Berzenci, Pamuk Yayıncılık, İstanbul, 2002, s. 299)</text:span></text:p>
      <text:p text:style-name="P24">Peygamberimiz (sav)'den rivayet edilen hadise dayalı olarak Suyuti Hazretleri ise yaptığı açıklamada şöyle belirtmektedir: </text:p>
      <text:p text:style-name="P18"><text:span text:style-name="T17">"BENİM ÜMMETİMİN ÖMRÜ 1500 SENEYİ PEK GEÇMEYECEK."</text:span><text:span text:style-name="T1"> (Suyuti, el-Keşfu an Mücavezeti Hazihil Ümmeti el-Elfu, el-havi lil Fetavi, Suyuti. 2/248, tefsiri Ruhul Beyan. Bursevi. (Arapça) 4/262, Ahmed bin Hanbel, Kitâbu'l-İlel, s. 89)</text:span></text:p>
      <text:p text:style-name="P34"><text:soft-page-break/></text:p>
      <text:h text:style-name="P53" text:outline-level="2">6. Kuran'da Ahir Zaman ile İlgili <text:line-break/>Diğer Bazı Bilgiler</text:h>
      <text:p text:style-name="P24">Kuran müminlerin hayatlarının tüm alanlarını kapsayan, her hükmün eksiksiz yer aldığı Allah'ın eşsiz kitabıdır. Kuran'ın en büyük mucizelerinden biri, ilk vahyin inmesinden bu yana, her asırda yaşayan tüm Müslümanların, Kuran'ın kendi asırlarının tüm ihtiyaçlarını çözdüğünü görmeleridir. </text:p>
      <text:p text:style-name="P24">Kuran'da, özellikle peygamber kıssalarında ahir zamana bakan işari manada ayetler bulunmaktadır. Bu kıssalar üzerinde düşünüldüğünde günümüzdeki olaylara işaret eden çok önemli sırlar bulmak mümkündür. Allah Kuran'da müminleri kıssalar üzerinde düşünmeye teşvik eder: </text:p>
      <text:p text:style-name="P50">Andolsun, onların kıssalarında temiz akıl sahipleri için ibretler vardır. (Bu Kuran) düzüp uydurulacak bir söz değildir, ancak kendinden öncekilerin doğrulayıcısı, herşeyin çeşitli biçimlerde açıklaması ve iman edecek bir topluluk için bir hidayet ve rahmettir. (Yusuf Suresi, 111)</text:p>
      <text:p text:style-name="P24">Kuran her asra hükmeden bir kitaptır ve ayetlerin birçoğunda birden fazla anlam yüklü olabilmektedir. Ayetlerdeki işaretler de bunun açık delillerindendir. Kuran'da, Peygamberimiz (sav) döneminde yaşanan olaylar anlatıldığı gibi, ahir zamandaki olaylar da işari olarak haber verilmektedir. Ayetlerde Peygamberimiz (sav) döneminde müminlerin yaptıkları mücadele, adaletli uygulamalar ve yaşantıları bildirilirken, aynı zamanda tüm asırlara yönelik öğütler de bulunmaktadır. Her bir ayet, dikkatli okuyanlar için katlanmış anlamlar içermekte, ayetlerde insanların ihtiyaç duydukları herşey açıklanmaktadır. </text:p>
      <text:p text:style-name="P22"><text:span text:style-name="T1">Bir ayette Kuran'ın bu özelliği </text:span><text:span text:style-name="T17">"... Biz Kitabı sana, herşeyin açıklayıcısı, Müslümanlara bir hidayet, bir rahmet ve bir müjde olarak indirdik."</text:span><text:span text:style-name="T1"> (Nahl Suresi, 89) şeklinde bildirilir. Pek çok ayette de Kuran'daki örnekler üzerinde düşünmemiz ve onlardan ibretler çıkarmamız öğütlenmektedir. Allah, Kuran ayetleri üzerine düşünmeyi emrettiği ayetlerden birkaçında şöyle buyurmaktadır:</text:span></text:p>
      <text:p text:style-name="P50">Andolsun, bu Kuran'da her örnekten insanlar için çeşitli açıklamalarda bulunduk. İnsanların çoğu ise ancak inkarda ayak direttiler. (İsra Suresi, 89)</text:p>
      <text:p text:style-name="P50">Andolsun, Biz bu Kur'an'da, belki öğüt alıp-düşünürler diye, insanlar için her bir örnekten verdik. (Zümer Suresi, 27)</text:p>
      <text:p text:style-name="P24">İslam ahlakının dünyaya hakim olması, Peygamber Efendimiz (sav)'in vefatından sonra kıyamete kadar gerçekleşecek olan ahir zaman alametlerinin en önemlilerinden biridir. </text:p>
      <text:p text:style-name="P24">Kuran-ı Kerim'de, Hz. İsa (as)'ın yeryüzüne tekrar döneceğine dair delilleri önceki bölümlerde detaylı olarak gördük. Bu açık delillerin yanısıra Kuran'da ahir zaman, Hz. Mehdi (as) ve Kuran ahlakının dünyada hakim olması hakkında da pek çok işari manada ayet bulunmaktadır. Kuran'da Müslümanların İslam ahlakını yeryüzünde hakim kılacaklarının haber verildiği ayetlerden birisi Nur Suresi'ndedir:</text:p>
      <text:p text:style-name="P50">Allah içinizden iman edenlere ve salih amelde bulunanlara vadetmiştir: Hiç şüphesiz onlardan öncekileri nasıl 'güç ve iktidar sahibi' kıldıysa, onları da yeryüzünde 'güç ve iktidar sahibi' kılacak, kendileri için seçip beğendiği dinlerini kendilerine yerleşik kılıp sağlamlaştıracak ve onları korkularından sonra güvenliğe çevirecektir. Onlar, yalnızca Bana ibadet ederler ve Bana hiçbir şeyi ortak koşmazlar. Kim bundan sonra inkar ederse, işte onlar fasıktır. (Nur Suresi, 55)</text:p>
      <text:p text:style-name="P24">Peygamber Efendimiz (sav)'in de, ahir zaman konusuna Kuran'da işaret olduğunu bildiren çeşitli hadisleri vardır:</text:p>
      <text:p text:style-name="P19">Mehdi tıpkı Zülkarneyn ve Süleyman gibi dünyaya hükmedecektir. (El-Kavlu'l Muhtasar Fi Alamatil Mehdiyy-il Muntazar, s. 29)</text:p>
      <text:p text:style-name="P24"><text:soft-page-break/>Görüldüğü gibi bu hadis, Kuran'da yer alan Hz. Zülkarneyn (as) ve Hz. Süleyman (as) kıssalarını, Hz. Mehdi (as) konusuyla bağlantılı olarak incelememize işaret etmektedir. </text:p>
      <text:p text:style-name="P24">Aşağıdaki hadislerle de Kehf ve Talut kıssalarında ahir zamana bakan çok önemli işaretler olduğu haber verilmektedir. Peygamber Efendimiz (sav)'in, ahir zaman ve Hz. Mehdi (as) ile ilgili hadislerini burada verilen örneklerde de görüldüğü gibi özellikle Kuran kıssalarıyla bağlantı kurarak anlatması, söylediğimiz meseleye çok kuvvetli bir delil teşkil etmektedir. Peygamber Efendimiz (sav) şöyle buyurmaktadır:</text:p>
      <text:p text:style-name="P19">Ashab-ı Kehf, Mehdi'nin yardımcıları olacaktır. (Kitab ul Burhan Fi Alamet-il Mehdiyy il Ahir Zaman, s. 59)</text:p>
      <text:p text:style-name="P19">Mehdi'nin yardımcılarının sayısı Talut ile nehri geçenler kadardır. (Kitab ul Burhan Fi Alamet-il Mehdiyy-il Ahir Zaman, s. 57)</text:p>
      <text:p text:style-name="P24">Bu bakış açısıyla incelendiğinde Kuran'da İslam ahlakının yeryüzüne hakim olacağı bir dönemin varlığına işaret eden birçok ayet olduğu görülmektedir. Ayetlerdeki gerçekleşecek olan olaylarla ilgili işaretlerin yanısıra, bu olayların tarihlerine yönelik işaretler de bulunmaktadır. </text:p>
      <text:p text:style-name="P22"><text:span text:style-name="T1">Bu tarihler çeşitli hesap yöntemleriyle tespit edilmektedir. Bu yöntemlerin başında ise ebced hesabı gelir. Bu hesap yöntemi, çok eski tarihlere kadar uzanan ve daha henüz Kuran indirilmeden önce kullanımı çok yaygın olan bir yazım şeklidir. Eski dönemlerden beri, </text:span><text:span text:style-name="T29">tüm olaylar, harflere rakam değeri verilerek yazılır ve böylece her olayın tarihi de kayda geçilmiş olurdu. Bu tarihler, kullanılan her harfin özel rakam değerlerinin toplanmasıyla elde ediliyordu.</text:span></text:p>
      <text:p text:style-name="P24">Geçmişteki bazı İslam alimleri, ebced yöntemi ile ayetlere bakarak pek çok olayın tarihini önceden tahmin etmişlerdir. Bugün de Kuran'da geçen bazı ayetlere bakıldığında, bu ayetlerin anlamlarına uygun birtakım tarihlere denk geldiğini görürüz. Ve bu ayetlerde bahsedilen olayların ebced hesaplarıyla elde edilen tarihlerde gerçekleştiğini gördüğümüzde ise, söz konusu ayetlerde olaya ilişkin gizli bir işaret bulunabileceğini anlarız. (Doğrusunu Allah bilir)</text:p>
      <text:p text:style-name="P24">İlerleyen sayfalarda bazı ayetlerin içindeki ilgili bölümlerinin ebced hesaplarını vereceğiz. Bu ebcedlerin hesaplandığı ayetlerin anlam açısından içeriklerine bakıldığında, belirli tarihlere yönelik önemli işaretler olduğu fark edilebilir. </text:p>
      <text:p text:style-name="P50">Andolsun Kitap Ehlinden ölmeden önce ona inanmayacak kimse yoktur. Kıyamet günü o da onların aleyhine şahit olacaktır. (Nisa Suresi, 159)</text:p>
      <text:p text:style-name="P51">"... Kitap Ehlinden ölmeden önce ona inanmayacak kimse yoktur..."</text:p>
      <text:p text:style-name="P12">HİCRİ: 1439 MİLADİ: 2017</text:p>
      <text:p text:style-name="P24"/>
      <text:p text:style-name="P24">Yukarıdaki ayette Hz. İsa (as)'ın ölümünden önce tüm Kitap Ehlinin ona inanacağı haber verilmektedir. Bu olayın ancak ahir zamanda, Hz. İsa (as)'ın ikinci kez yeryüzüne gelişinde gerçekleşebileceğini kitabın başında anlatmıştık. Aynı ayetin yukarıda belirtilmiş bölümünün ebced değerinin bize gösterdiği tarih ise 2017'dir. Bu rakamın, Hz. İsa (as)'ın yeryüzüne tekrar geleceği veya yeryüzünde bulunacağı bir tarihe işaret ediyor olması muhtemeldir. (Doğrusunu Allah bilir) Aşağıdaki ebced değerlerinin de benzer şekilde Hz. İsa (as)'ın yeryüzünde bulunacağı dönemin tarihlerine işaret olması mümkündür.</text:p>
      <text:p text:style-name="P24"/>
      <text:p text:style-name="P50">Şüphesiz O (İsa) kıyamet saati için bir ilimdir. Öyleyse ondan yana hiçbir kuşkuya kapılmayın ve bana uyun. Dosdoğru yol olan budur. (Zuhruf Suresi, 61)</text:p>
      <text:p text:style-name="P51">"Şüphesiz O kıyamet saati için bir ilimdir. Öyleyse ondan yana hiçbir kuşkuya kapılmayın..."</text:p>
      <text:p text:style-name="P12">MİLADİ: 2026</text:p>
      <text:p text:style-name="P24"><text:soft-page-break/></text:p>
      <text:p text:style-name="P50">"Korkma" dedik. "Muhakkak sen üstün geleceksin." (Taha Suresi, 68)"</text:p>
      <text:p text:style-name="P12">MİLADİ: 1956</text:p>
      <text:p text:style-name="P24"/>
      <text:p text:style-name="P49"><text:span text:style-name="T1">Hani Allah peygamberlerden 'kesin bir söz (misak)' almıştı: "Andolsun size kitap ve hikmetten verip </text:span><text:span text:style-name="T3">sonra size beraberinizdekini doğrulayan bir elçi geldiğinde</text:span><text:span text:style-name="T1"> (1), ona kesin olarak iman edecek ve ona yardımda bulunacaksınız." Demişti ki: "Bunu ikrar ettiniz ve bu ağır yükümü aldınız mı?" Onlar: "İkrar ettik" demişlerdi de </text:span><text:span text:style-name="T3">"Öyleyse şahid olun, Ben de sizinle birlikte şahid olanlardanım </text:span><text:span text:style-name="T1">(2)," <text:s text:c="4"/>demişti. (Al-i İmran Suresi, 81) </text:span></text:p>
      <text:p text:style-name="P12">(1) MİLADİ: 1956 </text:p>
      <text:p text:style-name="P12">(2) HİCRİ: 1416, MİLADİ: 1994</text:p>
      <text:p text:style-name="P24"/>
      <text:p text:style-name="P49"><text:span text:style-name="T1">Biz ise, yeryüzünde </text:span><text:span text:style-name="T3">güçten düşürülenlere</text:span><text:span text:style-name="T1"> (1) lütufta bulunmak, onları önderler yapmak ve </text:span><text:span text:style-name="T3">mirasçılar kılmak</text:span><text:span text:style-name="T1"> (2) istiyoruz. (Kasas Suresi, 5)</text:span></text:p>
      <text:p text:style-name="P12">(1) MİLADİ: 1996</text:p>
      <text:p text:style-name="P12">(2) ... önderler ... ve mirasçılar kılmak - MİLADİ: 2021</text:p>
      <text:p text:style-name="P24"/>
      <text:p text:style-name="P49"><text:span text:style-name="T3">Biz seni yalnızca bir müjde verici ve uyarıp-korkutucu olarak gönderdik</text:span><text:span text:style-name="T1">. (Furkan Suresi, 56) </text:span></text:p>
      <text:p text:style-name="P12">MİLADİ: 1981 </text:p>
      <text:p text:style-name="P12">(Ayrıca sure numarası (25) x ayet numarası (56) = 1400 (Miladi 1981)</text:p>
      <text:p text:style-name="P24"/>
      <text:p text:style-name="P49"><text:span text:style-name="T1">İşte böylece biz yeryüzünde </text:span><text:span text:style-name="T3">Yusuf'a güç ve imkan (iktidar) verdik</text:span><text:span text:style-name="T1">. Öyle ki, orada (Mısır'da) dilediği yerde konakladı. Biz kime dilersek rahmetimizi nasib ederiz ve iyilik yapanların ecrini kayba uğratmayız. (Yusuf Suresi, 56) </text:span></text:p>
      <text:p text:style-name="P12">MİLADİ: 2017</text:p>
      <text:p text:style-name="P24"/>
      <text:p text:style-name="P49"><text:span text:style-name="T1">Dedi ki: "Kiminiz kiminize düşman olarak, hepiniz ordan inin. Artık size Benden bir yol gösterici gelecektir; </text:span><text:span text:style-name="T3">kim Benim hidayetime uyarsa artık o şaşırıp sapmaz ve mutsuz olmaz</text:span><text:span text:style-name="T1">." (Taha Suresi, 123) </text:span></text:p>
      <text:p text:style-name="P12">MİLADİ: 1982</text:p>
      <text:p text:style-name="P24"/>
      <text:p text:style-name="P49"><text:span text:style-name="T1">De ki: "Herkes gözetlemektedir; siz de gözleyip durun. </text:span><text:span text:style-name="T3">Sonunda, dümdüz (dosdoğru) yolun sahipleri kimlermiş ve doğru yola ulaşan kimlermiş, pek yakında öğreneceksiniz.</text:span><text:span text:style-name="T1">" (Taha Suresi, 135)</text:span></text:p>
      <text:p text:style-name="P12">MİLADİ: 2023</text:p>
      <text:p text:style-name="P24"/>
      <text:p text:style-name="P49"><text:span text:style-name="T1">Ve onları, kendi emrimizle hidayete yönelten önderler kıldık </text:span><text:span text:style-name="T3">ve onlara hayrı kapsayan-fiilleri, namaz kılmayı ve zekat vermeyi vahyettik</text:span><text:span text:style-name="T1">. Onlar bize ibadet edenlerdi. (Enbiya Suresi, 73)</text:span></text:p>
      <text:p text:style-name="P12">MİLADİ: 1984</text:p>
      <text:p text:style-name="P24"><text:soft-page-break/></text:p>
      <text:p text:style-name="P49"><text:span text:style-name="T3">Elif, Lam, Mim. Rum (orduları) yenilgiye uğradı</text:span><text:span text:style-name="T1">. (Rum Suresi, 1-2)</text:span></text:p>
      <text:p text:style-name="P12">MİLADİ: 1980</text:p>
      <text:p text:style-name="P24"/>
      <text:p text:style-name="P49"><text:span text:style-name="T1">Birkaç yıl içinde. </text:span><text:span text:style-name="T3">Bundan önce de, sonra da emir Allah'ındır. Ve o gün mü'minler sevineceklerdir</text:span><text:span text:style-name="T1">. (Rum Suresi, 4)</text:span></text:p>
      <text:p text:style-name="P12">MİLADİ: 2010</text:p>
      <text:p text:style-name="P24"/>
      <text:p text:style-name="P49"><text:span text:style-name="T1">Andolsun, biz Zikir’den sonra Zebur'da da: "Şüphesiz </text:span><text:span text:style-name="T3">Arz'a salih kullarım varisçi olacaktır</text:span><text:span text:style-name="T1">" diye yazdık. (Enbiya Suresi, 105)</text:span></text:p>
      <text:p text:style-name="P12">MİLADİ: 2051</text:p>
      <text:p text:style-name="P24"/>
      <text:p text:style-name="P49"><text:span text:style-name="T1">Dilersek, onların üzerine </text:span><text:span text:style-name="T3">gökten bir ayet (mucize) indiririz</text:span><text:span text:style-name="T1"> de, ona boyunları eğilmiş kalıverir. (Şuara Suresi, 4)</text:span></text:p>
      <text:p text:style-name="P12">MİLADİ: 2022</text:p>
      <text:p text:style-name="P24"/>
      <text:p text:style-name="P49"><text:span text:style-name="T1">Bu önceki </text:span><text:span text:style-name="T3">uyarıcılardan bir uyarıcıdır</text:span><text:span text:style-name="T1">. (Necm Suresi, 56)</text:span></text:p>
      <text:p text:style-name="P12">MİLADİ: 2031</text:p>
      <text:p text:style-name="P24"/>
      <text:p text:style-name="P49"><text:span text:style-name="T1">Şüphesiz, Allah ve melekleri Peygambere salat ederler. </text:span><text:span text:style-name="T3">Ey iman edenler, siz de ona salat edin ve tam bir teslimiyetle ona selam verin</text:span><text:span text:style-name="T1">. (Ahzab Suresi, 56)</text:span></text:p>
      <text:p text:style-name="P12">MİLADİ: 1986</text:p>
      <text:p text:style-name="P24"/>
      <text:p text:style-name="P49"><text:span text:style-name="T1">Şüphesiz </text:span><text:span text:style-name="T3">Biz seni, hak ile bir müjde verici ve bir uyarıcı olarak gönderdik</text:span><text:span text:style-name="T1">. Hiçbir ümmet yoktur ki, içinde bir uyarıcı gelip-geçmiş olmasın. (Fatır Suresi, 24)</text:span></text:p>
      <text:p text:style-name="P12">MİLADİ: 1983</text:p>
      <text:p text:style-name="P24"/>
      <text:p text:style-name="P49"><text:span text:style-name="T1">Kendileriyle, içlerinde bereketler kıldığımız memleketler arasında (biri diğerinden) görünebilen şehirler var ettik ve </text:span><text:span text:style-name="T3">orada yürüme (imkanlarını) takdir ettik: "Oralarda geceleri ve gündüzleri güvenlik içinde gezip dolaşın" (dedik)</text:span><text:span text:style-name="T1">. (Sebe Suresi, 18)</text:span></text:p>
      <text:p text:style-name="P12">MİLADİ: 2023</text:p>
      <text:p text:style-name="P24"/>
      <text:p text:style-name="P49"><text:span text:style-name="T1">Kendilerine </text:span><text:span text:style-name="T3">kitap verdiklerimiz, onu (peygamberi), çocuklarını tanır gibi tanırlar</text:span><text:span text:style-name="T1">. Buna rağmen içlerinden bir bölümü, bildikleri halde gerçeği gizlerler. (Bakara Suresi, 146)</text:span></text:p>
      <text:p text:style-name="P12">MİLADİ: 1959</text:p>
      <text:p text:style-name="P24"/>
      <text:p text:style-name="P49"><text:soft-page-break/><text:span text:style-name="T1">Biz ayetlerimizi hem afakta, hem kendi nefislerinde onlara göstereceğiz; öyle ki, </text:span><text:span text:style-name="T3">şüphesiz onun hak olduğu kendilerine açıkça belli olsun</text:span><text:span text:style-name="T1">. Herşeyin üzerinde Rabbinin şahid olması yetmez mi? (Fussilet Suresi, 53)</text:span></text:p>
      <text:p text:style-name="P12">MİLADİ: 1990</text:p>
      <text:p text:style-name="P24"/>
      <text:p text:style-name="P49"><text:span text:style-name="T1">Ve insanların </text:span><text:span text:style-name="T3">Allah'ın dinine dalga dalga girdiklerini gördüğünde, Hemen Rabbini hamd ile tesbih et</text:span><text:span text:style-name="T1"> ve O'ndan mağfiret dile. Çünkü O, tevbeleri çok kabul edendir. (Nasr Suresi, 2-3)</text:span></text:p>
      <text:p text:style-name="P12">MİLADİ: 2016</text:p>
      <text:p text:style-name="P24"/>
      <text:p text:style-name="P49"><text:span text:style-name="T3">Senin zikrini (şanını) yüceltmedik mi?</text:span><text:span text:style-name="T1"> (İnşirah Suresi, 4)</text:span></text:p>
      <text:p text:style-name="P12">MİLADİ: 2009</text:p>
      <text:p text:style-name="P24"/>
      <text:p text:style-name="P49"><text:span text:style-name="T1">Ve hiç </text:span><text:span text:style-name="T3">ŞÜPHESİZ; BİZİM ORDULARIMIZ, ÜSTÜN GELECEK OLANLAR ONLARDIR</text:span><text:span text:style-name="T1">. (Saffat Suresi, 173)</text:span></text:p>
      <text:p text:style-name="P12">MİLADİ: 1994</text:p>
      <text:p text:style-name="P24"/>
      <text:p text:style-name="P49"><text:span text:style-name="T1">"Elçilerini hidayet ve hak din üzere gönderen O'dur. </text:span><text:span text:style-name="T3">Öyle ki onu (hak din olan İslam'ı) bütün dinlere karşı üstün kılacaktır</text:span><text:span text:style-name="T1">; müşrikler hoş görmese bile." (Saff Suresi, 9)</text:span></text:p>
      <text:p text:style-name="P12">MİLADİ: 1980 ve şeddesiz 2021</text:p>
      <text:p text:style-name="P24"/>
      <text:p text:style-name="P49"><text:span text:style-name="T1">Onu satın alan bir Mısır'lı (aziz,) karısına: "Onun yerini üstün tut (ona güzel bak), umulur ki bize bir yararı dokunur ya da onu evlat ediniriz" dedi. Böylelikle biz, Yusuf'u yeryüzünde (Mısır'da) yerleşik kıldık. Ona sözlerin yorumundan (olan bir bilgiyi) öğrettik. </text:span><text:span text:style-name="T3">ALLAH, EMRİNDE GALİB OLANDIR</text:span><text:span text:style-name="T1">, ancak insanların çoğu bilmezler. (Yusuf Suresi, 21)</text:span></text:p>
      <text:p text:style-name="P12">MİLADİ: 2014</text:p>
      <text:p text:style-name="P24"/>
      <text:p text:style-name="P49"><text:span text:style-name="T1">Kim Allah'ı, Resûlü’nü ve iman edenleri dost (veli) edinirse, </text:span><text:span text:style-name="T3">hiç şüphe yok, galip gelecek olanlar, Allah'ın taraftarlarıdır</text:span><text:span text:style-name="T1">. (Maide Suresi, 56)</text:span></text:p>
      <text:p text:style-name="P12">MİLADİ: 2055</text:p>
      <text:p text:style-name="P24"/>
      <text:p text:style-name="P49"><text:span text:style-name="T3">Allah, göklerin ve yerin nurudur</text:span><text:span text:style-name="T1"> (1). O'nun nurunun misali, içinde çerağ bulunan bir kandil gibidir; </text:span><text:span text:style-name="T3">çerağ bir sırça içerisindedir; sırça, sanki incimsi bir yıldızdır ki</text:span><text:span text:style-name="T1"> (2), doğuya da, batıya da ait olmayan kutlu bir zeytin ağacından yakılır; (bu öyle bir ağaç ki) neredeyse ateş ona dokunmasa da yağı ışık verir. (Bu,) </text:span><text:span text:style-name="T3">Nur üstüne nurdur</text:span><text:span text:style-name="T1">. Allah, kimi dilerse onu kendi nuruna yöneltip-iletir (3). Allah insanlar için örnekler verir. Allah, her şeyi bilendir. (Nur Suresi, 35)</text:span></text:p>
      <text:p text:style-name="P12">(1) MİLADİ: 1959</text:p>
      <text:p text:style-name="P12">(2) MİLADİ: 2037</text:p>
      <text:p text:style-name="P12">(3) MİLADİ: 1980</text:p>
      <text:p text:style-name="P24"><text:soft-page-break/></text:p>
      <text:p text:style-name="P49"><text:span text:style-name="T3">Rabbinin nimetini durmaksızın anlat</text:span><text:span text:style-name="T1">. (Duha Suresi, 11)</text:span></text:p>
      <text:p text:style-name="P12">HİCRİ: 1376 MİLADİ: 1956</text:p>
      <text:p text:style-name="P24"/>
      <text:p text:style-name="P49"><text:span text:style-name="T1">De ki: "Herkes gözetlemektedir; siz de gözleyip durun. </text:span><text:span text:style-name="T3">Sonunda, dümdüz (dosdoğru) yolun sahipleri kimlermiş ve doğru yola ulaşan kimlermiş, pek yakında öğreneceksiniz</text:span><text:span text:style-name="T1">." (Taha Suresi, 135)</text:span></text:p>
      <text:p text:style-name="P12">MİLADİ: 2023</text:p>
      <text:p text:style-name="P24"/>
      <text:p text:style-name="P49"><text:span text:style-name="T3">Andolsun, onlara kendi içlerinden bir elçi gelmişti, fakat onu yalanladılar; böylece onlar</text:span><text:span text:style-name="T1">, zulümlerine devam etmektelerken azab onları yakalayıverdi. (Nahl suresi, 113)</text:span></text:p>
      <text:p text:style-name="P12">MİLADİ: 2007</text:p>
      <text:p text:style-name="P24"/>
      <text:p text:style-name="P49"><text:span text:style-name="T3">Şüphesiz sana biat edenler, ancak Allah’a biat etmişlerdir</text:span><text:span text:style-name="T1">. Allah’ın eli, onların ellerinin üzerindedir. Şu halde, kim ahdini bozarsa, artık o, ancak kendi aleyhine ahdini bozmuş olur. Kim de Allah’a verdiği ahdine vefa gösterirse, artık O da, ona büyük bir ecir verecektir. (Fetih Suresi, 10)</text:span></text:p>
      <text:p text:style-name="P12">MİLADİ: 2025</text:p>
      <text:p text:style-name="P24"/>
      <text:p text:style-name="P49"><text:span text:style-name="T1">"Sakınıp rahmete kavuşmanız için, </text:span><text:span text:style-name="T3">içinizden sizi uyarıp korkutacak bir adam</text:span><text:span text:style-name="T1"> aracılığı ile bir zikir (Kitap) gelmesine mi şaştınız?" (Araf Suresi, 63)</text:span></text:p>
      <text:p text:style-name="P12">HİCRİ: 1433 MİLADİ: 2011</text:p>
      <text:p text:style-name="P24"/>
      <text:p text:style-name="P49"><text:span text:style-name="T1">"... </text:span><text:span text:style-name="T3">Doğrusu Allah size onu seçti ve onun bilgi ve bedenî gücünü arttırdı</text:span><text:span text:style-name="T1">..." (Bakara Suresi, 247)</text:span></text:p>
      <text:p text:style-name="P12">HİCRİ: 1418 MİLADİ: 1996</text:p>
      <text:p text:style-name="P24"/>
      <text:p text:style-name="P49"><text:span text:style-name="T1">Sonra, nasıl yapıp-davranacaksınız diye gözlemek için, onların ardından sizi </text:span><text:span text:style-name="T3">yeryüzünde halifeler kıldık</text:span><text:span text:style-name="T1">. (Yunus Suresi, 14)</text:span></text:p>
      <text:p text:style-name="P12">MİLADİ: 2048</text:p>
      <text:p text:style-name="P24"/>
      <text:p text:style-name="P49"><text:span text:style-name="T3">ELBETTE RABBİN SANA RAZI OLDUĞUN NİMETİ VERECEK</text:span><text:span text:style-name="T1">, böylece sen hoşnut kalacaksın. (Duha Suresi, 5)</text:span></text:p>
      <text:p text:style-name="P12">MİLADİ vav-ı atıfla 2015, vav-ı atıfsız 2009</text:p>
      <text:p text:style-name="P24"/>
      <text:p text:style-name="P49"><text:span text:style-name="T1">Eğer iyilik ederseniz kendinize iyilik etmiş olursunuz ve eğer kötülük ederseniz o da (kendi) aleyhinizedir. </text:span><text:span text:style-name="T3">Sonunda vaat geldiği zaman</text:span><text:span text:style-name="T1"> (yine öyle kullar göndeririz ki) yüzlerinizi 'kötü duruma soksunlar' birincisinde ona girdikleri gibi mescid (Kudüs)e girsinler ve ele geçirdiklerini 'darmadağın edip mahvetsinler.' (İsra Suresi, 7)</text:span></text:p>
      <text:p text:style-name="P12">MİLADİ: 2019</text:p>
      <text:p text:style-name="P24"><text:soft-page-break/></text:p>
      <text:p text:style-name="P49"><text:span text:style-name="T3">Ve hiç şüphesiz; bizim ordularımız üstün gelecek olanlar onlardır</text:span><text:span text:style-name="T1">. (Saffat Suresi, 173)</text:span></text:p>
      <text:p text:style-name="P12">HİCRİ: 1410 <text:s/>MİLADİ: 1988 (Şeddeli)</text:p>
      <text:p text:style-name="P24"/>
      <text:p text:style-name="P49"><text:span text:style-name="T3">Öyleyse kafirlere itaat etme ve onlara (Kur'an'la) büyük bir MÜCADELE ver</text:span><text:span text:style-name="T1">. (Furkan Suresi, 52)</text:span></text:p>
      <text:p text:style-name="P12">HİCRİ:1400 <text:s/>MİLADİ:1979</text:p>
      <text:p text:style-name="P24"/>
      <text:p text:style-name="P49"><text:span text:style-name="T3">Rabbimiz, içlerinden onlara bir elçi gönder</text:span><text:span text:style-name="T1">, onlara ayetlerini okusun, kitabı ve hikmeti öğretsin ve onları arındırsın... (Bakara Suresi,129)</text:span></text:p>
      <text:p text:style-name="P12">MİLADİ: 1980</text:p>
      <text:p text:style-name="P24"/>
      <text:p text:style-name="P49"><text:span text:style-name="T1">İşte kalplerinde hastalık olanları: "Zamanın, felaketleriyle aleyhimize dönüp bize çarpmasından korkuyoruz" diyerek aralarında çabalar yürüttüklerini görürsün. </text:span><text:span text:style-name="T3">Umulur ki Allah, bir fetih veya Katından bir emir getirecek</text:span><text:span text:style-name="T1"> de, onlar, nefislerinde gizli tuttuklarından dolayı pişman olacaklardır. (Maide Suresi, 52)</text:span></text:p>
      <text:p text:style-name="P12">MİLADI: 1996</text:p>
      <text:p text:style-name="P24"/>
      <text:p text:style-name="P49"><text:span text:style-name="T1">Ve seveceğiniz bir başka (nimet) daha var: </text:span><text:span text:style-name="T3">Allah'tan 'yardım ve zafer (nusret)' ve yakın bir fetih</text:span><text:span text:style-name="T1">. Mü'minleri müjdele. (Saff Suresi, 13)</text:span></text:p>
      <text:p text:style-name="P12">HİCRİ: 1402 MİLADİ:1981</text:p>
      <text:p text:style-name="P24"/>
      <text:p text:style-name="P49"><text:span text:style-name="T1">Allah, içinizden iman edenlere ve salih amellerde bulunanlara va'detmiştir: Hiç şüphesiz onlardan öncekileri nasıl 'güç ve iktidar sahibi' kıldıysa, </text:span><text:span text:style-name="T3">onları da yeryüzünde 'güç ve iktidar sahibi' kılacak</text:span><text:span text:style-name="T1">, kendileri için seçip beğendiği dinlerini kendilerine yerleşik kılıp sağlamlaştıracak ve onları korkularından sonra güvenliğe çevirecektir. Onlar, yalnızca bana ibadet ederler ve bana hiç bir şeyi ortak koşmazlar. Kim bundan sonra inkâr ederse, işte onlar fasıktır. (Nur Suresi, 55)</text:span></text:p>
      <text:p text:style-name="P12">MİLADİ: 2013</text:p>
      <text:p text:style-name="P24"/>
      <text:p text:style-name="P49"><text:span text:style-name="T3">Böylece Rabbin seni seçkin kılacak</text:span><text:span text:style-name="T1">, sözlerin yorumundan sana öğretecek ve daha önce ataların İbrahim ve İshak'a tamamladığı gibi senin ve yakup ailesi üzerindeki nimetini tamamlayacaktır... (Yusuf Suresi, 6)</text:span></text:p>
      <text:p text:style-name="P12">HİCRİ: 1443 MİLADİ: 2020 (Şeddesiz)</text:p>
      <text:p text:style-name="P24"/>
      <text:p text:style-name="P49"><text:span text:style-name="T1">Onlara peygamberleri dedi ki: </text:span><text:span text:style-name="T3">Allah size Talut'u (melik olarak) gönderdi</text:span><text:span text:style-name="T1">... (Bakara Suresi, 247)</text:span></text:p>
      <text:p text:style-name="P12">HİCRİ: 1420 <text:s/>MİLADİ: 1998</text:p>
      <text:p text:style-name="P24"/>
      <text:p text:style-name="P49"><text:soft-page-break/><text:span text:style-name="T3">Gerçekten biz ona yeryüzünde sapasağlam bir iktidar verdik</text:span><text:span text:style-name="T1"> ve ona her şeyden bir yol (sebep) verdik. (Kehf Suresi, 84)</text:span></text:p>
      <text:p text:style-name="P12">HİCRİ:1440 <text:s/>MİLADİ: 2017 (Şeddeli)</text:p>
      <text:p text:style-name="P24"/>
      <text:p text:style-name="P49"><text:span text:style-name="T1">Böylece ikisi, </text:span><text:span text:style-name="T3">iki (deniz)in birleştiği yere ulaşınca</text:span><text:span text:style-name="T1"> balıklarını unutuverdiler; (balık) denizde bir akıntıya doğru (veya bir menfez bulup) kendi yolunu tuttu. (Kehf Suresi, 61)</text:span></text:p>
      <text:p text:style-name="P12">HİCRİ: 1405 <text:s/>MİLADİ: 1984</text:p>
      <text:p text:style-name="P24"/>
      <text:p text:style-name="P49"><text:span text:style-name="T3">Dedi ki: Rabbimin beni kendisinde sağlam bir iktidarla yerleşik kıldığı (güç nimet ve imkan) daha hayırlıdır</text:span><text:span text:style-name="T1">. Madem öyle bana (insani) güçle yardım edin de sizinle onlar arasında sapasağlam bir engel kılayım. (Kehf suresi, 95)</text:span></text:p>
      <text:p text:style-name="P12">HİCRİ:1409 <text:s/>MİLADİ:1987 (Şeddesiz)</text:p>
      <text:p text:style-name="P24"/>
      <text:p text:style-name="P49"><text:span text:style-name="T3">Ağızlarıyla Allah'ın nurunu söndürmek istiyorlar</text:span><text:span text:style-name="T1">. Oysa kafirler istemese de </text:span><text:span text:style-name="T3">Allah, Kendi nurunu tamamlamaktan başkasını istemiyor</text:span><text:span text:style-name="T1">. (Tevbe Suresi, 32)</text:span></text:p>
      <text:p text:style-name="P12">HİCRİ: 1423 <text:s/>MİLADİ: 2002</text:p>
      <text:p text:style-name="P24"/>
      <text:p text:style-name="P49"><text:span text:style-name="T1">Yoksa onlar: "Allah'a karşı yalan düzüp-uydurdu"mu diyorlar? </text:span><text:span text:style-name="T3">Oysa eğer Allah dilerse senin de kalbini mühürler. Allah, batılı yok edip-ortadan kaldırır</text:span><text:span text:style-name="T1"> ve kendi kelimeleriyle hakkı hak olarak pekiştirir (gerçekleştirir). Çünkü O, sinelerin özünde olanı bilendir. (Şura Suresi, 24)</text:span></text:p>
      <text:p text:style-name="P12">MİLADİ: 2014</text:p>
      <text:p text:style-name="P24"/>
      <text:p text:style-name="P49"><text:span text:style-name="T1">Hani Meryem oğlu İsa da: "Ey İsrailoğulları, gerçekten ben, sizin için Allah'tan gönderilmiş bir elçiyim. Benden önceki Tevrat'ı doğrulayıcı ve benden sonra ismi "Ahmed" olan bir elçinin de müjdeleyicisiyim" demişti. </text:span><text:span text:style-name="T3">Fakat o, onlara apaçık belgelerle gelince: "Bu, açıkça bir büyüdür" dediler</text:span><text:span text:style-name="T1">. (Saff Suresi, 6)</text:span></text:p>
      <text:p text:style-name="P12">MİLADİ: 2011</text:p>
      <text:p text:style-name="P24"/>
      <text:p text:style-name="P49"><text:span text:style-name="T3">Hiç şüphesiz O kıyamet saati için bir ilimdir. Öyleyse ondan yana hiç bir kuşkuya kapılmayın</text:span><text:span text:style-name="T1"> ve bana uyun. Dosdoğru olan yol budur. (Zuhruf Suresi, 61)</text:span></text:p>
      <text:p text:style-name="P12">MİLADİ: 2026</text:p>
      <text:p text:style-name="P24"/>
      <text:p text:style-name="P49"><text:span text:style-name="T1">Onlar ki, </text:span><text:span text:style-name="T3">yeryüzünde kendilerini yerleştirir, iktidar sahibi kılarsak</text:span><text:span text:style-name="T1">, dosdoğru namazı kılarlar, zekatı verirler, ma'rufu emrederler, münkerden sakındırırlar. Bütün işlerin sonu Allah'a aittir. (Hac Suresi, 41)</text:span></text:p>
      <text:p text:style-name="P12">HİCRİ: 1400 <text:s/>MİLADİ: 1979</text:p>
      <text:p text:style-name="P24"/>
      <text:p text:style-name="P49"><text:soft-page-break/><text:span text:style-name="T3">Yarattıklarımızdan, hakka yöneltip-ileten ve onunla adaleti kılan (uygulayan) bir ümmet vardır</text:span><text:span text:style-name="T1">. (Araf Suresi, 181)</text:span></text:p>
      <text:p text:style-name="P12">MİLADİ: 1987</text:p>
      <text:p text:style-name="P24"/>
      <text:p text:style-name="P49"><text:span text:style-name="T1">Artık hayır; </text:span><text:span text:style-name="T3">yemin ederim (gündüz) sinip (gece) dönen (gezegen)lere, bir akış içinde yerini alanlara</text:span><text:span text:style-name="T1">... (Tekvir Suresi, 15-16)</text:span></text:p>
      <text:p text:style-name="P12">HİCRİ: 1459 <text:s/>MİLADİ: 2036</text:p>
      <text:p text:style-name="P24"/>
      <text:p text:style-name="P49"><text:span text:style-name="T3">(Peygamberler) Fetih istediler, (sonunda) her zorba inatçı bozguna uğrayıp -yok oldu- gitti</text:span><text:span text:style-name="T1">. (İbrahim Suresi, 15)</text:span></text:p>
      <text:p text:style-name="P12">MİLADİ: 1993</text:p>
      <text:p text:style-name="P24"/>
      <text:p text:style-name="P49"><text:span text:style-name="T1">Onlar ki, </text:span><text:span text:style-name="T3">yanlarındaki Tevrat'ta ve İncil'de (geleceği) yazılı bulacakları</text:span><text:span text:style-name="T1"> ümmi haber getirici (Nebi) olan elçiye (Resul) uyarlar; o, onlara marufu (iyiliği) emrediyor, münkeri (kötülüğü) yasaklıyor, temiz şeyleri helal, murdar şeyleri haram kılıyor ve onların ağır yüklerini, üzerlerindeki zincirleri indiriyor. Ona inananlar, destek olup savunanlar, yardım edenler ve onunla birlikte indirilen nuru izleyenler; işte kurtuluşa erenler bunlardır. (Araf Suresi, 157)</text:span></text:p>
      <text:p text:style-name="P12">MİLADİ: 2025</text:p>
      <text:p text:style-name="P24"/>
      <text:p text:style-name="P49"><text:span text:style-name="T1">Allah adına gerektiği gibi cihad edin. </text:span><text:span text:style-name="T3">O, sizleri seçmiş ve din konusunda size bir güçlük yüklememiştir, atanız İbrahim'in dini(nde olduğu gibi) (1). O (Allah) bundan daha önce de, bunda (Kur'an'da) da sizi "müslümanlar" olarak isimlendirdi (2); elçi sizin üzerinize şahid olsun, siz de insanlar üzerine şahidler olasınız diye (3)</text:span><text:span text:style-name="T1">. Artık dosdoğru namazı kılın, zekatı verin ve Allah'a sarılın, sizin Mevlanız O'dur. İşte, ne güzel mevla ve ne güzel yardımcı. (Hac Suresi, 78)</text:span></text:p>
      <text:p text:style-name="P12">(1) MİLADİ: 1911</text:p>
      <text:p text:style-name="P12">(2) MİLADİ: 2034</text:p>
      <text:p text:style-name="P12">(3) MİLADİ: 2026</text:p>
      <text:p text:style-name="P24"/>
      <text:p text:style-name="P49"><text:span text:style-name="T1">Bir de derler ki: "Rabbinden üzerine bir ayet (mucize) indirilse ya!.." De ki: "Gayb yalnızca Allah'ındır, siz bekleyedurun; </text:span><text:span text:style-name="T3">ben de sizlerle birlikte bekleyenlerdenim</text:span><text:span text:style-name="T1">." (Yunus Suresi, 20)</text:span></text:p>
      <text:p text:style-name="P12">MİLADİ: 2002 (Şeddesiz)</text:p>
      <text:p text:style-name="P24"/>
      <text:p text:style-name="P49"><text:span text:style-name="T3">İşte, göğün ve yerin Rabbine andolsun ki</text:span><text:span text:style-name="T1">, şüphesiz, o (size va'dedilen) sizin (aranızda) konuştuklarınız kadar, elbette kesin bir gerçektir. (Zariyat Suresi, 23)</text:span></text:p>
      <text:p text:style-name="P12">HİCRİ:1459 <text:s/>MİLADİ: 2036</text:p>
      <text:p text:style-name="P24"/>
      <text:p text:style-name="P49"><text:span text:style-name="T1">Sonunda onlar, kendilerine vadedileni gördükleri zaman, </text:span><text:span text:style-name="T3">yardımcı olmak bakımından kim daha zayıfmış ve sayı bakımından kim daha azmış artık öğrenmiş olacaklardır.</text:span><text:span text:style-name="T1">" (Cin Suresi, 24)</text:span></text:p>
      <text:p text:style-name="P12"><text:soft-page-break/>MİLADİ: 1995 (Şeddeli ve Tenvinli)</text:p>
      <text:p text:style-name="P24"/>
      <text:p text:style-name="P49"><text:span text:style-name="T3">Onları rahmetimize soktuk, şüphesiz onlar salih kimselerdi</text:span><text:span text:style-name="T1">. (Enbiya Suresi, 86)</text:span></text:p>
      <text:p text:style-name="P12">MİLADİ: 2066</text:p>
      <text:p text:style-name="P24"/>
      <text:p text:style-name="P49"><text:span text:style-name="T1">(Çocuğun doğup büyümesinden sonra ona dedik ki:) "Ey Yahya, </text:span><text:span text:style-name="T3">Kitabı kuvvetle tut</text:span><text:span text:style-name="T1">." Daha çocuk iken ona hikmet verdik. (Meryem Suresi, 12)</text:span></text:p>
      <text:p text:style-name="P12">MİLADİ: 2067</text:p>
      <text:p text:style-name="P24"/>
      <text:p text:style-name="P49"><text:span text:style-name="T1">Şu halde sen sabret. Gerçekten </text:span><text:span text:style-name="T3">Allah'ın va'di haktır</text:span><text:span text:style-name="T1">. Günahın için </text:span><text:span text:style-name="T3">mağfiret dile</text:span><text:span text:style-name="T1">; akşam ve sabah Rabbini hamd ile tesbih et. (Mümin Suresi, 55)</text:span></text:p>
      <text:p text:style-name="P12">MİLADİ: 2001</text:p>
      <text:p text:style-name="P24"/>
      <text:p text:style-name="P49"><text:span text:style-name="T1">"Ey Davud, gerçek şu ki, </text:span><text:span text:style-name="T3">Biz seni yeryüzünde bir halife kıldık (1). Öyleyse insanlar arasında hak ile hükmet, istek ve tutkulara (hevaya) uyma (2)</text:span><text:span text:style-name="T1">; sonra seni Allah'ın yolundan saptırır. Şüphesiz Allah’ın yolundan sapanlara, hesap gününü unutmalarından dolayı şiddetli bir azab vardır." (Sad Suresi, 26)</text:span></text:p>
      <text:p text:style-name="P12">(1) MİLADİ: <text:s/>2021</text:p>
      <text:p text:style-name="P12">(2) HİCRİ: 1446, MİLADİ: 2023</text:p>
      <text:p text:style-name="P24"/>
      <text:p text:style-name="P49"><text:span text:style-name="T1">On</text:span>un <text:span text:style-name="T1">mülkünü güçlendirmiştik. Ona </text:span><text:span text:style-name="T3">hikmet ve anlatım</text:span><text:span text:style-name="T1"> </text:span><text:span text:style-name="T3">çarpıcılığını vermiştik</text:span><text:span text:style-name="T1">. (Sad Suresi, 20)</text:span></text:p>
      <text:p text:style-name="P12">HİCRİ: 1426 MİLADİ: <text:s/>2004</text:p>
      <text:p text:style-name="P24"/>
      <text:p text:style-name="P49"><text:span text:style-name="T3">Biz de onu halim bir çocukla müjdeledik</text:span><text:span text:style-name="T1">. (Saffat Suresi, 101)</text:span></text:p>
      <text:p text:style-name="P12">MİLADİ: 2019 (şeddeli)</text:p>
      <text:p text:style-name="P24"/>
      <text:p text:style-name="P49"><text:span text:style-name="T1">Derler ki: "Eğer doğru söylüyor iseniz, şu </text:span><text:span text:style-name="T3">fetih</text:span><text:span text:style-name="T1"> ne zamanmış?" (Secde Suresi, 28)</text:span></text:p>
      <text:p text:style-name="P12">MİLADİ: 2041</text:p>
      <text:p text:style-name="P24"/>
      <text:p text:style-name="P49"><text:span text:style-name="T1">Yahut: "Onda bir delilik var" mı diyorlar? </text:span><text:span text:style-name="T3">Hayır, o, onlara hak ile gelmiş bulunmaktadır ve onların çoğu hakkı çirkin karşılıyorlar.</text:span><text:span text:style-name="T1"> (Müminun Suresi, 70)</text:span></text:p>
      <text:p text:style-name="P12">MİLADİ: 2022 (şeddesiz)</text:p>
      <text:p text:style-name="P24"/>
      <text:p text:style-name="P49"><text:span text:style-name="T3">Onlardan öncekiler de hileli-düzenler kurmuşlardı; fakat düzen kuruculuğun (tedbirlerin, karşılık vermelerin) tümü Allah'a aittir (1). Her bir nefsin ne kazandığını O bilir. Bu yurdun sonu kimindir, inkar edenler pek yakında bileceklerdir (2). </text:span><text:span text:style-name="T1">(Rad Suresi, 42)</text:span></text:p>
      <text:p text:style-name="P12">(1) MİLADİ: <text:s/>1988</text:p>
      <text:p text:style-name="P12"><text:soft-page-break/>(2) MİLADİ: 1990 (şeddesiz), 2974 (şeddeli)</text:p>
      <text:p text:style-name="P24"/>
      <text:p text:style-name="P49"><text:span text:style-name="T1">Onlar, kendilerine meleklerin gelmesini mi, ya da Rabbinin gelmesini mi veya Rabbinin bazı ayetlerinin gelmesini mi bekliyorlar? </text:span><text:span text:style-name="T3">Rabbinin ayetlerinden bazılarının geleceği gün</text:span><text:span text:style-name="T1">, daha önce iman etmemişse veya imanıyla bir hayır kazanmamışsa hiç kimseye imanı yarar sağlamaz. De ki: "Bekleyin, biz de şüphesiz beklemekteyiz." (Enam Suresi, 158)</text:span></text:p>
      <text:p text:style-name="P12">MİLADİ: 1983</text:p>
      <text:p text:style-name="P24"/>
      <text:p text:style-name="P49"><text:span text:style-name="T3">Kendilerine hak gelince, onu yalanladılar (1); fakat alaya aldıklarının haberleri onlara gelecektir (2).</text:span><text:span text:style-name="T1"> (Enam Suresi, 5)</text:span></text:p>
      <text:p text:style-name="P12">(1) MİLADİ: 2015 <text:s/>(2) MİLADİ: 1990</text:p>
      <text:p text:style-name="P24"/>
      <text:p text:style-name="P49"><text:span text:style-name="T1">Ey insanlar, şüphesiz elçi size Rabbinizden hakla geldi. Öyleyse iman edin, sizin için hayırlıdır. Eğer inkara saparsanız, </text:span><text:span text:style-name="T3">şüphesiz göklerde olanların ve yerde olanların tümü Allah'ındır.</text:span><text:span text:style-name="T1"> Allah bilendir, hüküm ve hikmet sahibidir. (Nisa Suresi, 170)</text:span></text:p>
      <text:p text:style-name="P12">MİLADİ: 2014</text:p>
      <text:p text:style-name="P24"/>
      <text:h text:style-name="P5" text:outline-level="1">SONUÇ: HZ. İSA (AS)'IN KUTLU DÖNEMİ</text:h>
      <text:p text:style-name="P23"/>
      <text:p text:style-name="P23"/>
      <text:p text:style-name="P24">Kitap boyunca Hz. İsa (as)'ın yeryüzüne ikinci kez geleceğini ve bu gelişin yakın olduğunun alametlerini, Kuran ayetleri, Peygamber Efendimiz (sav)'in hadis-i şerifleri, İslam alimlerinin açıklamaları, ayrıca İncil'den çeşitli izahlarla detaylı olarak açıkladık. </text:p>
      <text:p text:style-name="P22"><text:span text:style-name="T1">Kuran ayetlerinde Hz. İsa (as)'ın Allah Katına alınışı haber verilmekte ve yeryüzüne ikinci kez gelişi çeşitli alametlerle bizlere bildirilmektedir. Peygamber Efendimiz (sav)'in de </text:span><text:span text:style-name="T17">"... Vallahi muhakkak ve muhakkak Meryem oğlu İsa inecek, hem adil bir hakem, adaletli bir hükümdar olarak inecek..."</text:span><text:span text:style-name="T1"> (</text:span><text:span text:style-name="T19">Sahih-i Müslim bi Şerhin-Nevevi, cilt 2, s.192</text:span><text:span text:style-name="T1">) gibi birçok hadisinde Hz. İsa (as)'ın geldiğinde yapacakları ve o dönemin özellikleri çeşitli örneklerle anlatılmaktadır. Bu açıklamalar hiçbir şüpheye yer bırakmayacak kadar açık, detaylı ve içinde bulunduğumuz dönemde yaşanan gelişmelerle uyumludur. Nitekim asırlar boyunca İslam alimleri de eserlerinde Hz. İsa (as)'ın yeryüzüne ikinci kez gelişi ile ilgili çok önemli yorumlarda bulunmuş, ahir zamanda nasıl bir ortam oluşacağını insanlara aktarmışlardır. İncil'de de Hz. İsa (as)'ın yeryüzüne gelişine dair çok açık izahlar bulunmaktadır. </text:span></text:p>
      <text:p text:style-name="P24">İşte kitap boyunca detaylı olarak incelediğimiz tüm bu deliller ve dünya üzerinde yaşanan gelişmeler dikkatle biraraya getirildiğinde Hz. İsa (as)'ın gelişine en fazla 15-20 sene kaldığı, belki de Hz. İsa (as)'ın gelmiş bile olabileceği ortaya çıkmaktadır. Bu, yeryüzündeki tüm insanlar için çok büyük bir müjdedir, sevinç ve şevk kaynağıdır.</text:p>
      <text:p text:style-name="P22"><text:span text:style-name="T1">Unutulmamalıdır ki, Hz. İsa (as), Allah'ın, doğumundan itibaren mucizevi bir yaşamla nimette bulunduğu ve peygamberlik makamıyla şereflendirdiği kutlu bir elçisidir. Allah bu mübarek peygamberin, </text:span><text:span text:style-name="T17">"dünyada ve ahirette 'seçkin, onurlu, saygındır' ve (Allah'a) yakın kılınanlardan"</text:span><text:span text:style-name="T1"> (Al-i İmran Suresi, 45) olduğunu bildirerek onu cennetle müjdelemiştir. İşte bu nedenle yeryüzüne ikinci kez gelecek olan bu mübarek peygamberi, tüm insanlığın olabilecek en güzel şekilde karşılaması gerekmektedir. İmkanları kısıtlı olan bir kişi dahi, evine sıradan bir misafir geleceği zaman, günler öncesinden hazırlık yapar, bu misafiri en temiz ve en güzel şekilde ağırlamaya, ikramda kusur yapmamaya özen gösterir. Oysa Hz. İsa (as) tüm dünya insanları için, hiçbir misafirle karşılaştırılmayacak kadar üstün özelliklere sahip, çok kıymetli bir misafirdir. O nedenle de tüm insanlığın yakın zamanda yeryüzünü şereflendirecek olan bu Ulu'l Azm peygamberi en güzel şekilde karşılaması gerekmektedir. </text:span></text:p>
      <text:p text:style-name="P24">Hz. İsa (as)'ın gelişi tüm insanlık için çok büyük bir nimet, Allah'tan çok büyük bir lütuftur. Bu kıymetli peygamberle karşılaşmak Rabbimiz'den çok büyük bir nimettir. Hz. İsa (as) geldiğinde masum, tertemiz ve nurlu yüzüyle, hikmetli, akıllı ve isabetli konuşmalarıyla hemen dikkati çekecek, dünya üzerindeki tüm insanlar hayatlarında ilk kez en yüksek insani vasıflara sahip mübarek bir peygamber göreceklerdir. Onun doğumu, hayatı, Allah Katına alınışı ve yeryüzüne ikinci kez gelişi gibi, bu gelişten sonraki hayatı da Allah'ın izniyle mucizelerle dolu olacaktır. Tüm insanlar onun üstün ahlakına ve benzersiz aklına hayran olacaklardır. Onun söylediği her söz, her hareket hikmetli, aldığı her karar isabetli ve Allah'ın ilhamı ile olacaktır. </text:p>
      <text:p text:style-name="P24">Tüm insanların, özellikle de İncil'e iman eden İseviler'in ve Kuran ayetlerine iman eden Müslümanların Hz. İsa (as)'ın gelişi için heyecanla, şevkle ve çok büyük bir coşkuyla hazırlık yapmaları gerekmektedir. Bu kişilerin içinde, Allah'ın cennetle müjdelediği bu kıymetli peygamberin gelişi için hazırlık yapmayanlar ise çok büyük bir hata içindedirler. </text:p>
      <text:p text:style-name="P24">Çünkü gelişi İlahi kitaplarla ve elçilerin sözleriyle haber verilmiş böylesine önemli bir misafiri karşılama konusunda yapılacak gevşeklik ve tembellik çok büyük bir vicdansızlıktır. Allah'ın ayetlerine iman eden, <text:soft-page-break/>dünya üzerindeki gelişmeleri ve ahir zamanın işaretlerini aklı ve vicdanıyla değerlendiren hiçbir insan bu mübarek misafire hazırlık yapmadan bekleyemez. Ya da "Hz. İsa (as)'ın yeryüzüne ikinci kez geleceğine iman ediyorum" dedikten sonra, "ama şimdi hazırlık yapmayayım, daha sonra telafi ederim" şeklinde bir düşünce içine de giremez. Hangi vicdan sahibi, samimi bir insan o müjdeli dönem geldiğinde "Biz Hz. İsa (as)'ı <text:s/>bekliyorduk, ama bunun için hazırlık yapmayı gerekli görmedik" şeklinde bir açıklamada bulunabilecektir? Eğer bu kişiler hala bir hazırlık içinde olmamalarını, 15-20 yılı uzun bir zaman gibi görmeleriyle açıklıyorlarsa bu çok yanlış bir düşüncedir. Çünkü onlar da 15-20 yılın, 15-20 gün gibi hızla geçip gideceğini görecek, Hz. İsa (as)'ın gelişine kayıtsız kaldıkları için çok büyük bir pişmanlık yaşayacaklardır. Hiç kimse unutmamalıdır ki, 1970'li yıllarda yaşayan insanlar da 1980'leri 90'ları çok uzak görmekteydiler. Ama zaman hızla akıp geçti ve 2000'li yıllar bir anda geldi. Aynı bu şekilde, Hz. İsa (as) ile karşılaşacağımız gün de Allah'ın izniyle çok hızla gelecektir. </text:p>
      <text:p text:style-name="P24">Hz. İsa (as) gelmeden önce yapılması gereken hazırlığın nasıl olması gerektiğini hem Kuran ayetlerinden, hem Peygamber Efendimiz (sav)'in hadislerinden, hem de Bediüzzaman Said Nursi gibi büyük İslam alimlerinin hikmetli yorumlarından anlamaktayız. Bu hazırlığın en önemli aşaması ise yeryüzündeki din karşıtı sistemlerle yapılacak olan fikri mücadeledir. </text:p>
      <text:p text:style-name="P22"><text:span text:style-name="T1">Bediüzzaman'ın da dikkat çektiği gibi tüm iman sahipleri Darwinizm ve materyalizm gibi insanları din ahlakından uzaklaştıran ateist ideolojilerle fikri mücadelede ittifak etmeli; bu gibi akımların dünya üzerinden silinmelerinde birlik olmalıdırlar. Bunun için tüm imkanlarıyla Hz. İsa (as)'ın dinsizlikle yapacağı mücadele öncesinde dünya çapında büyük bir hazırlık yapmalıdırlar. Nitekim hadislerde bildirildiği gibi Hz. İsa (as) geldiğinde söz konusu dinsiz akımlarla mücadele edecektir. Bediüzzaman Said Nursi'nin de bir sözünde belirttiği gibi elinde "semavi kılıç" ile yani Allah'ın vahyi ile hareket edecek, bu sayede her kararı isabetli olacak ve tüm dinsiz sistemleri ortadan kaldıracaktır. (</text:span><text:span text:style-name="T19">Mektubat, s. 6</text:span><text:span text:style-name="T1">) </text:span></text:p>
      <text:p text:style-name="P24">Hiç unutmamak gerekir ki, Hz. İsa <text:s/>(as)'ın gelişi dünyanın sadece belli bölgelerini etkileyecek bir olay değildir. Onun gelişi tüm dünyayı etkileyecek güçte, mucizevi ve metafizik bir olaydır. Bu kutlu peygamberin gelişiyle dünya çapında sosyal ve siyasi alanlarda köklü değişikler olacak, tüm dünya Hz. İsa (as)'ın etrafında toplanıp birleşecektir. İşte bu nedenle tüm Hıristiyanların ve Müslümanların bir an önce harekete geçmeleri ve birlik içinde Hz. İsa (as)'ı <text:s/>en güzel şekilde karşılamak için ellerindeki tüm imkanları seferber etmeleri gerekmektedir. Tek bir Allah'a iman eden, O'nun beğenisini kazanmaya çalışan, O'na tam bir teslimiyetle teslim olmuş, O'na yürekten bağlı, O'nu yücelten, temelde aynı değerleri savunan Hıristiyan ve Müslümanların ortak hareket etmeleri en doğrusudur. Hem Hıristiyanların hem de Müslümanların birbirlerine hoşgörüyle, sevgiyle, anlayışla, barışla yaklaşmaları gerektiği açıktır. Asırlardır süren çekişmelere, önyargılara, yanlış anlamalara artık bir son verilmelidir. Çünkü kaybedilecek zaman yoktur. </text:p>
      <text:p text:style-name="P24"/>
      <text:h text:style-name="P53" text:outline-level="2">Hz. İsa (as)'ı Nasıl Tanıyabiliriz?</text:h>
      <text:p text:style-name="P24">Samimi iman sahiplerinin Hz. İsa (as)'ı <text:s/>tanıması son derece kolay olacaktır. Daha önce de belirttiğimiz gibi Hz. İsa (as), peygamber alametlerinden hemen tanınacaktır. Sahip olduğu üstün akıl ve hikmetle diğer insanlardan ayrılacaktır. </text:p>
      <text:p text:style-name="P22"><text:span text:style-name="T1">Ayrıca yeryüzüne ilk gelişinde olduğu gibi ikinci kez gelişinde de <text:s text:c="4"/>Allah'ın izniyle pek çok mucizesi olacaktır. Tüm insanlara Allah'ın dininin hak olduğunu gösterecek, üstün gelecek olanların her zaman için Allah'ın taraftarları olduğunu kanıtlayacaktır. Rabbimiz'in </text:span><text:span text:style-name="T17">"Kim Allah'ı, Resûlü'nü ve iman edenleri dost (veli) edinirse, hiç şüphe yok, galip gelecek olanlar, Allah'ın taraftarlarıdır."</text:span><text:span text:style-name="T1"> (Maide Suresi, 56) ayetinin tecelli etmesine vesile olacaktır. </text:span></text:p>
      <text:p text:style-name="P24"><text:soft-page-break/>Ayrıca Hz. İsa (as), yeryüzünde hiçbir akrabası ve tanıyanı olmamasıyla tanınacaktır. Onu, mesih olduğunu iddia eden sahte kişilerden ayıran en önemli farklılıklardan biri dünya üzerinde annesi, babası, herhangi bir akrabası, arkadaşı, tanıyanı olmaması olacaktır.</text:p>
      <text:p text:style-name="P24">Kitabın önceki bölümlerinde de açıkladığımız gibi Hz. İsa (as) Allah'ın "Ol" emriyle babasız olarak dünyaya gelmiştir. Allah, Hz. İsa (as)'ın bu durumunu Kuran'da Hz. Adem (as)'ın yaratılışına benzetmekte ve şöyle buyurmaktadır:</text:p>
      <text:p text:style-name="P50">Şüphesiz, Allah Katında İsa'nın durumu Adem'in durumu gibidir. Onu topraktan yarattı, sonra ona "ol" demesiyle o da hemen oluverdi. (Al-i İmran Suresi, 59) </text:p>
      <text:p text:style-name="P24">Ayette de belirtildiği gibi Allah Hz. Adem (as)'a "Ol" demiştir ve Hz. Adem (as) yaratılmıştır. İşte Hz. İsa (as)'ın ilk yaratılışı da Allah'ın "Ol" demesiyle gerçekleşmiştir. Hz. Adem (as)'ın anne ve babası yoktur, Hz. İsa (as)'ın ilk dünyaya gelişinde ise sadece annesi Hz. Meryem vardır; fakat yeryüzüne yeniden geleceği ikinci seferde onun annesi de hayatta olmayacaktır. Aradan yüzyıllar geçtikten sonra bilinen hiçbir akrabası olmadan yeryüzünde bulunacaktır.</text:p>
      <text:p text:style-name="P24">Kuşkusuz bu sayede Hz. İsa (as)'ın yeryüzüne yeniden gelişinde, onun Hz. İsa (as) olduğundan şüphe edilebilecek bir durum oluşmayacaktır. Bu yüzden Hz. İsa (as)'ı sahte mesihlik iddiasında bulunan kimselerden ayırmak son derece kolay olacaktır. Çünkü tüm çocukluğu insanlar arasında geçmiş, çok sayıda çocukluk resmine sahip, kendisini küçüklüğünden itibaren tanıyan sayısız kişiye sahip bir insanın Hz. İsa (as) olduğunu iddia etmesi son derece mantıksızdır.</text:p>
      <text:p text:style-name="P24"/>
      <text:h text:style-name="P53" text:outline-level="2">Altınçağ Müjdesi</text:h>
      <text:p text:style-name="P24">Peygamberimiz (sav)'den aktarılan pek çok hadiste, yeryüzünde İslam ahlakının hakim olacağı bir dönemin yaşanacağına dikkat çekilmektedir. İşte bu dönem Hz. İsa (as)'ın ve Hz. Mehdi (as)'ın yeryüzünde bulunacağı, Kuran ahlakının hakim olacağı dönemdir. "Altınçağ" ismiyle de bilinen bu dönem, hadislerden de anlaşılacağı üzere "Asr-ı Saadet" benzeri bir devir olacaktır. Peygamberimiz (sav)'in bu devri tasvir ederken cennet benzeri özelliklerle anlatması sebebiyle bu devreye "Altınçağ" ismi verilmiştir.</text:p>
      <text:p text:style-name="P24">Kitabın önceki bölümlerinde ahir zamanın ilk devresinde insanların yaşayacağı sıkıntı ve zorlukları detaylı olarak anlattık. Hz. İsa (as)'ın gelişinin de alametleri olan bu olayların hemen ardından insanları Altınçağ gibi benzersiz bir dönem beklemektedir. Bu, insanlar için büyük bir müjdedir. Her çeşit ürün ve mal bolluğu, emniyet, güven ve adaletin temini, huzur ve saadet, her türlü teknolojik gelişmenin insanların rahatı, konforu, neşesi ve huzuru için kullanılması, ihtiyaç içinde olan kimsenin kalmaması, isteyene istediğinden sayılmadan, kat kat fazlasıyla verilmesi, Altınçağ'ın belli başlı özelliklerindendir. Hadis-i şeriflerde o dönemde "silahların susacağı"nın bildirilmesi, bu devirde yeryüzünün barışla dolacağının <text:s/>da müjdesidir. Altınçağ'da, önceden aralarında husumet olan halklar arasında çok büyük bir kardeşlik yaşanacak, her türlü kavganın yerini barış, dostluk ve sevgi alacaktır. </text:p>
      <text:p text:style-name="P24">Teknolojik gelişmeler ahir zamanın bu devresinde doruğa ulaşacak, insanlar teknolojinin bütün nimetlerinden alabildiğine faydalanacaklardır. Tıpta, tarımda, iletişimde, sanayi teknolojisinde, ulaşımda çok büyük gelişmeler yaşanacak, sürekli yeni buluşlar yapılacaktır. Her yeni buluş bir başkasına öncülük edecek, gelişmeler çok büyük bir hız kazanacaktır. </text:p>
      <text:p text:style-name="P24">Sanatta çok büyük ilerlemeler kaydedilecek, birbirinden güzel eserler ortaya çıkacak, Allah'a olan imanın insanlara verdiği geniş ufuk ve derin düşünce, tüm sanat dallarına öncülük edecektir. İnsanlar Altınçağ'da hayatlarından o kadar memnun olacaklardır ki; bir hadisin ifadesine göre "zamanın nasıl geçtiğinin farkına varmayacaklar, bu güzelliklerden daha fazla yararlanmak için Allah'tan ömürlerinin uzatılmasını" isteyeceklerdir. Peygamber Efendimiz (sav)'in bir diğer sözünde ahir zamandaki ortam şu şekilde tarif edilir:</text:p>
      <text:p text:style-name="P19"><text:soft-page-break/>…<text:span text:style-name="T10"> </text:span>Küçükler keşke ben büyük olsaydım, büyükler de keşke ben küçük olsaydım diye temenni ederler... İyi insanların iyiliği artar, kötülere karşı bile iyilik yapılır." (Kitab-ul Burhan Fi Alamet-il Mehdiyy-il Ahir Zaman, s. 17)</text:p>
      <text:p text:style-name="P24">Hz. İsa (as)'ın yeryüzünde bulunacağı Altınçağ ile ilgili Peygamberimiz (sav)'in diğer müjdelerinden bazıları ise şöyledir:</text:p>
      <text:p text:style-name="P24"/>
      <text:h text:style-name="P53" text:outline-level="2">Altınçağ'da görülmemiş bir bolluk olacaktır</text:h>
      <text:p text:style-name="P19">Ümmetimin sonunda öyle bir devlet reisi olacak ki avuç avuç mal ve para avuçlayacak ve bu malı adet olarak ihata edip saymayacaktır. (Ölüm-Kıyamet-Ahiret ve Ahirzaman Alametleri, s. 433)</text:p>
      <text:p text:style-name="P19">Hz. Mehdi (as) insanlara malı ve eşyayı dağıtırken, saymadan bol bol verecektir. (El-Kavlu'l Muhtasar Fi Alamatil Mehdiyy-il Muntazar, s. 24)</text:p>
      <text:p text:style-name="P19">…<text:span text:style-name="T10"> </text:span>Yeryüzü içindeki hazineleri dışarıya fırlatacaktır. (El-Kavlu'l Muhtasar Fi Alamatil Mehdiyy-il Muntazar, s. 45)</text:p>
      <text:p text:style-name="P19">…Arz, içerisinde gizlediği bütün zenginliklerini, altından ve gümüşten sütunlar halinde dışarı atacak. (Ölüm-Kıyamet-Ahiret ve Ahirzaman Alametleri, s. 464)</text:p>
      <text:p text:style-name="P19">Meryem oğlu (İsa) iner ve deccali yok eder. Ondan sonra kırk yıl bol nimet içinde yaşarsınız. (Kitab-ul Burhan Fi Alamet-il Mehdiyy-il Ahir Zaman, s. 90)</text:p>
      <text:p text:style-name="P19">Her tarafta <text:s/>yemek kazanları kaynayacak, misli görülmemiş bir bolluk yaşanacak, mala rağbet olmayacak. (El-Kavlul Muhtasar Fi Alamatil Mehdiyy-il Muntazar, s. 66)</text:p>
      <text:p text:style-name="P19">Hz. İsa (as)'ın zekatı terk etmesi de malın bolluğu ve zekata muhtaç fakirin kalmaması sebebiyledir. (Sünen-i İbn-i Mace, 10/339)</text:p>
      <text:p text:style-name="P19">Kişi bir ölçek buğdayı alıp öküzsüz ve sapansız ekecek, karşılığında yedi yüz ölçek buğday alacak. (İmam Suyuti, Kıyamet Alametleri, Ölüm ve Diriliş, s. 184)</text:p>
      <text:p text:style-name="P19">Artık o gün (öyle bolluk olur ki on ile kırk kişi arasında) bir cemaat bir tek nar meyvesinden ye(yip doya)rlar ve o nar kabuğunun çanağı ile de gölgelenirler. Sütlere de Allah Teala tarafından o derece bereket ihsan edilir ki bir tek sağmal devenin sütü büyük bir insan topluluğuna muhakkak kafi gelir. Bir sağmal sığırın sütü insanlardan bir kabileye muhakkak yeterli gelir. Bir sağmal koyunun sütü akrabalardan meydana gelen bir soy topluluğuna muhakkak kafi gelir. (Ölüm-Kıyamet-Ahiret, s. 493)</text:p>
      <text:p text:style-name="P24"/>
      <text:h text:style-name="P53" text:outline-level="2">Hayat pahalılığı ve darlık yılları bitecektir</text:h>
      <text:p text:style-name="P19">... Mal da o kadar çoğalacaktır ki, hiçbir kimse mal kabul etmeyecektir. (Sünen-i İbn-i Mace, 10/340)</text:p>
      <text:p text:style-name="P19">…Öyle bir zaman gelecek ki o zamanda kişi (ayırdığı) altın sadakasıyla (taraf taraf) dolaşacak da sonra elinden sadakasını alacak hiçbir (fakir) kimse bulamayacak. (Ölüm-Kıyamet-Ahiret ve Ahirzaman Alametleri, s. 462)</text:p>
      <text:p text:style-name="P19">…<text:span text:style-name="T10"> </text:span>O zaman ümmetim nimetlenecek, hayvanlar bolluk içinde ve arzın nebatatı çok fazla olacak… (El-Kavlu'l Muhtasar Fi Alamatil Mehdiyy-il Muntazar, s. 26)</text:p>
      <text:p text:style-name="P19">…<text:span text:style-name="T10"> </text:span>Muhakkak ki o zamanda mal çoğalıp su gibi akacak da, onu hiçbir kimse (tenezzül edip) kabul etmeyecektir. (Ölüm-Kıyamet-Ahiret ve Ahirzaman Alametleri, s. 464)</text:p>
      <text:p text:style-name="P24"><text:soft-page-break/></text:p>
      <text:h text:style-name="P53" text:outline-level="2">Yeryüzü barışla dolacak, kargaşa <text:line-break/>ve sıkıntılar kalkacaktır</text:h>
      <text:p text:style-name="P19">Kap su ile dolduğu gibi yeryüzü barışla dolacaktır. Hiçbir kimse arasında bir düşmanlık kalmayacaktır. Ve bütün düşmanlıklar, boğuşmalar, hasetleşmeler muhakkak kaybolup gidecektir. (Sahih-i Müslim, 1/136)</text:p>
      <text:p text:style-name="P19">Savaş (erbabı) da ağırlıklarını (silah ve malzemelerini) bıracak. (Sünen-i İbn-i Mace, 10/334)</text:p>
      <text:p text:style-name="P19">Harp (erbabı) ağırlıklarını (yani silah ve saireyi) bırakır. (Ölüm-Kıyamet-Ahiret ve Ahirzaman Alametleri, s. 496)</text:p>
      <text:p text:style-name="P19">Düşmanlık, küsüşme ve kıskançlık ortadan kalkacaktır. (Ebu Hureyre r.a, Büyük Hadis Külliyatı, Rudani, 5. cilt, s. 379)</text:p>
      <text:p text:style-name="P19">İslam'dan başka (hiçbir dini) kabul etmeyecek... Din muttehid olacak... Allah'tan başka hiçbir kimseye ve hiçbir şeye ibadet edilmeyecek... Zekat kabul edecek kimse bulunmayacağından zekat ve sadakayı terk edecek... Zamanında hazineler ve defineler meydana çıkacak. Kıyamet yaklaştığını bildiği için, fazla mal kazanmaya rağbet etmeyecek... İnsanlar arasında sebepleri ortadan kalktığı için kin ve husumete yer vermeyecek... </text:p>
      <text:p text:style-name="P19">Zehirli haşarat ve hayvanlardan zehri bertaraf edecek, çocuklar yılan ve akreplerle oynaşacak... Onların çocuklara bir zararı dokunmayacak. Kurt koyunla otlayacak da koyuna bir zararı dokunmayacak... Yeryüzü sulh ve selametle dolacak, mücadele ve dövüşmek, harb ve saldırılar ortadan kalkacak... yeryüzü nebatatını aynı Adem (as) zamanında olduğu gibi bitirecek. Bir salkım üzümle bir güruh insan doyacak. Atlar serbest bırakılacak, öküzlere lüzum görülmeyecek... Çünkü yeryüzü kendi kendine ekilecek... (Kıyamet Alametleri, s. 242-243)</text:p>
      <text:p text:style-name="P19">İsa (as) ümmetim içinde, adil bir hakem, tam adaletli bir imam -hükümdar- olarak bulunur. (Hıristiyanların) haçını kırar (Hıristiyanlıktaki Hz. İsa'nın öldürüldüğüne dair inancı değiştirecek), domuzu öldürür (domuzun zararlı bir yiyecek olduğu konusunda insanları uyararak insanlardaki domuza olan ilgiyi <text:s/>kaldıracak), cizye vergisini kaldırır, sadakayı terk eder de ne koyuna ne de deveye karşı itibar edilmez. Bütün düşmanlıklar, buğuzlaşmalar zail olur kalkar... Yeryüzü gümüş tabak gibi olur ve Hazreti Adem zamanındaki gibi (bol) bitkilerini bitirir... (Ölüm-Kıyamet-Ahiret, s. 496)</text:p>
      <text:p text:style-name="P19">Sonra İsa, ümmetimin içinde adaletle hükmedecek; haçı kıracak (Hıristiyanlıktaki Hz. İsa'nın öldürüldüğüne dair inancı değiştirecek), domuzu öldürecek (domuzun zararlı bir yiyecek olduğu konusunda insanları uyararak insanlardaki domuza olan ilgiyi <text:s/>kaldıracak), cizyeyi kaldıracak, zekatı bırakacak. Ne koyuna ve ne de deveye zekat memuru gönderilmeyecek. İnsanlar arasındaki düşmanlıklar ve kin kalkacak. Akrep ve yılanların zehirleri olmayacak, hatta bir çocuk eliyle yılanla oynayacak da yılan onu sokmayacak. Kız çocuğu arslanı kaçırmaya zorlayacak da arslan ona ilişmeyecek. Kurt, koyunlar arasında sanki bir çoban köpeği imiş gibi bekleyip duracak. Kabın su ile dolduğu gibi yeryüzü din birliği ile dolacak. Allah'tan başka kimseye tapılmayacak. Harp, kavga namına hiçbir şey kalmayacak. Kureyş kabilesinden hükümdarlığı alınacak. Yeryüzü gümüş sofrası gibi olacak. Bitkisini Adem'in zamanındaki gibi bitirecek. Bir salkım üzümle bir nefer doyacak. Bir grup insan tek narla doyacak. Bir öküzün fiyatı şu kadar olacak, birkaç dirhemle bir at satın alınacak." Denildi ki: "Ey Allah'ın Resulü! Neden at o kadar ucuz olacak?" "Harp olmayacağı için ona pek lüzum kalmayacak." "Neden öküz o kadar pahalı olacak?" "Yeryüzünün tamamı ekileceği için o, çok gerekli olacak. (Ibn Mace benzerini Ebu Ümame'den nakletti, Büyük Hadis Külliyatı, Rudani, 5. cilt, s. 370-371-372)</text:p>
      <text:p text:style-name="P19"><text:soft-page-break/>Sonra kırk sene ömür sürecek. Onun zamanında kimse ölmeyecek. Kişi, koyun ve hayvanlarına (haydi gidin, otlayın) diyecek; onlar gidecekler, ekinin ortasından geçtikleri halde bir başak bile ağızlarına almayacaklar. Yılan ve akrepler kimseye eza etmeyecekler. Yırtıcı hayvanlar kapılarının önünde duracak da kimseye zararları dokunmayacak. (İmam Suyuti, Kıyamet Alametleri, Ölüm ve Diriliş, s. 184)</text:p>
      <text:p text:style-name="P19">Hz. İsa (as) zamanında deccal helak olacak. Yeryüzüne güven gelecek. Öyle ki arslanlar develerle, kaplanlar sığırlarla, kurtlar koyunlarla birlikte yayılacak. Çocuklar yılanlarla oynayacak ve yılanlar çocuklara zarar vermeyecek. (Risaletül Meşreb elverdi fi mezhebil Mehdi)</text:p>
      <text:p text:style-name="P24"/>
      <text:h text:style-name="P53" text:outline-level="2">Hz. İsa (as) yeni bir din getirmeyecektir</text:h>
      <text:p text:style-name="P19">Kırk (40) yıl Allah'ın kitabı ve benim sünnetimle hükmeder, vefat eder. (Kitab-ul Burhan Fi Alamet-il Mehdiyy-il Ahir Zaman, s. 92)</text:p>
      <text:p text:style-name="P19">Hz. İsa Ümmeti Muhammed'e peygamber olarak değil; Şeriat-ı Muhammediyyeyi tatbik etmek için gelecektir, demektedir. (El-Kavlu'l Muhtasar Fi Alamatil Mehdiyy-il Muntazar, s. 68)</text:p>
      <text:p text:style-name="P19">Hz. İsa (as) inecek ve Resulullah Efendimiz (sav)'in şeriatına tabi olacaktır. (Mektubat-ı Rabbani, 2/1309)</text:p>
      <text:p text:style-name="P19">Hazreti Muhammed (sav)'in şeriatı üzerine hüküm verecek, kendisi Peygamber olduğu halde Peygambere tabi olacak ve Muhammed (sav)'in ümmetinden olacak. Peygamberin ümmeti ve sahabisi olacak… Öyleyse o, sahabelerin en efdali olacak… (Kıyamet Alametleri, s. 243)</text:p>
      <text:p text:style-name="P19">Onunla (İsa ile) benim aramda hiçbir peygamber yoktur. O şüphesiz inecektir. Onu gördüğünüz zaman tanıyın! O, orta boylu, beyaza çalar kırmızı renktedir. Sarıya boyalı iki elbise içinde olacak. Yağmur yağmasa da saçından su damlayacaktır. İnsanlarla İslam için savaşacaktır. Mesihu'd-Deccal'i yok edecek, sonra yeryüzünde tam kırk sene kalacak. Sonra ölecek ve namazını Müslümanlar kılacaklardır. (Buhari, Müslim, Ebu Davud ve Tırmizi, Büyük Hadis Külliyatı, Rudani, 5. cilt, s. 380)</text:p>
      <text:p text:style-name="P24"/>
      <text:p text:style-name="P24"/>
      <text:h text:style-name="P5" text:outline-level="1">EK BÖLÜM: EVRİM YANILGISI</text:h>
      <text:p text:style-name="P40"/>
      <text:p text:style-name="P23"/>
      <text:p text:style-name="P24">D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açık bir düzen bulunduğunun bilim tarafından ispat edilmesiyle ve evrimin hiçbir zaman yaşanmadığını ortaya koyan 450 milyona yakın fosilin bulunmasıyla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p>
      <text:p text:style-name="P24">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Yaratılış gerçeğiyle açıklamaktadırlar.</text:p>
      <text:p text:style-name="P24">Evrim teorisinin çöküşünü ve Yaratılış'ın delillerini diğer pek çok çalışmamızda bütün bilimsel detaylarıyla ele aldık ve almaya devam ediyoruz. Ancak konuyu, taşıdığı büyük önem nedeniyle, burada da özetlemekte yarar vardır.</text:p>
      <text:p text:style-name="P24"/>
      <text:h text:style-name="P55" text:outline-level="3">Darwin'i Yıkan Zorluklar</text:h>
      <text:p text:style-name="P22"><text:span text:style-name="T1">Evrim teorisi, tarihi eski Yunan'a kadar uzanan pagan bir öğreti olmakla birlikte, kapsamlı olarak 19. yüzyılda ortaya atıldı. Teoriyi bilim dünyasının gündemine sokan en önemli gelişme, Charles Darwin'in 1859 yılında yayınlanan </text:span><text:span text:style-name="T19">Türlerin Kökeni</text:span><text:span text:style-name="T1"> adlı kitabıydı. Darwin bu kitapta dünya üzerindeki farklı canlı türlerini Allah'ın ayrı ayrı yarattığı gerçeğine kendince karşı çıkıyordu. Darwin'in yanılgılarına göre, tüm türler ortak bir atadan geliyorlardı ve zaman içinde küçük değişimlerle farklılaşmışlardı. <text:s/></text:span></text:p>
      <text:p text:style-name="P24">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24">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24">Darwinizm'in bilim karşısındaki yenilgisi, üç temel başlıkta incelenebilir:</text:p>
      <text:p text:style-name="P24">1) Teori, hayatın yeryüzünde ilk kez nasıl ortaya çıktığını asla açıklayamamaktadır.</text:p>
      <text:p text:style-name="P24">2) Teorinin öne sürdüğü "evrim mekanizmaları"nın, gerçekte evrimleştirici bir etkiye sahip olduğunu gösteren hiçbir bilimsel bulgu yoktur.</text:p>
      <text:p text:style-name="P24">3) Fosil kayıtları, evrim teorisinin öngörülerinin tam aksine bir tablo ortaya koymaktadır. </text:p>
      <text:p text:style-name="P24">Bu bölümde, bu üç temel başlığı ana hatları ile inceleyeceğiz.</text:p>
      <text:p text:style-name="P24"><text:soft-page-break/></text:p>
      <text:h text:style-name="P55" text:outline-level="3">Aşılamayan İlk Basamak: Hayatın Kökeni </text:h>
      <text:p text:style-name="P24">Evrim teorisi, tüm canlı türlerinin, bundan yaklaşık 3.8 milyar yıl önce dünyada hayali şekilde tesadüfen ortaya çıkan tek bir canlı hücreden geldiklerini iddia etmektedir. 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24">Evrim teorisi, Yaratılış'ı cahilce reddettiği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text:p>
      <text:p text:style-name="P24"/>
      <text:h text:style-name="P55" text:outline-level="3">"Hayat Hayattan Gelir"</text:h>
      <text:p text:style-name="P24">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22"><text:span text:style-name="T1">Etlerin kurtlanması da hayatın cansız maddelerden türeyebildiğine bir delil sayılıyordu. Oysa daha sonra anlaşılacaktı ki, etlerin üzerindeki kurtlar kendiliklerinden oluşmuyorlar, sineklerin getirip bıraktıkları gözle görülmeyen larvalardan çıkıyorlardı. Darwin'in </text:span><text:span text:style-name="T19">Türlerin Kökeni</text:span><text:span text:style-name="T1"> adlı kitabını yazdığı dönemde ise, bakterilerin cansız maddeden oluşabildikleri inancı, bilim dünyasında yaygın bir kabul görüyordu. </text:span></text:p>
      <text:p text:style-name="P22"><text:span text:style-name="T1">Oysa Darwin'in kitabının yayınlanmasından beş yıl sonra, ünlü Fransız biyolog Louis Pasteur, evrime temel oluşturan bu inancı kesin olarak çürüttü. Pasteur yaptığı uzun çalışma ve deneyler sonucunda vardığı sonucu şöyle özetlemişti: </text:span><text:span text:style-name="T17">"Cansız maddelerin hayat oluşturabileceği iddiası artık kesin olarak tarihe gömülmüştür." </text:span><text:span text:style-name="T1">(Sidney Fox, Klaus Dose, </text:span><text:span text:style-name="T19">Molecular Evolution and The Origin of Life</text:span><text:span text:style-name="T1">, New York: Marcel Dekker, 1977, s. 2.)</text:span></text:p>
      <text:p text:style-name="P24">Evrim teorisinin savunucuları, Pasteur'ün bulgularına karşı uzun süre direndiler. Ancak gelişen bilim, canlı hücresinin karmaşık yapısını ortaya çıkardıkça, hayatın kendiliğinden oluşabileceği iddiasının geçersizliği daha da açık hale geldi. </text:p>
      <text:p text:style-name="P24"/>
      <text:h text:style-name="P55" text:outline-level="3">20. Yüzyıldaki Sonuçsuz Çabalar</text:h>
      <text:p text:style-name="P22"><text:span text:style-name="T1">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text:span><text:span text:style-name="T17"> "Maalesef hücrenin kökeni, evrim teorisinin tümünü içine alan en karanlık noktayı oluşturmaktadır." </text:span><text:span text:style-name="T1">(Alexander I. Oparin, </text:span><text:span text:style-name="T19">Origin of Life</text:span><text:span text:style-name="T1">, (1936) New York, Dover Publications, 1953 (Reprint), s. 196.)</text:span></text:p>
      <text:p text:style-name="P24">Oparin'in yolunu izleyen evrimciler, hayatın kökeni konusunu çözüme kavuşturacak deneyler yapmaya çalıştılar. Bu deneylerin en ünlüsü, Amerikalı kimyacı Stanley Miller tarafından 1953 yılında düzenlendi. <text:soft-page-break/>Miller, ilkel dünya atmosferinde olduğunu iddia ettiği gazları bir deney düzeneğinde birleştirerek ve bu karışıma enerji ekleyerek, proteinlerin yapısında kullanılan birkaç organik molekül (aminoasit) sentezledi.</text:p>
      <text:p text:style-name="P22"><text:span text:style-name="T1">O yıllarda evrim adına önemli bir aşama gibi tanıtılan bu deneyin geçerli olmadığı ve deneyde kullanılan atmosferin gerçek dünya koşullarından çok farklı olduğu, ilerleyen yıllarda ortaya çıkacaktı. ("New Evidence on Evolution of Early Atmosphere and Life",</text:span><text:span text:style-name="T19"> Bulletin of the American Meteorological Society</text:span><text:span text:style-name="T1">, c. 63, Kasım 1982, s. 1328-1330)</text:span></text:p>
      <text:p text:style-name="P22"><text:span text:style-name="T1">Uzun süren bir sessizlikten sonra Miller'in kendisi de kullandığı atmosfer ortamının gerçekçi olmadığını itiraf etti. (Stanley Miller, </text:span><text:span text:style-name="T19">Molecular Evolution of Life: Current Status of the Prebiotic Synthesis of Small Molecules</text:span><text:span text:style-name="T1">, 1986, s. 7.)</text:span></text:p>
      <text:p text:style-name="P22"><text:span text:style-name="T1">Hayatın kökeni sorununu açıklamak için 20. yüzyıl boyunca yürütülen tüm evrimci çabalar hep başarısızlıkla sonuçlandı. San Diego Scripps Enstitüsü'nden ünlü jeokimyacı Jeffrey Bada, evrimci </text:span><text:span text:style-name="T19">Earth</text:span><text:span text:style-name="T1"> dergisinde 1998 yılında yayınlanan bir makalede bu gerçeği şöyle kabul eder:</text:span></text:p>
      <text:p text:style-name="P11"><text:span text:style-name="T1">Bugün, 20. yüzyılı geride bırakırken, hala, 20. yüzyıla girdiğimizde sahip olduğumuz en büyük çözülmemiş problemle karşı karşıyayız: Hayat yeryüzünde nasıl başladı? (Jeffrey Bada, </text:span><text:span text:style-name="T19">Earth,</text:span><text:span text:style-name="T1"> Şubat 1998, s. 40.)</text:span></text:p>
      <text:p text:style-name="P42"/>
      <text:h text:style-name="P55" text:outline-level="3">Hayatın Kompleks Yapısı </text:h>
      <text:p text:style-name="P24">Evrimcilerin hayatın kökeni konusunda bu denli büyük bir açmaza girmelerinin başlıca nedeni, Darwinistlerin en basit zannettikleri canlı yapıların bile olağanüstü derecede kompleks özelliklere sahip olmasıdır. Canlı hücresi, insanoğlunun yaptığı bütün teknolojik ürünlerden daha <text:s text:c="2"/>komplekstir. Öyle ki, bugün dünyanın en gelişmiş laboratuvarlarında bile cansız maddeler biraraya getirilerek canlı bir hücre, hatta hücreye ait tek bir protein bile üretilememektedir.</text:p>
      <text:p text:style-name="P24">Bir hücrenin meydana gelmesi için gereken şartlar, asla rastlantılarla açıklanamayacak kadar fazladır. Ancak bunu detaylarıyla açıklamaya bile gerek yoktur. Evrimciler daha hücre aşamasına gelmeden çıkmaza girerler. Çünkü hücrenin yapı taşlarından biri olan proteinlerin tek bir tanesinin dahi tesadüfen meydana gelmesi ihtimali matematiksel olarak "0"dır. </text:p>
      <text:p text:style-name="P24">Bunun nedenlerinden başlıcası bir proteinin oluşması için başka proteinlerin varlığının gerekmesidir ki bu, bir proteinin tesadüfen oluşma ihtimalini tamamen ortadan kaldırır. Dolayısıyla tek başına bu gerçek bile evrimcilerin tesadüf iddiasını en baştan yok etmek için yeterlidir. Konunun önemi açısından özetle açıklayacak olursak,</text:p>
      <text:p text:style-name="P47">1.<text:tab/>Enzimler olmadan protein sentezlenemez ve enzimler de birer proteindir.</text:p>
      <text:p text:style-name="P47">2.<text:tab/>Tek bir proteinin sentezlenmesi için 100'e yakın proteinin hazır bulunması gerekmektedir. Dolayısıyla proteinlerin varlığı için proteinler gerekir. </text:p>
      <text:p text:style-name="P47">3.<text:tab/>Proteinleri sentezleyen enzimleri DNA üretir. DNA olmadan protein sentezlenemez. Dolayısıyla proteinlerin oluşabilmesi için DNA da gerekir.</text:p>
      <text:p text:style-name="P47">4.<text:tab/>Protein sentezleme işleminde hücredeki tüm organellerin önemli görevleri vardır. Yani proteinlerin oluşabilmesi için, eksiksiz ve tam işleyen bir hücrenin tüm organelleri ile var olması gerekmektedir.</text:p>
      <text:p text:style-name="P24">Hücrenin çekirdeğinde yer alan ve genetik bilgiyi saklayan DNA molekülü ise, inanılmaz bir bilgi bankasıdır. İnsan DNA'sının içerdiği bilginin, eğer kağıda dökülmeye kalkılsa, 500'er sayfadan oluşan 900 ciltlik bir kütüphane oluşturacağı hesaplanmaktadır.</text:p>
      <text:p text:style-name="P22"><text:span text:style-name="T1">Bu noktada çok ilginç bir ikilem daha vardır: DNA, yalnız birtakım özelleşmiş proteinlerin (enzimlerin) yardımı ile eşlenebilir. Ama bu enzimlerin sentezi de ancak DNA'daki bilgiler doğrultusunda gerçekleşir. </text:span><text:soft-page-break/><text:span text:style-name="T1">Birbirine bağımlı olduklarından, eşlemenin meydana gelebilmesi için ikisinin de aynı anda var olmaları gerekir. Bu ise, hayatın kendiliğinden oluştuğu senaryosunu çıkmaza sokmaktadır. San Diego California Üniversitesi'nden ünlü evrimci Prof. Leslie Orgel, </text:span><text:span text:style-name="T19">Scientific American </text:span><text:span text:style-name="T1">dergisinin Ekim 1994 tarihli sayısında bu gerçeği şöyle itiraf eder:</text:span></text:p>
      <text:p text:style-name="P11"><text:span text:style-name="T1">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 (Leslie E. Orgel, </text:span><text:span text:style-name="T19">The Origin of Life on Earth</text:span><text:span text:style-name="T1">, Scientific American, c. 271, Ekim 1994, s. 78.)</text:span></text:p>
      <text:p text:style-name="P24">Kuşkusuz eğer hayatın kör tesadüfler neticesinde kendi kendine ortaya çıkması imkansız ise, bu durumda hayatın yaratıldığını kabul etmek gerekir. Bu gerçek, en temel amacı Yaratılış'ı reddetmek olan evrim teorisini açıkça geçersiz kılmaktadır. </text:p>
      <text:p text:style-name="P24"/>
      <text:h text:style-name="P55" text:outline-level="3">Evrimin Hayali Mekanizmaları</text:h>
      <text:p text:style-name="P24">Darwin'in teorisini geçersiz kılan ikinci büyük nokta, teorinin "evrim mekanizmaları" olarak öne sürdüğü iki kavramın da gerçekte hiçbir evrimleştirici güce sahip olmadığının anlaşılmış olmasıdır. </text:p>
      <text:p text:style-name="P22"><text:span text:style-name="T1">Darwin, ortaya attığı evrim iddiasını tamamen "doğal seleksiyon" mekanizmasına bağlamıştı. Bu mekanizmaya verdiği önem, kitabının isminden de açıkça anlaşılıyordu: </text:span><text:span text:style-name="T5">Türlerin Kökeni, Doğal Seleksiyon Yoluyla</text:span><text:span text:style-name="T1">...</text:span></text:p>
      <text:p text:style-name="P22"><text:span text:style-name="T29">Doğal seleksiyon, doğal seçme demektir. Doğadaki yaşam mücadelesi </text:span><text:span text:style-name="T1">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span></text:p>
      <text:p text:style-name="P22"><text:span text:style-name="T1">Dolayısıyla doğal seleksiyon mekanizması hiçbir evrimleştirici güce sahip değildir. Darwin de bu gerçeğin farkındaydı ve </text:span><text:span text:style-name="T19">Türlerin Kökeni </text:span><text:span text:style-name="T1">adlı kitabında </text:span><text:span text:style-name="T17">"Faydalı değişiklikler oluşmadığı sürece doğal seleksiyon hiçbir şey yapamaz"</text:span><text:span text:style-name="T1"> demek zorunda kalmıştı. (Charles Darwin, </text:span><text:span text:style-name="T19">The Origin of Species: A Facsimile of the First Edition</text:span><text:span text:style-name="T1">, Harvard University Press, 1964, s. 184.)</text:span></text:p>
      <text:p text:style-name="P27"/>
      <text:h text:style-name="P55" text:outline-level="3">Lamarck'ın Etkisi</text:h>
      <text:p text:style-name="P24">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22"><text:span text:style-name="T1">Darwin de benzeri örnekler vermiş, örneğin </text:span><text:span text:style-name="T19">Türlerin Kökeni </text:span><text:span text:style-name="T1">adlı kitabında, yiyecek bulmak için suya giren bazı ayıların zamanla balinalara dönüştüğünü iddia etmişti. </text:span><text:span text:style-name="T19">(B. G. Ranganathan, Origins?, Pennsylvania: The Banner Of Truth Trust, 1988.)</text:span></text:p>
      <text:p text:style-name="P24"><text:soft-page-break/>Ama Mendel'in keşfettiği ve 20.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24"/>
      <text:h text:style-name="P55" text:outline-level="3">Neo-Darwinizm ve Mutasyonlar</text:h>
      <text:p text:style-name="P22"><text:span text:style-name="T1">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Bugün de hala bilimsel olarak geçersiz olduğunu bilmelerine rağmen, Darwinistlerin savunduğu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text:span><text:span text:style-name="T17">Mutasyonlar canlıları geliştirmezler, aksine her zaman için canlılara zarar verirler.</text:span></text:p>
      <text:p text:style-name="P24">Bunun nedeni çok basittir: DNA çok kompleks bir düzene sahiptir. Bu molekül üzerinde oluşan herhangi bir tesadüfi etki ancak zarar verir. Amerikalı genetikçi B. G. Ranganathan bunu şöyle açıklar:</text:p>
      <text:p text:style-name="P11"><text:span text:style-name="T1">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 (Charles Darwin, </text:span><text:span text:style-name="T19">The Origin of Species: A Facsimile of the First Edition</text:span><text:span text:style-name="T1">, Harvard University Press, 1964, s. 179.)</text:span></text:p>
      <text:p text:style-name="P24">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24"/>
      <text:h text:style-name="P55" text:outline-level="3">Fosil Kayıtları: Ara Formlardan Eser Yok</text:h>
      <text:p text:style-name="P24">Evrim teorisinin iddia ettiği senaryonun yaşanmamış olduğunun en açık göstergesi ise fosil kayıtlarıdır.</text:p>
      <text:p text:style-name="P24">Evrim teorisinin bilim dışı iddiasına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P24">Bu durumda, iddia edilen uzun dönüşüm süreci içinde sayısız "ara türler"in oluşmuş ve yaşamış olmaları gerekir. </text:p>
      <text:p text:style-name="P24">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text:soft-page-break/>de, sakat, eksik, kusurlu canlılar olmalıdır. Evrimciler geçmişte yaşamış olduklarına inandıkları bu hayali varlıklara "ara-geçiş formu" adını verirler. </text:p>
      <text:p text:style-name="P22"><text:span text:style-name="T1">Eğer gerçekten bu tür canlılar geçmişte yaşamışlarsa bunların sayılarının ve çeşitlerinin milyonlarca hatta milyarlarca olması gerekir. Ve bu garip canlıların kalıntılarına mutlaka fosil kayıtlarında rastlanması gerekir. Darwin, </text:span><text:span text:style-name="T19">Türlerin Kökeni</text:span><text:span text:style-name="T1">'nde bunu şöyle açıklamıştır:</text:span></text:p>
      <text:p text:style-name="P11"><text:span text:style-name="T1">Eğer teorim doğruysa, türleri birbirine bağlayan sayısız ara-geçiş çeşitleri mutlaka yaşamış olmalıdır... Bunların yaşamış olduklarının kanıtları da sadece fosil kalıntıları arasında bulunabilir. (Charles Darwin, </text:span><text:span text:style-name="T19">The Origin of Species</text:span><text:span text:style-name="T1">, s. 172, 280.)</text:span></text:p>
      <text:p text:style-name="P22"><text:span text:style-name="T1">Ancak bu satırları yazan Darwin, bu ara formların fosillerinin bir türlü bulunamadığının da farkındaydı. Bunun teorisi için büyük bir açmaz oluşturduğunu görüyordu. Bu yüzden, </text:span><text:span text:style-name="T19">Türlerin Kökeni </text:span><text:span text:style-name="T1">kitabının "Teorinin Zorlukları" (Difficulties on Theory) adlı bölümünde şöyle yazmıştı:</text:span></text:p>
      <text:p text:style-name="P11"><text:span text:style-name="T1">Eğer gerçekten türler öbür türlerden yavaş gelişmelerle türemişse, neden sayısız ara geçiş formuna rastlamıyoruz? Neden bütün doğa bir karmaşa halinde değil de, tam olarak tanımlanmış ve yerli yerinde? Sayısız ara geçiş formu olmalı, fakat niçin yeryüzünün sayılamayacak kadar çok katmanında gömülü olarak bulamıyoruz... Niçin her jeolojik yapı ve her tabaka böyle bağlantılarla dolu değil?</text:span><text:span text:style-name="T19"> (Charles Darwin, The Origin of Species, s. 172, 280) </text:span></text:p>
      <text:p text:style-name="P27"/>
      <text:h text:style-name="P55" text:outline-level="3">Darwin'in Yıkılan Umutları</text:h>
      <text:p text:style-name="P24">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24">Ünlü İngiliz paleontolog (fosil bilimci) Derek W. Ager, bir evrimci olmasına karşın bu gerçeği şöyle itiraf eder:</text:p>
      <text:p text:style-name="P11"><text:span text:style-name="T1">Sorunumuz şudur: Fosil kayıtlarını detaylı olarak incelediğimizde, türler ya da sınıflar seviyesinde olsun, sürekli olarak aynı gerçekle karşılaşırız; kademeli evrimle gelişen değil, aniden yeryüzünde oluşan gruplar görürüz. (Derek A. Ager, </text:span><text:span text:style-name="T19">"The Nature of the Fossil Record"</text:span><text:span text:style-name="T1">, Proceedings of the British Geological Association, c. 87, 1976, s. 133.)</text:span></text:p>
      <text:p text:style-name="P24">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11"><text:span text:style-name="T1">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 (Douglas J. Futuyma,</text:span><text:span text:style-name="T19"> Science on Trial</text:span><text:span text:style-name="T1">, New York: Pantheon Books, 1983. s. 197.)</text:span></text:p>
      <text:p text:style-name="P22"><text:span text:style-name="T1">Fosiller ise, canlıların yeryüzünde eksiksiz ve mükemmel bir </text:span><text:span text:style-name="T17">biçimde ortaya çıktıklarını göstermektedir. Yani "türlerin kökeni", Darwin'in sandığının aksine, evrim değil Yaratılıştır.</text:span></text:p>
      <text:p text:style-name="P28"/>
      <text:h text:style-name="P55" text:outline-level="3"><text:soft-page-break/>İnsanın Evrimi Masalı</text:h>
      <text:p text:style-name="P24">Evrim teorisini savunanların en çok gündeme getirdikleri konu, insanın kökeni konusudur. Bu konudaki Darwinist iddia, insanın sözde maymunsu birtakım yaratıklardan geldiğini varsayar. 4-5 milyon yıl önce başladığı varsayılan bu süreçte, insan ile hayali ataları arasında bazı "ara form"ların yaşadığı iddia edilir. Gerçekte tümüyle hayali olan bu senaryoda dört temel "kategori" sayılır:</text:p>
      <text:p text:style-name="P19">1- Australopithecus</text:p>
      <text:p text:style-name="P19">2- Homo habilis</text:p>
      <text:p text:style-name="P19">3- Homo erectus</text:p>
      <text:p text:style-name="P19">4- Homo sapiens</text:p>
      <text:p text:style-name="P22"><text:span text:style-name="T1">Evrimciler, insanların sözde ilk maymunsu atalarına "güney maymunu" anlamına gelen </text:span><text:span text:style-name="T19">"Australopithecus" </text:span><text:span text:style-name="T1">ismini verirler. Bu canlılar gerçekte soyu tükenmiş bir maymun türünden başka bir şey değildir. Lord Solly Zuckerman ve Prof. Charles Oxnard gibi İngiltere ve ABD'den dünyaca ünlü iki anatomistin </text:span><text:span text:style-name="T19">Australopithecus</text:span><text:span text:style-name="T1"> örnekleri üzerinde yaptıkları çok geniş kapsamlı çalışmalar, bu canlıların sadece soyu tükenmiş bir maymun türüne ait olduklarını ve insanlarla hiçbir benzerlik taşımadıklarını göstermiştir. (Charles E. Oxnard, </text:span><text:span text:style-name="T19">"The Place of Australopithecines in Human Evolution: Grounds for Doubt"</text:span><text:span text:style-name="T1">, Nature, c. 258, s. 389. )</text:span></text:p>
      <text:p text:style-name="P22"><text:span text:style-name="T1">Evrimciler insan evriminin bir sonraki safhasını da, "homo" yani insan olarak sınıflandırırlar. İddiaya göre homo serisindeki canlılar, </text:span><text:span text:style-name="T19">Australopithecuslar</text:span><text:span text:style-name="T1">'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text:span><text:span text:style-name="T19">Homo sapiens</text:span><text:span text:style-name="T1">'e uzanan zincir gerçekte kayıptır" diyerek bunu kabul eder. (J. Rennie, </text:span><text:span text:style-name="T19">"Darwin's Current Bulldog: Ernst Mayr"</text:span><text:span text:style-name="T1">, Scientific American, Aralık 1992)</text:span></text:p>
      <text:p text:style-name="P22"><text:span text:style-name="T1">Evrimciler "</text:span><text:span text:style-name="T19">Australopithecus </text:span><text:span text:style-name="T1">&gt; </text:span><text:span text:style-name="T19">Homo habilis</text:span><text:span text:style-name="T1"> &gt; </text:span><text:span text:style-name="T19">Homo erectus</text:span><text:span text:style-name="T1"> &gt; </text:span><text:span text:style-name="T19">Homo sapiens</text:span><text:span text:style-name="T1">" sıralamasını yazarken, bu türlerin her birinin, bir sonrakinin atası olduğu izlenimini verirler. Oysa paleoantropologların son bulguları, </text:span><text:span text:style-name="T19">Australopithecus</text:span><text:span text:style-name="T1">,</text:span><text:span text:style-name="T19"> Homo habilis</text:span><text:span text:style-name="T1"> ve </text:span><text:span text:style-name="T19">Homo erectus</text:span><text:span text:style-name="T1">'un dünya'nın farklı bölgelerinde aynı dönemlerde yaşadıklarını göstermektedir. (Alan Walker, </text:span><text:span text:style-name="T19">Science</text:span><text:span text:style-name="T1">, c. 207, 1980, s. 1103; A. J. Kelso, </text:span><text:span text:style-name="T19">Physical Antropology,</text:span><text:span text:style-name="T1"> 1. baskı, New York: J. B. Lipincott Co., 1970, s. 221; M. D. Leakey, Olduvai Gorge, c. 3, Cambridge: Cambridge University Press, 1971, s. 272.)</text:span></text:p>
      <text:p text:style-name="P22"><text:span text:style-name="T1">Dahası </text:span><text:span text:style-name="T19">Homo erectus</text:span><text:span text:style-name="T1"> sınıflamasına ait insanların bir bölümü çok modern zamanlara kadar yaşamışlar, </text:span><text:span text:style-name="T19">Homo sapiens neandertalensis</text:span><text:span text:style-name="T1"> ve </text:span><text:span text:style-name="T19">Homo sapiens sapiens</text:span><text:span text:style-name="T1"> (insan) ile aynı ortamda yan yana bulunmuşlardır. (</text:span><text:span text:style-name="T19">Time</text:span><text:span text:style-name="T1">, Kasım 1996)</text:span></text:p>
      <text:p text:style-name="P24">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11"><text:span text:style-name="T1">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 (S. J. Gould, </text:span><text:span text:style-name="T19">Natural History</text:span><text:span text:style-name="T1">, c. 85, 1976, s. 30.)</text:span></text:p>
      <text:p text:style-name="P22"><text:span text:style-name="T1">Kısacası, medyada ya da ders kitaplarında yer alan hayali birtakım "yarı maymun, yarı insan" canlıların çizimleriyle, yani sırf propaganda yoluyla ayakta tutulmaya çalışılan insanın evrimi senaryosu, hiçbir bilimsel temeli olmayan bir masaldan ibarettir. Bu konuyu uzun yıllar inceleyen, özellikle </text:span><text:span text:style-name="T9">Australopithecus</text:span><text:span text:style-name="T1"> fosilleri üzerinde 15 yıl araştırma yapan İngiltere'nin en ünlü ve saygın bilim adamlarından Lord Solly Zuckerman, bir </text:span><text:soft-page-break/><text:span text:style-name="T1">evrimci olmasına rağmen, ortada maymunsu canlılardan insana uzanan gerçek bir soy ağacı olmadığı sonucuna varmıştır.</text:span></text:p>
      <text:p text:style-name="P24">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11"><text:span text:style-name="T1">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 (Solly Zuckerman, </text:span><text:span text:style-name="T19">Beyond The Ivory Tower</text:span><text:span text:style-name="T1">, New York: Toplinger Publications, 1970, s. 19.)</text:span></text:p>
      <text:p text:style-name="P24">İşte insanın evrimi masalı da, teorilerine körü körüne inanan birtakım insanların buldukları bazı fosilleri ön yargılı bir biçimde yorumlamalarından ibarettir.</text:p>
      <text:p text:style-name="P24"/>
      <text:h text:style-name="P55" text:outline-level="3">Darwin Formülü!</text:h>
      <text:p text:style-name="P24">Şimdiye kadar ele aldığımız tüm teknik delillerin yanında, isterseniz evrimcilerin nasıl saçma bir inanışa sahip olduklarını bir de çocukların bile anlayabileceği kadar açık bir örnekle özetleyelim. </text:p>
      <text:p text:style-name="P24">Evrim teorisi canlılığın tesadüfen oluştuğunu iddia etmektedir. Dolayısıyla bu akıl dışı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24">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text:s/>amino asit, istedikleri kadar da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text:p>
      <text:p text:style-name="P24">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22"><text:span text:style-name="T1">Kısacası, bilinçsiz </text:span><text:span text:style-name="T17">atomlar biraraya gelerek hücreyi oluşturamazlar.</text:span><text:span text:style-name="T1"> Sonra yeni bir karar vererek bir hücreyi ikiye bölüp, sonra art arda başka kararlar alıp, elektron mikroskobunu bulan, sonra kendi hücre yapısını bu mikroskop altında izleyen profesörleri oluşturamazlar. </text:span><text:span text:style-name="T17">Madde, ancak Yüce Allah'ın üstün yaratmasıyla hayat bulur.</text:span></text:p>
      <text:p text:style-name="P24"><text:soft-page-break/>Bunun aksini iddia eden evrim teorisi ise, akla tamamen aykırı bir safsatadır. Evrimcilerin ortaya attığı iddialar üzerinde biraz bile düşünmek, üstteki örnekte olduğu gibi, bu gerçeği açıkça gösterir.</text:p>
      <text:p text:style-name="P24"/>
      <text:h text:style-name="P55" text:outline-level="3">Göz ve Kulaktaki Teknoloji</text:h>
      <text:p text:style-name="P24">Evrim teorisinin kesinlikle açıklama getiremeyeceği bir diğer konu ise göz ve kulaktaki üstün algılama kalitesidir.</text:p>
      <text:p text:style-name="P24">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24">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24">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24">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24">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24">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24">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text:p>
      <text:p text:style-name="P24"><text:soft-page-break/>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text:p>
      <text:p text:style-name="P24">Şimdiye kadar insanoğlunun yaptığı hiçbir görüntü ve ses cihazı, göz ve kulak kadar hassas ve başarılı birer algılayıcı olamamıştır. Ancak görme ve işitme olayında, tüm bunların ötesinde, çok büyük bir gerçek daha vardır.</text:p>
      <text:p text:style-name="P24"/>
      <text:h text:style-name="P55" text:outline-level="3">Beynin İçinde Gören ve Duyan Şuur Kime Aittir?</text:h>
      <text:p text:style-name="P24">Beynin içinde, ışıl ışıl renkli bir dünyayı seyreden, senfonileri, kuşların cıvıltılarını dinleyen, gülü koklayan kimdir?</text:p>
      <text:p text:style-name="P24">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text:p>
      <text:p text:style-name="P24">Beynin içinde göze, kulağa, burna ihtiyaç duymadan tüm bunları algılayan bir şuur bulunmaktadır. Bu şuur kime aittir?</text:p>
      <text:p text:style-name="P24">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24">Bu açık ve ilmi gerçeği okuyan her insanın, beynin içindeki birkaç santimetreküplük, kapkaranlık mekana tüm kainatı üç boyutlu, renkli, gölgeli ve ışıklı olarak sığdıran Yüce Allah'ı düşünüp, O'ndan korkup, O'na sığınması gerekir. </text:p>
      <text:p text:style-name="P24"/>
      <text:h text:style-name="P55" text:outline-level="3">Materyalist Bir İnanç</text:h>
      <text:p text:style-name="P24">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p>
      <text:p text:style-name="P24">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text:p>
      <text:p text:style-name="P24"><text:soft-page-break/>Bazen bunu açıkça itiraf da ederler. Harvard Üniversitesi'nden ünlü bir genetikçi ve aynı zamanda önde gelen bir evrimci olan Richard Lewontin, "önce materyalist, sonra bilim adamı" olduğunu şöyle itiraf etmektedir:</text:p>
      <text:p text:style-name="P11"><text:span text:style-name="T1">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 (Richard Lewontin, </text:span><text:span text:style-name="T19">"The Demon-Haunted World"</text:span><text:span text:style-name="T1">, The New York Review of Books, 9 Ocak, 1997, s. 28.)</text:span></text:p>
      <text:p text:style-name="P24">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lerince Allah'ın apaçık olan varlığını kabul etmemek için, bu akıl ve bilim dışı kabulü cehaletle savunmaya devam etmektedirler. </text:p>
      <text:p text:style-name="P24">Canlıların kökenine materyalist bir ön yargı ile bakmayan insanlar ise, şu açık gerçeği görürler: Tüm canlılar, üstün bir güç, bilgi ve akla sahip olan bir Yaratıcının eseridirler. Yaratıcı, tüm evreni yoktan var eden, en kusursuz biçimde düzenleyen ve tüm canlıları yaratıp şekillendiren Allah'tır.</text:p>
      <text:p text:style-name="P24"/>
      <text:h text:style-name="P55" text:outline-level="3">Evrim Teorisi Dünya Tarihinin En Etkili Büyüsüdür</text:h>
      <text:p text:style-name="P24">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24">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r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Afrikalı bazı kabilelerin totemlere, Sebe halkının Güneş'e tapmasından, Hz. İbrahim (as)'ın kavminin elleri ile yaptıkları putlara, Hz. Musa (as)'ın kavminin içinden bazı insanları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50">Şüphesiz, inkar edenleri uyarsan da, uyarmasan da, onlar için fark etmez; inanmazlar. Allah, onların kalplerini ve kulaklarını mühürlemiştir; gözlerinin üzerinde perdeler vardır. Ve büyük azap onlaradır. (Bakara Suresi, 6-7)</text:p>
      <text:p text:style-name="P50">…<text:span text:style-name="T10"> </text:span>Kalpleri vardır bununla kavrayıp-anlamazlar, gözleri vardır bununla görmezler, kulakları vardır bununla işitmezler. Bunlar hayvanlar gibidir, hatta daha aşağılıktırlar. İşte bunlar gafil olanlardır. (Araf Suresi, 179)</text:p>
      <text:p text:style-name="P24"><text:soft-page-break/>Allah, Hicr Suresi'nde ise, bu insanların mucizeler görseler bile inanmayacak kadar büyülendiklerini şöyle bildirmektedir:</text:p>
      <text:p text:style-name="P50">Onların üzerlerine gökyüzünden bir kapı açsak, ordan yukarı yükselseler de, mutlaka: "Gözlerimiz döndürüldü, belki biz büyülenmiş bir topluluğuz" diyeceklerdir. (Hicr Suresi, 14-15)</text:p>
      <text:p text:style-name="P24">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 </text:p>
      <text:p text:style-name="P24">Nitekim, Allah Kuran'da, inkarcı felsefenin savunucusu olan bazı kimselerin, yaptıkları büyülerle insanları etkilediklerini Hz. Musa (as) ve Firavun arasında geçen bir olayla bizlere bildirmektedir. Hz. Musa (as), Firavun'a hak dini anlattığında, Firavun Hz. Musa (as)'a, kendi "bilgin büyücüleri" ile insanların toplandığı bir yerde karşılaşmasını söyler. Hz. Musa (as), büyücülerle karşılaştığında, büyücülere önce onların marifetlerini sergilemelerini emreder. Bu olayın anlatıldığı ayet şöyledir:</text:p>
      <text:p text:style-name="P50">(Musa:) "Siz atın" dedi. (Asalarını) atınca, insanların gözlerini büyülediler, onları dehşete düşürdüler ve (ortaya) büyük bir sihir getirmiş oldular. (Araf Suresi, 116)</text:p>
      <text:p text:style-name="P24">Görüldüğü gibi Firavun'un büyücüleri yaptıkları "aldatmacalar"la -Hz. Musa (as) ve ona inananlar dışında- insanların hepsini büyüleyebilmişlerdir. Ancak, onların attıklarına karşılık Hz. Musa (as)'ın ortaya koyduğu delil, onların bu büyüsünü, ayette bildirildiği gibi <text:s/>"uydurduklarını yutmuş" yani etkisiz kılmıştır: <text:s/></text:p>
      <text:p text:style-name="P50">Biz de Musa'ya: "Asanı fırlat" diye vahyettik. (O da fırlatınca) bir de baktılar ki, o bütün uydurduklarını derleyip-toparlayıp yutuyor. Böylece hak yerini buldu, onların bütün yapmakta oldukları geçersiz kaldı. Orada yenilmiş oldular ve küçük düşmüşler olarak tersyüz çevrildiler. (Araf Suresi, 117-119)</text:p>
      <text:p text:style-name="P24">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11"><text:span text:style-name="T17">Ben kendim, evrim teorisinin, özellikle uygulandığı alanlarda, geleceğin tarih kitaplarındaki en büyük espri malzemelerinden biri olacağına ikna oldum.</text:span><text:span text:style-name="T1"> Gelecek kuşak, bu kadar çürük ve belirsiz bir hipotezin inanılmaz bir saflıkla kabul edilmesini hayretle karşılayacaktır. (Malcolm Muggeridge, The End of Christendom, Grand Rapids: Eerdmans, 1980, s. 43)</text:span></text:p>
      <text:p text:style-name="P24">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Artık evrim aldatmacasının sırrını öğrenen birçok insan, bu aldatmacaya nasıl kandığını hayret ve şaşkınlıkla düşünmektedir.</text:p>
      <text:p text:style-name="P24"/>
      <text:p text:style-name="P24"/>
      <text:p text:style-name="P24"><text:soft-page-break/></text:p>
      <text:p text:style-name="P62"><text:span text:style-name="T25">... Sen Yücesin, bize öğrettiğinden başka bizim hiçbir bilgimiz yok. Gerçekten Sen, herşeyi bilen, hüküm ve hikmet sahibi olansın. </text:span>(Bakara Suresi, 32)</text:p>
      <text:p text:style-name="P38"/>
      <text:p text:style-name="P22"/>
      <text:h text:style-name="P5" text:outline-level="1">NOTLAR </text:h>
      <text:p text:style-name="P22"/>
      <text:p text:style-name="P22"/>
      <text:p text:style-name="P61">1. <text:span text:style-name="T20">The Messianic Legacy </text:span>(Mesihsel Miras), Michael Baigent, Richard Leigh ve Henry Lincoln, Gorgi Books, London: 1991, <text:s/>s. 171-172</text:p>
      <text:p text:style-name="P61">2. <text:span text:style-name="T20">The Messianic Legacy</text:span> (Mesihsel Miras), Michael Baigent, Richard Leigh ve Henry Lincoln, s. 172</text:p>
      <text:p text:style-name="P61">3. <text:span text:style-name="T20">The Messianic Legacy</text:span> (Mesihsel Miras), Michael Baigent, Richard Leigh ve Henry Lincoln, s. 451</text:p>
      <text:p text:style-name="P61">4. <text:span text:style-name="T20">Yüce Kur'an'ın Çağdaş Tefsiri</text:span>, Prof. Dr. Süleyman Ateş, 2. cilt, s. 49-50</text:p>
      <text:p text:style-name="P61">5. Elmalılı Hamdi Yazır, http://www.kuranikerim.com/telmalili/zuhruf.htm</text:p>
      <text:p text:style-name="P61">6. <text:span text:style-name="T20">Faslu'l-Makal fi Ref'I İsa Hayyen ve Nüzulihi ve Katlihi'd-Deccal</text:span>, Muhammed Halil Herras, Mektebetü's Sünne, Kahire, 1990, s. 20</text:p>
      <text:p text:style-name="P61">7. <text:span text:style-name="T20">Taberi Tefsiri</text:span>, İmam Taberi, 2. cilt, s. 528; cilt 1, s. 247</text:p>
      <text:p text:style-name="P61">8. Osmanlıca-Türkçe Ansiklopedik Büyük Lügat, Türdav, İstanbul, 2000, s. 997</text:p>
      <text:p text:style-name="P61">9. <text:span text:style-name="T20">Muhtasar-ı Seyyid-i Şerif</text:span>, s. 46; <text:span text:style-name="T20">Nüzul-i Mesih Risalesi</text:span>, Ahmed Mahmud Ünlü, Ekmel Yayıncılık, İstanbul, 1998, s. 167</text:p>
      <text:p text:style-name="P61">10. <text:span text:style-name="T20">Fıkh-ı Ekber</text:span>, Ebu Hanife, Nu'man b. Sabit (150/767), Çeviren: H. Basri Çantay, Ankara, 1982</text:p>
      <text:p text:style-name="P61">11. <text:span text:style-name="T20">Levamiu'l Envaril Behiyye</text:span>, es-Seffarini, 2/94-95; <text:span text:style-name="T20">Nüzul-i Mesih Risalesi</text:span>, Ahmet Mahmut Ünlü, Ekmel Yayıncılık, İstanbul, 1998, s.169</text:p>
      <text:p text:style-name="P61">12. <text:span text:style-name="T20">Ruhu'l Meani</text:span>, Seyyid Alusi, 7/60; <text:span text:style-name="T20">Nüzul-i Mesih Risalesi</text:span>, Ahmet Mahmut Ünlü, Ekmel Yayıncılık, İstanbul, 1998, s. 168</text:p>
      <text:p text:style-name="P61">13. İmam-ı Kevseri, <text:span text:style-name="T20">Nazratün Abira</text:span>, s.44-49; <text:span text:style-name="T20">Nüzul-i Mesih Risalesi</text:span>, Ahmet Mahmut Ünlü, Ekmel Yayıncılık, İstanbul, 1998, s. 167-168</text:p>
      <text:p text:style-name="P61">14. İbn-i Kesir, 1/578-582; Avnü'l Mabud, 11/457-464; <text:span text:style-name="T20">Nüzul-i Mesih Risalesi</text:span>, Ahmed Mahmud Ünlü, Ekmel Yayıncılık, İstanbul, 1998, s. 166</text:p>
      <text:p text:style-name="P61">15. Sünen-i İbn-i Mace, 10/338</text:p>
      <text:p text:style-name="P61">16. <text:span text:style-name="T20">Mukaddime</text:span>, İbni Haldun, MEB Şark Islam Klasikleri, <text:s/>2. cilt, s. 137-139</text:p>
      <text:p text:style-name="P61">17. http://www.ahl-ul-bayt.org/Turkish/Books/04_adlet/002.htm</text:p>
      <text:p text:style-name="P61">18. Said Havva, A.g.e., 9: 445 </text:p>
      <text:p text:style-name="P61">19. <text:span text:style-name="T20">Nazmü'l-mütenasir fi'l-hadisi'l-mütevatir</text:span>, el-Kettani Ebu'l-Fayd Muhammed b. Ca'fer el-Hasani, Halep, s.147; <text:span text:style-name="T20">İslam İnancı Açısından Nüzul-i İsa Meselesi</text:span>, Dr. Zeki Sarıtoprak, Çağlayan Yayınları, İzmir, 1997, s.108</text:p>
      <text:p text:style-name="P61">20. <text:span text:style-name="T20">İlmü'l-Kelam</text:span>, İbn Hazm, s.56-57; <text:span text:style-name="T20">İslam İnancı Açısından Nüzul-i İsa Meselesi</text:span>, Dr. Zeki Sarıtoprak, Çağlayan Yayınları, İzmir, 1997, s.53</text:p>
      <text:p text:style-name="P61">21. Suyuti, <text:span text:style-name="T20">el-Havi</text:span>, el-Arful Verdi fi Ahbaril Mehdi risalesi, 2/161; <text:span text:style-name="T20">Nüzul-i Mesih Risalesi</text:span>, Ahmed Mahmud Ünlü, Ekmel Yayıncılık, İstanbul, 1998, s. 120</text:p>
      <text:p text:style-name="P61">22. Osmanlıca-Türkçe Ansiklopedik Büyük Lügat, Türdav, İstanbul, 2000, s. 274</text:p>
      <text:p text:style-name="P61">23. Osmanlıca-Türkçe Ansiklopedik Büyük Lügat, Türdav, İstanbul, 2000, s. 896</text:p>
      <text:p text:style-name="P61">24. http://www.shrc.org/books/hr.20year/ hr6.htm</text:p>
      <text:p text:style-name="P61">25. <text:span text:style-name="T20">Britannica Encyclopedia 2000</text:span>, "The blast of World War II"</text:p>
      <text:p text:style-name="P61">26. <text:span text:style-name="T20">Restless Earth</text:span>, H.J.de Blij, M.H.Glantz, S.L.Harris, The National Geographic Society, 1997, s.8</text:p>
      <text:p text:style-name="P61">27. <text:span text:style-name="T20">Chronicle of 20th Century</text:span>, Dorling Kindsey Publishing, New York, 1995, s. 1214</text:p>
      <text:p text:style-name="P61">28. http://www.ihh.org/multeciler.php</text:p>
      <text:p text:style-name="P61">29. http://users.erols.com/mwhite28/war-1900.htm</text:p>
      <text:p text:style-name="P61">30. <text:span text:style-name="T20">Bilim ve Teknik Dergisi</text:span>, Aralık 2001, s.34</text:p>
      <text:p text:style-name="P61">31. http://www.oxfam.org.hk/english/resource/document/millennium.shtml</text:p>
      <text:p text:style-name="P61">32. <text:span text:style-name="T20">UNICEF</text:span>, "Children and Poverty: Key Facts", 2000, http://www.unicef.org/ copenhagen5/factsheets.htm</text:p>
      <text:p text:style-name="P61">33. <text:span text:style-name="T20">Manufacturing Dissent</text:span>, "World Statistics – The Rich and the Poor", 1999, http://www.reagan.com/HotTopics.main/HotMike/document-8.13.1999.6.html</text:p>
      <text:p text:style-name="P61">34. <text:span text:style-name="T20">UNICEF</text:span>, "Children and Poverty: Key Facts", 2000, http://www.unicef.org/ copenhagen5/factsheets.htm</text:p>
      <text:p text:style-name="P61">35. <text:span text:style-name="T20">FAO</text:span>, "The state of food insecurity in the world", 2000, http://www.fao.org/ FOCUS/E/SOFI00/sofi001-e.htm</text:p>
      <text:p text:style-name="P61">36. Human Development Report 1998, United Nations Development Programme, New York, Eylül 1998- www.oneworld.org/ni/issue310/facts.htm</text:p>
      <text:p text:style-name="P61">37. <text:span text:style-name="T20">Manufacturing Dissent</text:span>, "World Statistics – The Rich and the Poor", 1999, http://www.reagan.com/HotTopics.main/HotMike/document-8.13.1999.6.html</text:p>
      <text:p text:style-name="P61">38. ntvmsnbc, 7 Temmuz 2003; http://www.gezegenimiz.com/NewsTopic.asp?KategoriAdi=A%C3%A7l%E2%80%BAk&amp;idKategori=2</text:p>
      <text:p text:style-name="P61"><text:soft-page-break/>39. <text:span text:style-name="T20">Radikal Gazetesi</text:span>, 23 Eylül 2003; http://www.radikal.com.tr/2000/09/23/ekonomi/01tur.shtml </text:p>
      <text:p text:style-name="P61">40. <text:span text:style-name="T20">Akşam Gazetesi</text:span>, 2 Şubat 2003; http://www.aksam.com.tr/arsiv/aksam/2003/02/02/ozgurplatform/ozgurplatformprn4.html </text:p>
      <text:p text:style-name="P61">41. <text:span text:style-name="T20">Time</text:span>, 6 Şubat 1995, "Economic Aftershock"</text:p>
      <text:p text:style-name="P61">42. <text:span text:style-name="T20">US Geological Survey National <text:s text:c="2"/>Earthquake Information Center</text:span>, "Earthquake Facts and Statistics", 2000, http://wwwneic.cr.usgs.gov/neis/eqlists/eqstats.html http://wwwneic.cr.usgs.gov/neis/bulletin/1999_stats.html</text:p>
      <text:p text:style-name="P61">43. U.S. Geological Survey (ABD Jeolojik Araştırma Kurumu) http://neic.cr.usgs.gov:1711/neis/eqlists/</text:p>
      <text:p text:style-name="P61">44. <text:span text:style-name="T20">National Climatic Data Center</text:span>, "Billion Dollar U.S. Weather Disasters", Ekim 2000, http://www.ncdc.noaa.gov/ol/reports/billionz.html</text:p>
      <text:p text:style-name="P61">45. M. Encarta Encyclopedia 2000, "Central America"</text:p>
      <text:p text:style-name="P61">46. http://www.stvincent.ac.uk/Resources/Weather/Severe/index.html</text:p>
      <text:p text:style-name="P61">47. http://www.stvincent.ac.uk/Resources/Weather/Severe/oct87.html</text:p>
      <text:p text:style-name="P61">48. http://www.stvincent.ac.uk/Resources/Weather/Severe/index.html</text:p>
      <text:p text:style-name="P61">49. <text:span text:style-name="T20">2003 Dünya Almanak</text:span>, Dünya Yayıncılık, s. 395</text:p>
      <text:p text:style-name="P61">50. <text:span text:style-name="T20">United Nations Office for Drug Control and Crime Prevention</text:span>, Global Report on Crime and Justice, 1999, http://www.uncjin.org/Special/GlobalReport.html</text:p>
      <text:p text:style-name="P61">51. WHO, "Young People and Sexually Transmitted Diseases", Fact sheet no: 186, Aralık 1997; <text:s/>http://www.who.int/inf-fs/en/fact186.html </text:p>
      <text:p text:style-name="P61">52. <text:span text:style-name="T20">WHO</text:span>, "Report on the Global HIV/AIDS Epidemic", Haziran 2000, http://www.unaids.org/epidemic_update/report/Epi_report.htm#aids</text:p>
      <text:p text:style-name="P61">53. <text:span text:style-name="T20">WHO</text:span>, "Report on the Global HIV/AIDS Epidemic", Haziran 2000, http://www.unaids.org/epidemic_update/report/Epi_report.htm#aids</text:p>
      <text:p text:style-name="P61">54. <text:span text:style-name="T20">UNESCO Statistical Yearbook</text:span>, 1997- http://www.education.nic.in/ htmlweb/arhrne.htm</text:p>
      <text:p text:style-name="P61">55. <text:span text:style-name="T20">21. Yüzy</text:span>ı<text:span text:style-name="T20">la Girerken Dünyaya Yeni Bir Bak</text:span>ı<text:span text:style-name="T20">ş</text:span>, Erol Yarar, Müsiad Yayınları, İstanbul 1996, s. 24; http://www.basarm.com.tr/yayin/malihukuk/ bilgitoplumu/01.htm </text:p>
      <text:p text:style-name="P61">56. <text:span text:style-name="T20">2003 Dünya Almanak</text:span>, Dünya Yayıncılık, s. 263</text:p>
      <text:p text:style-name="P61">57. M. Encarta Encyclopedia 2000, "Aging"</text:p>
      <text:p text:style-name="P61">58. <text:span text:style-name="T20">United Nations Population Division, Department of Economic and Social Affairs</text:span>, The Ageing of the World's Population, 2000, http://www.un.org/esa/ socdev/ageing/agewpop.htm</text:p>
      <text:p text:style-name="P61">59. <text:span text:style-name="T20">Time</text:span>, 7 Nisan 1997, "The lure of the cult"</text:p>
      <text:p text:style-name="P61">60. <text:span text:style-name="T20">Britannica CD 2000,</text:span> "From Year in Review 1993: Chronology"</text:p>
      <text:p text:style-name="P61">61. <text:span text:style-name="T20">Time</text:span>, 17 Ekim 1994, "In The Reign Of Fire"</text:p>
      <text:p text:style-name="P61">62. <text:span text:style-name="T20">The Guardian</text:span>, 29 Mart 2000, "Grim evidence of worst cult slaughter"</text:p>
      <text:p text:style-name="P61">63. <text:span text:style-name="T20">CNN</text:span>, "Jonestown, 1978", http://www.cnn.com/SPECIALS/1999/century/episodes/08/timelines/headlines/infoboxes/jonestown.html</text:p>
      <text:p text:style-name="P22"/>
      <text:p text:style-name="P22"/>
      <text:h text:style-name="P5" text:outline-level="1">BİBLİYOGRAFYA </text:h>
      <text:p text:style-name="P22"/>
      <text:p text:style-name="P22"/>
      <text:p text:style-name="P61"><text:span text:style-name="T20">- Ahir Zaman Mehdisinin Alametleri (Kitab-ül Burhan Fi Alamet-il Mehdiyy-il Ahir Zaman),</text:span> Ali Bin Hüsameddin El Muttaki, Mütercim: Müşerref Gözcü, Kahraman Neşriyat Kitabevi, İstanbul</text:p>
      <text:p text:style-name="P61"><text:span text:style-name="T20">- Beklenen Mehdi Hakkında Tüm İslam Alimlerinin Görüşleri</text:span>, Hayrettin Gümüşel, Genişletilmiş 3. Baskı, Köprü Yayınları, İstanbul</text:p>
      <text:p text:style-name="P61"><text:span text:style-name="T20">-Beklenen Mehdi'nin Alametleri (El Kavlul Muhtasar Fi Alamatil Mehdiyyil Muntazar)</text:span>, Ahmed İbn-i Hacer-i Mekki (Heytemi), Mütercim: Müşerref Gözcü, Kahraman Neşriyat Kitabevi, İstanbul</text:p>
      <text:p text:style-name="P61"><text:span text:style-name="T20">-Büyük Hadis Külliyatı (Cem'ul-fevaid min Cami'il-usul ve Mecma'iz-zevaid)</text:span>, İmam Muhammed bin Muhammed bin Süleyman er-Rudani, Mütercim: Naim Erdoğan, İz Yayıncılık, İstanbul</text:p>
      <text:p text:style-name="P61">-<text:span text:style-name="T20">Chronicle of 20th Century</text:span>, Dorling Kindsey Publishing, New York, 1995</text:p>
      <text:p text:style-name="P61">-<text:span text:style-name="T20">Dünya Almanak 2003</text:span>, Dünya Yayıncılık, İstanbul </text:p>
      <text:p text:style-name="P61"><text:span text:style-name="T20">-El-Esas Fi's-Sünne, İslam Akaidi</text:span>, Said Havva, Aksa Yay<text:span text:style-name="T31">ı</text:span>n Pazarlama, İstanbul, 1992 </text:p>
      <text:p text:style-name="P61">-<text:span text:style-name="T20">El-Müstedrek ale's-Sahihayn, en-Nisaburi</text:span>, Muhammed b. Muhammed el-Hakim, I-IV, Haydarabad 1334-1341/1916-1923</text:p>
      <text:p text:style-name="P61">-<text:span text:style-name="T20">El-Müsned</text:span>, Ahmed b. Muhammed b. Hanbel, IVI, Kahire, 1313</text:p>
      <text:p text:style-name="P61">-<text:span text:style-name="T20">Et-Tac Hadis Kitabı</text:span>, Şeyh Mansur Ali Nâsıf el-Hüseyni</text:p>
      <text:p text:style-name="P61"><text:span text:style-name="T20">-Esme-l Mesalik Lieyyam-il Mehdiyy-il Meliki Li Küll-id Dünya Biemrillah-il Malik</text:span>, Kelde bin Zeyd (Esrarname'den, www.hamim.sayfasi.com) </text:p>
      <text:p text:style-name="P61"><text:span text:style-name="T20">-En-Necmu's-sakıb fi Beyanı Enne'l Mehdi min Evladı Ali b. Ebi Talib Ale't-Temam ve'l kamal</text:span>, Ukayli, el yazması bu eser Süleymaniye Kütüphanesi'nde bulunabilir (Yeri: Laleli 679/29)</text:p>
      <text:p text:style-name="P61"><text:span text:style-name="T20">-Faslu'l-Makal fi Ref'I İsa Hayyen ve Nüzulihi ve Katlihi'd-Deccal</text:span>, Muhammed Halil Herras, Mektebetü's Sünne, Kahire, 1990</text:p>
      <text:p text:style-name="P61"><text:span text:style-name="T20">-Fera İdu Fevaidi'l Fikr Fi',l İmam El-Mehdi El-Muntazar</text:span>, Mer'iy b. Yusuf b. Ebi bekir b. Ahmet b. Yusuf el-Makdisi, el yazması bu eser Süleymaniye Kütüphanesi'nde bulunabilir (Yeri: Esad Efendi 1446/92-114)</text:p>
      <text:p text:style-name="P61"><text:span text:style-name="T20">-Fıkh-ı Ekber</text:span>, Ebu Hanife, Nu'man b. Sabit (150/767), Çeviren: H. Basri Çantay, Ankara, 1982</text:p>
      <text:p text:style-name="P61"><text:span text:style-name="T20">-Fi Zılal'il-Kur'an'da Kıyamet Alametleri</text:span>, Ahmed Faiz, Tercüme: Doç. Dr. Veli Ulutürk, Uysal Kitabevi, Konya, 1993</text:p>
      <text:p text:style-name="P61"><text:span text:style-name="T20">-Hadislerle Kur'an-ı Kerim Tefsiri</text:span>, İbn Kesir, Çevirenler: Dr.Bekir Karlığa, Dr. Bedrettin Çetiner, Çağrı Yayınları, İstanbul, 1994</text:p>
      <text:p text:style-name="P61"><text:span text:style-name="T20">-İkdud-Durer fi Ahbaril-Muntazar</text:span>, Yusuf b. Yahya b. Ali el Makdisi eş-Şafii, el yazması bu eser Süleymaniye Kütüphanesi'nde bulunabilir (Yeri: Laleli ktp.623)</text:p>
      <text:p text:style-name="P61"><text:span text:style-name="T20">-İsafur Ragibin</text:span>, Muhammed Bin Ali Es-Sabban El- Mısri El-Şafi, Süleymaniye Kütüphanesi </text:p>
      <text:p text:style-name="P61"><text:span text:style-name="T20">-Kenzul Ummal fi Süneni'l-Akval ve'l-Ef'al</text:span>, Ali Bin Muttaki, Süleymaniye Kütüphanesi</text:p>
      <text:p text:style-name="P61"><text:span text:style-name="T20">-Kıyamet Alametleri</text:span>, Muhammed B.Resul Al-Hüseyni El Berzenci, Mütercim: Naim Erdoğan, Pamuk Yayınları, Genişletilmiş 7. baskı, İstanbul, 1991</text:p>
      <text:p text:style-name="P61"><text:span text:style-name="T20">-Kıyamet Alametleri</text:span>, İsmail Mutlu, Mutlu Yayıncılık, İstanbul, 1996</text:p>
      <text:p text:style-name="P61"><text:span text:style-name="T20">-Kitabul Fiten</text:span>, Nuaym b. Hammad, el yazması bu eser Süleymaniye Kütüphanesi'nde bulunabilir (Yeri: Atıf efendi kütüphanesi no.602)</text:p>
      <text:p text:style-name="P61"><text:span text:style-name="T20">-Kurtlar Sofrasında Ortadoğu</text:span>, M. Necati Özfatura, Adım Yayınları, İstanbul</text:p>
      <text:p text:style-name="P61"><text:span text:style-name="T20">-Küçük ve Büyük Alametleriyle Kıyamet Yaklaşıyor!</text:span>, Dr. İzzeddin Hüseyin, Mütercim: Ömer Dönmez, Pamuk Yayıncılık, İstanbul, 2001</text:p>
      <text:p text:style-name="P61"><text:span text:style-name="T20">-Kütüb-i Sitte Muhtasarı Tercüme ve Şerhi</text:span>, Prof.Dr.İbrahim Canan, <text:s/>Akçağ Basım Yayım Pazarlama A.Ş., Ankara</text:p>
      <text:p text:style-name="P61"><text:span text:style-name="T20">-Mehdi ve Deccal</text:span>, Şaban Döğen, Gençlik Yayınları, İstanbul, 1996</text:p>
      <text:p text:style-name="P61"><text:span text:style-name="T20">-Mektubat-ı Rabbani</text:span>, İmam-I Rabbani, Mütercim: Abdulkadir Akçiçek, Erhan Yayın-Dağıtım, İstanbul</text:p>
      <text:p text:style-name="P61"><text:span text:style-name="T20">-Mukaddime</text:span>, İbni Haldun, MEB Şark İslam Klasikleri</text:p>
      <text:p text:style-name="P61"><text:span text:style-name="T20">-Nazmu'l Mutenasir mine'l-Hadisi'l-Mütevatir,</text:span> El-Kettani, Muhammed b. Ebi'l-Feyz Mevlana Ca'fer el-Haseni el-idrisi, Daru'l-Kütübi'l-ilmiyye, Beyrut 1983</text:p>
      <text:p text:style-name="P61"><text:span text:style-name="T20">-Nüzul-i Mesih Risalesi</text:span>, Ahmet Mahmut Ünlü, Ekmel Yayıncılık, İstanbul, 1998</text:p>
      <text:p text:style-name="P61"><text:span text:style-name="T20">-Osmanlıca-Türkçe Ansiklopedik Büyük Lügat</text:span>, Türdav, İstanbul, 1997</text:p>
      <text:p text:style-name="P61"><text:span text:style-name="T20">-Ölüm Kıyamet ve Ahiret</text:span>, Sıddık Naci Eren, Demir Kitabevi, İstanbul, 1995</text:p>
      <text:p text:style-name="P61"><text:span text:style-name="T20">-Ölüm-Kıyamet-Ahiret ve Ahirzaman Alametleri</text:span>, İmam Şarani, Bedir Yayınevi, İstanbul</text:p>
      <text:p text:style-name="P61"><text:span text:style-name="T20">Ölüm, Kıyamet ve Diriliş</text:span>, İmam-ı Şarani, Mütercim: Naim Erdoğan, Pamuk Yayınları, İstanbul, 1990</text:p>
      <text:p text:style-name="P61"><text:soft-page-break/><text:span text:style-name="T20">-Peygamberimiz (a.s.)'in Dilinden Geleceğin Tarihi 1-2-3-4</text:span>, Orhan Baytan, Mevsim Yayınları, 5. baskı, İstanbul, 2001</text:p>
      <text:p text:style-name="P61"><text:span text:style-name="T20">-Ramuz-El Ehadis</text:span>, Ahmed Ziyaüddin Gümüşhanevi, Mütercim: Abdülaziz Bekkine, Gonca Yayınevi, İstanbul 1997</text:p>
      <text:p text:style-name="P61"><text:span text:style-name="T20">-Restless Earth</text:span>, H.J.de Blij, M.H.Glantz, S.L.Harris, The National Geographic Society, 1997</text:p>
      <text:p text:style-name="P61"><text:span text:style-name="T20">-Risale-i Nur Külliyatı</text:span>, Bediüzzaman Said Nursi, Nesil Basım ve Yayın, İstanbul,1986</text:p>
      <text:p text:style-name="P61"><text:span text:style-name="T20">-Risalet-ül Huruc-ül Mehdi</text:span>, Mustafa Reşid Filizi (mikrofilmlerden tercüme edilmiştir)</text:p>
      <text:p text:style-name="P61"><text:span text:style-name="T20">-Risaletül-meşreb el-verdi fi mezhebil-Mehdi</text:span>, Ali b. Sultan Mupammed el-Kari el-hanefi, el yazması bu eser Süleymaniye Kütüphanesi'nde bulunabilir (Yeri: Esad Efendi 1446/71-96)</text:p>
      <text:p text:style-name="P61"><text:span text:style-name="T20">-Riyaz'üs Salihin</text:span>, İmam Nevevi, Mütercim: İhsan Özkes, Kahhraman Yayınları, İstanbul</text:p>
      <text:p text:style-name="P61"><text:span text:style-name="T20">-Ruhu'l-Meani fi Tefsiri'l-Kur'ani'l-Azim ve's-Seb'il-Mesani</text:span>, Alusi, Şuhabuddin es-Seyyid Mahmud, Daru ihyai't-Turasi'l-Arabi, Beyrut 1985</text:p>
      <text:p text:style-name="P61"><text:span text:style-name="T20">-Sahih-i Buhari</text:span>, Mütercim: Konyalı Mehmed Vehbi, Üçdal Neşriyat, İstanbul, 1993</text:p>
      <text:p text:style-name="P61"><text:span text:style-name="T20">-Sahih-i Müslim Tercüme ve Şerhi</text:span>, Mütercim: Ahmed Davudoğlu, Sönmez Neşriyat, İstanbul, 1980</text:p>
      <text:p text:style-name="P61"><text:span text:style-name="T20">-Sahih-i Müslim ve Tercemesi</text:span>, Mütercim: Mehmed Sofuoğlu, İrfan Yayınevi, İstanbul, 1972</text:p>
      <text:p text:style-name="P61"><text:span text:style-name="T20">-Son Zamanlarla İlgili Hadisler</text:span>, Muhammet Sevgili, Hasan Akdağ, Tekin Kitabevi, Konya</text:p>
      <text:p text:style-name="P61"><text:span text:style-name="T20">-Sünen-i İbni Mace Tercemesi ve Şerhi</text:span>, Mütercim: Haydar Hatipoğlu, Kahraman Yayınları, İstanbul, 1983</text:p>
      <text:p text:style-name="P61"><text:span text:style-name="T20">-Taberi Tefsiri</text:span>, İmam Taberi, İhtisar ve Tahkik: Prof.Dr. Muhammed Ali es-Sabuni, Prof.Dr. Salih Ahmed Rıza, Mütercim: Mehmet Keskin, Akide Yayıncılık, İstanbul</text:p>
      <text:p text:style-name="P61"><text:span text:style-name="T20">-Yüce Kur'an'ın Çağdaş Tefsiri,</text:span> Prof. Dr. Süleyman Ateş, Yeni Ufuklar Neşriyat, İstanbul, 1991</text:p>
      <text:p text:style-name="P38"/>
      <text:p text:style-name="P38"/>
      <text:h text:style-name="P5" text:outline-level="1">RESİM ALTI YAZILARI</text:h>
      <text:p text:style-name="P22"/>
      <text:p text:style-name="P22"/>
      <text:p text:style-name="P22">s.23</text:p>
      <text:p text:style-name="P24">Maesta, 1308-1311</text:p>
      <text:p text:style-name="P24">Dell' Opera del Duoma Müzesi, Siena</text:p>
      <text:p text:style-name="P24"/>
      <text:p text:style-name="P22">s.37</text:p>
      <text:p text:style-name="P22">Andolsun, Biz Musa’ya Kitab’ı verdik ve ardından peşpeşe elçiler gönderdik. Meryem oğlu İsa’ya da apaçık belgeler verdik ve onu Ruhu’l-Kudüs’le teyid ettik… (Bakara Suresi, 87)</text:p>
      <text:p text:style-name="P22"/>
      <text:p text:style-name="P23">s.41</text:p>
      <text:p text:style-name="P23">Hani melekler, dediler ki: "Meryem, doğrusu Allah Kendinden bir kelimeyi sana müjdelemektedir. Onun adı Meryem oğlu İsa Mesih'tir. O, dünyada ve ahirette 'seçkin, onurlu, saygındır' ve (Allah'a) yakın kılınanlardandır." (Al-i İmran Suresi, 45)</text:p>
      <text:p text:style-name="P23"/>
      <text:p text:style-name="P23">s.49</text:p>
      <text:p text:style-name="P23">Onların (peygamberleri) ardından yanlarındaki Tevrat'ı doğrulayıcı olarak Meryem oğlu İsa'yı gönderdik ve ona içinde hidayet ve nur bulunan, önündeki Tevrat'ı doğrulayan ve muttakiler için yol gösterici ve öğüt olan İncil'i verdik. (Maide Suresi, 46)</text:p>
      <text:p text:style-name="P23"/>
      <text:p text:style-name="P22">s.57</text:p>
      <text:p text:style-name="P22">Bunlar: Sana vahyettiğimiz gayb haberlerindendir. Bunları sen ve kavmin bundan önce bilmiyordun. Şu halde sabret. Şüphesiz (güzel olan) sonuç takva sahiplerinindir. (Hud Suresi, 49)</text:p>
      <text:p text:style-name="P22"/>
      <text:p text:style-name="P22">s.60</text:p>
      <text:p text:style-name="P22">Allah şöyle diyecek: "Ey Meryemoğlu İsa, sana ve annene olan nimetimi hatırla. Ben seni Ruhu'l-Kudüs ile destekledim, beşikte iken de, yetişkin iken de insanlarla konuşuyordun. Sana Kitab'ı, hikmeti, Tevrat'ı ve İncil'i öğrettim. .. (Maide Suresi, 110)</text:p>
      <text:p text:style-name="P22"/>
      <text:p text:style-name="P22">s.64</text:p>
      <text:p text:style-name="P22">Allah: "Ey Meryem oğlu İsa, insanlara, beni ve annemi Allah'ı bırakarak iki İlah edinin, diye sen mi söyledin?" dediğinde: "Seni tenzih ederim, hakkım olmayan bir sözü söylemek bana yakışmaz. Eğer bunu söyledimse mutlaka Sen onu bilmişsindir. Sen bende olanı bilirsin, ama ben Sen'de olanı bilmem. Gerçekten, görünmeyenleri (gaybleri) bilen Sen'sin Sen." "Ben onlara bana emrettiklerinin dışında hiçbir şeyi söylemedim. (O da şuydu:) 'Benim de Rabbim, sizin de Rabbiniz olan Allah'a kulluk edin..." (Maide Suresi, 116-117)</text:p>
      <text:p text:style-name="P22"><text:soft-page-break/></text:p>
      <text:p text:style-name="P22">s.75</text:p>
      <text:p text:style-name="P22">Sonra onların izleri üzerinde elçilerimizi birbiri ardınca gönderdik. Meryem oğlu İsa'yı da arkalarından gönderdik; ona İncil'i verdik ve onu izleyenlerin kalplerinde bir şefkat ve merhamet kıldık... (Hadid Suresi, 27)</text:p>
      <text:p text:style-name="P22"/>
      <text:p text:style-name="P22">s.95</text:p>
      <text:p text:style-name="P22">Hani Meryem oğlu İsa da: "Ey İsrailoğulları, gerçekten ben, sizin için Allah'tan gönderilmiş bir elçiyim. Benden önceki Tevrat'ı doğrulayıcı ve benden sonra ismi "Ahmed" olan bir elçinin de müjdeleyicisiyim" demişti. Fakat o, onlara apaçık belgelerle gelince: "Bu, açıkça bir büyüdür" dediler. İslam'a çağrıldığı halde, Allah'a karşı yalan uyduranlardan daha zalim kimdir? Allah, zalim bir kavmi hidayete erdirmez. Onlar, Allah'ın nurunu ağızlarıyla söndürmek istiyorlar. Oysa Allah, Kendi nurunu tamamlayıcıdır; kafirler hoş görmese bile. (Saff Suresi, 6-8)</text:p>
      <text:p text:style-name="P22"/>
      <text:p text:style-name="P24">s.103</text:p>
      <text:p text:style-name="P24">Dünyanın uydusunda su arayan NASA, roketle Ay’ı bombaladı. 9.000 km’lik hızla gerçekleştirilen çarpmanın etkisiyle, 350 ton ağırlığında bir toz bulutu oluştu. Bilindiği gibi 1969'daki Ay'a çıkış sırasında da Ay'da yer yarılmış ve toprak örnekleri alınmıştı, ancak son dönemde yapılan bu çalışmayla çok daha derin bir yarılma söz konusu olmuştur. Bu gelişme de Hz. İsa (as)'ın çıkış alametlerinden biridir. </text:p>
      <text:p text:style-name="P24"/>
      <text:p text:style-name="P24">10 Ekim 2009</text:p>
      <text:p text:style-name="P24"/>
      <text:p text:style-name="P22">s.105</text:p>
      <text:p text:style-name="P24">Bir anlamı ile Kuran'da kıyametin yaklaştığının bir alameti olarak bildirilen "Ay'ın yarılması", 20 Temmuz 1969 tarihinde ABD'li astronotların Ay'a çıkarak, Ay toprağını kazmaları ile gerçekleşmiştir. (Doğrusunu Allah bilir)</text:p>
      <text:p text:style-name="P24"/>
      <text:p text:style-name="P38">s.107</text:p>
      <text:p text:style-name="P22">Türkiye Gazetesi, 22 Ocak 1987</text:p>
      <text:p text:style-name="P38"/>
      <text:p text:style-name="P22">Türkiye Gazetesi, 3 Ağustos 1988</text:p>
      <text:p text:style-name="P22"/>
      <text:p text:style-name="P38">s.111</text:p>
      <text:p text:style-name="P24">İran ve Irak gibi iki büyük Müslüman ülke arasında yapılan savaş yıllarca sürdü. Pek çok insanın ölümünün yanısıra, ciddi maddi kayba neden oldu. Resimlerde İran-Irak savaşından çeşitli manzaralar görülmektedir.</text:p>
      <text:p text:style-name="P24"/>
      <text:p text:style-name="P22">s.113</text:p>
      <text:p text:style-name="P24"><text:soft-page-break/>Sovyet ordusu 1979 yılında Afganistan'ı işgal etti. Yaklaşık 9 yıl süren bu işgal 1988'de son buldu. Resimde 1988 yılında Afganistan'dan geri çekilen Sovyet ordusu görülüyor. Üstteki resimde ise Sovyet ordusuna karşı mücadele etmiş olan Afgan mücahidleri görülüyor.</text:p>
      <text:p text:style-name="P24"/>
      <text:p text:style-name="P24">s.114</text:p>
      <text:p text:style-name="P22"><text:span text:style-name="T1">Rusya'nın Afganistan işgali ile ilgili, o dönemde </text:span><text:span text:style-name="T21">Der Spiegel</text:span><text:span text:style-name="T1"> dergisinde çıkan bir yazıda, Rusya'nın işgali bitirse de bölgenin ekonomik kontrolünü elinden bırakmak istemediği açıklanmıştı. Afganistan'ın o dönemde sahip olduğu yıllık 150 milyar metreküpten fazla doğalgaz rezervinin bunda büyük payı vardı. Ayrıca Afganistan'ın zengin kömür, kurşun, çinko, gümüş, altın maden yatakları ve dünyanın en zengin lapis yatakları da Rusya'nın bu ısrarlı tutumunu açıklıyordu.</text:span></text:p>
      <text:p text:style-name="P24"/>
      <text:p text:style-name="P22">Yeni Şafak Gazetesi, 2 Aralık 2001</text:p>
      <text:p text:style-name="P22"/>
      <text:p text:style-name="P38">s.115</text:p>
      <text:p text:style-name="P38"/>
      <text:p text:style-name="P22">BBC News, 13 Mayıs 2002</text:p>
      <text:p text:style-name="P38"/>
      <text:p text:style-name="P24">Afganistan'ın zengin doğalgaz rezervi çeşitli projelerle kullanılmaya çalışılmaktadır. BBC News'ta verilen haberde, Afganistan'ın 2 milyon dolarlık doğalgaz boru hattı inşasına başlama konusunda gündeme gelen anlaşmalar konu edilmiştir.</text:p>
      <text:p text:style-name="P24"/>
      <text:p text:style-name="P38">s.117</text:p>
      <text:p text:style-name="P24">Keban Barajı'nın inşa edilmesiyle Fırat Nehri'nin suyu durdurulmuştur.</text:p>
      <text:p text:style-name="P24"/>
      <text:p text:style-name="P22">Hürriyet, 4 Kasım 1973</text:p>
      <text:p text:style-name="P22"/>
      <text:p text:style-name="P22">s.121</text:p>
      <text:p text:style-name="P24">(Solda) 31 Temmuz 1981 tarihinde gerçekleşen Güneş tutulmasının resmi.</text:p>
      <text:p text:style-name="P24"/>
      <text:p text:style-name="P22"><text:span text:style-name="T1">1981 yılında yaşanan Ay tutulmasının </text:span><text:span text:style-name="T21">Sky Telescope</text:span><text:span text:style-name="T1"> dergisinin Temmuz 1999 tarihli sayısında yayınlanan</text:span></text:p>
      <text:p text:style-name="P24">resmi</text:p>
      <text:p text:style-name="P24"/>
      <text:p text:style-name="P24">Aşağıdaki takvim yapraklarında 1981 ve 1982 yıllarında gerçekleşen Ay ve Güneş tutulmalarının tarihleri görülüyor.</text:p>
      <text:p text:style-name="P24"/>
      <text:p text:style-name="P22">s.123</text:p>
      <text:p text:style-name="P38">Vatan, 08 Kasım 2003</text:p>
      <text:p text:style-name="P38"><text:soft-page-break/></text:p>
      <text:p text:style-name="P22">s.127</text:p>
      <text:p text:style-name="P24">1986 yılının gazete haberlerinde, Sovyet Vega 1 uzay aracının Halley kuyruklu yıldızının 5.500 mil yakınından uçtuğu ve kuyruklu yıldızın buzlu çekirdeğinin ilk fotoğraflarını gönderdiği haber veriliyordu.</text:p>
      <text:p text:style-name="P24"/>
      <text:p text:style-name="P22">Cronicle 20 Mart 1986, s.1278</text:p>
      <text:p text:style-name="P22"/>
      <text:p text:style-name="P22">s.130</text:p>
      <text:p text:style-name="P22">03.04.2009 Dokuz Sütun</text:p>
      <text:p text:style-name="P22"/>
      <text:p text:style-name="P22">23.02.2009 Güneş Gazetesi</text:p>
      <text:p text:style-name="P22"/>
      <text:p text:style-name="P22">s.134</text:p>
      <text:p text:style-name="P22">Türkiye Gazetesi, 21 Kasım 1979</text:p>
      <text:p text:style-name="P22"/>
      <text:p text:style-name="P24">1979 yılında gerçekleşen Kabe baskınında bir katliam yaşanmıştır. Bu olayın ahir zaman alametlerinin ardı ardına çıktığı dönemin tam başında yani Hicri 1400 yılının ilk gününde meydana gelmesi dikkat çekicidir. Bundan 7 sene sonra Hac sırasında çok daha büyük kanlı bir olay meydana gelmiştir. Bu kanlı olaylar, hadislerde tarif edilen ortamla çok büyük benzerlikler taşımaktadır.</text:p>
      <text:p text:style-name="P24"/>
      <text:p text:style-name="P38">Türkiye Gazetesi, 2 Ağustos 1987</text:p>
      <text:p text:style-name="P38"/>
      <text:p text:style-name="P38">s.137</text:p>
      <text:p text:style-name="P24">1991 yılının Temmuz ayında Irak'ın, Kuveyt'i işgal etmesi ve Kuveyt'e ait petrol kuyularını ateşe vermesi sonucunda Kuveyt ve Basra Körfezi'ni çok büyük bir ateş sarmıştır.</text:p>
      <text:p text:style-name="P24"/>
      <text:p text:style-name="P24">s.141</text:p>
      <text:p text:style-name="P24">Saddam'ın emriyle askerler Kuveyt'teki petrol kuyularını ateşe verdi.</text:p>
      <text:p text:style-name="P24"/>
      <text:p text:style-name="P24">s.143</text:p>
      <text:p text:style-name="P22">Milli Gazete, 2 Mayıs 1977</text:p>
      <text:p text:style-name="P22"/>
      <text:p text:style-name="P22">Cumhuriyet Gazetesi, Mayıs 1977</text:p>
      <text:p text:style-name="P22"/>
      <text:p text:style-name="P22">s.145</text:p>
      <text:p text:style-name="P22"><text:soft-page-break/>Hürriyet Gazetesi, 16 Kasım 1979</text:p>
      <text:p text:style-name="P22"/>
      <text:p text:style-name="P22">Hürriyet Gazetesi, 16 Kasım 1979</text:p>
      <text:p text:style-name="P24"/>
      <text:p text:style-name="P38">Tercuman Gazetesi, 17 Kasım 1979</text:p>
      <text:p text:style-name="P38"/>
      <text:p text:style-name="P22">s.146</text:p>
      <text:p text:style-name="P24">(Üstte) 2000 yılında çekilen, Güneş'in patlamalar sonucunda aldığı son hali görüntüleyen bir fotoğraf</text:p>
      <text:p text:style-name="P24"/>
      <text:p text:style-name="P22">s.147</text:p>
      <text:p text:style-name="P22">Türkiye Gazetesi, 12 Ağustos 1999</text:p>
      <text:p text:style-name="P22"/>
      <text:p text:style-name="P22">CNN.com (11 Ağustos 1999): "Milyonlar yüzyılın son <text:span text:style-name="T25">tutulmasını seyrediyor"</text:span></text:p>
      <text:p text:style-name="P38"/>
      <text:p text:style-name="P38">BBC News (17 Ağustos 1999): "Gündüz gece oldu"</text:p>
      <text:p text:style-name="P38"/>
      <text:p text:style-name="P22">s.148</text:p>
      <text:p text:style-name="P24">60 milyona yakın insanın katili Mao</text:p>
      <text:p text:style-name="P24"/>
      <text:p text:style-name="P24">s.149</text:p>
      <text:p text:style-name="P24">Stalin: 40 milyon insanın katili</text:p>
      <text:p text:style-name="P24"/>
      <text:p text:style-name="P24">En zalim katliamlara imza atan komünist lider Lenin</text:p>
      <text:p text:style-name="P24"/>
      <text:p text:style-name="P22">s.151</text:p>
      <text:p text:style-name="P24">1945'ten itibaren devam eden iki kutuplu dünya sistemi, SSCB'nin yıkılmasıyla ortadan kalktı. Bu, aynı zamanda yeni bir dünya düzeninin de başlangıcı sayılmaktaydı.</text:p>
      <text:p text:style-name="P24"/>
      <text:p text:style-name="P24">s.154</text:p>
      <text:p text:style-name="P38">Takvim, 12 Eylül 2001</text:p>
      <text:p text:style-name="P38"/>
      <text:p text:style-name="P22">s.156</text:p>
      <text:p text:style-name="P24">1945'te Nazilerin ölüm kamplarından birinde (Nordhausen, Almanya) çekilmiş olan fotoğraf, 2.Dünya Savaşı'nda yaşanan vahşetin dellilerindendir.</text:p>
      <text:p text:style-name="P24"><text:soft-page-break/></text:p>
      <text:p text:style-name="P24">s.157</text:p>
      <text:p text:style-name="P24">Almanya'nın Nüremberg şehrinin 1945 senesinde çekilmiş olan bu resmi, 2. Dünya Savaşı'ndaki katliam ve yıkımların boyutunu göstermektedir.</text:p>
      <text:p text:style-name="P24"/>
      <text:p text:style-name="P24">s.158</text:p>
      <text:p text:style-name="P24">1992 yılında Bosna-Hersek'in Brcko bölgesinin dışında bulunan bir toplu mezar</text:p>
      <text:p text:style-name="P24"/>
      <text:p text:style-name="P24">s.159</text:p>
      <text:p text:style-name="P24">1982 yılında İsrail'in Lübnan'ı işgali sırasında Sabra ve Şatilla kamplarına yapılan baskın, tarihe en kapsamlı ve en büyük soykırımlardan biri olarak geçti. Hıristiyan Falanjist grupların İsrail askerlerinin desteği ve yönlendirmesi ile gerçekleştirdikleri baskın esnasında, çoğu kadın ve çocuklar olmak üzere 3.000'den fazla insan katledildi. </text:p>
      <text:p text:style-name="P24"/>
      <text:p text:style-name="P24">s.160</text:p>
      <text:p text:style-name="P24">Ruanda'da Hutularla Tutsiler arasında 1960'lardan itibaren süren karışıklıklar 1990'da yüzbinlerce insanın ölmesine veya evlerini terk etmesine neden olan büyük bir iç savaşa dönüştü. (Altta) Tutsiler tarafından taşlanarak öldürülmüş bir Hutu. (Yanda) Tutsi kabilesinden askerler iç savaş sırasında hiçbir ayrım yapmadan, her önlerine geleni katletmişlerdi.</text:p>
      <text:p text:style-name="P24"/>
      <text:p text:style-name="P22">s.163</text:p>
      <text:p text:style-name="P38">NewYork Times, 15 Eylül 1982</text:p>
      <text:p text:style-name="P38"/>
      <text:p text:style-name="P24">Beşir Cemayel</text:p>
      <text:p text:style-name="P24"/>
      <text:p text:style-name="P24">Ahmed Maher Paşa</text:p>
      <text:p text:style-name="P24"/>
      <text:p text:style-name="P38">Türkiye Gazetesi, 7 Ekim 1981</text:p>
      <text:p text:style-name="P38"/>
      <text:p text:style-name="P38">s.164</text:p>
      <text:p text:style-name="P24">Ürdün Kralı Abdullah 1951'de Mescid-i Aksa'da ibadet ederken suikaste uğramıştı.</text:p>
      <text:p text:style-name="P24"/>
      <text:p text:style-name="P24">s.166</text:p>
      <text:p text:style-name="P24">İngiliz, Fransız ve İsrailliler Süveyş Kanalı'na doğru harekete geçti</text:p>
      <text:p text:style-name="P24"/>
      <text:p text:style-name="P38">s.167</text:p>
      <text:p text:style-name="P24"><text:soft-page-break/>(En altta) 5 Haziran 1967'de İsrail tankları Sina Yarımadası'nda Rafa yakınlarında görülüyor. (Altta) Israil taburları 10 Haziran 1967'de Golan Tepeleri'ni vurmaya başlamıştı.</text:p>
      <text:p text:style-name="P24"/>
      <text:p text:style-name="P22">s.168</text:p>
      <text:p text:style-name="P24">1945 yılında Amerika'nın Hiroşima'ya attığı atom bombasının patlama anında ve hemen sonrasında yaklaşık 100.000 kişi ölmüştür. Hiroşima felaketinden 3 gün sonra yine Amerika'nın Nagasaki'ye attığı bir diğer atom bombası yüzünden patlama anında yaklaşık 40.000 kişi hayatını kaybetmiştir. Bombalar bir yandan insanların ölümüne sebep olurken, diğer yandan çok büyük bir yerleşim alanı harap olmuş, hayatta kalan bölge halkında ise radyasyon nedeniyle nesiller boyu düzeltilemeyecek genetik ve fizyolojik bozulmalar meydana gelmiştir. </text:p>
      <text:p text:style-name="P24"/>
      <text:p text:style-name="P22">s.172</text:p>
      <text:p text:style-name="P24">1995 yılında gerçekleşen deprem Kobe'yi tamamen harabeye çevirmişti. Sayfanın en sağ kısmındaki resimlerde görüldüğü gibi, kısa bir süre içinde şehir yeniden inşa edildi. </text:p>
      <text:p text:style-name="P24"/>
      <text:p text:style-name="P38">s.174</text:p>
      <text:p text:style-name="P24">(Altta) Dresden şehrinin 1946'da savaş sebebiyle harap olmuş hali. (Sağda) Dresden şehrinin 1996 yılındaki yeniden inşa edilmiş hali.</text:p>
      <text:p text:style-name="P24"/>
      <text:p text:style-name="P24">(Üstte küçük resim) Tokyo şehri, 1923 yılında gerçekleşen 8.3 şiddetindeki depremden sonra çıkan yangınla harap olmuştu. Bu resimde görüldüğü gibi Tokyo şehri yeniden inşa edilmiştir.</text:p>
      <text:p text:style-name="P24"/>
      <text:p text:style-name="P22">s.175</text:p>
      <text:p text:style-name="P24">(Üstte) 1906'da San Francisco'da yaşanan deprem 3000 kişinin ölümüne ve şehrin büyük bir bölümünün yanmasına neden oldu. (Altta) Günümüzde San Francisco şehrinin görünüşü.</text:p>
      <text:p text:style-name="P24"/>
      <text:p text:style-name="P22">s.177</text:p>
      <text:p text:style-name="P24">(Altta) 26 Mart 1979 tarihinde, İsrail-Mısır barış anlaşmalarının imzalanması sırasında dönemin Mısır Devlet Başkanı Enver Sedat, ABD eski Başkanı Jimmy Carter, dönemin İsrail Başbakanı Menahem Begin.</text:p>
      <text:p text:style-name="P24"/>
      <text:p text:style-name="P22">s.179</text:p>
      <text:p text:style-name="P22">Vatan Gazetesi, 11 Nisan 2003</text:p>
      <text:p text:style-name="P22"/>
      <text:p text:style-name="P22">Yeni Şafak Gazetesi, 11 Nisan 2003</text:p>
      <text:p text:style-name="P38"/>
      <text:p text:style-name="P22">Hürriyet Gazetesi, 11 Nisan 2003</text:p>
      <text:p text:style-name="P38"/>
      <text:p text:style-name="P22"><text:soft-page-break/>Türkiye Gazetesi, 13 Ağustos 2003</text:p>
      <text:p text:style-name="P38"/>
      <text:p text:style-name="P38">s.180</text:p>
      <text:p text:style-name="P22">Hürriyet Gazetesi, 16 Nisan 2003</text:p>
      <text:p text:style-name="P22"/>
      <text:p text:style-name="P22">Vatan Gazetesi, 10 Nisan 2003</text:p>
      <text:p text:style-name="P38"/>
      <text:p text:style-name="P24">s.181</text:p>
      <text:p text:style-name="P38">Tercüman Gazetesi, 15 Nisan 2003</text:p>
      <text:p text:style-name="P38"/>
      <text:p text:style-name="P38">Habertürk, 15 Nisan 2003</text:p>
      <text:p text:style-name="P38"/>
      <text:p text:style-name="P38">s.182</text:p>
      <text:p text:style-name="P22">Tercüman Gazetesi, 21 Mart 2003</text:p>
      <text:p text:style-name="P22"/>
      <text:p text:style-name="P22">Sabah Gazetesi, 22 Mart 2003</text:p>
      <text:p text:style-name="P22"/>
      <text:p text:style-name="P22">s.185</text:p>
      <text:p text:style-name="P38">Milliyet, 01 Mart 2003</text:p>
      <text:p text:style-name="P38"/>
      <text:p text:style-name="P38">Zaman, 02 Haziran 2001</text:p>
      <text:p text:style-name="P38"/>
      <text:p text:style-name="P22">Milli Gazete, 06 Mayıs 2003</text:p>
      <text:p text:style-name="P38"/>
      <text:p text:style-name="P38">s.186</text:p>
      <text:p text:style-name="P22">Ortadoğu, 19 Mart 2003</text:p>
      <text:p text:style-name="P22"/>
      <text:p text:style-name="P22">Öncevatan, 18 Nisan 2003</text:p>
      <text:p text:style-name="P22"/>
      <text:p text:style-name="P38">s.187</text:p>
      <text:p text:style-name="P22">Vatan, Mart 2003</text:p>
      <text:p text:style-name="P38"/>
      <text:p text:style-name="P22">Vatan, 18 Mart 2003</text:p>
      <text:p text:style-name="P22"/>
      <text:p text:style-name="P22"><text:soft-page-break/>Milli Gazete, 19 Mart 2003</text:p>
      <text:p text:style-name="P38"/>
      <text:p text:style-name="P22">s.189</text:p>
      <text:p text:style-name="P22">Hürriyet, 12 Şubat 1982</text:p>
      <text:p text:style-name="P22"/>
      <text:p text:style-name="P22">Cumhuriyet, 05 Nisan 2003</text:p>
      <text:p text:style-name="P22"/>
      <text:p text:style-name="P22">s.190</text:p>
      <text:p text:style-name="P22">Radikal, 04 Ekim 2000</text:p>
      <text:p text:style-name="P22"/>
      <text:p text:style-name="P22">Akşam, <text:s/>22 Ocak 2002</text:p>
      <text:p text:style-name="P22"/>
      <text:p text:style-name="P22">Yeni Mesaj, 12 Haziran 2001</text:p>
      <text:p text:style-name="P22"/>
      <text:p text:style-name="P22">s.191</text:p>
      <text:p text:style-name="P22">Newsweek, Nisan 1997</text:p>
      <text:p text:style-name="P22"/>
      <text:p text:style-name="P22">Akşam, 30 Mart 2001</text:p>
      <text:p text:style-name="P22"/>
      <text:p text:style-name="P38">s.192</text:p>
      <text:p text:style-name="P22">Posta, 16 Nisan 2003</text:p>
      <text:p text:style-name="P22"/>
      <text:p text:style-name="P22">Radikal, 14 Nisan 2003</text:p>
      <text:p text:style-name="P22"/>
      <text:p text:style-name="P22">s.193</text:p>
      <text:p text:style-name="P22">Haberturk, 10 Nisan 2003</text:p>
      <text:p text:style-name="P22"/>
      <text:p text:style-name="P22">Star, 29 Nisan 2003</text:p>
      <text:p text:style-name="P22"/>
      <text:p text:style-name="P22">Habertürk, 15 Nisan 2003</text:p>
      <text:p text:style-name="P22"/>
      <text:p text:style-name="P22">Posta, 16 Nisan 2003</text:p>
      <text:p text:style-name="P22"/>
      <text:p text:style-name="P22">s.195</text:p>
      <text:p text:style-name="P22"><text:soft-page-break/>Tercüman, 19 Mart 2003</text:p>
      <text:p text:style-name="P22"/>
      <text:p text:style-name="P22">Milliyet, 10 Nisan 2003</text:p>
      <text:p text:style-name="P22"/>
      <text:p text:style-name="P22">Yeni Şafak, 30 Mart 2003</text:p>
      <text:p text:style-name="P22"/>
      <text:p text:style-name="P22">Vatan, 08 Nisan 2003</text:p>
      <text:p text:style-name="P22"/>
      <text:p text:style-name="P22">s.196</text:p>
      <text:p text:style-name="P22">Milliyet, 04 Mayıs 2003</text:p>
      <text:p text:style-name="P22"/>
      <text:p text:style-name="P22">Yeni Şafak, 04 Nisan 2003</text:p>
      <text:p text:style-name="P22"/>
      <text:p text:style-name="P22">Yeni Şafak, 04 Kasım 2003</text:p>
      <text:p text:style-name="P22"/>
      <text:p text:style-name="P22">s.198</text:p>
      <text:p text:style-name="P22">Yeni Asya, 06 Mayıs 2010</text:p>
      <text:p text:style-name="P22"/>
      <text:p text:style-name="P22">Vakit <text:s/>Gazetesi, 02 Mayıs 2010</text:p>
      <text:p text:style-name="P22"/>
      <text:p text:style-name="P22">Tercüman, 23 Temmuz 2009</text:p>
      <text:p text:style-name="P22"/>
      <text:p text:style-name="P22">Yeni Asya, 26 Nisan 2010</text:p>
      <text:p text:style-name="P22"/>
      <text:p text:style-name="P22">s.200</text:p>
      <text:p text:style-name="P22">Ortadoğu, 14 Ağustos 2003</text:p>
      <text:p text:style-name="P22"/>
      <text:p text:style-name="P22">Milliyet, 25 Mart 2003</text:p>
      <text:p text:style-name="P22"/>
      <text:p text:style-name="P22">Milliyet, 12 Nisan 2003</text:p>
      <text:p text:style-name="P22"/>
      <text:p text:style-name="P38">s.201</text:p>
      <text:p text:style-name="P38">İsrail'in Haganah isimli kuvvetine bağlı askerler 1948'de Kudüs'e doğru ilerlerken</text:p>
      <text:p text:style-name="P38"/>
      <text:p text:style-name="P22"><text:soft-page-break/>s.203</text:p>
      <text:p text:style-name="P22">İsrail askerleri 1967'deki 6 Gün Savaşları'nın 3. gününde El-Halil (Hebron) şehrinde</text:p>
      <text:p text:style-name="P22"/>
      <text:p text:style-name="P22">s.204</text:p>
      <text:p text:style-name="P22">Ağlama Duvarı, 1967 Savaşı'nda Doğu Kudüs'ün İsrail tarafından işgaliyle Yahudilerin egemenliğine girdi.</text:p>
      <text:p text:style-name="P22"/>
      <text:p text:style-name="P22">s.206</text:p>
      <text:p text:style-name="P22">Hürriyet, 03 Nisan 2003</text:p>
      <text:p text:style-name="P22"/>
      <text:p text:style-name="P22">s.207</text:p>
      <text:p text:style-name="P22">Radikal, 27 Eylül 2002</text:p>
      <text:p text:style-name="P22"/>
      <text:p text:style-name="P22">s.215</text:p>
      <text:p text:style-name="P22">Milliyet, 29 <text:s/>Ağustos 2002</text:p>
      <text:p text:style-name="P22"/>
      <text:p text:style-name="P22">Akit, 11 Ağutos 2001</text:p>
      <text:p text:style-name="P22"/>
      <text:p text:style-name="P38">s.219</text:p>
      <text:p text:style-name="P22"><text:span text:style-name="T21">Time</text:span><text:span text:style-name="T25"> dergisinin 6 Mart 2000 tarihli sayısında yayınlanan, Kolombiya iç savaşından bir görüntü. </text:span></text:p>
      <text:p text:style-name="P38"/>
      <text:p text:style-name="P22">s.221</text:p>
      <text:p text:style-name="P22">Tempo Dergisi, Temmuz 1992</text:p>
      <text:p text:style-name="P22"/>
      <text:p text:style-name="P38">s.222</text:p>
      <text:p text:style-name="P38">Cumhuriyet, 2 Ocak 2002</text:p>
      <text:p text:style-name="P38"/>
      <text:p text:style-name="P22">Yeni Şafak, 1 Eylül 2002</text:p>
      <text:p text:style-name="P22"/>
      <text:p text:style-name="P22">s.223</text:p>
      <text:p text:style-name="P22">Yeni Mesaj, 11 Eylül 2001</text:p>
      <text:p text:style-name="P22"/>
      <text:p text:style-name="P22">Yeni Şafak, 2 Ağustos 2003</text:p>
      <text:p text:style-name="P22"/>
      <text:p text:style-name="P22">Yeni Şafak, 13 Ağustos 2003</text:p>
      <text:p text:style-name="P22"><text:soft-page-break/></text:p>
      <text:p text:style-name="P22">s.225</text:p>
      <text:p text:style-name="P22">Vatan, 17 Temmuz 2003</text:p>
      <text:p text:style-name="P22"/>
      <text:p text:style-name="P22">s.227</text:p>
      <text:p text:style-name="P22">Cumhuriyet, 6 Şubat 2003</text:p>
      <text:p text:style-name="P22"/>
      <text:p text:style-name="P22">Milliyet, 12 Ağustos 2003</text:p>
      <text:p text:style-name="P22"/>
      <text:p text:style-name="P22">s.229</text:p>
      <text:p text:style-name="P22">Cumhuriyet, 2 Ocak 2002</text:p>
      <text:p text:style-name="P22"/>
      <text:p text:style-name="P22">Yeni Şafak, 29 Aralık 1999</text:p>
      <text:p text:style-name="P22"/>
      <text:p text:style-name="P22">Zaman, 2 Eylül 2000</text:p>
      <text:p text:style-name="P22"/>
      <text:p text:style-name="P22">Vatan, 17 Ocak 2003</text:p>
      <text:p text:style-name="P22"/>
      <text:p text:style-name="P22">s.232</text:p>
      <text:p text:style-name="P22">Resimde Çin'de 2000 öğrencinin öldürülmesiyle sonuçlanan Tiananmen olayları görülüyor.</text:p>
      <text:p text:style-name="P22"/>
      <text:p text:style-name="P22">s.234</text:p>
      <text:p text:style-name="P22">Uzay mekiği Challenger 1986 yılında fırlatılışından hemen sonra infilak etmişti.</text:p>
      <text:p text:style-name="P22"/>
      <text:p text:style-name="P22">s.235</text:p>
      <text:p text:style-name="P22">(En alt sağda) 20. yüzyılın ortalarından itibaren meydana gelen büyük olaylar arasında Papa II. Jean Paul'ün vurulması da vardı. <text:s/>(Alt solda) Bir suikast sonucu öldürülen liderlerden biri ise Hindistan Başkanı Gandi idi. (Altta) 1980 yılı başlarında ilk AIDS vakaları tespit edildi. Yaklaşık 18.8 milyon insanın ölümüne sebep olan bu hastalığa "Çağın Vebası" ismi verildi. (Ortada) 1987'de Londra Borsasının çökmesiyle 50 milyar sterlinlik değer kaybı yaşandı. </text:p>
      <text:p text:style-name="P22"/>
      <text:p text:style-name="P22">Hürriyet, 13 Kasım 2003</text:p>
      <text:p text:style-name="P22"/>
      <text:p text:style-name="P22">s.236</text:p>
      <text:p text:style-name="P22"><text:soft-page-break/>(Sağda) 1985'de Kolombiya'nın Nevado del Ruiz volkanının patlaması 20.000 kişinin ölümüne yol açan büyük bir felaketti. (Altta) Ebola virüsü onbinlerce kişinin ölümüne neden oldu. (Alt sağda) Florida'da meydana gelen Andrew kasırgası, birkaç saat içinde onbinlerce binanın tahrip olmasına neden olmuştu.</text:p>
      <text:p text:style-name="P22"/>
      <text:p text:style-name="P22">Hürriyet, 12 Eylül 1999</text:p>
      <text:p text:style-name="P22"/>
      <text:p text:style-name="P22">s.237</text:p>
      <text:p text:style-name="P22">(Solda) 29-30 Nisan 1991'de Bangladeş'te meydana gelen sel felaketinde 139.000 insan ölmüştü. Yaklaşık yarım milyon hayvan da telef olmuştu. (Altta) 1985 Meksika depremi. (En altta) 1997'de Kuzey Dakota Grand Forks'da nehrin taşması ile 1.8 milyon hektar tarım alanı sular altında kalmıştı. 1 milyar dolardan fazla zarara yol açan olay, gazetelerde Büyük Çamur: Şehir Kayboldu başlığı ile yer almıştı.</text:p>
      <text:p text:style-name="P22"/>
      <text:p text:style-name="P22">s.239</text:p>
      <text:p text:style-name="P22">Milliyet, 16 Nisan 2009</text:p>
      <text:p text:style-name="P22"/>
      <text:p text:style-name="P22">15 Nisan 2009</text:p>
      <text:p text:style-name="P22"/>
      <text:p text:style-name="P22">www.hurriyetport.com</text:p>
      <text:p text:style-name="P22"/>
      <text:p text:style-name="P22">s.246</text:p>
      <text:p text:style-name="P22">(Yanda) Saddam'ın halkına uyguladığı zulüm pek çok kez haber oldu. Almanya'nın ünlü <text:span text:style-name="T21">Der Spiegel </text:span>dergisi 16 Haziran 2003 tarihli sayısında Saddam ve ailesini Cinayet Klanı olarak isimlendirmişti. (Üst sağda) <text:span text:style-name="T21">Newsweek</text:span> dergisi ise 17 Şubat 2003 tarihli sayısında, Saddam'ın işlediği suçları haber yapmıştı.</text:p>
      <text:p text:style-name="P22"/>
      <text:p text:style-name="P22">Sabah, 25 Eylül 2000</text:p>
      <text:p text:style-name="P22"/>
      <text:p text:style-name="P22">Der Spiegel, 16 Ocak 2003</text:p>
      <text:p text:style-name="P22"/>
      <text:p text:style-name="P22">Aksiyon, 14 Nisan 2003</text:p>
      <text:p text:style-name="P22"/>
      <text:p text:style-name="P22">s.247</text:p>
      <text:p text:style-name="P22">Newsweek, 17 Şubat 2003</text:p>
      <text:p text:style-name="P22"/>
      <text:p text:style-name="P22">Radikal, <text:s/>12 Nisan 2003</text:p>
      <text:p text:style-name="P22"/>
      <text:p text:style-name="P22">s.248</text:p>
      <text:p text:style-name="P22"><text:soft-page-break/>Somali'de Siad Barre yönetimi, Müslümanları hedef almıştı. <text:span text:style-name="T21">Newsweek</text:span> dergisinin 1 Ocak 1990 tarihli sayısında yer alan Unutulmuş Bir Çölde Savaş başlıklı yazıda Somali'de yaşanan zulüm anlatılıyordu.</text:p>
      <text:p text:style-name="P22"/>
      <text:p text:style-name="P22">s.249</text:p>
      <text:p text:style-name="P22">Hürriyet, 4 Mayıs 1982</text:p>
      <text:p text:style-name="P22"/>
      <text:p text:style-name="P22">Türkiye, 2 Haziran 2002</text:p>
      <text:p text:style-name="P22"/>
      <text:p text:style-name="P22">s.252</text:p>
      <text:p text:style-name="P22">Zaman, 9 Temmuz 2001</text:p>
      <text:p text:style-name="P22"/>
      <text:p text:style-name="P22">s.253</text:p>
      <text:p text:style-name="P22">Bir yanda dünyanın pek çok ülkesi kendi vatandaşlarının veya terör gruplarının sebep olduğu terör ile uğraşmakta. Öte yanda Bosna'da olduğu gibi toplu mezarlar bulunmakta; yaşlılar, çocuklar, kadınlar eziyet görmektedir. Tüm dünyada masum insanları hedef alan terör ve kargaşa ortamı her insanın düşünmesi gereken bir kıyamet alametidir.</text:p>
      <text:p text:style-name="P22"/>
      <text:p text:style-name="P22">s.254</text:p>
      <text:p text:style-name="P38">Vatan, 17 Temmuz 2003</text:p>
      <text:p text:style-name="P38"/>
      <text:p text:style-name="P22">Milliyet, 8 Temmuz 2003</text:p>
      <text:p text:style-name="P38"/>
      <text:p text:style-name="P22">Sabah, 18 Temmuz 2003</text:p>
      <text:p text:style-name="P22"/>
      <text:p text:style-name="P22">Hürriyet, 28 Ocak 2003</text:p>
      <text:p text:style-name="P22"/>
      <text:p text:style-name="P22">s.255</text:p>
      <text:p text:style-name="P22">Hürriyet, 6 Nisan 2000</text:p>
      <text:p text:style-name="P22"/>
      <text:p text:style-name="P22">1997 yılında Zaire, Ruanda, Uganda, Burundi ve Tanzanya'yı içine alan bir bölgeyi etkileyen savaş, Hutu ve Tutsi kabileleri arasında yaşandı. Bu etnik savaşta yarım milyona yakın insan hayatını yitirdi. Küçük çocuklar ve bebekler bile sırf başka bir kabileden oldukları için vahşice öldürüldüler.</text:p>
      <text:p text:style-name="P22"/>
      <text:p text:style-name="P22">Milliyet, 14 Temmuz 2003</text:p>
      <text:p text:style-name="P22"/>
      <text:p text:style-name="P22">s.257</text:p>
      <text:p text:style-name="P22"><text:soft-page-break/>Milli Gazete, 22 Aralık 2000</text:p>
      <text:p text:style-name="P22"/>
      <text:p text:style-name="P22">Cumhuriyet, 3 Ocak 2000</text:p>
      <text:p text:style-name="P22"/>
      <text:p text:style-name="P22">Cumhuriyet, 16 Temmuz 2001</text:p>
      <text:p text:style-name="P22"/>
      <text:p text:style-name="P22">Zaman, 4 Ekim 2002</text:p>
      <text:p text:style-name="P22"/>
      <text:p text:style-name="P22">s.260</text:p>
      <text:p text:style-name="P22">Atom bombaları ile yok edilen Hiroşima ve Nagazaki kentlerinde sadece savaşı gören nesiller değil, birkaç nesil sonrası da büyük zararlar görmüştür. </text:p>
      <text:p text:style-name="P22"/>
      <text:p text:style-name="P22">s.261</text:p>
      <text:p text:style-name="P22">Milliyet, 19 Eylül 2001</text:p>
      <text:p text:style-name="P22"/>
      <text:p text:style-name="P22">Zaman, 10 Ekim 2001</text:p>
      <text:p text:style-name="P22"/>
      <text:p text:style-name="P22">Evrensel, 02 Ekim 2001</text:p>
      <text:p text:style-name="P22"/>
      <text:p text:style-name="P22">Akit, 15 Ekim 2001</text:p>
      <text:p text:style-name="P22"/>
      <text:p text:style-name="P22">s.265</text:p>
      <text:p text:style-name="P22">Tercüman, 12 Mart 2003</text:p>
      <text:p text:style-name="P22"/>
      <text:p text:style-name="P22">Yeni Çağ, 7 Şubat 2003</text:p>
      <text:p text:style-name="P22"/>
      <text:p text:style-name="P22">Özgür Gündem, 17 Ekim 2002</text:p>
      <text:p text:style-name="P22"/>
      <text:p text:style-name="P22">Vatan, 13 Şubat 2003</text:p>
      <text:p text:style-name="P22"/>
      <text:p text:style-name="P22">Radikal, 1 Haziran 2002</text:p>
      <text:p text:style-name="P22"/>
      <text:p text:style-name="P22">s.266</text:p>
      <text:p text:style-name="P22"><text:soft-page-break/>Başta Afrika kıtası olmak üzere dünya genelinde açlık ciddi boyutlara ulaşmıştır. <text:span text:style-name="T21">Time</text:span> dergisi 1 Ağustos 1994 tarihli sayısında, Zaire-Ruanda sınırında açlık ve şiddet nedeniyle ölen insanları kapak konusu yapmıştı. Yan sayfanın ortasında görülen bu kapakta şunlar yazılıdır: "Bu son günlerin başlangıcıdır. Bu kıyamettir."</text:p>
      <text:p text:style-name="P22"/>
      <text:p text:style-name="P22">s.267</text:p>
      <text:p text:style-name="P22">Time, 01 Ağustos 1994</text:p>
      <text:p text:style-name="P22"/>
      <text:p text:style-name="P22">Time, 14 Aralık 1992</text:p>
      <text:p text:style-name="P22"/>
      <text:p text:style-name="P22">s.272</text:p>
      <text:p text:style-name="P22">Hürriyet, 23 Mart 2002</text:p>
      <text:p text:style-name="P22"/>
      <text:p text:style-name="P22">Radikal, 25 Nisan 2003</text:p>
      <text:p text:style-name="P22"/>
      <text:p text:style-name="P22">Sabah, 8 Aralık 2000</text:p>
      <text:p text:style-name="P22"/>
      <text:p text:style-name="P22">Sabah, 22 Aralık 1999 </text:p>
      <text:p text:style-name="P22"/>
      <text:p text:style-name="P22">s.273</text:p>
      <text:p text:style-name="P22">Radikal, 03 Mayıs 2001</text:p>
      <text:p text:style-name="P22"/>
      <text:p text:style-name="P22">Alem, 27 Ağustos 2003</text:p>
      <text:p text:style-name="P22"/>
      <text:p text:style-name="P22">Vakit, 7 Ağustos 2003</text:p>
      <text:p text:style-name="P22"/>
      <text:p text:style-name="P22">Almanya</text:p>
      <text:p text:style-name="P22"/>
      <text:p text:style-name="P22">s.275</text:p>
      <text:p text:style-name="P22">Radikal, 25 Temmuz 2002</text:p>
      <text:p text:style-name="P22"/>
      <text:p text:style-name="P22">Cumhuriyet, 1 Ağustos 2001</text:p>
      <text:p text:style-name="P22"/>
      <text:p text:style-name="P22">Cumhuriyet, 21 Aralık 2001</text:p>
      <text:p text:style-name="P22"/>
      <text:p text:style-name="P22"><text:soft-page-break/>Milli Gazete, 6 Ocak 2003</text:p>
      <text:p text:style-name="P22"/>
      <text:p text:style-name="P22">s.277</text:p>
      <text:p text:style-name="P22">Sabah, 14 Ağustos 2001</text:p>
      <text:p text:style-name="P22"/>
      <text:p text:style-name="P22">Ortadoğu, 10 Ağustos 2001</text:p>
      <text:p text:style-name="P22"/>
      <text:p text:style-name="P22">s.279</text:p>
      <text:p text:style-name="P22">Sabah, 27 Aralık 2002</text:p>
      <text:p text:style-name="P22"/>
      <text:p text:style-name="P22">Vatan, 11 Ekim 2002</text:p>
      <text:p text:style-name="P22"/>
      <text:p text:style-name="P22">Star, 18 Ağustos 2003</text:p>
      <text:p text:style-name="P22"/>
      <text:p text:style-name="P22">Gözcü, 23 Temmuz 2002</text:p>
      <text:p text:style-name="P22"/>
      <text:p text:style-name="P22">s.281</text:p>
      <text:p text:style-name="P22">Fakir-zengin ayrımının günümüzdeki kadar büyük olması, ahir zaman alametlerindendir. Hz. İsa'nın gelişi tüm bu sorunların çözümü olacaktır.</text:p>
      <text:p text:style-name="P22"/>
      <text:p text:style-name="P22">Yeni Şafak, Ağustos 2000</text:p>
      <text:p text:style-name="P22"/>
      <text:p text:style-name="P22">Vatan, 6 Ağustos 2003</text:p>
      <text:p text:style-name="P22"/>
      <text:p text:style-name="P22">Özgür Gündem, 4 Ağustos 2003</text:p>
      <text:p text:style-name="P22"/>
      <text:p text:style-name="P22">Posta, 15 Ocak 2001</text:p>
      <text:p text:style-name="P22"/>
      <text:p text:style-name="P22">Milliyet, 14 Mart 2001</text:p>
      <text:p text:style-name="P22"/>
      <text:p text:style-name="P22">s.283</text:p>
      <text:p text:style-name="P22">Bugün dünyanın en zengin insanları dünyadaki zenginliklerin büyük bir kısmını kontrolleri altında tutarken, milyarlarca insan da fakirlik ve açlık içinde yaşamaktadır.</text:p>
      <text:p text:style-name="P22"/>
      <text:p text:style-name="P22"><text:soft-page-break/>s.285</text:p>
      <text:p text:style-name="P22">Sayım Özel, 221</text:p>
      <text:p text:style-name="P22"/>
      <text:p text:style-name="P22">Yeni Mesaj, 17 Mart 2002</text:p>
      <text:p text:style-name="P22"/>
      <text:p text:style-name="P22">Radikal, 26 Ağustos 2002</text:p>
      <text:p text:style-name="P22"/>
      <text:p text:style-name="P22">Radikal, 19 Ocak 2002</text:p>
      <text:p text:style-name="P22"/>
      <text:p text:style-name="P22">Damga, 1 Eylül 2002</text:p>
      <text:p text:style-name="P22"/>
      <text:p text:style-name="P22">s.287</text:p>
      <text:p text:style-name="P22">1995 yılında gerçekleşen Kobe depreminde şehir yerle bir olmuştu.</text:p>
      <text:p text:style-name="P22"/>
      <text:p text:style-name="P22">s.289</text:p>
      <text:p text:style-name="P22">Resimlerde Kobe ve Meksika depremlerinin yol açtığı yıkım görülüyor</text:p>
      <text:p text:style-name="P22"/>
      <text:p text:style-name="P38">s.290</text:p>
      <text:p text:style-name="P38">1964, Alaska</text:p>
      <text:p text:style-name="P38"/>
      <text:p text:style-name="P22">s.291</text:p>
      <text:p text:style-name="P22">(Üstte) El Nino kasırgası ile çöken bir ev. (Sağda) 1994'de meydana gelen depremle California, Malibu'da çöken evlerden biri. (Altta) 10 Ekim 1999'da Tayvan'ın Wufeng şehrinde meydana gelen depremde çöken bir yol.</text:p>
      <text:p text:style-name="P22"/>
      <text:p text:style-name="P22">s.292</text:p>
      <text:p text:style-name="P22">Milli Gazete, 18 Ekim 2003</text:p>
      <text:p text:style-name="P22"/>
      <text:p text:style-name="P22">Akşam, 29 Araklık 2002</text:p>
      <text:p text:style-name="P22"/>
      <text:p text:style-name="P22">s.293</text:p>
      <text:p text:style-name="P22">Radikal, 28 Ocak 2001</text:p>
      <text:p text:style-name="P38"/>
      <text:p text:style-name="P38">Günümüzde doğal afetler sonucu evlerin yıkılması ve insanlara mezar olması -kitabın birçok bölümünde gördüğümüz gibi- çok sık rastlanan bir durumdur. Hadisteki haberin işaret ettiği bir diğer yön ise, günümüzde <text:soft-page-break/>Filistin'de yaşanan ev yıkımları olabilir. Bilindiği gibi İsrail, Filistinlilere ait evleri sık sık imha etmekte ve bu yıkımlar sırasında pek çok insan da canını kaybetmektedir. Bu insanlara, hadiste bildirildiği gibi "evleri mezar olmakta"dır.</text:p>
      <text:p text:style-name="P38"/>
      <text:p text:style-name="P22">Tercüman, 27 Ekim 2003</text:p>
      <text:p text:style-name="P22"/>
      <text:p text:style-name="P22">s.297</text:p>
      <text:p text:style-name="P22">Takvim, 14 Eylül 2003</text:p>
      <text:p text:style-name="P22"/>
      <text:p text:style-name="P22">Hürriyet, 17 Eylül 2003</text:p>
      <text:p text:style-name="P22"/>
      <text:p text:style-name="P22">Türkiye, 20 Eylül 2003</text:p>
      <text:p text:style-name="P22"/>
      <text:p text:style-name="P22">s.298</text:p>
      <text:p text:style-name="P22">Radikal, 15 Eylül 2003</text:p>
      <text:p text:style-name="P22"/>
      <text:p text:style-name="P22">Önce Vatan, 27 Eylül 2003</text:p>
      <text:p text:style-name="P22"/>
      <text:p text:style-name="P38">s.300</text:p>
      <text:p text:style-name="P22">Habertürk, 11 Ağustos 2009</text:p>
      <text:p text:style-name="P22"/>
      <text:p text:style-name="P38">Tercüman, 6 Haziran 2008</text:p>
      <text:p text:style-name="P38"/>
      <text:p text:style-name="P22">s.301</text:p>
      <text:p text:style-name="P22">Tercüman, 16 Nisan 2009</text:p>
      <text:p text:style-name="P22"/>
      <text:p text:style-name="P22">Türkiye, 24 Ağustos 2007</text:p>
      <text:p text:style-name="P22"/>
      <text:p text:style-name="P22">Yeni Mesaj, 5 Ağustos 2002</text:p>
      <text:p text:style-name="P22"/>
      <text:p text:style-name="P22">Yeniçağ, 24 Ağustos 2007</text:p>
      <text:p text:style-name="P22"/>
      <text:p text:style-name="P22">s.303</text:p>
      <text:p text:style-name="P22">Vatan, 20 Mayıs 2003</text:p>
      <text:p text:style-name="P22"><text:soft-page-break/></text:p>
      <text:p text:style-name="P22">Posta, 20 Eylül 2003</text:p>
      <text:p text:style-name="P22"/>
      <text:p text:style-name="P22">Gözcü, 12 Ağustos 2003</text:p>
      <text:p text:style-name="P22"/>
      <text:p text:style-name="P22">s.304</text:p>
      <text:p text:style-name="P22">KÖNIGSTEIN, Temmuz 2003</text:p>
      <text:p text:style-name="P22"/>
      <text:p text:style-name="P22">KÖNIGSTEIN, Ağustos 2002</text:p>
      <text:p text:style-name="P22"/>
      <text:p text:style-name="P22">DRESDEN, Temmuz 2003</text:p>
      <text:p text:style-name="P22"/>
      <text:p text:style-name="P22">DRESDEN, Ağustos 2002</text:p>
      <text:p text:style-name="P22"/>
      <text:p text:style-name="P22">s.306</text:p>
      <text:p text:style-name="P22">Hürriyet, 7 Nisan 2007</text:p>
      <text:p text:style-name="P22"/>
      <text:p text:style-name="P22">s.307</text:p>
      <text:p text:style-name="P22">Yeni Şafak, 10 Eylül 2009</text:p>
      <text:p text:style-name="P22"/>
      <text:p text:style-name="P22">Zaman, 10 Eylül 2009</text:p>
      <text:p text:style-name="P22"/>
      <text:p text:style-name="P22">Bugün, 10 Eylül 2009</text:p>
      <text:p text:style-name="P22"/>
      <text:p text:style-name="P22">Vatan, 9 Eylül 2009</text:p>
      <text:p text:style-name="P22"/>
      <text:p text:style-name="P22">Bugün, 9 Eylül 2009</text:p>
      <text:p text:style-name="P22"/>
      <text:p text:style-name="P22">s.308</text:p>
      <text:p text:style-name="P47">ÇİFT KUYRUKLU YILDIZIN GÖRÜNMESİNİN 3 YIL ÖNCESİNDE YAŞANAN KURAKLIK</text:p>
      <text:p text:style-name="P22"/>
      <text:p text:style-name="P22">Milliyet, 18.02.2006</text:p>
      <text:p text:style-name="P22"/>
      <text:p text:style-name="P22">Sabah, 23.06.2006</text:p>
      <text:p text:style-name="P22"><text:soft-page-break/></text:p>
      <text:p text:style-name="P22">ŞUBAT 2006</text:p>
      <text:p text:style-name="P22"/>
      <text:p text:style-name="P22">Milliyet, 20.12.2006</text:p>
      <text:p text:style-name="P22"/>
      <text:p text:style-name="P22">Milliyet, 28.07.2007</text:p>
      <text:p text:style-name="P38"/>
      <text:p text:style-name="P38">HAZİRAN 2006</text:p>
      <text:p text:style-name="P38"/>
      <text:p text:style-name="P22">ARALIK 2006</text:p>
      <text:p text:style-name="P22"/>
      <text:p text:style-name="P22">TEMMUZ 2007</text:p>
      <text:p text:style-name="P38"/>
      <text:p text:style-name="P38">HAZİRAN 2006</text:p>
      <text:p text:style-name="P38"/>
      <text:p text:style-name="P22">Evrensel, 27.07.2007</text:p>
      <text:p text:style-name="P22"/>
      <text:p text:style-name="P22">2007</text:p>
      <text:p text:style-name="P38"/>
      <text:p text:style-name="P38">TEMMUZ 2007</text:p>
      <text:p text:style-name="P38"/>
      <text:p text:style-name="P38">Önce Vatan, 27.06.2007</text:p>
      <text:p text:style-name="P38"/>
      <text:p text:style-name="P38">HAZİRAN 2008</text:p>
      <text:p text:style-name="P38"/>
      <text:p text:style-name="P38">HAZİRAN 2008</text:p>
      <text:p text:style-name="P38"/>
      <text:p text:style-name="P22">Yeniçağ, 28.06.2008</text:p>
      <text:p text:style-name="P38"/>
      <text:p text:style-name="P38">s.309</text:p>
      <text:p text:style-name="P47">ÇİFT KUYRUKLU YILDIZIN 24 ŞUBAT 2009 YILINDA GÖRÜNMESİNİN ARDINDAN YAĞIŞLARIN ARTMASI</text:p>
      <text:p text:style-name="P22"/>
      <text:p text:style-name="P38">Habertürk, 31.03.2009</text:p>
      <text:p text:style-name="P38"><text:soft-page-break/></text:p>
      <text:p text:style-name="P22">Habertürk, 05.04.2009</text:p>
      <text:p text:style-name="P38"/>
      <text:p text:style-name="P22">NİSAN 2009</text:p>
      <text:p text:style-name="P22"/>
      <text:p text:style-name="P22">MART 2009</text:p>
      <text:p text:style-name="P38"/>
      <text:p text:style-name="P22">Hürriyet, 28.03.2009</text:p>
      <text:p text:style-name="P38"/>
      <text:p text:style-name="P38">Hürriyet, 08.07.2009</text:p>
      <text:p text:style-name="P38"/>
      <text:p text:style-name="P22">NİSAN 2009</text:p>
      <text:p text:style-name="P22"/>
      <text:p text:style-name="P22">TEMMUZ 2009</text:p>
      <text:p text:style-name="P38"/>
      <text:p text:style-name="P38">Habertürk, 07.03.2009</text:p>
      <text:p text:style-name="P38"/>
      <text:p text:style-name="P38">Sabah, 16.03.2009</text:p>
      <text:p text:style-name="P38"/>
      <text:p text:style-name="P22">Türkiye, 02.05.2009</text:p>
      <text:p text:style-name="P22"/>
      <text:p text:style-name="P22">MART 2009</text:p>
      <text:p text:style-name="P38"/>
      <text:p text:style-name="P38">MAYIS 2009</text:p>
      <text:p text:style-name="P38"/>
      <text:p text:style-name="P22">s.311</text:p>
      <text:p text:style-name="P22">Türkiye, 20 Ocak 2003</text:p>
      <text:p text:style-name="P22"/>
      <text:p text:style-name="P22">s.319</text:p>
      <text:p text:style-name="P22">Güneş, 4 Eylül 2001</text:p>
      <text:p text:style-name="P22"/>
      <text:p text:style-name="P22">Evrensel, 21 Aralık 2001</text:p>
      <text:p text:style-name="P22"/>
      <text:p text:style-name="P22">s.320</text:p>
      <text:p text:style-name="P22"><text:soft-page-break/>Bir de yurtlarından refahtan şımarıp-azıtarak, insanlara gösteriş yaparak çıkanlar ve (halkı) Allah'ın yolundan alıkoyanlar gibi olmayın. Allah, onların yaptıklarını çepeçevre kuşatandır. (Enfal Suresi, 47)</text:p>
      <text:p text:style-name="P22"/>
      <text:p text:style-name="P22">s.327</text:p>
      <text:p text:style-name="P22">İnsanların birbirlerini kötülüğe yöneltmeleri ahir zamanın özelliklerindendir. Günümüzde bu tarz ahlaksızlıklar aile bireyleri içinde yaşanmaktadır.</text:p>
      <text:p text:style-name="P22"/>
      <text:p text:style-name="P22">Vatan, 6 Ağustos 2003</text:p>
      <text:p text:style-name="P22"/>
      <text:p text:style-name="P22">Radikal, 27 Temmuz 2003</text:p>
      <text:p text:style-name="P22"/>
      <text:p text:style-name="P22">Sabah, 9 Mayıs 1999</text:p>
      <text:p text:style-name="P22"/>
      <text:p text:style-name="P22">s.329</text:p>
      <text:p text:style-name="P22">Serasker Kulesi'nden Süleymaniye Camisi ve Türbesi, Franz von Alt</text:p>
      <text:p text:style-name="P22"/>
      <text:p text:style-name="P22">s.331</text:p>
      <text:p text:style-name="P22">Boğaz'da Dolmabahçe Sarayı (1923), Ernst Karl Eugen koerner</text:p>
      <text:p text:style-name="P22"/>
      <text:p text:style-name="P24">s.334</text:p>
      <text:p text:style-name="P22">Şok, 6 Haziran 2002</text:p>
      <text:p text:style-name="P22"/>
      <text:p text:style-name="P24">s.335</text:p>
      <text:p text:style-name="P22">Günaydın, 28 Temmuz 2003</text:p>
      <text:p text:style-name="P22"/>
      <text:p text:style-name="P22">Akşam, 15 Temmuz 2003</text:p>
      <text:p text:style-name="P22"/>
      <text:p text:style-name="P24">s.337</text:p>
      <text:p text:style-name="P22">Jan Both, 1850, Bir İtalyan manzarası, Amsterdam, Rijks Müzesi</text:p>
      <text:p text:style-name="P22"/>
      <text:p text:style-name="P24">s.338</text:p>
      <text:p text:style-name="P22">Cumhuriyet, 15 Temmuz 2002</text:p>
      <text:p text:style-name="P22"/>
      <text:p text:style-name="P22">Sabah, 5 Mayıs 2001</text:p>
      <text:p text:style-name="P22"><text:soft-page-break/></text:p>
      <text:p text:style-name="P24">s.339</text:p>
      <text:p text:style-name="P22">Yeni Şafak, 25 Haziran 2003</text:p>
      <text:p text:style-name="P22"/>
      <text:p text:style-name="P22">Milli Gazete, 3 Temmuz 2002</text:p>
      <text:p text:style-name="P22"/>
      <text:p text:style-name="P24">s.342</text:p>
      <text:p text:style-name="P22">Claude Lorrain, The Rape of Europe, 1667</text:p>
      <text:p text:style-name="P22"/>
      <text:p text:style-name="P24">s.347</text:p>
      <text:p text:style-name="P22">Posta, 29 Nisan 2003</text:p>
      <text:p text:style-name="P22"/>
      <text:p text:style-name="P22">Türkiye, 20 Aralık, 2002</text:p>
      <text:p text:style-name="P22"/>
      <text:p text:style-name="P22">Vatan, 23 Haziran 2003</text:p>
      <text:p text:style-name="P22"/>
      <text:p text:style-name="P22">Akşam, 28 Mart 2002</text:p>
      <text:p text:style-name="P22"/>
      <text:p text:style-name="P24">s.348</text:p>
      <text:p text:style-name="P22">Sabah, 16 Ağustos 2003</text:p>
      <text:p text:style-name="P22"/>
      <text:p text:style-name="P24">s.349</text:p>
      <text:p text:style-name="P22">Zaman, 30 Mart 2002</text:p>
      <text:p text:style-name="P22"/>
      <text:p text:style-name="P22">Yarın, 17 Haziran 2003</text:p>
      <text:p text:style-name="P22"/>
      <text:p text:style-name="P22">Akit, 16 Şubat 2001</text:p>
      <text:p text:style-name="P22"/>
      <text:p text:style-name="P22">Akit, 21 Eylül 1997</text:p>
      <text:p text:style-name="P22"/>
      <text:p text:style-name="P22">Tercüman, 7 Ağustos 2003</text:p>
      <text:p text:style-name="P22"/>
      <text:p text:style-name="P22">Günebakış, 1 Temmuz 2003</text:p>
      <text:p text:style-name="P22"/>
      <text:p text:style-name="P24"><text:soft-page-break/>s.351</text:p>
      <text:p text:style-name="P22">Jules Hardouin-Mansart, Versay Sarayı, 1679-1686</text:p>
      <text:p text:style-name="P22"/>
      <text:p text:style-name="P24">s.353</text:p>
      <text:p text:style-name="P22">Evrensel, 13 Haziran 2003</text:p>
      <text:p text:style-name="P22"/>
      <text:p text:style-name="P22">Ortadoğu, 20 Haziran 2002</text:p>
      <text:p text:style-name="P22"/>
      <text:p text:style-name="P22">Milliyet, 29 Ağustos 2002</text:p>
      <text:p text:style-name="P22"/>
      <text:p text:style-name="P22">s.357</text:p>
      <text:p text:style-name="P22">Cumhuriyet, 25 Haziran 2003</text:p>
      <text:p text:style-name="P22"/>
      <text:p text:style-name="P22">Cumhuriyet, 17 Nisan 2003</text:p>
      <text:p text:style-name="P22"/>
      <text:p text:style-name="P22">Vakit, 8 Temmuz 2002</text:p>
      <text:p text:style-name="P22"/>
      <text:p text:style-name="P22">s.361</text:p>
      <text:p text:style-name="P22">Evrensel, 6 Eylül 2001</text:p>
      <text:p text:style-name="P22"/>
      <text:p text:style-name="P22">Cumhuriyet, 11 Kasım 2001 </text:p>
      <text:p text:style-name="P22"/>
      <text:p text:style-name="P22">Milliyet, 13 Mayıs 2001</text:p>
      <text:p text:style-name="P22"/>
      <text:p text:style-name="P22">Sabah, 13 Ocak 2002</text:p>
      <text:p text:style-name="P22"/>
      <text:p text:style-name="P22">Akşam, 18 Eylül 1999</text:p>
      <text:p text:style-name="P22"/>
      <text:p text:style-name="P22">Vatan, 01 Eylül 2002</text:p>
      <text:p text:style-name="P22"/>
      <text:p text:style-name="P24">s.362</text:p>
      <text:p text:style-name="P22">Sabah, 30 Haziran 2003</text:p>
      <text:p text:style-name="P22"/>
      <text:p text:style-name="P22">Güneş, 15 Ocak 2002</text:p>
      <text:p text:style-name="P22"><text:soft-page-break/></text:p>
      <text:p text:style-name="P22">Sabah, 30 Haziran 2003</text:p>
      <text:p text:style-name="P22"/>
      <text:p text:style-name="P22">Şok, 30 Temmuz 2003</text:p>
      <text:p text:style-name="P22"/>
      <text:p text:style-name="P24">s.365</text:p>
      <text:p text:style-name="P22">Ortadoğu, 17 Ekim 2002</text:p>
      <text:p text:style-name="P22"/>
      <text:p text:style-name="P22">Şok, 22 Ekim 2002</text:p>
      <text:p text:style-name="P22"/>
      <text:p text:style-name="P22">Habertürk, 19 Nisan 2003</text:p>
      <text:p text:style-name="P22"/>
      <text:p text:style-name="P22">Güneş, 29 Nisan 2003</text:p>
      <text:p text:style-name="P22"/>
      <text:p text:style-name="P22">Tercüman, 12 Nisan 2003</text:p>
      <text:p text:style-name="P22"/>
      <text:p text:style-name="P22">Güneş, 27 Kasım 2002</text:p>
      <text:p text:style-name="P22"/>
      <text:p text:style-name="P24">s.367</text:p>
      <text:p text:style-name="P24">Yeni Şafak, 27.04.2009</text:p>
      <text:p text:style-name="P24"/>
      <text:p text:style-name="P24">Milli Gazete, 04.05.2009</text:p>
      <text:p text:style-name="P24"/>
      <text:p text:style-name="P24">Star, 21.02.2005</text:p>
      <text:p text:style-name="P24"/>
      <text:p text:style-name="P24">Sabah 27.01.2004</text:p>
      <text:p text:style-name="P24"/>
      <text:p text:style-name="P24">Vatan 24.02.2005</text:p>
      <text:p text:style-name="P24"/>
      <text:p text:style-name="P24">s.368</text:p>
      <text:p text:style-name="P38">Hürriyet, 7 Ağustos 2003</text:p>
      <text:p text:style-name="P38"/>
      <text:p text:style-name="P24">s.370</text:p>
      <text:p text:style-name="P22"><text:soft-page-break/>Şiddet olayları ahir zamanın alametlerindendir. Özellikle gençler arasında yaygınlaşan bu olaylar, ahlaki çöküntü ve din ahlakından uzak yaşamanın sonuçlarıdır. <text:span text:style-name="T32">Time</text:span> dergisinin 3 Mayıs 1999 tarihli sayısında ABD'de 2 liseli gencin gerçekleştirdiği bir katliam konu edilmiştir. Yarı otomatik silahlar ve bombalarla okudukları liseye sebepsiz yere saldıran bu 2 genç, 13 kişinin ölümüne yol açmışlardır. </text:p>
      <text:p text:style-name="P22"/>
      <text:p text:style-name="P22">Time, 3 Mayıs 1999</text:p>
      <text:p text:style-name="P22"/>
      <text:p text:style-name="P22">Hürriyet, 28 Mayıs 2003</text:p>
      <text:p text:style-name="P22"/>
      <text:p text:style-name="P22">Akşam, 18 Şubat 2002</text:p>
      <text:p text:style-name="P22"/>
      <text:p text:style-name="P24">s.371</text:p>
      <text:p text:style-name="P22">Cumhuriyet, 27 Ocak 2002</text:p>
      <text:p text:style-name="P22"/>
      <text:p text:style-name="P22">Dünya Sağlık Örgütü (WHO)'nun raporuna göre intihar vakaları giderek artmakta, dünya genelinde her 40 saniyede bir kişi intihar etmektedir. Oysa Allah, "Ve kendi nefislerinizi öldürmeyin" (Nisa Suresi, 29) ayetiyle intiharı açıkça haram kılmıştır. Bir insanın, her ne sebeple olursa olsun, kendisini öldürmesi İslam'a göre yasaktır. </text:p>
      <text:p text:style-name="P22"/>
      <text:p text:style-name="P22">Posta, 30 Ağustos 2002</text:p>
      <text:p text:style-name="P22"/>
      <text:p text:style-name="P22">Yeni Asya, 12 Eylul 2003</text:p>
      <text:p text:style-name="P22"/>
      <text:p text:style-name="P22">Sabah, 14 Mart 2002</text:p>
      <text:p text:style-name="P22"/>
      <text:p text:style-name="P22">Gündem, 16 Aralık 2002</text:p>
      <text:p text:style-name="P22"/>
      <text:p text:style-name="P24">s.373</text:p>
      <text:p text:style-name="P22">Akşam, 23 Ağustos 2001</text:p>
      <text:p text:style-name="P22"/>
      <text:p text:style-name="P22">s.375</text:p>
      <text:p text:style-name="P22">İlkokul ve Lise Eğitimi</text:p>
      <text:p text:style-name="P22"/>
      <text:p text:style-name="P22">1990 - 1996 yılları arası Değişim Yüzdesi</text:p>
      <text:p text:style-name="P22"/>
      <text:p text:style-name="P22">Lise Sonrası Eğitim</text:p>
      <text:p text:style-name="P22"><text:soft-page-break/></text:p>
      <text:p text:style-name="P22">ORTA VE GÜNEY AMERİKA</text:p>
      <text:p text:style-name="P22"/>
      <text:p text:style-name="P22">DÜNYA</text:p>
      <text:p text:style-name="P22"/>
      <text:p text:style-name="P22">AFRİKA</text:p>
      <text:p text:style-name="P22"/>
      <text:p text:style-name="P22">ASYA</text:p>
      <text:p text:style-name="P22"/>
      <text:p text:style-name="P22">AVRUPA</text:p>
      <text:p text:style-name="P22"/>
      <text:p text:style-name="P22">KUZEY AMERİKA</text:p>
      <text:p text:style-name="P22"/>
      <text:p text:style-name="P24">s.389</text:p>
      <text:p text:style-name="P22">Resimlerde Birleşik Arap Emirlikleri'nde çöllerin yeşertilmesi ve ürün elde edilmesi ile ilgili yapılan çalışmalar görülmektedir.</text:p>
      <text:p text:style-name="P22"/>
      <text:p text:style-name="P24">s.391</text:p>
      <text:p text:style-name="P22">Milliyet, 21 Temmuz 2003</text:p>
      <text:p text:style-name="P22"/>
      <text:p text:style-name="P22">Hürriyet, 15 Nisan 2003</text:p>
      <text:p text:style-name="P22"/>
      <text:p text:style-name="P22">Vatan, 21 Temmuz 2003</text:p>
      <text:p text:style-name="P22"/>
      <text:p text:style-name="P22">Radikal, 13 Mayıs 2000</text:p>
      <text:p text:style-name="P22"/>
      <text:p text:style-name="P22">Takvim, 4 Ağustos 2003</text:p>
      <text:p text:style-name="P22"/>
      <text:p text:style-name="P22">s.395</text:p>
      <text:p text:style-name="P22">Time, 03 Mayıs 1993</text:p>
      <text:p text:style-name="P22"/>
      <text:p text:style-name="P22">Hz.İsa'nın dönüşünden önce sahte peygamberlerin çıkacağı hadislerde bildirilmiştir. Son 30-40 yıl içinde bu konuda pek çok örnek görülmüştür. 1993 yılında 80 taraftarını ölüme sürükleyen David Koresh (yukarıdaki 2 resim), 70'lerin sonunda en fazla sayıda insanın toplu olarak intihar ettiği sapkın tarikat olarak <text:soft-page-break/>tarihe geçen The People's Temple tarikatını kuran Jim Jones bu örneklerden başlıcalarıdır. (Aşağıda solda) 900 taraftarı ile birlikte kendini zehirleyen Jim Jones. Jones'un çocukların da dahil olduğu taraftarları...</text:p>
      <text:p text:style-name="P22"/>
      <text:p text:style-name="P22">Takvim, 06 Nisan 2002</text:p>
      <text:p text:style-name="P22"/>
      <text:p text:style-name="P22">s.399</text:p>
      <text:p text:style-name="P22">Hani Melekler, dediler ki: "Meryem, doğrusu Allah kendinden bir kelimeyi sana müjdelemektedir. Onun adı Meryem oğlu İsa Mesih'tir. O, dünyada ve ahirette 'seçkin, onurlu, saygındır' ve (Allah'a) yakın kılınanlardandır.." (Al-i İmran Suresi, 45)</text:p>
      <text:p text:style-name="P22"/>
      <text:p text:style-name="P22">s.401</text:p>
      <text:p text:style-name="P22">Gerek İslami kaynaklarda, gerekse İncil'de Mesih'in gelişinden önce sahte Mesihlerin, peygamberlik iddiasında bulunanların çıkacağı bildirilmiştir. Resim ve küpürlerde böyle iddialarla ortaya çıkan kişilerle ilgili haberler görülmektedir. Bilinmelidir ki, bunların dikkate alınacak yönü yoktur. Hz. İsa (as) yeryüzüne yeniden geldiğinde, onun Hz. İsa (as) olduğundan şüphe edilebilecek bir durum oluşmayacaktır. Hiç kimse "bu kişi Hz. İsa (as) olamaz" diyecek bir sebep bulamayacaktır. Çünkü Hz. İsa (as) Allah Katına yükseldiği haliyle, o zamanki kıyafetiyle gelecek, hiçbir insanın asla taklit edemeyeceği üstün özelliklere sahip olacaktır.</text:p>
      <text:p text:style-name="P22"/>
      <text:p text:style-name="P22">Tempo Dergisi, 1993</text:p>
      <text:p text:style-name="P22"/>
      <text:p text:style-name="P22">Newsweek, Nisan 1997</text:p>
      <text:p text:style-name="P22"/>
      <text:p text:style-name="P24">s.404</text:p>
      <text:p text:style-name="P38">Sabah, 27 Temmuz 2001</text:p>
      <text:p text:style-name="P38"/>
      <text:p text:style-name="P22">Güneş, 03 Kasım 2002</text:p>
      <text:p text:style-name="P22"/>
      <text:p text:style-name="P22">s.405</text:p>
      <text:p text:style-name="P22">Radikal, 28 Ocak 2001</text:p>
      <text:p text:style-name="P22"/>
      <text:p text:style-name="P22">Tercüman, 24 Mayıs 2003</text:p>
      <text:p text:style-name="P22"/>
      <text:p text:style-name="P22">Newsweek, 02 Temmuz 1990</text:p>
      <text:p text:style-name="P22"/>
      <text:p text:style-name="P22">Ortadoğu, 07 Ocak 2000</text:p>
      <text:p text:style-name="P22"/>
      <text:p text:style-name="P22"><text:soft-page-break/>Sabah, 17 Ekim 1999</text:p>
      <text:p text:style-name="P22"/>
      <text:p text:style-name="P22">Sabah, 22 Kasım 2002</text:p>
      <text:p text:style-name="P22"/>
      <text:p text:style-name="P22">Sabah, 21 Eylül 1999</text:p>
      <text:p text:style-name="P22"/>
      <text:p text:style-name="P24">s.406</text:p>
      <text:p text:style-name="P38">Zaman, 11 Haziran 2002</text:p>
      <text:p text:style-name="P38"/>
      <text:p text:style-name="P22">s.407</text:p>
      <text:p text:style-name="P22">Akit, 12 Nisan 2001</text:p>
      <text:p text:style-name="P22"/>
      <text:p text:style-name="P22">Posta, 03 Eylül 2001</text:p>
      <text:p text:style-name="P22"/>
      <text:p text:style-name="P22">Yenibinyıl, 23 Haziran 2000</text:p>
      <text:p text:style-name="P22"/>
      <text:p text:style-name="P22">Star, 11 Eylül 2001</text:p>
      <text:p text:style-name="P22"/>
      <text:p text:style-name="P22">Evrensel, 14 Temmuz 2001</text:p>
      <text:p text:style-name="P22"/>
      <text:p text:style-name="P24">s.408</text:p>
      <text:p text:style-name="P22">Birinci Dünya Savaşı ardında 8 milyon ölü, yüzlerce harabeye dönmüş şehir ve milyonlarca yaralı, sakat, evsiz ve işsiz insan bıraktı. Bundan 21 yıl sonra başlayan İkinci Dünya Savaşı ise ardında yaklaşık 50 milyon ölü ve harap olmuş şehirler bıraktı. Dünya tarihindeki en büyük yıkımlara sahne olan bu savaşların ardından, dünyanın çeşitli bölgelerinde karışıklıklar, iç savaşlar, ayaklanmalar hiç eksik olmadı. Kuşkusuz tüm bunlar ahir zamanda yaşadığımızın bir habercisi ve aynı zamanda da Hz. İsa (as)'ın gelişinin yakın olduğunun müjdecisidir. Hz. İsa (as)'ın yeryüzüne ikinci kez gelişi ile tüm bu savaşlar son bulacak, dünya barış ve huzur yurdu haline gelecektir.</text:p>
      <text:p text:style-name="P38"/>
      <text:p text:style-name="P24">s.410</text:p>
      <text:p text:style-name="P22">Akşam, 14 Ocak 2002</text:p>
      <text:p text:style-name="P22"/>
      <text:p text:style-name="P38">s.411</text:p>
      <text:p text:style-name="P22">Hürriyet, 3 Mayıs 1994</text:p>
      <text:p text:style-name="P38"/>
      <text:p text:style-name="P38">Tempo, 06 Mayıs 1989</text:p>
      <text:p text:style-name="P38"><text:soft-page-break/></text:p>
      <text:p text:style-name="P24">s.412</text:p>
      <text:p text:style-name="P38">Takvim, 21 Aralık 1999</text:p>
      <text:p text:style-name="P38"/>
      <text:p text:style-name="P38">Günboyu, 27 Kasım 2002</text:p>
      <text:p text:style-name="P38"/>
      <text:p text:style-name="P22">Ortadoğu, 25 Ekim 2003</text:p>
      <text:p text:style-name="P22"/>
      <text:p text:style-name="P22">Vatan, 20 Eylül 2003</text:p>
      <text:p text:style-name="P22"/>
      <text:p text:style-name="P22">Radikal, 26 Ekim 2003</text:p>
      <text:p text:style-name="P22"/>
      <text:p text:style-name="P22">Tercüman, 28 Eylül 2003</text:p>
      <text:p text:style-name="P22"/>
      <text:p text:style-name="P22">s.413</text:p>
      <text:p text:style-name="P22">Tempo, 03 Nisan 2003</text:p>
      <text:p text:style-name="P22"/>
      <text:p text:style-name="P22">Sabah, 14 Eylül 2003</text:p>
      <text:p text:style-name="P22"/>
      <text:p text:style-name="P22">Radikal, 28 Ekim 2003</text:p>
      <text:p text:style-name="P22"/>
      <text:p text:style-name="P22">Radikal, 21 Şubat 2001</text:p>
      <text:p text:style-name="P22"/>
      <text:p text:style-name="P22">Hürriyet, 6 Eylül 2003</text:p>
      <text:p text:style-name="P22"/>
      <text:p text:style-name="P24">s.414</text:p>
      <text:p text:style-name="P22">Akit 21 Haziran 2001</text:p>
      <text:p text:style-name="P22"/>
      <text:p text:style-name="P22">Hürriyet, 26 Haziran 2001</text:p>
      <text:p text:style-name="P38"/>
      <text:p text:style-name="P38">Hürriyet, 17 Mart 2003</text:p>
      <text:p text:style-name="P38"/>
      <text:p text:style-name="P22">Güneş, 21 Nisan 2003</text:p>
      <text:p text:style-name="P22"/>
      <text:p text:style-name="P22"><text:soft-page-break/>Akşam, 01 Nisan 2003</text:p>
      <text:p text:style-name="P22"/>
      <text:p text:style-name="P24">s.415</text:p>
      <text:p text:style-name="P22">Akşam, 03 Ağustos 2002</text:p>
      <text:p text:style-name="P22"/>
      <text:p text:style-name="P22">Takvim, 04 Nisan 2002</text:p>
      <text:p text:style-name="P38"/>
      <text:p text:style-name="P38">Akşam, 12 Kasım 2002</text:p>
      <text:p text:style-name="P38"/>
      <text:p text:style-name="P22">Akşam, 07 Ekim 2002</text:p>
      <text:p text:style-name="P22"/>
      <text:p text:style-name="P22">Yarın, 23 Haziran 2003</text:p>
      <text:p text:style-name="P22"/>
      <text:p text:style-name="P24">s.416</text:p>
      <text:p text:style-name="P22">Milliyet, 22 Şubat 2000</text:p>
      <text:p text:style-name="P38"/>
      <text:p text:style-name="P22">Türkiye, 15 Ağustos 2003</text:p>
      <text:p text:style-name="P38"/>
      <text:p text:style-name="P38">23 Mayıs 1994</text:p>
      <text:p text:style-name="P38"/>
      <text:p text:style-name="P22">Milliyet, 14 Eylül 2003</text:p>
      <text:p text:style-name="P22"/>
      <text:p text:style-name="P22">Tercüman, 14 Eylül 2003</text:p>
      <text:p text:style-name="P22"/>
      <text:p text:style-name="P22">Gözcü, 22 Aralık 1999</text:p>
      <text:p text:style-name="P22"/>
      <text:p text:style-name="P22">Takvim, 18 Eylül 2001</text:p>
      <text:p text:style-name="P22"/>
      <text:p text:style-name="P22">s.417</text:p>
      <text:p text:style-name="P22">Time, 23 Mayıs 1999</text:p>
      <text:p text:style-name="P22"/>
      <text:p text:style-name="P22">Güneş, 03 Eylül 2003</text:p>
      <text:p text:style-name="P22"/>
      <text:p text:style-name="P24">s.418</text:p>
      <text:p text:style-name="P22"><text:soft-page-break/>Gözcü, 02 Ocak 2002</text:p>
      <text:p text:style-name="P22"/>
      <text:p text:style-name="P22">Milliyet, 29 Ağustos.2002</text:p>
      <text:p text:style-name="P22"/>
      <text:p text:style-name="P22">Milli Gazete, 20 Ocak 2002</text:p>
      <text:p text:style-name="P38"/>
      <text:p text:style-name="P24">s.419</text:p>
      <text:p text:style-name="P22">The Massacre of the Innocents (Masumların Katliamı), Armadio degli Argenti</text:p>
      <text:p text:style-name="P22"/>
      <text:p text:style-name="P24">s.421</text:p>
      <text:p text:style-name="P22">Zeytin Dağı'ndan Kudüs</text:p>
      <text:p text:style-name="P22"><text:span text:style-name="T25">Jerusalem from the Mount of Olives 1859,</text:span> The Fine Art Society, Londra</text:p>
      <text:p text:style-name="P38"/>
      <text:p text:style-name="P24">s.423</text:p>
      <text:p text:style-name="P38">Posta, 23 Ağustos 1999</text:p>
      <text:p text:style-name="P38"/>
      <text:p text:style-name="P22">Newsweek, 18 Mayıs 1998</text:p>
      <text:p text:style-name="P22"/>
      <text:p text:style-name="P22">İtalya'da 'Pompei 2000'</text:p>
      <text:p text:style-name="P38"/>
      <text:p text:style-name="P22">Ortadoğu, 18 Eylül 2002</text:p>
      <text:p text:style-name="P38"/>
      <text:p text:style-name="P22">Takvim, 12 Temmuz 2002</text:p>
      <text:p text:style-name="P22"/>
      <text:p text:style-name="P22">Vakit, 19 Ağustos 2003</text:p>
      <text:p text:style-name="P22"/>
      <text:p text:style-name="P22">Milli Gazete, 21 Ağustos 2000</text:p>
      <text:p text:style-name="P22"/>
      <text:p text:style-name="P22">Akşam, 30 Haziran 2003</text:p>
      <text:p text:style-name="P22"/>
      <text:p text:style-name="P22">Akşam, 10 Mayıs 2003</text:p>
      <text:p text:style-name="P22"/>
      <text:p text:style-name="P22">Gözcü, 30 Aralık 1999</text:p>
      <text:p text:style-name="P22"/>
      <text:p text:style-name="P22"><text:soft-page-break/>s.425</text:p>
      <text:p text:style-name="P22">İşte böyle; Biz, her peygambere suçlu-günahkarlardan bir düşman kıldık. Yol gösterici ve yardımcı olarak Rabbin yeter. (Furkan Suresi, 31)</text:p>
      <text:p text:style-name="P22"/>
      <text:p text:style-name="P24">s.428</text:p>
      <text:p text:style-name="P22">Kendisi için bir uyarıcı olmaksızın, Biz hiçbir ülkeyi yıkıma uğratmış değiliz. (Onlara) Hatırlatma (yapılmıştır); Biz zulmedici değiliz. (Şuara Suresi, 208-209)</text:p>
      <text:p text:style-name="P22"/>
      <text:p text:style-name="P24">s.432</text:p>
      <text:p text:style-name="P24">Deyin ki: "Biz Allah'a; bize indirilene, İbrahim, İsmail, İshak, Yakub ve torunlarına indirilene, Musa ve İsa'ya verilen ile peygamberlere Rabbinden verilene iman ettik. Onlardan hiçbirini diğerinden ayırt etmeyiz ve biz O'na teslim olmuşlarız." (Bakara Suresi, 136)</text:p>
      <text:p text:style-name="P24"/>
      <text:p text:style-name="P24">s.433</text:p>
      <text:p text:style-name="P24">Şayet onlar da, sizin inandığınız gibi inanırlarsa, kuşkusuz doğru yolu bulmuş olurlar; yok eğer yüz çevirirlerse, onlar elbette bir (çelişki ve) aykırılık içindedirler. Sana onlara karşı Allah yeter. O, işitendir, bilendir. (Bakara Suresi, 137)</text:p>
      <text:p text:style-name="P24"/>
      <text:p text:style-name="P24">s.434</text:p>
      <text:p text:style-name="P22">İsa, açık belgelerle gelince, dedi ki: "Ben size bir hikmetle geldim ve hakkında ihtilafa düştüklerinizin bir kısmını size açıklamak için de. Öyleyse Allah'tan sakının ve bana itaat edin." "Şüphesiz Allah, O, benim de Rabbim, sizin de Rabbinizdir; şu halde O'na kulluk edin. Dosdoğru yol budur." (Zuhruf Suresi, 63-64)</text:p>
      <text:p text:style-name="P22"/>
      <text:p text:style-name="P24">s.437</text:p>
      <text:p text:style-name="P24">Ve onları, Kendi emrimizle hidayete yönelten önderler kıldık ve onlara hayrı kapsayan-fiilleri, namaz kılmayı ve zekat vermeyi vahyettik. Onlar Bize ibadet edenlerdi. (Enbiya Suresi, 73)</text:p>
      <text:p text:style-name="P24"/>
      <text:p text:style-name="P24">s.438</text:p>
      <text:p text:style-name="P24">O, gaybı bilendir. Kendi gaybını (görülmez bilgi hazinesini) kimseye açık tutmaz (ona muttali kılmaz.) Ancak elçileri (peygamberleri) içinde razı olduğu (seçtikleri kimseler) başka. Çünkü O, bunun önüne ve arkasına izleyici (gözetleyici)ler dizer. (Cin Suresi, 26-27)</text:p>
      <text:p text:style-name="P24"/>
      <text:p text:style-name="P24">s.442</text:p>
      <text:p text:style-name="P22">Öyle ki size, kendinizden, size ayetlerimizi okuyacak, sizi arındıracak, size Kitap ve hikmeti öğretecek ve bilmediklerinizi bildirecek bir elçi gönderdik. (Bakara Suresi, 151)</text:p>
      <text:p text:style-name="P22"/>
      <text:p text:style-name="P22">s.455</text:p>
      <text:p text:style-name="P22"><text:soft-page-break/>Biz elçileri müjde vericiler ve uyarıp-korkutucular olmaktan başka (bir nedenle) göndermiyoruz. Şu halde kim iman ederse ve (davranışlarını) düzeltirse, artık onlar için korku yoktur, onlar mahzun da olmayacaklardır. (Enam Suresi, 48)</text:p>
      <text:p text:style-name="P22"/>
      <text:p text:style-name="P22">s.456</text:p>
      <text:p text:style-name="P22">Kitap ehlinden ve müşriklerden inkar edenler, kendilerine apaçık bir delil gelinceye kadar, (bulundukları durumdan) kopup-ayrılacak değillerdi. (O delil <text:s/>de) Allah'tan gönderilmiş-bir elçi (ki,) tertemiz sahifeleri okumaktadır (Beyyine Suresi, 1-2)</text:p>
      <text:p text:style-name="P22"/>
      <text:p text:style-name="P22">s.466</text:p>
      <text:p text:style-name="P22">Siz, insanlar için çıkarılmış hayırlı bir ümmetsiniz; maruf (iyi ve İslam'a uygun) olanı emreder, münker olandan sakındırır ve Allah'a iman edersiniz...(Al-i İmran Suresi, 110)</text:p>
      <text:p text:style-name="P22"/>
      <text:p text:style-name="P22">s.473</text:p>
      <text:p text:style-name="P22">Ey Ademoğulları, içinizden size ayetlerimi haber veren elçiler geldiğinde kim sakınırsa ve (davranışlarını) düzeltirse işte onlar için korku yoktur onlar mahzun olmayacaklardır. (Araf Suresi, 35)</text:p>
      <text:p text:style-name="P22"/>
      <text:p text:style-name="P24">s.508</text:p>
      <text:p text:style-name="P22">Charles Darwin</text:p>
      <text:p text:style-name="P22"/>
      <text:p text:style-name="P22">s.511</text:p>
      <text:p text:style-name="P22">Louis Pasteur, evrim teorisinin dayanağı olan "cansız madde canlılık oluşturabilir" iddiasını yaptığı deneylerle geçersiz kıldı.</text:p>
      <text:p text:style-name="P22"/>
      <text:p text:style-name="P24">s.513</text:p>
      <text:p text:style-name="P22">Evrim teorisini geçersiz kılan gerçeklerden bir tanesi, canlılığın inanılmaz derecedeki kompleks yapısıdır. Canlı hücrelerinin çekirdeğinde yer alan DNA molekülü, bunun bir örneğidir. DNA, dört ayrı molekülün farklı diziliminden oluşan bir tür bilgi bankasıdır. Bu bilgi bankasında canlıyla ilgili bütün fiziksel özelliklerin şifreleri yer alır. İnsan DNA'sı kağıda döküldüğünde, ortaya yaklaşık 900 ciltlik bir ansiklopedi çıkacağı hesaplanmaktadır. Elbette böylesine olağanüstü bir bilgi, tesadüf kavramını kesin biçimde geçersiz kılmaktadır.</text:p>
      <text:p text:style-name="P38"/>
      <text:p text:style-name="P22">s.515</text:p>
      <text:p text:style-name="P22">Doğal seleksiyona göre, güçlü olan ve yaşadığı çevreye uyum sağlayabilen canlılar hayatta kalır, diğerleri ise yok olurlar. Evrimciler ise doğal seleksiyonun canlıları evrimleştirdiğini, yeni türler meydana getirdiğini öne sürerler. Oysa doğal seleksiyonun böyle bir sonucu yoktur ve bu iddiayı doğrulayan tek bir delil dahi bulunmamaktadır.</text:p>
      <text:p text:style-name="P22"/>
      <text:p text:style-name="P24"><text:soft-page-break/>s.516</text:p>
      <text:p text:style-name="P22">Lamarck zürafaların ceylan benzeri hayvanlardan türediklerine inanıyordu. Ona göre otlara uzanmaya çalışan bu canlıların zaman içinde boyunları uzamış ve zürafalara dönüşüvermişlerdi. Mendel'in 1865 yılında keşfettiği kalıtım kanunları, yaşam sırasında kazanılan özelliklerin sonraki nesillere aktarılmasının mümkün olmadığını ispatlamıştır. Böylece Lamarck'ın zürafa masalı da tarihe karışmıştır.</text:p>
      <text:p text:style-name="P22"/>
      <text:p text:style-name="P24">s.517</text:p>
      <text:p text:style-name="P22">Evrimciler yüzyılın başından beri sinekleri mutasyona uğratarak, faydalı mutasyon örneği oluşturmaya çalıştılar. Ancak onyıllarca süren bu çabaların sonucunda elde edilen tek sonuç, sakat, hastalıklı ve kusurlu sinekler oldu. Solda, normal bir meyve sineğinin kafası ve sağda ise mutasyona uğramış diğer bir meyve sineği.</text:p>
      <text:p text:style-name="P22"/>
      <text:p text:style-name="P22">s.522</text:p>
      <text:p text:style-name="P22">SAHTE</text:p>
      <text:p text:style-name="P22"/>
      <text:p text:style-name="P22">Evrim yanlısı gazete ve dergilerde çıkan haberlerde yandakine benzer hayali "ilkel" insanların resimleri sıklıkla kullanılır. Bu hayali resimlere dayanarak oluşturulan haberlerdeki tek kaynak, yazan kişilerin hayal gücüdür. Ancak evrim bilim karşısında o kadar çok yenilgi almıştır ki artık bilimsel dergilerde evrimle ilgili haberlere daha az rastlanır olmuştur.</text:p>
      <text:p text:style-name="P22"/>
      <text:p text:style-name="P24">s.527</text:p>
      <text:p text:style-name="P22">Bir cisimden gelen uyarılar elektrik sinyaline dönüşerek beyinde bir etki oluştururlar. Görüyorum derken, aslında zihnimizdeki elektrik sinyallerinin etkisini seyrederiz.</text:p>
      <text:p text:style-name="P22"/>
      <text:p text:style-name="P24">s.528</text:p>
      <text:p text:style-name="P22">Gözü ve kulağı, kamera ve ses kayıt cihazları ile kıyasladığımızda bu organlarımızın söz konusu teknoloji ürünlerinden çok daha kompleks, çok daha başarılı, çok <text:s/>daha kusursuz tasarımlara sahip olduklarını görürüz.</text:p>
      <text:p text:style-name="P22"/>
      <text:p text:style-name="P24">s.534</text:p>
      <text:p text:style-name="P22">Geçmiş zamanlarda timsaha tapan insanların inanışları ne derece garip ve akıl almazsa günümüzde Darwinistlerin inanışları da aynı derecede akıl almazdır. Darwinistler tesadüfleri ve cansız şuursuz atomları cahilce adeta yaratıcı güç olarak kabul ederler hatta bu batıl inanca bir dine bağlanır gibi bağlanırlar.</text:p>
      <text:p text:style-name="P22"/>
      <text:p text:style-name="P22"/>
      <text:h text:style-name="P5" text:outline-level="1">ARKA KAPAK</text:h>
      <text:p text:style-name="P22"/>
      <text:p text:style-name="P22"/>
      <text:p text:style-name="P24">Hazreti İsa (as)’ın kıyametten önceki dönemde yeniden dünyaya geleceği, Kuran’da ve hadislerde bildirilmektedir. Hem Hıristiyan hem de Müslüman dünyası tarafından inanılan ve beklenen bu büyük mucize ile, dünyadaki tüm zulüm ve haksızlıklar son bulacak, yeryüzü barış, bereket ve adalet ile dolacaktır. </text:p>
      <text:p text:style-name="P24">Bu kitapta, Hz. İsa (as)'ın yeryüzüne yeniden gelişi konusunda İslami kaynaklarda yer alan alametler ve bunların günümüzde nasıl birer birer gerçekleştikleri incelenmiştir. Kitap boyunca konu edilen bu alametlere tanıklık edenler, Allah'ın izniyle, Hz. İsa (as)’ın gelişinin yakınlaştığını umut edebilirler. </text:p>
      <text:p text:style-name="P24">Hz. İsa (as)'ın dönüşü ile ilgili alametlerin neler olduğu, hadis-i şeriflerde detaylı olarak bildirilmiştir. Ayrıca İncil'de yer alan Hz. İsa (as)'ın gelişinin alametleri de hadislerde bildirilen haberlere benzerlik göstermektedir.</text:p>
      <text:p text:style-name="P24">Kitap boyunca görüleceği gibi birçok alametin, ard arda ve hep aynı dönem içerisinde gerçekleşiyor olması, hiç şüphesiz Hz. İsa (as)’ın gelişinin iyice yakınlaşmış olduğunun önemli bir göstergesidir. </text:p>
      <text:p text:style-name="P24">Unutmamak gerekir ki, bu kitapta incelediğimiz her bir alamet, bize, çok kutlu bir dönemde yaşadığımızın hatırlatıcısıdır. Asırlardır beklenen bu tarihi müjde -Allah'ın izniyle- gerçekleşmek üzeredir. Ve bu durum, samimi olarak iman eden tüm insanlar için büyük bir şevk ve heyecan kaynağıdır. Rabbimiz'in dilemesiyle, Hz. İsa (as)'ın gelişi, gerçek din ahlakının tüm dünyaya yayılmasına, samimi olarak iman edenlerin güvenliğe kavuşmasına vesile olacaktır. Tüm iman edenler gibi bizim de temennimiz, Rabbimiz'in bizi Hz. İsa (as) ile karşılaşma şerefine eriştirmesi ve onun gelişinden önceki bu dönemde, mübarek misafirimizi karşılamak için en güzel hazırlığı yapmamızı bize nasip etmesidir.</text:p>
      <text:p text:style-name="P24"/>
      <text:p text:style-name="P22"><text:span text:style-name="T17">YAZAR HAKKINDA:</text:span><text:span text:style-name="T33"> </text:span><text:span text:style-name="T1">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span></text:p>
      <text:p text:style-name="P24">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76 ayrı dile çevrilen 300’den fazla eseri, dünya çapında geniş bir okuyucu kitlesi tarafından takip edilmektedir.</text:p>
      <text:p text:style-name="P24">Harun Yahya Külliyatı, -Allah'ın izniyle- 21. yüzyılda dünya insanlarını Kuran'da tarif edilen huzur ve barışa, doğruluk ve adalete, güzellik ve mutluluğa taşımaya bir vesile olacaktır.</text:p>
      <text:p text:style-name="P2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Adobe Garamond Pro" svg:font-family="'Adobe Garamond Pro'" style:font-pitch="variable"/>
    <style:font-face style:name="Baskerville" svg:font-family="Baskerville" style:font-pitch="variable"/>
    <style:font-face style:name="Calibri" svg:font-family="Calibri" style:font-pitch="variable"/>
    <style:font-face style:name="Courier New" svg:font-family="'Courier New'" style:font-pitch="variable"/>
    <style:font-face style:name="Larissa  Bold" svg:font-family="'Larissa  Bold', Cambria" style:font-pitch="variable"/>
    <style:font-face style:name="Lato" svg:font-family="Lato" style:font-pitch="variable"/>
    <style:font-face style:name="Minion Pro Bold Cond" svg:font-family="'Minion Pro Bold Cond'" style:font-pitch="variable"/>
    <style:font-face style:name="Palatino" svg:font-family="Palatino" style:font-pitch="variable"/>
    <style:font-face style:name="PalatinoTurkB" svg:font-family="PalatinoTurkB" style:font-pitch="variable"/>
    <style:font-face style:name="PalatinoTurkI" svg:font-family="PalatinoTurkI" style:font-pitch="variable"/>
    <style:font-face style:name="WalbaumBoldItalic" svg:font-family="WalbaumBoldItalic"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HelveticaTurkBI" svg:font-family="HelveticaTurkBI"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style:text-autospace="none"/>
    </style:style>
    <style:style style:name="Heading_20_5" style:display-name="Heading 5" style:family="paragraph" style:next-style-name="TR_20_Ana_20_Metin"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Ana_20_Metin"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Yazar_20_Adi" style:display-name="TR Yazar Adi" style:family="paragraph">
      <style:paragraph-properties fo:text-align="center" style:justify-single-word="false" fo:keep-together="always" fo:orphans="2" fo:widows="2"/>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pitch-asian="variable" style:font-size-asian="26pt" style:font-weight-asian="bold" style:font-name-complex="Times New Roman" style:font-family-complex="'Times New Roman'" style:font-family-generic-complex="roman" style:font-pitch-complex="variable" style:font-size-complex="10pt" style:language-complex="ar" style:country-complex="SA"/>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pitch-asian="variable" style:font-size-asian="3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text-align="center" style:justify-single-word="false" fo:orphans="2" fo:widows="2" fo:text-indent="0cm" style:auto-text-indent="false" fo:keep-with-next="always"/>
      <style:text-properties fo:color="#000000" style:font-name="Times New Roman" fo:font-family="'Times New Roman'" style:font-family-generic="roman" style:font-pitch="variable" fo:font-size="24pt" fo:language="en" fo:country="US" fo:font-style="italic" fo:font-weight="bold" style:font-name-asian="ヒラギノ角ゴ Pro W3" style:font-family-asian="'ヒラギノ角ゴ Pro W3'" style:font-pitch-asian="variable" style:font-size-asian="24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4" style:display-name="TR Baslik 4" style:family="paragraph" style:next-style-name="TR_20_Ana_20_Metin" style:default-outline-level="4" style:list-style-name="">
      <style:paragraph-properties fo:margin-left="0.63cm" fo:margin-right="0cm" fo:margin-top="0.212cm" fo:margin-bottom="0.106cm" loext:contextual-spacing="false" fo:orphans="2" fo:widows="2" fo:text-indent="0cm" style:auto-text-indent="false" fo:keep-with-next="always"/>
      <style:text-properties fo:color="#000000" style:font-name="Times New Roman" fo:font-family="'Times New Roman'" style:font-family-generic="roman" style:font-pitch="variable" fo:font-size="16pt" fo:language="en" fo:country="US" style:text-underline-style="solid" style:text-underline-width="auto" style:text-underline-color="font-color"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3" style:display-name="TR Baslik 3" style:family="paragraph" style:next-style-name="TR_20_Ana_20_Metin" style:default-outline-level="3" style:list-style-name="">
      <style:paragraph-properties fo:margin-left="0.63cm" fo:margin-right="0cm" fo:margin-top="0.212cm" fo:margin-bottom="0.106cm" loext:contextual-spacing="false" fo:orphans="2" fo:widows="2" fo:text-indent="0cm" style:auto-text-indent="false" fo:keep-with-next="always"/>
      <style:text-properties fo:color="#000000" style:font-name="Times New Roman" fo:font-family="'Times New Roman'" style:font-family-generic="roman" style:font-pitch="variable" fo:font-size="20pt" fo:language="en" fo:country="US" fo:font-weight="bold" style:font-name-asian="ヒラギノ角ゴ Pro W3" style:font-family-asian="'ヒラギノ角ゴ Pro W3'"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TR_20_Ayet" style:display-name="TR Ayet"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pitch-asian="variable" style:font-size-asian="11pt" style:font-weight-asian="bold" style:font-name-complex="Times New Roman" style:font-family-complex="'Times New Roman'" style:font-family-generic-complex="roman" style:font-pitch-complex="variable" style:font-size-complex="10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Alinti_20_Italik" style:display-name="TR Alinti Italik"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pitch-asian="variable" style:font-size-asian="11pt" style:font-style-asian="italic"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cm" fo:margin-right="0cm" fo:margin-top="0.212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212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margin-top="0.212cm" fo:margin-bottom="0cm" loext:contextual-spacing="false" fo:hyphenation-ladder-count="no-limit"/>
      <style:text-properties fo:hyphenate="false" fo:hyphenation-remain-char-count="2" fo:hyphenation-push-char-count="2"/>
    </style:style>
    <style:style style:name="TR_20_Alinti" style:display-name="TR Alinti" style:family="paragraph" style:parent-style-name="TR_20_Alinti_20_Italik">
      <style:text-properties style:font-name="Times New Roman" fo:font-family="'Times New Roman'" style:font-family-generic="roman" style:font-pitch="variable" fo:font-style="normal" style:font-style-asian="normal" style:font-name-complex="Times New Roman" style:font-family-complex="'Times New Roman'" style:font-family-generic-complex="roman" style:font-pitch-complex="variable"/>
    </style:style>
    <style:style style:name="tr_20_son_20_ayet" style:display-name="tr son ayet" style:family="paragraph" style:parent-style-name="TR_20_Ana_20_Metin">
      <style:paragraph-properties fo:line-height="150%" fo:text-align="center" style:justify-single-word="false"/>
      <style:text-properties fo:font-size="14pt" fo:font-weight="bold" style:font-size-asian="14pt" style:font-weight-asian="bold"/>
    </style:style>
    <style:style style:name="TR_20_Ana_20_Metin_20_Bold_20_Italik" style:display-name="TR Ana Metin Bold Italik" style:family="paragraph" style:parent-style-name="TR_20_Ana_20_Metin">
      <style:text-properties fo:language="fr" fo:country="FR" fo:font-style="italic" fo:font-weight="bold" style:font-style-asian="italic" style:font-weight-asian="bold"/>
    </style:style>
    <style:style style:name="TR_20_Kapak_20_Ek" style:display-name="TR Kapak Ek" style:family="paragraph" style:parent-style-name="tr_20_son_20_ayet">
      <style:text-properties fo:font-size="16pt" style:font-size-asian="16pt"/>
    </style:style>
    <style:style style:name="Tr_20_Giris_20_1" style:display-name="Tr Giris 1" style:family="paragraph" style:parent-style-name="Standard">
      <style:paragraph-properties fo:line-height="150%" fo:text-align="center" style:justify-single-word="false"/>
      <style:text-properties fo:color="#000000" fo:font-style="italic" fo:font-weight="bold" style:font-name-asian="ヒラギノ角ゴ Pro W3" style:font-family-asian="'ヒラギノ角ゴ Pro W3'" style:font-pitch-asian="variable" style:font-style-asian="italic" style:font-weight-asian="bold" style:font-size-complex="10pt"/>
    </style:style>
    <style:style style:name="TR_20_sayfasonu_20_notu" style:display-name="TR sayfasonu notu" style:family="paragraph" style:parent-style-name="Standard">
      <style:text-properties fo:color="#000000" fo:font-size="10pt" style:font-name-asian="ヒラギノ角ゴ Pro W3" style:font-family-asian="'ヒラギノ角ゴ Pro W3'" style:font-pitch-asian="variable" style:font-size-asian="10pt" style:font-size-complex="10pt"/>
    </style:style>
    <style:style style:name="TR_20_Dipnot" style:display-name="TR Dipnot" style:family="paragraph" style:parent-style-name="TR_20_sayfasonu_20_notu">
      <style:text-properties fo:language="fr" fo:country="FR"/>
    </style:style>
    <style:style style:name="arabal_203a_k_20_alt" style:display-name="arabal›k alt" style:family="paragraph">
      <style:paragraph-properties fo:margin-left="0cm" fo:margin-right="0cm" fo:line-height="0.706cm" fo:text-align="center"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iki_20_ara" style:display-name="ayet iki ara" style:family="paragraph">
      <style:paragraph-properties fo:margin-left="0.801cm" fo:margin-right="0cm" fo:line-height="0.547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basl_203a_k_20_üst" style:display-name="arabasl›k üst" style:family="paragraph">
      <style:paragraph-properties fo:margin-left="0cm" fo:margin-right="0cm" fo:margin-top="0.499cm" fo:margin-bottom="0cm" loext:contextual-spacing="false" fo:line-height="0.706cm" fo:text-align="center"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delil" style:family="paragraph">
      <style:paragraph-properties fo:margin-left="0.801cm" fo:margin-right="0cm" fo:margin-top="0.101cm" fo:margin-bottom="0.101cm" loext:contextual-spacing="false" fo:line-height="0.547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upur" style:family="paragraph">
      <style:paragraph-properties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utu_20_içi_20_hadis" style:display-name="kutu içi hadis" style:family="paragraph">
      <style:paragraph-properties fo:line-height="0.635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BASLIK_20_KUCUK" style:display-name="ARABASLIK KUCUK" style:family="paragraph">
      <style:paragraph-properties fo:margin-left="0.801cm" fo:margin-right="0.801cm" fo:margin-top="0.499cm" fo:margin-bottom="0.3cm" loext:contextual-spacing="false" fo:line-height="0.635cm" fo:text-align="center"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ölüm" style:family="paragraph">
      <style:paragraph-properties fo:margin-left="0.801cm" fo:margin-right="0cm" fo:margin-top="0.071cm" fo:margin-bottom="0.071cm" loext:contextual-spacing="false"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_20_ALTI_2a_" style:display-name="RESIM ALTI*" style:family="paragraph">
      <style:paragraph-properties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üst" style:family="paragraph">
      <style:paragraph-properties fo:margin-left="0.801cm" fo:margin-right="0cm" fo:margin-top="0.076cm" fo:margin-bottom="0cm" loext:contextual-spacing="false" fo:line-height="0.529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alt" style:family="paragraph">
      <style:paragraph-properties fo:margin-left="0.801cm" fo:margin-right="0cm" fo:margin-top="0cm" fo:margin-bottom="0.076cm" loext:contextual-spacing="false" fo:line-height="0.529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_20_BASLIK_20_ALT" style:display-name="ARA BASLIK ALT" style:family="paragraph">
      <style:paragraph-properties fo:margin-top="0.101cm" fo:margin-bottom="0.4cm" loext:contextual-spacing="false" fo:line-height="0.706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D_2039_PNOT" style:display-name="D‹PNOT" style:family="paragraph">
      <style:paragraph-properties fo:line-height="0.635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R_20_Baslik_20_5" style:display-name="TR Baslik 5" style:family="paragraph" style:parent-style-name="Tr_20_Giris_20_1">
      <style:paragraph-properties fo:margin-left="0.63cm" fo:margin-right="0cm" fo:text-align="justify" style:justify-single-word="false" fo:text-indent="0cm" style:auto-text-indent="false"/>
      <style:text-properties fo:font-size="14pt" fo:language="tr" fo:country="TR" fo:font-style="normal" style:text-underline-style="solid" style:text-underline-width="auto" style:text-underline-color="font-color" style:font-size-asian="14pt" style:font-style-asian="normal"/>
    </style:style>
    <style:style style:name="TR_20_Baslik_20_4a" style:display-name="TR Baslik 4a" style:family="paragraph" style:parent-style-name="TR_20_Baslik_20_4">
      <style:text-properties fo:language="tr" fo:country="TR" style:text-underline-style="none"/>
    </style:style>
    <style:style style:name="TR_20_Alinti_20_Italik_20_Bold" style:display-name="TR Alinti Italik Bold" style:family="paragraph" style:parent-style-name="TR_20_Alinti_20_Italik">
      <style:text-properties fo:language="tr" fo:country="TR" fo:font-weight="bold" style:font-weight-asian="bold"/>
    </style:style>
    <style:style style:name="Footnote" style:family="paragraph" style:parent-style-name="Standard" style:class="extra"/>
    <style:style style:name="TR_20_Alinti_20_Bold" style:display-name="TR Alinti Bold" style:family="paragraph" style:parent-style-name="TR_20_Alinti">
      <style:text-properties fo:font-weight="bold" style:font-weight-asian="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text-position="-8% 100%"/>
    </style:style>
    <style:style style:name="WW8Num3z0" style:family="text">
      <style:text-properties style:text-position="0% 100%"/>
    </style:style>
    <style:style style:name="WW8Num4z0" style:family="text">
      <style:text-properties style:text-position="0% 100%"/>
    </style:style>
    <style:style style:name="WW8Num5z0" style:family="text">
      <style:text-properties style:font-name="Symbol" fo:font-family="Symbol" style:font-pitch="variable" style:font-charset="x-symbol" style:font-name-complex="Symbol" style:font-family-complex="Symbol" style:font-pitch-complex="variable" style:font-charset-complex="x-symbol"/>
    </style:style>
    <style:style style:name="WW8Num5z1" style:family="text">
      <style:text-properties style:font-name="Courier New" fo:font-family="'Courier New'" style:font-pitch="variable" style:font-name-complex="Courier New" style:font-family-complex="'Courier New'" style:font-pitch-complex="variable"/>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text-position="-8% 100%"/>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text-position="0% 100%"/>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text-position="-8% 100%"/>
    </style:style>
    <style:style style:name="WW8Num13z0" style:family="text">
      <style:text-properties style:text-position="0% 100%"/>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text-position="-8% 100%"/>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text-position="0% 100%"/>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9z1" style:family="text">
      <style:text-properties style:font-name="Courier New" fo:font-family="'Courier New'" style:font-pitch="variable" style:font-name-complex="Courier New" style:font-family-complex="'Courier New'" style:font-pitch-complex="variable"/>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text-position="0% 100%"/>
    </style:style>
    <style:style style:name="WW8Num22z0" style:family="text">
      <style:text-properties style:text-position="0% 100%"/>
    </style:style>
    <style:style style:name="WW8Num23z0" style:family="text">
      <style:text-properties style:text-position="0% 100%"/>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text-position="0% 100%"/>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text-position="-8% 100%"/>
    </style:style>
    <style:style style:name="WW8Num30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Heading_20_4_20_Char" style:display-name="Heading 4 Char" style:family="text">
      <style:text-properties fo:font-size="12pt" fo:language="en" fo:country="US" style:font-size-asian="12pt" style:font-size-complex="12pt"/>
    </style:style>
    <style:style style:name="Footnote_20_Text_20_Char" style:display-name="Footnote Text Char" style:family="text">
      <style:text-properties fo:font-size="12pt" style:font-size-asian="12pt" style:font-size-complex="12pt"/>
    </style:style>
    <style:style style:name="Footnote_20_Symbol" style:display-name="Footnote Symbol" style:family="text">
      <style:text-properties style:text-position="super 58%"/>
    </style:style>
    <style:style style:name="Internet_20_link" style:display-name="Internet link" style:family="text">
      <style:text-properties fo:color="#0000ff" style:text-underline-style="solid" style:text-underline-width="auto" style:text-underline-color="font-color"/>
    </style:style>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5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5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5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5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5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5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5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5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16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16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16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16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16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7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7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7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7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7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7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7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18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18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19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19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19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20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20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2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2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2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2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2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2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5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5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5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5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5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5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5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5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9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9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9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9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9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9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9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9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0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0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0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0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0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HAZRETİ İSA (AS)'IN GELİŞ ALAMETLERİ</dc:title>
    <meta:initial-creator>Harun Yahya</meta:initial-creator>
    <meta:creation-date>2016-12-06T23:35:00</meta:creation-date>
    <dc:date>2019-10-13T20:34:00.000842198</dc:date>
    <meta:print-date>2012-02-09T12:44:00</meta:print-date>
    <meta:editing-cycles>443</meta:editing-cycles>
    <meta:editing-duration>PT22H27M40S</meta:editing-duration>
    <meta:generator>LibreOffice/6.3.2.2$Linux_X86_64 LibreOffice_project/ddcf6633b674837c71d3649d97a9cb3c0d392a84</meta:generator>
    <dc:subject>HAZRETİ İSA (AS)'IN GELİŞ ALAMETLERİ</dc:subject>
    <meta:document-statistic meta:table-count="1" meta:image-count="0" meta:object-count="0" meta:page-count="184" meta:paragraph-count="2722" meta:word-count="60800" meta:character-count="456412" meta:non-whitespace-character-count="397759"/>
  </office:meta>
</office:document-meta>
</file>